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27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2.6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7626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1.6791in"/>
    </style:style>
    <style:style style:name="co11" style:family="table-column">
      <style:table-column-properties fo:break-before="auto" style:column-width="1.5693in"/>
    </style:style>
    <style:style style:name="co12" style:family="table-column">
      <style:table-column-properties fo:break-before="auto" style:column-width="1.7154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1.298in"/>
    </style:style>
    <style:style style:name="co15" style:family="table-column">
      <style:table-column-properties fo:break-before="auto" style:column-width="1.6555in"/>
    </style:style>
    <style:style style:name="co16" style:family="table-column">
      <style:table-column-properties fo:break-before="auto" style:column-width="1.8339in"/>
    </style:style>
    <style:style style:name="co17" style:family="table-column">
      <style:table-column-properties fo:break-before="auto" style:column-width="1.8457in"/>
    </style:style>
    <style:style style:name="co18" style:family="table-column">
      <style:table-column-properties fo:break-before="auto" style:column-width="1.2992in"/>
    </style:style>
    <style:style style:name="co19" style:family="table-column">
      <style:table-column-properties fo:break-before="auto" style:column-width="1.2457in"/>
    </style:style>
    <style:style style:name="co20" style:family="table-column">
      <style:table-column-properties fo:break-before="auto" style:column-width="1.6618in"/>
    </style:style>
    <style:style style:name="co21" style:family="table-column">
      <style:table-column-properties fo:break-before="auto" style:column-width="1.2398in"/>
    </style:style>
    <style:style style:name="co22" style:family="table-column">
      <style:table-column-properties fo:break-before="auto" style:column-width="1.2256in"/>
    </style:style>
    <style:style style:name="co23" style:family="table-column">
      <style:table-column-properties fo:break-before="auto" style:column-width="2.4189in"/>
    </style:style>
    <style:style style:name="co24" style:family="table-column">
      <style:table-column-properties fo:break-before="auto" style:column-width="1.5673in"/>
    </style:style>
    <style:style style:name="co25" style:family="table-column">
      <style:table-column-properties fo:break-before="auto" style:column-width="1.2661in"/>
    </style:style>
    <style:style style:name="co26" style:family="table-column">
      <style:table-column-properties fo:break-before="auto" style:column-width="1.4535in"/>
    </style:style>
    <style:style style:name="co27" style:family="table-column">
      <style:table-column-properties fo:break-before="auto" style:column-width="1.3866in"/>
    </style:style>
    <style:style style:name="co28" style:family="table-column">
      <style:table-column-properties fo:break-before="auto" style:column-width="1.0665in"/>
    </style:style>
    <style:style style:name="co29" style:family="table-column">
      <style:table-column-properties fo:break-before="auto" style:column-width="1.1992in"/>
    </style:style>
    <style:style style:name="co30" style:family="table-column">
      <style:table-column-properties fo:break-before="auto" style:column-width="1.2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gasPlusPlus_ML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57544544" calcext:value-type="float">
            <text:p>157544544</text:p>
          </table:table-cell>
          <table:table-cell table:formula="of:=[.C2]/2^20" office:value-type="float" office:value="150.246185302734" calcext:value-type="float">
            <text:p>150.2461853027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2403344" calcext:value-type="float">
            <text:p>162403344</text:p>
          </table:table-cell>
          <table:table-cell table:formula="of:=[.C3]/2^20" office:value-type="float" office:value="154.879898071289" calcext:value-type="float">
            <text:p>154.87989807128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4696660" calcext:value-type="float">
            <text:p>154696660</text:p>
          </table:table-cell>
          <table:table-cell table:formula="of:=[.C4]/2^20" office:value-type="float" office:value="147.53023147583" calcext:value-type="float">
            <text:p>147.530231475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52036836" calcext:value-type="float">
            <text:p>152036836</text:p>
          </table:table-cell>
          <table:table-cell table:formula="of:=[.C5]/2^20" office:value-type="float" office:value="144.993625640869" calcext:value-type="float">
            <text:p>144.99362564086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9043120" calcext:value-type="float">
            <text:p>149043120</text:p>
          </table:table-cell>
          <table:table-cell table:formula="of:=[.C6]/2^20" office:value-type="float" office:value="142.138595581055" calcext:value-type="float">
            <text:p>142.1385955810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775724504" calcext:value-type="float">
            <text:p>775724504</text:p>
          </table:table-cell>
          <table:table-cell table:formula="of:=[.C7]/2^20" office:value-type="float" office:value="739.788536071777" calcext:value-type="float">
            <text:p>739.7885360717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26879624" calcext:value-type="float">
            <text:p>126879624</text:p>
          </table:table-cell>
          <table:table-cell table:formula="of:=[.C10]/2^20" office:value-type="float" office:value="121.001838684082" calcext:value-type="float">
            <text:p>121.00183868408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1944852" calcext:value-type="float">
            <text:p>131944852</text:p>
          </table:table-cell>
          <table:table-cell table:formula="of:=[.C11]/2^20" office:value-type="float" office:value="125.832416534424" calcext:value-type="float">
            <text:p>125.83241653442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40703088" calcext:value-type="float">
            <text:p>140703088</text:p>
          </table:table-cell>
          <table:table-cell table:formula="of:=[.C12]/2^20" office:value-type="float" office:value="134.184921264648" calcext:value-type="float">
            <text:p>134.1849212646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29734388" calcext:value-type="float">
            <text:p>129734388</text:p>
          </table:table-cell>
          <table:table-cell table:formula="of:=[.C13]/2^20" office:value-type="float" office:value="123.724353790283" calcext:value-type="float">
            <text:p>123.7243537902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1627652" calcext:value-type="float">
            <text:p>141627652</text:p>
          </table:table-cell>
          <table:table-cell table:formula="of:=[.C14]/2^20" office:value-type="float" office:value="135.066654205322" calcext:value-type="float">
            <text:p>135.06665420532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27335300" calcext:value-type="float">
            <text:p>127335300</text:p>
          </table:table-cell>
          <table:table-cell table:formula="of:=[.C15]/2^20" office:value-type="float" office:value="121.436405181885" calcext:value-type="float">
            <text:p>121.43640518188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26988772" calcext:value-type="float">
            <text:p>126988772</text:p>
          </table:table-cell>
          <table:table-cell table:formula="of:=[.C16]/2^20" office:value-type="float" office:value="121.105930328369" calcext:value-type="float">
            <text:p>121.10593032836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25322536" calcext:value-type="float">
            <text:p>125322536</text:p>
          </table:table-cell>
          <table:table-cell table:formula="of:=[.C17]/2^20" office:value-type="float" office:value="119.516883850098" calcext:value-type="float">
            <text:p>119.51688385009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31379100" calcext:value-type="float">
            <text:p>131379100</text:p>
          </table:table-cell>
          <table:table-cell table:formula="of:=[.C18]/2^20" office:value-type="float" office:value="125.292873382568" calcext:value-type="float">
            <text:p>125.2928733825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22583572" calcext:value-type="float">
            <text:p>122583572</text:p>
          </table:table-cell>
          <table:table-cell table:formula="of:=[.C19]/2^20" office:value-type="float" office:value="116.904804229736" calcext:value-type="float">
            <text:p>116.9048042297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304498884" calcext:value-type="float">
            <text:p>1304498884</text:p>
          </table:table-cell>
          <table:table-cell table:formula="of:=[.C20]/2^20" office:value-type="float" office:value="1244.06708145142" calcext:value-type="float">
            <text:p>1244.06708145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0970804" calcext:value-type="float">
            <text:p>110970804</text:p>
          </table:table-cell>
          <table:table-cell table:formula="of:=[.C23]/2^20" office:value-type="float" office:value="105.830005645752" calcext:value-type="float">
            <text:p>105.83000564575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0989936" calcext:value-type="float">
            <text:p>100989936</text:p>
          </table:table-cell>
          <table:table-cell table:formula="of:=[.C24]/2^20" office:value-type="float" office:value="96.3115081787109" calcext:value-type="float">
            <text:p>96.311508178710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0772764" calcext:value-type="float">
            <text:p>100772764</text:p>
          </table:table-cell>
          <table:table-cell table:formula="of:=[.C25]/2^20" office:value-type="float" office:value="96.1043968200684" calcext:value-type="float">
            <text:p>96.104396820068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4451776" calcext:value-type="float">
            <text:p>94451776</text:p>
          </table:table-cell>
          <table:table-cell table:formula="of:=[.C26]/2^20" office:value-type="float" office:value="90.0762329101562" calcext:value-type="float">
            <text:p>90.076232910156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708912" calcext:value-type="float">
            <text:p>100708912</text:p>
          </table:table-cell>
          <table:table-cell table:formula="of:=[.C27]/2^20" office:value-type="float" office:value="96.0435028076172" calcext:value-type="float">
            <text:p>96.043502807617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6761316" calcext:value-type="float">
            <text:p>106761316</text:p>
          </table:table-cell>
          <table:table-cell table:formula="of:=[.C28]/2^20" office:value-type="float" office:value="101.815525054932" calcext:value-type="float">
            <text:p>101.81552505493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8401424" calcext:value-type="float">
            <text:p>98401424</text:p>
          </table:table-cell>
          <table:table-cell table:formula="of:=[.C29]/2^20" office:value-type="float" office:value="93.8429107666016" calcext:value-type="float">
            <text:p>93.842910766601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6777276" calcext:value-type="float">
            <text:p>96777276</text:p>
          </table:table-cell>
          <table:table-cell table:formula="of:=[.C30]/2^20" office:value-type="float" office:value="92.294002532959" calcext:value-type="float">
            <text:p>92.29400253295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7934604" calcext:value-type="float">
            <text:p>97934604</text:p>
          </table:table-cell>
          <table:table-cell table:formula="of:=[.C31]/2^20" office:value-type="float" office:value="93.3977165222168" calcext:value-type="float">
            <text:p>93.39771652221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6750416" calcext:value-type="float">
            <text:p>96750416</text:p>
          </table:table-cell>
          <table:table-cell table:formula="of:=[.C32]/2^20" office:value-type="float" office:value="92.2683868408203" calcext:value-type="float">
            <text:p>92.268386840820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7941228" calcext:value-type="float">
            <text:p>97941228</text:p>
          </table:table-cell>
          <table:table-cell table:formula="of:=[.C33]/2^20" office:value-type="float" office:value="93.4040336608887" calcext:value-type="float">
            <text:p>93.404033660888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4820908" calcext:value-type="float">
            <text:p>94820908</text:p>
          </table:table-cell>
          <table:table-cell table:formula="of:=[.C34]/2^20" office:value-type="float" office:value="90.4282646179199" calcext:value-type="float">
            <text:p>90.428264617919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2268848" calcext:value-type="float">
            <text:p>92268848</text:p>
          </table:table-cell>
          <table:table-cell table:formula="of:=[.C35]/2^20" office:value-type="float" office:value="87.9944305419922" calcext:value-type="float">
            <text:p>87.994430541992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3882784" calcext:value-type="float">
            <text:p>93882784</text:p>
          </table:table-cell>
          <table:table-cell table:formula="of:=[.C36]/2^20" office:value-type="float" office:value="89.5335998535156" calcext:value-type="float">
            <text:p>89.533599853515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8719116" calcext:value-type="float">
            <text:p>88719116</text:p>
          </table:table-cell>
          <table:table-cell table:formula="of:=[.C37]/2^20" office:value-type="float" office:value="84.6091423034668" calcext:value-type="float">
            <text:p>84.609142303466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3379600" calcext:value-type="float">
            <text:p>93379600</text:p>
          </table:table-cell>
          <table:table-cell table:formula="of:=[.C38]/2^20" office:value-type="float" office:value="89.0537261962891" calcext:value-type="float">
            <text:p>89.053726196289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0968156" calcext:value-type="float">
            <text:p>90968156</text:p>
          </table:table-cell>
          <table:table-cell table:formula="of:=[.C39]/2^20" office:value-type="float" office:value="86.7539939880371" calcext:value-type="float">
            <text:p>86.753993988037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87763616" calcext:value-type="float">
            <text:p>87763616</text:p>
          </table:table-cell>
          <table:table-cell table:formula="of:=[.C40]/2^20" office:value-type="float" office:value="83.6979064941406" calcext:value-type="float">
            <text:p>83.6979064941406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0327236" calcext:value-type="float">
            <text:p>90327236</text:p>
          </table:table-cell>
          <table:table-cell table:formula="of:=[.C41]/2^20" office:value-type="float" office:value="86.142765045166" calcext:value-type="float">
            <text:p>86.14276504516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1466056" calcext:value-type="float">
            <text:p>91466056</text:p>
          </table:table-cell>
          <table:table-cell table:formula="of:=[.C42]/2^20" office:value-type="float" office:value="87.2288284301758" calcext:value-type="float">
            <text:p>87.22882843017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1926056776" calcext:value-type="float">
            <text:p>1926056776</text:p>
          </table:table-cell>
          <table:table-cell table:formula="of:=SUM([.D23:.D42])" office:value-type="float" office:value="1836.83087921143" calcext:value-type="float">
            <text:p>1836.830879211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2209268" calcext:value-type="float">
            <text:p>52209268</text:p>
          </table:table-cell>
          <table:table-cell table:formula="of:=[.C46]/2^20" office:value-type="float" office:value="49.7906379699707" calcext:value-type="float">
            <text:p>49.790637969970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9869952" calcext:value-type="float">
            <text:p>69869952</text:p>
          </table:table-cell>
          <table:table-cell table:formula="of:=[.C47]/2^20" office:value-type="float" office:value="66.6331787109375" calcext:value-type="float">
            <text:p>66.633178710937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8242556" calcext:value-type="float">
            <text:p>78242556</text:p>
          </table:table-cell>
          <table:table-cell table:formula="of:=[.C48]/2^20" office:value-type="float" office:value="74.6179161071777" calcext:value-type="float">
            <text:p>74.617916107177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7942432" calcext:value-type="float">
            <text:p>77942432</text:p>
          </table:table-cell>
          <table:table-cell table:formula="of:=[.C49]/2^20" office:value-type="float" office:value="74.3316955566406" calcext:value-type="float">
            <text:p>74.331695556640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3127812" calcext:value-type="float">
            <text:p>73127812</text:p>
          </table:table-cell>
          <table:table-cell table:formula="of:=[.C50]/2^20" office:value-type="float" office:value="69.7401161193848" calcext:value-type="float">
            <text:p>69.740116119384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60794204" calcext:value-type="float">
            <text:p>60794204</text:p>
          </table:table-cell>
          <table:table-cell table:formula="of:=[.C51]/2^20" office:value-type="float" office:value="57.9778709411621" calcext:value-type="float">
            <text:p>57.977870941162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9597188" calcext:value-type="float">
            <text:p>59597188</text:p>
          </table:table-cell>
          <table:table-cell table:formula="of:=[.C52]/2^20" office:value-type="float" office:value="56.8363075256348" calcext:value-type="float">
            <text:p>56.8363075256348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8857720" calcext:value-type="float">
            <text:p>68857720</text:p>
          </table:table-cell>
          <table:table-cell table:formula="of:=[.C53]/2^20" office:value-type="float" office:value="65.667839050293" calcext:value-type="float">
            <text:p>65.66783905029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60465996" calcext:value-type="float">
            <text:p>60465996</text:p>
          </table:table-cell>
          <table:table-cell table:formula="of:=[.C54]/2^20" office:value-type="float" office:value="57.664867401123" calcext:value-type="float">
            <text:p>57.6648674011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5531256" calcext:value-type="float">
            <text:p>65531256</text:p>
          </table:table-cell>
          <table:table-cell table:formula="of:=[.C55]/2^20" office:value-type="float" office:value="62.495475769043" calcext:value-type="float">
            <text:p>62.49547576904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62767620" calcext:value-type="float">
            <text:p>62767620</text:p>
          </table:table-cell>
          <table:table-cell table:formula="of:=[.C56]/2^20" office:value-type="float" office:value="59.8598670959473" calcext:value-type="float">
            <text:p>59.8598670959473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48215908" calcext:value-type="float">
            <text:p>48215908</text:p>
          </table:table-cell>
          <table:table-cell table:formula="of:=[.C57]/2^20" office:value-type="float" office:value="45.9822731018066" calcext:value-type="float">
            <text:p>45.9822731018066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57678732" calcext:value-type="float">
            <text:p>57678732</text:p>
          </table:table-cell>
          <table:table-cell table:formula="of:=[.C58]/2^20" office:value-type="float" office:value="55.0067253112793" calcext:value-type="float">
            <text:p>55.0067253112793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4058836" calcext:value-type="float">
            <text:p>54058836</text:p>
          </table:table-cell>
          <table:table-cell table:formula="of:=[.C59]/2^20" office:value-type="float" office:value="51.5545234680176" calcext:value-type="float">
            <text:p>51.554523468017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3393576" calcext:value-type="float">
            <text:p>53393576</text:p>
          </table:table-cell>
          <table:table-cell table:formula="of:=[.C60]/2^20" office:value-type="float" office:value="50.9200820922852" calcext:value-type="float">
            <text:p>50.9200820922852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7614180" calcext:value-type="float">
            <text:p>57614180</text:p>
          </table:table-cell>
          <table:table-cell table:formula="of:=[.C61]/2^20" office:value-type="float" office:value="54.9451637268066" calcext:value-type="float">
            <text:p>54.9451637268066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8312408" calcext:value-type="float">
            <text:p>58312408</text:p>
          </table:table-cell>
          <table:table-cell table:formula="of:=[.C62]/2^20" office:value-type="float" office:value="55.6110458374023" calcext:value-type="float">
            <text:p>55.611045837402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66309732" calcext:value-type="float">
            <text:p>66309732</text:p>
          </table:table-cell>
          <table:table-cell table:formula="of:=[.C63]/2^20" office:value-type="float" office:value="63.2378883361816" calcext:value-type="float">
            <text:p>63.2378883361816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57412248" calcext:value-type="float">
            <text:p>57412248</text:p>
          </table:table-cell>
          <table:table-cell table:formula="of:=[.C64]/2^20" office:value-type="float" office:value="54.7525863647461" calcext:value-type="float">
            <text:p>54.752586364746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59001948" calcext:value-type="float">
            <text:p>59001948</text:p>
          </table:table-cell>
          <table:table-cell table:formula="of:=[.C65]/2^20" office:value-type="float" office:value="56.2686424255371" calcext:value-type="float">
            <text:p>56.2686424255371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60287084" calcext:value-type="float">
            <text:p>60287084</text:p>
          </table:table-cell>
          <table:table-cell table:formula="of:=[.C66]/2^20" office:value-type="float" office:value="57.4942436218262" calcext:value-type="float">
            <text:p>57.494243621826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0088192" calcext:value-type="float">
            <text:p>40088192</text:p>
          </table:table-cell>
          <table:table-cell table:formula="of:=[.C67]/2^20" office:value-type="float" office:value="38.2310791015625" calcext:value-type="float">
            <text:p>38.231079101562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50436992" calcext:value-type="float">
            <text:p>50436992</text:p>
          </table:table-cell>
          <table:table-cell table:formula="of:=[.C68]/2^20" office:value-type="float" office:value="48.1004638671875" calcext:value-type="float">
            <text:p>48.1004638671875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2492480" calcext:value-type="float">
            <text:p>52492480</text:p>
          </table:table-cell>
          <table:table-cell table:formula="of:=[.C69]/2^20" office:value-type="float" office:value="50.0607299804688" calcext:value-type="float">
            <text:p>50.0607299804688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47372356" calcext:value-type="float">
            <text:p>47372356</text:p>
          </table:table-cell>
          <table:table-cell table:formula="of:=[.C70]/2^20" office:value-type="float" office:value="45.1777992248535" calcext:value-type="float">
            <text:p>45.1777992248535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33629432" calcext:value-type="float">
            <text:p>33629432</text:p>
          </table:table-cell>
          <table:table-cell table:formula="of:=[.C71]/2^20" office:value-type="float" office:value="32.0715255737305" calcext:value-type="float">
            <text:p>32.0715255737305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59752240" calcext:value-type="float">
            <text:p>59752240</text:p>
          </table:table-cell>
          <table:table-cell table:formula="of:=[.C72]/2^20" office:value-type="float" office:value="56.9841766357422" calcext:value-type="float">
            <text:p>56.9841766357422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41327960" calcext:value-type="float">
            <text:p>41327960</text:p>
          </table:table-cell>
          <table:table-cell table:formula="of:=[.C73]/2^20" office:value-type="float" office:value="39.4134140014648" calcext:value-type="float">
            <text:p>39.413414001464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1544760" calcext:value-type="float">
            <text:p>41544760</text:p>
          </table:table-cell>
          <table:table-cell table:formula="of:=[.C74]/2^20" office:value-type="float" office:value="39.6201705932617" calcext:value-type="float">
            <text:p>39.620170593261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6909628" calcext:value-type="float">
            <text:p>56909628</text:p>
          </table:table-cell>
          <table:table-cell table:formula="of:=[.C75]/2^20" office:value-type="float" office:value="54.273250579834" calcext:value-type="float">
            <text:p>54.273250579834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5122528" calcext:value-type="float">
            <text:p>45122528</text:p>
          </table:table-cell>
          <table:table-cell table:formula="of:=[.C76]/2^20" office:value-type="float" office:value="43.0321960449219" calcext:value-type="float">
            <text:p>43.0321960449219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1816496" calcext:value-type="float">
            <text:p>41816496</text:p>
          </table:table-cell>
          <table:table-cell table:formula="of:=[.C77]/2^20" office:value-type="float" office:value="39.8793182373047" calcext:value-type="float">
            <text:p>39.8793182373047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54588700" calcext:value-type="float">
            <text:p>54588700</text:p>
          </table:table-cell>
          <table:table-cell table:formula="of:=[.C78]/2^20" office:value-type="float" office:value="52.0598411560059" calcext:value-type="float">
            <text:p>52.0598411560059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5852136" calcext:value-type="float">
            <text:p>35852136</text:p>
          </table:table-cell>
          <table:table-cell table:formula="of:=[.C79]/2^20" office:value-type="float" office:value="34.1912612915039" calcext:value-type="float">
            <text:p>34.1912612915039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6982924" calcext:value-type="float">
            <text:p>46982924</text:p>
          </table:table-cell>
          <table:table-cell table:formula="of:=[.C80]/2^20" office:value-type="float" office:value="44.8064079284668" calcext:value-type="float">
            <text:p>44.806407928466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52885448" calcext:value-type="float">
            <text:p>52885448</text:p>
          </table:table-cell>
          <table:table-cell table:formula="of:=[.C81]/2^20" office:value-type="float" office:value="50.4354934692383" calcext:value-type="float">
            <text:p>50.4354934692383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51821820" calcext:value-type="float">
            <text:p>51821820</text:p>
          </table:table-cell>
          <table:table-cell table:formula="of:=[.C82]/2^20" office:value-type="float" office:value="49.4211387634277" calcext:value-type="float">
            <text:p>49.4211387634277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40494564" calcext:value-type="float">
            <text:p>40494564</text:p>
          </table:table-cell>
          <table:table-cell table:formula="of:=[.C83]/2^20" office:value-type="float" office:value="38.6186256408691" calcext:value-type="float">
            <text:p>38.6186256408691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57014564" calcext:value-type="float">
            <text:p>57014564</text:p>
          </table:table-cell>
          <table:table-cell table:formula="of:=[.C84]/2^20" office:value-type="float" office:value="54.3733253479004" calcext:value-type="float">
            <text:p>54.3733253479004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42675112" calcext:value-type="float">
            <text:p>42675112</text:p>
          </table:table-cell>
          <table:table-cell table:formula="of:=[.C85]/2^20" office:value-type="float" office:value="40.6981582641602" calcext:value-type="float">
            <text:p>40.69815826416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2194498988" calcext:value-type="float">
            <text:p>2194498988</text:p>
          </table:table-cell>
          <table:table-cell table:formula="of:=SUM([.D46:.D85])" office:value-type="float" office:value="2092.83732223511" calcext:value-type="float">
            <text:p>2092.83732223511</text:p>
          </table:table-cell>
        </table:table-row>
      </table:table>
      <table:table table:name="VegasPlusPlus_MLP_SND_RT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31749180" calcext:value-type="float">
            <text:p>131749180</text:p>
          </table:table-cell>
          <table:table-cell table:formula="of:=[.C2]/2^20" office:value-type="float" office:value="125.645809173584" calcext:value-type="float">
            <text:p>125.645809173584</text:p>
          </table:table-cell>
          <table:table-cell table:formula="of:=[.D2]/1800" office:value-type="float" office:value="0.0698032273186578" calcext:value-type="float">
            <text:p>0.0698032273186578</text:p>
          </table:table-cell>
          <table:table-cell table:formula="of:=[.E2]/9.5366" office:value-type="float" office:value="0.0073195087681834" calcext:value-type="float">
            <text:p>0.00731950876818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28456996" calcext:value-type="float">
            <text:p>128456996</text:p>
          </table:table-cell>
          <table:table-cell table:formula="of:=[.C3]/2^20" office:value-type="float" office:value="122.5061378479" calcext:value-type="float">
            <text:p>122.5061378479</text:p>
          </table:table-cell>
          <table:table-cell table:formula="of:=[.D3]/1800" office:value-type="float" office:value="0.0680589654710558" calcext:value-type="float">
            <text:p>0.0680589654710558</text:p>
          </table:table-cell>
          <table:table-cell table:formula="of:=[.E3]/9.5366" office:value-type="float" office:value="0.00713660691137887" calcext:value-type="float">
            <text:p>0.0071366069113788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26037564" calcext:value-type="float">
            <text:p>126037564</text:p>
          </table:table-cell>
          <table:table-cell table:formula="of:=[.C4]/2^20" office:value-type="float" office:value="120.198787689209" calcext:value-type="float">
            <text:p>120.198787689209</text:p>
          </table:table-cell>
          <table:table-cell table:formula="of:=[.D4]/1800" office:value-type="float" office:value="0.0667771042717828" calcext:value-type="float">
            <text:p>0.0667771042717828</text:p>
          </table:table-cell>
          <table:table-cell table:formula="of:=[.E4]/9.5366" office:value-type="float" office:value="0.00700219200467491" calcext:value-type="float">
            <text:p>0.0070021920046749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39271440" calcext:value-type="float">
            <text:p>139271440</text:p>
          </table:table-cell>
          <table:table-cell table:formula="of:=[.C5]/2^20" office:value-type="float" office:value="132.819595336914" calcext:value-type="float">
            <text:p>132.819595336914</text:p>
          </table:table-cell>
          <table:table-cell table:formula="of:=[.D5]/1800" office:value-type="float" office:value="0.0737886640760634" calcext:value-type="float">
            <text:p>0.0737886640760634</text:p>
          </table:table-cell>
          <table:table-cell table:formula="of:=[.E5]/9.5366" office:value-type="float" office:value="0.00773741837510888" calcext:value-type="float">
            <text:p>0.0077374183751088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1003792" calcext:value-type="float">
            <text:p>141003792</text:p>
          </table:table-cell>
          <table:table-cell table:formula="of:=[.C6]/2^20" office:value-type="float" office:value="134.471694946289" calcext:value-type="float">
            <text:p>134.471694946289</text:p>
          </table:table-cell>
          <table:table-cell table:formula="of:=[.D6]/1800" office:value-type="float" office:value="0.0747064971923828" calcext:value-type="float">
            <text:p>0.0747064971923828</text:p>
          </table:table-cell>
          <table:table-cell table:formula="of:=[.E6]/9.5366" office:value-type="float" office:value="0.00783366159767452" calcext:value-type="float">
            <text:p>0.0078336615976745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666518972" calcext:value-type="float">
            <text:p>666518972</text:p>
          </table:table-cell>
          <table:table-cell table:formula="of:=[.C7]/2^20" office:value-type="float" office:value="635.642024993896" calcext:value-type="float">
            <text:p>635.642024993896</text:p>
          </table:table-cell>
          <table:table-cell table:formula="of:=[.D7]/1800" office:value-type="float" office:value="0.353134458329942" calcext:value-type="float">
            <text:p>0.353134458329942</text:p>
          </table:table-cell>
          <table:table-cell table:formula="of:=[.E7]/9.5366" office:value-type="float" office:value="0.0370293876570206" calcext:value-type="float">
            <text:p>0.03702938765702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072300" calcext:value-type="float">
            <text:p>109072300</text:p>
          </table:table-cell>
          <table:table-cell table:formula="of:=[.C10]/2^20" office:value-type="float" office:value="104.019451141357" calcext:value-type="float">
            <text:p>104.019451141357</text:p>
          </table:table-cell>
          <table:table-cell table:formula="of:=[.D10]/1800" office:value-type="float" office:value="0.0577885839674208" calcext:value-type="float">
            <text:p>0.0577885839674208</text:p>
          </table:table-cell>
          <table:table-cell table:formula="of:=[.E10]/9.5366" office:value-type="float" office:value="0.00605966318891647" calcext:value-type="float">
            <text:p>0.0060596631889164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5749592" calcext:value-type="float">
            <text:p>115749592</text:p>
          </table:table-cell>
          <table:table-cell table:formula="of:=[.C11]/2^20" office:value-type="float" office:value="110.387413024902" calcext:value-type="float">
            <text:p>110.387413024902</text:p>
          </table:table-cell>
          <table:table-cell table:formula="of:=[.D11]/1800" office:value-type="float" office:value="0.0613263405693902" calcext:value-type="float">
            <text:p>0.0613263405693902</text:p>
          </table:table-cell>
          <table:table-cell table:formula="of:=[.E11]/9.5366" office:value-type="float" office:value="0.00643062942446891" calcext:value-type="float">
            <text:p>0.0064306294244689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8752364" calcext:value-type="float">
            <text:p>108752364</text:p>
          </table:table-cell>
          <table:table-cell table:formula="of:=[.C12]/2^20" office:value-type="float" office:value="103.714336395264" calcext:value-type="float">
            <text:p>103.714336395264</text:p>
          </table:table-cell>
          <table:table-cell table:formula="of:=[.D12]/1800" office:value-type="float" office:value="0.0576190757751465" calcext:value-type="float">
            <text:p>0.0576190757751465</text:p>
          </table:table-cell>
          <table:table-cell table:formula="of:=[.E12]/9.5366" office:value-type="float" office:value="0.00604188869986646" calcext:value-type="float">
            <text:p>0.0060418886998664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724716" calcext:value-type="float">
            <text:p>109724716</text:p>
          </table:table-cell>
          <table:table-cell table:formula="of:=[.C13]/2^20" office:value-type="float" office:value="104.64164352417" calcext:value-type="float">
            <text:p>104.64164352417</text:p>
          </table:table-cell>
          <table:table-cell table:formula="of:=[.D13]/1800" office:value-type="float" office:value="0.0581342464023166" calcext:value-type="float">
            <text:p>0.0581342464023166</text:p>
          </table:table-cell>
          <table:table-cell table:formula="of:=[.E13]/9.5366" office:value-type="float" office:value="0.00609590906636712" calcext:value-type="float">
            <text:p>0.0060959090663671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9483240" calcext:value-type="float">
            <text:p>109483240</text:p>
          </table:table-cell>
          <table:table-cell table:formula="of:=[.C14]/2^20" office:value-type="float" office:value="104.411354064941" calcext:value-type="float">
            <text:p>104.411354064941</text:p>
          </table:table-cell>
          <table:table-cell table:formula="of:=[.D14]/1800" office:value-type="float" office:value="0.0580063078138563" calcext:value-type="float">
            <text:p>0.0580063078138563</text:p>
          </table:table-cell>
          <table:table-cell table:formula="of:=[.E14]/9.5366" office:value-type="float" office:value="0.00608249353164192" calcext:value-type="float">
            <text:p>0.0060824935316419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22814988" calcext:value-type="float">
            <text:p>122814988</text:p>
          </table:table-cell>
          <table:table-cell table:formula="of:=[.C15]/2^20" office:value-type="float" office:value="117.125499725342" calcext:value-type="float">
            <text:p>117.125499725342</text:p>
          </table:table-cell>
          <table:table-cell table:formula="of:=[.D15]/1800" office:value-type="float" office:value="0.0650697220696343" calcext:value-type="float">
            <text:p>0.0650697220696343</text:p>
          </table:table-cell>
          <table:table-cell table:formula="of:=[.E15]/9.5366" office:value-type="float" office:value="0.00682315731703483" calcext:value-type="float">
            <text:p>0.0068231573170348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9458408" calcext:value-type="float">
            <text:p>109458408</text:p>
          </table:table-cell>
          <table:table-cell table:formula="of:=[.C16]/2^20" office:value-type="float" office:value="104.387672424316" calcext:value-type="float">
            <text:p>104.387672424316</text:p>
          </table:table-cell>
          <table:table-cell table:formula="of:=[.D16]/1800" office:value-type="float" office:value="0.0579931513468425" calcext:value-type="float">
            <text:p>0.0579931513468425</text:p>
          </table:table-cell>
          <table:table-cell table:formula="of:=[.E16]/9.5366" office:value-type="float" office:value="0.00608111395537639" calcext:value-type="float">
            <text:p>0.0060811139553763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4750872" calcext:value-type="float">
            <text:p>94750872</text:p>
          </table:table-cell>
          <table:table-cell table:formula="of:=[.C17]/2^20" office:value-type="float" office:value="90.3614730834961" calcext:value-type="float">
            <text:p>90.3614730834961</text:p>
          </table:table-cell>
          <table:table-cell table:formula="of:=[.D17]/1800" office:value-type="float" office:value="0.0502008183797201" calcext:value-type="float">
            <text:p>0.0502008183797201</text:p>
          </table:table-cell>
          <table:table-cell table:formula="of:=[.E17]/9.5366" office:value-type="float" office:value="0.00526401635590463" calcext:value-type="float">
            <text:p>0.0052640163559046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1181076" calcext:value-type="float">
            <text:p>101181076</text:p>
          </table:table-cell>
          <table:table-cell table:formula="of:=[.C18]/2^20" office:value-type="float" office:value="96.4937934875488" calcext:value-type="float">
            <text:p>96.4937934875488</text:p>
          </table:table-cell>
          <table:table-cell table:formula="of:=[.D18]/1800" office:value-type="float" office:value="0.0536076630486382" calcext:value-type="float">
            <text:p>0.0536076630486382</text:p>
          </table:table-cell>
          <table:table-cell table:formula="of:=[.E18]/9.5366" office:value-type="float" office:value="0.00562125527427367" calcext:value-type="float">
            <text:p>0.005621255274273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8173988" calcext:value-type="float">
            <text:p>108173988</text:p>
          </table:table-cell>
          <table:table-cell table:formula="of:=[.C19]/2^20" office:value-type="float" office:value="103.162754058838" calcext:value-type="float">
            <text:p>103.162754058838</text:p>
          </table:table-cell>
          <table:table-cell table:formula="of:=[.D19]/1800" office:value-type="float" office:value="0.0573126411437988" calcext:value-type="float">
            <text:p>0.0573126411437988</text:p>
          </table:table-cell>
          <table:table-cell table:formula="of:=[.E19]/9.5366" office:value-type="float" office:value="0.00600975621749878" calcext:value-type="float">
            <text:p>0.006009756217498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89161544" calcext:value-type="float">
            <text:p>1089161544</text:p>
          </table:table-cell>
          <table:table-cell table:formula="of:=[.C20]/2^20" office:value-type="float" office:value="1038.70539093018" calcext:value-type="float">
            <text:p>1038.70539093018</text:p>
          </table:table-cell>
          <table:table-cell table:formula="of:=[.D20]/1800" office:value-type="float" office:value="0.577058550516764" calcext:value-type="float">
            <text:p>0.577058550516764</text:p>
          </table:table-cell>
          <table:table-cell table:formula="of:=[.E20]/9.5366" office:value-type="float" office:value="0.0605098830313492" calcext:value-type="float">
            <text:p>0.06050988303134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87759436" calcext:value-type="float">
            <text:p>87759436</text:p>
          </table:table-cell>
          <table:table-cell table:formula="of:=[.C23]/2^20" office:value-type="float" office:value="83.693920135498" calcext:value-type="float">
            <text:p>83.693920135498</text:p>
          </table:table-cell>
          <table:table-cell table:formula="of:=[.D23]/1800" office:value-type="float" office:value="0.0464966222974989" calcext:value-type="float">
            <text:p>0.0464966222974989</text:p>
          </table:table-cell>
          <table:table-cell table:formula="of:=[.E23]/9.5366" office:value-type="float" office:value="0.0048755974139105" calcext:value-type="float">
            <text:p>0.004875597413910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9230412" calcext:value-type="float">
            <text:p>89230412</text:p>
          </table:table-cell>
          <table:table-cell table:formula="of:=[.C24]/2^20" office:value-type="float" office:value="85.096752166748" calcext:value-type="float">
            <text:p>85.096752166748</text:p>
          </table:table-cell>
          <table:table-cell table:formula="of:=[.D24]/1800" office:value-type="float" office:value="0.0472759734259711" calcext:value-type="float">
            <text:p>0.0472759734259711</text:p>
          </table:table-cell>
          <table:table-cell table:formula="of:=[.E24]/9.5366" office:value-type="float" office:value="0.00495731952959872" calcext:value-type="float">
            <text:p>0.0049573195295987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7976164" calcext:value-type="float">
            <text:p>77976164</text:p>
          </table:table-cell>
          <table:table-cell table:formula="of:=[.C25]/2^20" office:value-type="float" office:value="74.3638648986816" calcext:value-type="float">
            <text:p>74.3638648986816</text:p>
          </table:table-cell>
          <table:table-cell table:formula="of:=[.D25]/1800" office:value-type="float" office:value="0.0413132582770454" calcext:value-type="float">
            <text:p>0.0413132582770454</text:p>
          </table:table-cell>
          <table:table-cell table:formula="of:=[.E25]/9.5366" office:value-type="float" office:value="0.00433207414351502" calcext:value-type="float">
            <text:p>0.0043320741435150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0922472" calcext:value-type="float">
            <text:p>80922472</text:p>
          </table:table-cell>
          <table:table-cell table:formula="of:=[.C26]/2^20" office:value-type="float" office:value="77.1736831665039" calcext:value-type="float">
            <text:p>77.1736831665039</text:p>
          </table:table-cell>
          <table:table-cell table:formula="of:=[.D26]/1800" office:value-type="float" office:value="0.0428742684258355" calcext:value-type="float">
            <text:p>0.0428742684258355</text:p>
          </table:table-cell>
          <table:table-cell table:formula="of:=[.E26]/9.5366" office:value-type="float" office:value="0.00449576037852437" calcext:value-type="float">
            <text:p>0.0044957603785243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5554964" calcext:value-type="float">
            <text:p>75554964</text:p>
          </table:table-cell>
          <table:table-cell table:formula="of:=[.C27]/2^20" office:value-type="float" office:value="72.0548286437988" calcext:value-type="float">
            <text:p>72.0548286437988</text:p>
          </table:table-cell>
          <table:table-cell table:formula="of:=[.D27]/1800" office:value-type="float" office:value="0.040030460357666" calcext:value-type="float">
            <text:p>0.040030460357666</text:p>
          </table:table-cell>
          <table:table-cell table:formula="of:=[.E27]/9.5366" office:value-type="float" office:value="0.00419756101311432" calcext:value-type="float">
            <text:p>0.0041975610131143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81092852" calcext:value-type="float">
            <text:p>81092852</text:p>
          </table:table-cell>
          <table:table-cell table:formula="of:=[.C28]/2^20" office:value-type="float" office:value="77.3361701965332" calcext:value-type="float">
            <text:p>77.3361701965332</text:p>
          </table:table-cell>
          <table:table-cell table:formula="of:=[.D28]/1800" office:value-type="float" office:value="0.042964538998074" calcext:value-type="float">
            <text:p>0.042964538998074</text:p>
          </table:table-cell>
          <table:table-cell table:formula="of:=[.E28]/9.5366" office:value-type="float" office:value="0.00450522607617746" calcext:value-type="float">
            <text:p>0.00450522607617746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80701712" calcext:value-type="float">
            <text:p>80701712</text:p>
          </table:table-cell>
          <table:table-cell table:formula="of:=[.C29]/2^20" office:value-type="float" office:value="76.9631500244141" calcext:value-type="float">
            <text:p>76.9631500244141</text:p>
          </table:table-cell>
          <table:table-cell table:formula="of:=[.D29]/1800" office:value-type="float" office:value="0.0427573055691189" calcext:value-type="float">
            <text:p>0.0427573055691189</text:p>
          </table:table-cell>
          <table:table-cell table:formula="of:=[.E29]/9.5366" office:value-type="float" office:value="0.00448349574996528" calcext:value-type="float">
            <text:p>0.00448349574996528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70348796" calcext:value-type="float">
            <text:p>70348796</text:p>
          </table:table-cell>
          <table:table-cell table:formula="of:=[.C30]/2^20" office:value-type="float" office:value="67.0898399353027" calcext:value-type="float">
            <text:p>67.0898399353027</text:p>
          </table:table-cell>
          <table:table-cell table:formula="of:=[.D30]/1800" office:value-type="float" office:value="0.0372721332973904" calcext:value-type="float">
            <text:p>0.0372721332973904</text:p>
          </table:table-cell>
          <table:table-cell table:formula="of:=[.E30]/9.5366" office:value-type="float" office:value="0.00390832511559575" calcext:value-type="float">
            <text:p>0.0039083251155957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71503148" calcext:value-type="float">
            <text:p>71503148</text:p>
          </table:table-cell>
          <table:table-cell table:formula="of:=[.C31]/2^20" office:value-type="float" office:value="68.1907157897949" calcext:value-type="float">
            <text:p>68.1907157897949</text:p>
          </table:table-cell>
          <table:table-cell table:formula="of:=[.D31]/1800" office:value-type="float" office:value="0.0378837309943305" calcext:value-type="float">
            <text:p>0.0378837309943305</text:p>
          </table:table-cell>
          <table:table-cell table:formula="of:=[.E31]/9.5366" office:value-type="float" office:value="0.00397245674499617" calcext:value-type="float">
            <text:p>0.0039724567449961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72983644" calcext:value-type="float">
            <text:p>72983644</text:p>
          </table:table-cell>
          <table:table-cell table:formula="of:=[.C32]/2^20" office:value-type="float" office:value="69.6026268005371" calcext:value-type="float">
            <text:p>69.6026268005371</text:p>
          </table:table-cell>
          <table:table-cell table:formula="of:=[.D32]/1800" office:value-type="float" office:value="0.0386681260002984" calcext:value-type="float">
            <text:p>0.0386681260002984</text:p>
          </table:table-cell>
          <table:table-cell table:formula="of:=[.E32]/9.5366" office:value-type="float" office:value="0.00405470775751299" calcext:value-type="float">
            <text:p>0.00405470775751299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77849776" calcext:value-type="float">
            <text:p>77849776</text:p>
          </table:table-cell>
          <table:table-cell table:formula="of:=[.C33]/2^20" office:value-type="float" office:value="74.2433319091797" calcext:value-type="float">
            <text:p>74.2433319091797</text:p>
          </table:table-cell>
          <table:table-cell table:formula="of:=[.D33]/1800" office:value-type="float" office:value="0.0412462955050998" calcext:value-type="float">
            <text:p>0.0412462955050998</text:p>
          </table:table-cell>
          <table:table-cell table:formula="of:=[.E33]/9.5366" office:value-type="float" office:value="0.00432505248255142" calcext:value-type="float">
            <text:p>0.0043250524825514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71135532" calcext:value-type="float">
            <text:p>71135532</text:p>
          </table:table-cell>
          <table:table-cell table:formula="of:=[.C34]/2^20" office:value-type="float" office:value="67.8401298522949" calcext:value-type="float">
            <text:p>67.8401298522949</text:p>
          </table:table-cell>
          <table:table-cell table:formula="of:=[.D34]/1800" office:value-type="float" office:value="0.0376889610290527" calcext:value-type="float">
            <text:p>0.0376889610290527</text:p>
          </table:table-cell>
          <table:table-cell table:formula="of:=[.E34]/9.5366" office:value-type="float" office:value="0.00395203332729198" calcext:value-type="float">
            <text:p>0.0039520333272919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82096980" calcext:value-type="float">
            <text:p>82096980</text:p>
          </table:table-cell>
          <table:table-cell table:formula="of:=[.C35]/2^20" office:value-type="float" office:value="78.2937812805176" calcext:value-type="float">
            <text:p>78.2937812805176</text:p>
          </table:table-cell>
          <table:table-cell table:formula="of:=[.D35]/1800" office:value-type="float" office:value="0.0434965451558431" calcext:value-type="float">
            <text:p>0.0434965451558431</text:p>
          </table:table-cell>
          <table:table-cell table:formula="of:=[.E35]/9.5366" office:value-type="float" office:value="0.00456101180251275" calcext:value-type="float">
            <text:p>0.00456101180251275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71595260" calcext:value-type="float">
            <text:p>71595260</text:p>
          </table:table-cell>
          <table:table-cell table:formula="of:=[.C36]/2^20" office:value-type="float" office:value="68.2785606384277" calcext:value-type="float">
            <text:p>68.2785606384277</text:p>
          </table:table-cell>
          <table:table-cell table:formula="of:=[.D36]/1800" office:value-type="float" office:value="0.0379325336880154" calcext:value-type="float">
            <text:p>0.0379325336880154</text:p>
          </table:table-cell>
          <table:table-cell table:formula="of:=[.E36]/9.5366" office:value-type="float" office:value="0.00397757415515125" calcext:value-type="float">
            <text:p>0.0039775741551512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6240424" calcext:value-type="float">
            <text:p>76240424</text:p>
          </table:table-cell>
          <table:table-cell table:formula="of:=[.C37]/2^20" office:value-type="float" office:value="72.7085342407227" calcext:value-type="float">
            <text:p>72.7085342407227</text:p>
          </table:table-cell>
          <table:table-cell table:formula="of:=[.D37]/1800" office:value-type="float" office:value="0.0403936301337348" calcext:value-type="float">
            <text:p>0.0403936301337348</text:p>
          </table:table-cell>
          <table:table-cell table:formula="of:=[.E37]/9.5366" office:value-type="float" office:value="0.00423564269590156" calcext:value-type="float">
            <text:p>0.0042356426959015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6787748" calcext:value-type="float">
            <text:p>76787748</text:p>
          </table:table-cell>
          <table:table-cell table:formula="of:=[.C38]/2^20" office:value-type="float" office:value="73.2305030822754" calcext:value-type="float">
            <text:p>73.2305030822754</text:p>
          </table:table-cell>
          <table:table-cell table:formula="of:=[.D38]/1800" office:value-type="float" office:value="0.0406836128234863" calcext:value-type="float">
            <text:p>0.0406836128234863</text:p>
          </table:table-cell>
          <table:table-cell table:formula="of:=[.E38]/9.5366" office:value-type="float" office:value="0.00426605004126065" calcext:value-type="float">
            <text:p>0.0042660500412606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74222840" calcext:value-type="float">
            <text:p>74222840</text:p>
          </table:table-cell>
          <table:table-cell table:formula="of:=[.C39]/2^20" office:value-type="float" office:value="70.7844161987305" calcext:value-type="float">
            <text:p>70.7844161987305</text:p>
          </table:table-cell>
          <table:table-cell table:formula="of:=[.D39]/1800" office:value-type="float" office:value="0.0393246756659614" calcext:value-type="float">
            <text:p>0.0393246756659614</text:p>
          </table:table-cell>
          <table:table-cell table:formula="of:=[.E39]/9.5366" office:value-type="float" office:value="0.00412355301322918" calcext:value-type="float">
            <text:p>0.00412355301322918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78394348" calcext:value-type="float">
            <text:p>78394348</text:p>
          </table:table-cell>
          <table:table-cell table:formula="of:=[.C40]/2^20" office:value-type="float" office:value="74.7626762390137" calcext:value-type="float">
            <text:p>74.7626762390137</text:p>
          </table:table-cell>
          <table:table-cell table:formula="of:=[.D40]/1800" office:value-type="float" office:value="0.0415348201327854" calcext:value-type="float">
            <text:p>0.0415348201327854</text:p>
          </table:table-cell>
          <table:table-cell table:formula="of:=[.E40]/9.5366" office:value-type="float" office:value="0.00435530693672644" calcext:value-type="float">
            <text:p>0.00435530693672644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80394840" calcext:value-type="float">
            <text:p>80394840</text:p>
          </table:table-cell>
          <table:table-cell table:formula="of:=[.C41]/2^20" office:value-type="float" office:value="76.6704940795898" calcext:value-type="float">
            <text:p>76.6704940795898</text:p>
          </table:table-cell>
          <table:table-cell table:formula="of:=[.D41]/1800" office:value-type="float" office:value="0.0425947189331055" calcext:value-type="float">
            <text:p>0.0425947189331055</text:p>
          </table:table-cell>
          <table:table-cell table:formula="of:=[.E41]/9.5366" office:value-type="float" office:value="0.00446644704958848" calcext:value-type="float">
            <text:p>0.0044664470495884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74066272" calcext:value-type="float">
            <text:p>74066272</text:p>
          </table:table-cell>
          <table:table-cell table:formula="of:=[.C42]/2^20" office:value-type="float" office:value="70.6351013183594" calcext:value-type="float">
            <text:p>70.6351013183594</text:p>
          </table:table-cell>
          <table:table-cell table:formula="of:=[.D42]/1800" office:value-type="float" office:value="0.0392417229546441" calcext:value-type="float">
            <text:p>0.0392417229546441</text:p>
          </table:table-cell>
          <table:table-cell table:formula="of:=[.E42]/9.5366" office:value-type="float" office:value="0.00411485466042867" calcext:value-type="float">
            <text:p>0.0041148546604286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1550857620" calcext:value-type="float">
            <text:p>1550857620</text:p>
          </table:table-cell>
          <table:table-cell table:formula="of:=SUM([.D23:.D42])" office:value-type="float" office:value="1479.01308059692" calcext:value-type="float">
            <text:p>1479.01308059692</text:p>
          </table:table-cell>
          <table:table-cell table:formula="of:=[.D43]/1800" office:value-type="float" office:value="0.821673933664958" calcext:value-type="float">
            <text:p>0.821673933664958</text:p>
          </table:table-cell>
          <table:table-cell table:formula="of:=[.E43]/9.5366" office:value-type="float" office:value="0.086160050087553" calcext:value-type="float">
            <text:p>0.08616005008755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8524272" calcext:value-type="float">
            <text:p>58524272</text:p>
          </table:table-cell>
          <table:table-cell table:formula="of:=[.C46]/2^20" office:value-type="float" office:value="55.8130950927734" calcext:value-type="float">
            <text:p>55.8130950927734</text:p>
          </table:table-cell>
          <table:table-cell table:formula="of:=[.D46]/1800" office:value-type="float" office:value="0.0310072750515408" calcext:value-type="float">
            <text:p>0.0310072750515408</text:p>
          </table:table-cell>
          <table:table-cell table:formula="of:=[.E46]/9.5366" office:value-type="float" office:value="0.0032513972538998" calcext:value-type="float">
            <text:p>0.003251397253899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9521260" calcext:value-type="float">
            <text:p>49521260</text:p>
          </table:table-cell>
          <table:table-cell table:formula="of:=[.C47]/2^20" office:value-type="float" office:value="47.2271537780762" calcext:value-type="float">
            <text:p>47.2271537780762</text:p>
          </table:table-cell>
          <table:table-cell table:formula="of:=[.D47]/1800" office:value-type="float" office:value="0.0262373076544868" calcext:value-type="float">
            <text:p>0.0262373076544868</text:p>
          </table:table-cell>
          <table:table-cell table:formula="of:=[.E47]/9.5366" office:value-type="float" office:value="0.00275122241202176" calcext:value-type="float">
            <text:p>0.0027512224120217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1007756" calcext:value-type="float">
            <text:p>61007756</text:p>
          </table:table-cell>
          <table:table-cell table:formula="of:=[.C48]/2^20" office:value-type="float" office:value="58.1815299987793" calcext:value-type="float">
            <text:p>58.1815299987793</text:p>
          </table:table-cell>
          <table:table-cell table:formula="of:=[.D48]/1800" office:value-type="float" office:value="0.0323230722215441" calcext:value-type="float">
            <text:p>0.0323230722215441</text:p>
          </table:table-cell>
          <table:table-cell table:formula="of:=[.E48]/9.5366" office:value-type="float" office:value="0.0033893706584678" calcext:value-type="float">
            <text:p>0.003389370658467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57035824" calcext:value-type="float">
            <text:p>57035824</text:p>
          </table:table-cell>
          <table:table-cell table:formula="of:=[.C49]/2^20" office:value-type="float" office:value="54.3936004638672" calcext:value-type="float">
            <text:p>54.3936004638672</text:p>
          </table:table-cell>
          <table:table-cell table:formula="of:=[.D49]/1800" office:value-type="float" office:value="0.0302186669243707" calcext:value-type="float">
            <text:p>0.0302186669243707</text:p>
          </table:table-cell>
          <table:table-cell table:formula="of:=[.E49]/9.5366" office:value-type="float" office:value="0.0031687044569732" calcext:value-type="float">
            <text:p>0.003168704456973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3600544" calcext:value-type="float">
            <text:p>63600544</text:p>
          </table:table-cell>
          <table:table-cell table:formula="of:=[.C50]/2^20" office:value-type="float" office:value="60.6542053222656" calcext:value-type="float">
            <text:p>60.6542053222656</text:p>
          </table:table-cell>
          <table:table-cell table:formula="of:=[.D50]/1800" office:value-type="float" office:value="0.033696780734592" calcext:value-type="float">
            <text:p>0.033696780734592</text:p>
          </table:table-cell>
          <table:table-cell table:formula="of:=[.E50]/9.5366" office:value-type="float" office:value="0.00353341659864019" calcext:value-type="float">
            <text:p>0.0035334165986401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48465372" calcext:value-type="float">
            <text:p>48465372</text:p>
          </table:table-cell>
          <table:table-cell table:formula="of:=[.C51]/2^20" office:value-type="float" office:value="46.2201805114746" calcext:value-type="float">
            <text:p>46.2201805114746</text:p>
          </table:table-cell>
          <table:table-cell table:formula="of:=[.D51]/1800" office:value-type="float" office:value="0.0256778780619303" calcext:value-type="float">
            <text:p>0.0256778780619303</text:p>
          </table:table-cell>
          <table:table-cell table:formula="of:=[.E51]/9.5366" office:value-type="float" office:value="0.00269256108696289" calcext:value-type="float">
            <text:p>0.00269256108696289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9442552" calcext:value-type="float">
            <text:p>59442552</text:p>
          </table:table-cell>
          <table:table-cell table:formula="of:=[.C52]/2^20" office:value-type="float" office:value="56.688835144043" calcext:value-type="float">
            <text:p>56.688835144043</text:p>
          </table:table-cell>
          <table:table-cell table:formula="of:=[.D52]/1800" office:value-type="float" office:value="0.0314937973022461" calcext:value-type="float">
            <text:p>0.0314937973022461</text:p>
          </table:table-cell>
          <table:table-cell table:formula="of:=[.E52]/9.5366" office:value-type="float" office:value="0.00330241357530421" calcext:value-type="float">
            <text:p>0.0033024135753042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1237168" calcext:value-type="float">
            <text:p>61237168</text:p>
          </table:table-cell>
          <table:table-cell table:formula="of:=[.C53]/2^20" office:value-type="float" office:value="58.4003143310547" calcext:value-type="float">
            <text:p>58.4003143310547</text:p>
          </table:table-cell>
          <table:table-cell table:formula="of:=[.D53]/1800" office:value-type="float" office:value="0.0324446190728082" calcext:value-type="float">
            <text:p>0.0324446190728082</text:p>
          </table:table-cell>
          <table:table-cell table:formula="of:=[.E53]/9.5366" office:value-type="float" office:value="0.00340211596090935" calcext:value-type="float">
            <text:p>0.0034021159609093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7511696" calcext:value-type="float">
            <text:p>57511696</text:p>
          </table:table-cell>
          <table:table-cell table:formula="of:=[.C54]/2^20" office:value-type="float" office:value="54.8474273681641" calcext:value-type="float">
            <text:p>54.8474273681641</text:p>
          </table:table-cell>
          <table:table-cell table:formula="of:=[.D54]/1800" office:value-type="float" office:value="0.0304707929823134" calcext:value-type="float">
            <text:p>0.0304707929823134</text:p>
          </table:table-cell>
          <table:table-cell table:formula="of:=[.E54]/9.5366" office:value-type="float" office:value="0.00319514218718551" calcext:value-type="float">
            <text:p>0.0031951421871855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7571464" calcext:value-type="float">
            <text:p>57571464</text:p>
          </table:table-cell>
          <table:table-cell table:formula="of:=[.C55]/2^20" office:value-type="float" office:value="54.904426574707" calcext:value-type="float">
            <text:p>54.904426574707</text:p>
          </table:table-cell>
          <table:table-cell table:formula="of:=[.D55]/1800" office:value-type="float" office:value="0.0305024592081706" calcext:value-type="float">
            <text:p>0.0305024592081706</text:p>
          </table:table-cell>
          <table:table-cell table:formula="of:=[.E55]/9.5366" office:value-type="float" office:value="0.00319846268147669" calcext:value-type="float">
            <text:p>0.00319846268147669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51938676" calcext:value-type="float">
            <text:p>51938676</text:p>
          </table:table-cell>
          <table:table-cell table:formula="of:=[.C56]/2^20" office:value-type="float" office:value="49.5325813293457" calcext:value-type="float">
            <text:p>49.5325813293457</text:p>
          </table:table-cell>
          <table:table-cell table:formula="of:=[.D56]/1800" office:value-type="float" office:value="0.0275181007385254" calcext:value-type="float">
            <text:p>0.0275181007385254</text:p>
          </table:table-cell>
          <table:table-cell table:formula="of:=[.E56]/9.5366" office:value-type="float" office:value="0.00288552531704438" calcext:value-type="float">
            <text:p>0.0028855253170443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0772364" calcext:value-type="float">
            <text:p>60772364</text:p>
          </table:table-cell>
          <table:table-cell table:formula="of:=[.C57]/2^20" office:value-type="float" office:value="57.9570426940918" calcext:value-type="float">
            <text:p>57.9570426940918</text:p>
          </table:table-cell>
          <table:table-cell table:formula="of:=[.D57]/1800" office:value-type="float" office:value="0.0321983570522732" calcext:value-type="float">
            <text:p>0.0321983570522732</text:p>
          </table:table-cell>
          <table:table-cell table:formula="of:=[.E57]/9.5366" office:value-type="float" office:value="0.00337629312881669" calcext:value-type="float">
            <text:p>0.0033762931288166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43685924" calcext:value-type="float">
            <text:p>43685924</text:p>
          </table:table-cell>
          <table:table-cell table:formula="of:=[.C58]/2^20" office:value-type="float" office:value="41.6621437072754" calcext:value-type="float">
            <text:p>41.6621437072754</text:p>
          </table:table-cell>
          <table:table-cell table:formula="of:=[.D58]/1800" office:value-type="float" office:value="0.0231456353929308" calcext:value-type="float">
            <text:p>0.0231456353929308</text:p>
          </table:table-cell>
          <table:table-cell table:formula="of:=[.E58]/9.5366" office:value-type="float" office:value="0.00242703221199702" calcext:value-type="float">
            <text:p>0.0024270322119970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7196876" calcext:value-type="float">
            <text:p>57196876</text:p>
          </table:table-cell>
          <table:table-cell table:formula="of:=[.C59]/2^20" office:value-type="float" office:value="54.547191619873" calcext:value-type="float">
            <text:p>54.547191619873</text:p>
          </table:table-cell>
          <table:table-cell table:formula="of:=[.D59]/1800" office:value-type="float" office:value="0.0303039953443739" calcext:value-type="float">
            <text:p>0.0303039953443739</text:p>
          </table:table-cell>
          <table:table-cell table:formula="of:=[.E59]/9.5366" office:value-type="float" office:value="0.00317765192462449" calcext:value-type="float">
            <text:p>0.00317765192462449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5130960" calcext:value-type="float">
            <text:p>55130960</text:p>
          </table:table-cell>
          <table:table-cell table:formula="of:=[.C60]/2^20" office:value-type="float" office:value="52.5769805908203" calcext:value-type="float">
            <text:p>52.5769805908203</text:p>
          </table:table-cell>
          <table:table-cell table:formula="of:=[.D60]/1800" office:value-type="float" office:value="0.0292094336615668" calcext:value-type="float">
            <text:p>0.0292094336615668</text:p>
          </table:table-cell>
          <table:table-cell table:formula="of:=[.E60]/9.5366" office:value-type="float" office:value="0.00306287709053193" calcext:value-type="float">
            <text:p>0.0030628770905319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6628276" calcext:value-type="float">
            <text:p>56628276</text:p>
          </table:table-cell>
          <table:table-cell table:formula="of:=[.C61]/2^20" office:value-type="float" office:value="54.0049324035645" calcext:value-type="float">
            <text:p>54.0049324035645</text:p>
          </table:table-cell>
          <table:table-cell table:formula="of:=[.D61]/1800" office:value-type="float" office:value="0.0300027402242025" calcext:value-type="float">
            <text:p>0.0300027402242025</text:p>
          </table:table-cell>
          <table:table-cell table:formula="of:=[.E61]/9.5366" office:value-type="float" office:value="0.00314606256152114" calcext:value-type="float">
            <text:p>0.00314606256152114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49199712" calcext:value-type="float">
            <text:p>49199712</text:p>
          </table:table-cell>
          <table:table-cell table:formula="of:=[.C62]/2^20" office:value-type="float" office:value="46.9205017089844" calcext:value-type="float">
            <text:p>46.9205017089844</text:p>
          </table:table-cell>
          <table:table-cell table:formula="of:=[.D62]/1800" office:value-type="float" office:value="0.0260669453938802" calcext:value-type="float">
            <text:p>0.0260669453938802</text:p>
          </table:table-cell>
          <table:table-cell table:formula="of:=[.E62]/9.5366" office:value-type="float" office:value="0.00273335836607179" calcext:value-type="float">
            <text:p>0.00273335836607179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47408708" calcext:value-type="float">
            <text:p>47408708</text:p>
          </table:table-cell>
          <table:table-cell table:formula="of:=[.C63]/2^20" office:value-type="float" office:value="45.2124671936035" calcext:value-type="float">
            <text:p>45.2124671936035</text:p>
          </table:table-cell>
          <table:table-cell table:formula="of:=[.D63]/1800" office:value-type="float" office:value="0.0251180373297797" calcext:value-type="float">
            <text:p>0.0251180373297797</text:p>
          </table:table-cell>
          <table:table-cell table:formula="of:=[.E63]/9.5366" office:value-type="float" office:value="0.00263385665014573" calcext:value-type="float">
            <text:p>0.0026338566501457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46362256" calcext:value-type="float">
            <text:p>46362256</text:p>
          </table:table-cell>
          <table:table-cell table:formula="of:=[.C64]/2^20" office:value-type="float" office:value="44.2144927978516" calcext:value-type="float">
            <text:p>44.2144927978516</text:p>
          </table:table-cell>
          <table:table-cell table:formula="of:=[.D64]/1800" office:value-type="float" office:value="0.0245636071099175" calcext:value-type="float">
            <text:p>0.0245636071099175</text:p>
          </table:table-cell>
          <table:table-cell table:formula="of:=[.E64]/9.5366" office:value-type="float" office:value="0.00257571955517874" calcext:value-type="float">
            <text:p>0.00257571955517874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56063212" calcext:value-type="float">
            <text:p>56063212</text:p>
          </table:table-cell>
          <table:table-cell table:formula="of:=[.C65]/2^20" office:value-type="float" office:value="53.4660453796387" calcext:value-type="float">
            <text:p>53.4660453796387</text:p>
          </table:table-cell>
          <table:table-cell table:formula="of:=[.D65]/1800" office:value-type="float" office:value="0.0297033585442437" calcext:value-type="float">
            <text:p>0.0297033585442437</text:p>
          </table:table-cell>
          <table:table-cell table:formula="of:=[.E65]/9.5366" office:value-type="float" office:value="0.00311466964581126" calcext:value-type="float">
            <text:p>0.00311466964581126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48296208" calcext:value-type="float">
            <text:p>48296208</text:p>
          </table:table-cell>
          <table:table-cell table:formula="of:=[.C66]/2^20" office:value-type="float" office:value="46.0588531494141" calcext:value-type="float">
            <text:p>46.0588531494141</text:p>
          </table:table-cell>
          <table:table-cell table:formula="of:=[.D66]/1800" office:value-type="float" office:value="0.0255882517496745" calcext:value-type="float">
            <text:p>0.0255882517496745</text:p>
          </table:table-cell>
          <table:table-cell table:formula="of:=[.E66]/9.5366" office:value-type="float" office:value="0.0026831629458795" calcext:value-type="float">
            <text:p>0.002683162945879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5413812" calcext:value-type="float">
            <text:p>45413812</text:p>
          </table:table-cell>
          <table:table-cell table:formula="of:=[.C67]/2^20" office:value-type="float" office:value="43.309986114502" calcext:value-type="float">
            <text:p>43.309986114502</text:p>
          </table:table-cell>
          <table:table-cell table:formula="of:=[.D67]/1800" office:value-type="float" office:value="0.0240611033969455" calcext:value-type="float">
            <text:p>0.0240611033969455</text:p>
          </table:table-cell>
          <table:table-cell table:formula="of:=[.E67]/9.5366" office:value-type="float" office:value="0.00252302743083966" calcext:value-type="float">
            <text:p>0.00252302743083966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41444664" calcext:value-type="float">
            <text:p>41444664</text:p>
          </table:table-cell>
          <table:table-cell table:formula="of:=[.C68]/2^20" office:value-type="float" office:value="39.5247116088867" calcext:value-type="float">
            <text:p>39.5247116088867</text:p>
          </table:table-cell>
          <table:table-cell table:formula="of:=[.D68]/1800" office:value-type="float" office:value="0.0219581731160482" calcext:value-type="float">
            <text:p>0.0219581731160482</text:p>
          </table:table-cell>
          <table:table-cell table:formula="of:=[.E68]/9.5366" office:value-type="float" office:value="0.0023025158983336" calcext:value-type="float">
            <text:p>0.0023025158983336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1511260" calcext:value-type="float">
            <text:p>51511260</text:p>
          </table:table-cell>
          <table:table-cell table:formula="of:=[.C69]/2^20" office:value-type="float" office:value="49.1249656677246" calcext:value-type="float">
            <text:p>49.1249656677246</text:p>
          </table:table-cell>
          <table:table-cell table:formula="of:=[.D69]/1800" office:value-type="float" office:value="0.0272916475931803" calcext:value-type="float">
            <text:p>0.0272916475931803</text:p>
          </table:table-cell>
          <table:table-cell table:formula="of:=[.E69]/9.5366" office:value-type="float" office:value="0.00286177962724455" calcext:value-type="float">
            <text:p>0.00286177962724455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37299440" calcext:value-type="float">
            <text:p>37299440</text:p>
          </table:table-cell>
          <table:table-cell table:formula="of:=[.C70]/2^20" office:value-type="float" office:value="35.5715179443359" calcext:value-type="float">
            <text:p>35.5715179443359</text:p>
          </table:table-cell>
          <table:table-cell table:formula="of:=[.D70]/1800" office:value-type="float" office:value="0.01976195441352" calcext:value-type="float">
            <text:p>0.01976195441352</text:p>
          </table:table-cell>
          <table:table-cell table:formula="of:=[.E70]/9.5366" office:value-type="float" office:value="0.00207222221897951" calcext:value-type="float">
            <text:p>0.00207222221897951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55056368" calcext:value-type="float">
            <text:p>55056368</text:p>
          </table:table-cell>
          <table:table-cell table:formula="of:=[.C71]/2^20" office:value-type="float" office:value="52.5058441162109" calcext:value-type="float">
            <text:p>52.5058441162109</text:p>
          </table:table-cell>
          <table:table-cell table:formula="of:=[.D71]/1800" office:value-type="float" office:value="0.029169913397895" calcext:value-type="float">
            <text:p>0.029169913397895</text:p>
          </table:table-cell>
          <table:table-cell table:formula="of:=[.E71]/9.5366" office:value-type="float" office:value="0.00305873302832194" calcext:value-type="float">
            <text:p>0.00305873302832194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46903300" calcext:value-type="float">
            <text:p>46903300</text:p>
          </table:table-cell>
          <table:table-cell table:formula="of:=[.C72]/2^20" office:value-type="float" office:value="44.7304725646973" calcext:value-type="float">
            <text:p>44.7304725646973</text:p>
          </table:table-cell>
          <table:table-cell table:formula="of:=[.D72]/1800" office:value-type="float" office:value="0.0248502625359429" calcext:value-type="float">
            <text:p>0.0248502625359429</text:p>
          </table:table-cell>
          <table:table-cell table:formula="of:=[.E72]/9.5366" office:value-type="float" office:value="0.0026057780064114" calcext:value-type="float">
            <text:p>0.0026057780064114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36152264" calcext:value-type="float">
            <text:p>36152264</text:p>
          </table:table-cell>
          <table:table-cell table:formula="of:=[.C73]/2^20" office:value-type="float" office:value="34.4774856567383" calcext:value-type="float">
            <text:p>34.4774856567383</text:p>
          </table:table-cell>
          <table:table-cell table:formula="of:=[.D73]/1800" office:value-type="float" office:value="0.0191541586981879" calcext:value-type="float">
            <text:p>0.0191541586981879</text:p>
          </table:table-cell>
          <table:table-cell table:formula="of:=[.E73]/9.5366" office:value-type="float" office:value="0.00200848926223056" calcext:value-type="float">
            <text:p>0.00200848926223056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0450996" calcext:value-type="float">
            <text:p>40450996</text:p>
          </table:table-cell>
          <table:table-cell table:formula="of:=[.C74]/2^20" office:value-type="float" office:value="38.577075958252" calcext:value-type="float">
            <text:p>38.577075958252</text:p>
          </table:table-cell>
          <table:table-cell table:formula="of:=[.D74]/1800" office:value-type="float" office:value="0.0214317088656955" calcext:value-type="float">
            <text:p>0.0214317088656955</text:p>
          </table:table-cell>
          <table:table-cell table:formula="of:=[.E74]/9.5366" office:value-type="float" office:value="0.0022473112918331" calcext:value-type="float">
            <text:p>0.002247311291833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3947476" calcext:value-type="float">
            <text:p>53947476</text:p>
          </table:table-cell>
          <table:table-cell table:formula="of:=[.C75]/2^20" office:value-type="float" office:value="51.4483222961426" calcext:value-type="float">
            <text:p>51.4483222961426</text:p>
          </table:table-cell>
          <table:table-cell table:formula="of:=[.D75]/1800" office:value-type="float" office:value="0.0285824012756348" calcext:value-type="float">
            <text:p>0.0285824012756348</text:p>
          </table:table-cell>
          <table:table-cell table:formula="of:=[.E75]/9.5366" office:value-type="float" office:value="0.00299712699239087" calcext:value-type="float">
            <text:p>0.00299712699239087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0016216" calcext:value-type="float">
            <text:p>40016216</text:p>
          </table:table-cell>
          <table:table-cell table:formula="of:=[.C76]/2^20" office:value-type="float" office:value="38.1624374389648" calcext:value-type="float">
            <text:p>38.1624374389648</text:p>
          </table:table-cell>
          <table:table-cell table:formula="of:=[.D76]/1800" office:value-type="float" office:value="0.0212013541327582" calcext:value-type="float">
            <text:p>0.0212013541327582</text:p>
          </table:table-cell>
          <table:table-cell table:formula="of:=[.E76]/9.5366" office:value-type="float" office:value="0.00222315648478056" calcext:value-type="float">
            <text:p>0.00222315648478056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5577912" calcext:value-type="float">
            <text:p>45577912</text:p>
          </table:table-cell>
          <table:table-cell table:formula="of:=[.C77]/2^20" office:value-type="float" office:value="43.4664840698242" calcext:value-type="float">
            <text:p>43.4664840698242</text:p>
          </table:table-cell>
          <table:table-cell table:formula="of:=[.D77]/1800" office:value-type="float" office:value="0.0241480467054579" calcext:value-type="float">
            <text:p>0.0241480467054579</text:p>
          </table:table-cell>
          <table:table-cell table:formula="of:=[.E77]/9.5366" office:value-type="float" office:value="0.00253214423436633" calcext:value-type="float">
            <text:p>0.00253214423436633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50913300" calcext:value-type="float">
            <text:p>50913300</text:p>
          </table:table-cell>
          <table:table-cell table:formula="of:=[.C78]/2^20" office:value-type="float" office:value="48.5547065734863" calcext:value-type="float">
            <text:p>48.5547065734863</text:p>
          </table:table-cell>
          <table:table-cell table:formula="of:=[.D78]/1800" office:value-type="float" office:value="0.0269748369852702" calcext:value-type="float">
            <text:p>0.0269748369852702</text:p>
          </table:table-cell>
          <table:table-cell table:formula="of:=[.E78]/9.5366" office:value-type="float" office:value="0.00282855912854373" calcext:value-type="float">
            <text:p>0.00282855912854373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8044720" calcext:value-type="float">
            <text:p>38044720</text:p>
          </table:table-cell>
          <table:table-cell table:formula="of:=[.C79]/2^20" office:value-type="float" office:value="36.2822723388672" calcext:value-type="float">
            <text:p>36.2822723388672</text:p>
          </table:table-cell>
          <table:table-cell table:formula="of:=[.D79]/1800" office:value-type="float" office:value="0.0201568179660373" calcext:value-type="float">
            <text:p>0.0201568179660373</text:p>
          </table:table-cell>
          <table:table-cell table:formula="of:=[.E79]/9.5366" office:value-type="float" office:value="0.00211362728499018" calcext:value-type="float">
            <text:p>0.00211362728499018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4583572" calcext:value-type="float">
            <text:p>44583572</text:p>
          </table:table-cell>
          <table:table-cell table:formula="of:=[.C80]/2^20" office:value-type="float" office:value="42.5182075500488" calcext:value-type="float">
            <text:p>42.5182075500488</text:p>
          </table:table-cell>
          <table:table-cell table:formula="of:=[.D80]/1800" office:value-type="float" office:value="0.0236212264166938" calcext:value-type="float">
            <text:p>0.0236212264166938</text:p>
          </table:table-cell>
          <table:table-cell table:formula="of:=[.E80]/9.5366" office:value-type="float" office:value="0.00247690229397204" calcext:value-type="float">
            <text:p>0.00247690229397204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45620892" calcext:value-type="float">
            <text:p>45620892</text:p>
          </table:table-cell>
          <table:table-cell table:formula="of:=[.C81]/2^20" office:value-type="float" office:value="43.5074729919434" calcext:value-type="float">
            <text:p>43.5074729919434</text:p>
          </table:table-cell>
          <table:table-cell table:formula="of:=[.D81]/1800" office:value-type="float" office:value="0.0241708183288574" calcext:value-type="float">
            <text:p>0.0241708183288574</text:p>
          </table:table-cell>
          <table:table-cell table:formula="of:=[.E81]/9.5366" office:value-type="float" office:value="0.00253453204798958" calcext:value-type="float">
            <text:p>0.00253453204798958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44719584" calcext:value-type="float">
            <text:p>44719584</text:p>
          </table:table-cell>
          <table:table-cell table:formula="of:=[.C82]/2^20" office:value-type="float" office:value="42.6479187011719" calcext:value-type="float">
            <text:p>42.6479187011719</text:p>
          </table:table-cell>
          <table:table-cell table:formula="of:=[.D82]/1800" office:value-type="float" office:value="0.0236932881673177" calcext:value-type="float">
            <text:p>0.0236932881673177</text:p>
          </table:table-cell>
          <table:table-cell table:formula="of:=[.E82]/9.5366" office:value-type="float" office:value="0.00248445862962877" calcext:value-type="float">
            <text:p>0.00248445862962877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49821268" calcext:value-type="float">
            <text:p>49821268</text:p>
          </table:table-cell>
          <table:table-cell table:formula="of:=[.C83]/2^20" office:value-type="float" office:value="47.5132637023926" calcext:value-type="float">
            <text:p>47.5132637023926</text:p>
          </table:table-cell>
          <table:table-cell table:formula="of:=[.D83]/1800" office:value-type="float" office:value="0.0263962576124403" calcext:value-type="float">
            <text:p>0.0263962576124403</text:p>
          </table:table-cell>
          <table:table-cell table:formula="of:=[.E83]/9.5366" office:value-type="float" office:value="0.00276788977334064" calcext:value-type="float">
            <text:p>0.00276788977334064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48425180" calcext:value-type="float">
            <text:p>48425180</text:p>
          </table:table-cell>
          <table:table-cell table:formula="of:=[.C84]/2^20" office:value-type="float" office:value="46.1818504333496" calcext:value-type="float">
            <text:p>46.1818504333496</text:p>
          </table:table-cell>
          <table:table-cell table:formula="of:=[.D84]/1800" office:value-type="float" office:value="0.0256565835740831" calcext:value-type="float">
            <text:p>0.0256565835740831</text:p>
          </table:table-cell>
          <table:table-cell table:formula="of:=[.E84]/9.5366" office:value-type="float" office:value="0.00269032816455373" calcext:value-type="float">
            <text:p>0.00269032816455373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42341936" calcext:value-type="float">
            <text:p>42341936</text:p>
          </table:table-cell>
          <table:table-cell table:formula="of:=[.C85]/2^20" office:value-type="float" office:value="40.3804168701172" calcext:value-type="float">
            <text:p>40.3804168701172</text:p>
          </table:table-cell>
          <table:table-cell table:formula="of:=[.D85]/1800" office:value-type="float" office:value="0.0224335649278429" calcext:value-type="float">
            <text:p>0.0224335649278429</text:p>
          </table:table-cell>
          <table:table-cell table:formula="of:=[.E85]/9.5366" office:value-type="float" office:value="0.00235236509110615" calcext:value-type="float">
            <text:p>0.0023523650911061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2004845240" calcext:value-type="float">
            <text:p>2004845240</text:p>
          </table:table-cell>
          <table:table-cell table:formula="of:=SUM([.D46:.D85])" office:value-type="float" office:value="1911.96941375732" calcext:value-type="float">
            <text:p>1911.96941375732</text:p>
          </table:table-cell>
          <table:table-cell table:formula="of:=[.D86]/1800" office:value-type="float" office:value="1.06220522986518" calcext:value-type="float">
            <text:p>1.06220522986518</text:p>
          </table:table-cell>
          <table:table-cell table:formula="of:=[.E86]/9.5366" office:value-type="float" office:value="0.111381963159321" calcext:value-type="float">
            <text:p>0.111381963159321</text:p>
          </table:table-cell>
        </table:table-row>
      </table:table>
      <table:table table:name="VegasPlusPlus_CNN_ACK_SND_RT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2026604" calcext:value-type="float">
            <text:p>32026604</text:p>
          </table:table-cell>
          <table:table-cell table:formula="of:=[.C2]/2^20" office:value-type="float" office:value="30.5429496765137" calcext:value-type="float">
            <text:p>30.5429496765137</text:p>
          </table:table-cell>
          <table:table-cell table:formula="of:=[.D2]/1800" office:value-type="float" office:value="0.0169683053758409" calcext:value-type="float">
            <text:p>0.0169683053758409</text:p>
          </table:table-cell>
          <table:table-cell table:formula="of:=[.E2]/9.5366" office:value-type="float" office:value="0.0017792824880818" calcext:value-type="float">
            <text:p>0.001779282488081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7590064" calcext:value-type="float">
            <text:p>27590064</text:p>
          </table:table-cell>
          <table:table-cell table:formula="of:=[.C3]/2^20" office:value-type="float" office:value="26.3119354248047" calcext:value-type="float">
            <text:p>26.3119354248047</text:p>
          </table:table-cell>
          <table:table-cell table:formula="of:=[.D3]/1800" office:value-type="float" office:value="0.0146177419026693" calcext:value-type="float">
            <text:p>0.0146177419026693</text:p>
          </table:table-cell>
          <table:table-cell table:formula="of:=[.E3]/9.5366" office:value-type="float" office:value="0.00153280434354689" calcext:value-type="float">
            <text:p>0.0015328043435468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435748" calcext:value-type="float">
            <text:p>27435748</text:p>
          </table:table-cell>
          <table:table-cell table:formula="of:=[.C4]/2^20" office:value-type="float" office:value="26.1647682189941" calcext:value-type="float">
            <text:p>26.1647682189941</text:p>
          </table:table-cell>
          <table:table-cell table:formula="of:=[.D4]/1800" office:value-type="float" office:value="0.0145359823438856" calcext:value-type="float">
            <text:p>0.0145359823438856</text:p>
          </table:table-cell>
          <table:table-cell table:formula="of:=[.E4]/9.5366" office:value-type="float" office:value="0.00152423110373567" calcext:value-type="float">
            <text:p>0.0015242311037356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2117632" calcext:value-type="float">
            <text:p>32117632</text:p>
          </table:table-cell>
          <table:table-cell table:formula="of:=[.C5]/2^20" office:value-type="float" office:value="30.6297607421875" calcext:value-type="float">
            <text:p>30.6297607421875</text:p>
          </table:table-cell>
          <table:table-cell table:formula="of:=[.D5]/1800" office:value-type="float" office:value="0.0170165337456597" calcext:value-type="float">
            <text:p>0.0170165337456597</text:p>
          </table:table-cell>
          <table:table-cell table:formula="of:=[.E5]/9.5366" office:value-type="float" office:value="0.0017843396751106" calcext:value-type="float">
            <text:p>0.001784339675110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9812488" calcext:value-type="float">
            <text:p>29812488</text:p>
          </table:table-cell>
          <table:table-cell table:formula="of:=[.C6]/2^20" office:value-type="float" office:value="28.4314041137695" calcext:value-type="float">
            <text:p>28.4314041137695</text:p>
          </table:table-cell>
          <table:table-cell table:formula="of:=[.D6]/1800" office:value-type="float" office:value="0.0157952245076497" calcext:value-type="float">
            <text:p>0.0157952245076497</text:p>
          </table:table-cell>
          <table:table-cell table:formula="of:=[.E6]/9.5366" office:value-type="float" office:value="0.00165627419705658" calcext:value-type="float">
            <text:p>0.001656274197056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48982536" calcext:value-type="float">
            <text:p>148982536</text:p>
          </table:table-cell>
          <table:table-cell table:formula="of:=[.C7]/2^20" office:value-type="float" office:value="142.08081817627" calcext:value-type="float">
            <text:p>142.08081817627</text:p>
          </table:table-cell>
          <table:table-cell table:formula="of:=[.D7]/1800" office:value-type="float" office:value="0.0789337878757053" calcext:value-type="float">
            <text:p>0.0789337878757053</text:p>
          </table:table-cell>
          <table:table-cell table:formula="of:=[.E7]/9.5366" office:value-type="float" office:value="0.00827693180753154" calcext:value-type="float">
            <text:p>0.008276931807531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469772" calcext:value-type="float">
            <text:p>26469772</text:p>
          </table:table-cell>
          <table:table-cell table:formula="of:=[.C10]/2^20" office:value-type="float" office:value="25.2435417175293" calcext:value-type="float">
            <text:p>25.2435417175293</text:p>
          </table:table-cell>
          <table:table-cell table:formula="of:=[.D10]/1800" office:value-type="float" office:value="0.0140241898430718" calcext:value-type="float">
            <text:p>0.0140241898430718</text:p>
          </table:table-cell>
          <table:table-cell table:formula="of:=[.E10]/9.5366" office:value-type="float" office:value="0.00147056496477485" calcext:value-type="float">
            <text:p>0.0014705649647748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8041860" calcext:value-type="float">
            <text:p>28041860</text:p>
          </table:table-cell>
          <table:table-cell table:formula="of:=[.C11]/2^20" office:value-type="float" office:value="26.7428016662598" calcext:value-type="float">
            <text:p>26.7428016662598</text:p>
          </table:table-cell>
          <table:table-cell table:formula="of:=[.D11]/1800" office:value-type="float" office:value="0.014857112036811" calcext:value-type="float">
            <text:p>0.014857112036811</text:p>
          </table:table-cell>
          <table:table-cell table:formula="of:=[.E11]/9.5366" office:value-type="float" office:value="0.00155790449812417" calcext:value-type="float">
            <text:p>0.0015579044981241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9808040" calcext:value-type="float">
            <text:p>29808040</text:p>
          </table:table-cell>
          <table:table-cell table:formula="of:=[.C12]/2^20" office:value-type="float" office:value="28.4271621704102" calcext:value-type="float">
            <text:p>28.4271621704102</text:p>
          </table:table-cell>
          <table:table-cell table:formula="of:=[.D12]/1800" office:value-type="float" office:value="0.0157928678724501" calcext:value-type="float">
            <text:p>0.0157928678724501</text:p>
          </table:table-cell>
          <table:table-cell table:formula="of:=[.E12]/9.5366" office:value-type="float" office:value="0.00165602708223582" calcext:value-type="float">
            <text:p>0.0016560270822358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6481120" calcext:value-type="float">
            <text:p>26481120</text:p>
          </table:table-cell>
          <table:table-cell table:formula="of:=[.C13]/2^20" office:value-type="float" office:value="25.2543640136719" calcext:value-type="float">
            <text:p>25.2543640136719</text:p>
          </table:table-cell>
          <table:table-cell table:formula="of:=[.D13]/1800" office:value-type="float" office:value="0.0140302022298177" calcext:value-type="float">
            <text:p>0.0140302022298177</text:p>
          </table:table-cell>
          <table:table-cell table:formula="of:=[.E13]/9.5366" office:value-type="float" office:value="0.00147119541868357" calcext:value-type="float">
            <text:p>0.0014711954186835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5442236" calcext:value-type="float">
            <text:p>25442236</text:p>
          </table:table-cell>
          <table:table-cell table:formula="of:=[.C14]/2^20" office:value-type="float" office:value="24.2636070251465" calcext:value-type="float">
            <text:p>24.2636070251465</text:p>
          </table:table-cell>
          <table:table-cell table:formula="of:=[.D14]/1800" office:value-type="float" office:value="0.0134797816806369" calcext:value-type="float">
            <text:p>0.0134797816806369</text:p>
          </table:table-cell>
          <table:table-cell table:formula="of:=[.E14]/9.5366" office:value-type="float" office:value="0.00141347877447276" calcext:value-type="float">
            <text:p>0.0014134787744727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7557592" calcext:value-type="float">
            <text:p>27557592</text:p>
          </table:table-cell>
          <table:table-cell table:formula="of:=[.C15]/2^20" office:value-type="float" office:value="26.2809677124023" calcext:value-type="float">
            <text:p>26.2809677124023</text:p>
          </table:table-cell>
          <table:table-cell table:formula="of:=[.D15]/1800" office:value-type="float" office:value="0.0146005376180013" calcext:value-type="float">
            <text:p>0.0146005376180013</text:p>
          </table:table-cell>
          <table:table-cell table:formula="of:=[.E15]/9.5366" office:value-type="float" office:value="0.00153100031646512" calcext:value-type="float">
            <text:p>0.0015310003164651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7677532" calcext:value-type="float">
            <text:p>27677532</text:p>
          </table:table-cell>
          <table:table-cell table:formula="of:=[.C16]/2^20" office:value-type="float" office:value="26.3953514099121" calcext:value-type="float">
            <text:p>26.3953514099121</text:p>
          </table:table-cell>
          <table:table-cell table:formula="of:=[.D16]/1800" office:value-type="float" office:value="0.0146640841166178" calcext:value-type="float">
            <text:p>0.0146640841166178</text:p>
          </table:table-cell>
          <table:table-cell table:formula="of:=[.E16]/9.5366" office:value-type="float" office:value="0.00153766374982885" calcext:value-type="float">
            <text:p>0.0015376637498288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5915060" calcext:value-type="float">
            <text:p>25915060</text:p>
          </table:table-cell>
          <table:table-cell table:formula="of:=[.C17]/2^20" office:value-type="float" office:value="24.714527130127" calcext:value-type="float">
            <text:p>24.714527130127</text:p>
          </table:table-cell>
          <table:table-cell table:formula="of:=[.D17]/1800" office:value-type="float" office:value="0.0137302928500705" calcext:value-type="float">
            <text:p>0.0137302928500705</text:p>
          </table:table-cell>
          <table:table-cell table:formula="of:=[.E17]/9.5366" office:value-type="float" office:value="0.00143974716880969" calcext:value-type="float">
            <text:p>0.0014397471688096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0257548" calcext:value-type="float">
            <text:p>30257548</text:p>
          </table:table-cell>
          <table:table-cell table:formula="of:=[.C18]/2^20" office:value-type="float" office:value="28.8558464050293" calcext:value-type="float">
            <text:p>28.8558464050293</text:p>
          </table:table-cell>
          <table:table-cell table:formula="of:=[.D18]/1800" office:value-type="float" office:value="0.0160310257805718" calcext:value-type="float">
            <text:p>0.0160310257805718</text:p>
          </table:table-cell>
          <table:table-cell table:formula="of:=[.E18]/9.5366" office:value-type="float" office:value="0.00168100012379379" calcext:value-type="float">
            <text:p>0.0016810001237937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32408972" calcext:value-type="float">
            <text:p>32408972</text:p>
          </table:table-cell>
          <table:table-cell table:formula="of:=[.C19]/2^20" office:value-type="float" office:value="30.9076042175293" calcext:value-type="float">
            <text:p>30.9076042175293</text:p>
          </table:table-cell>
          <table:table-cell table:formula="of:=[.D19]/1800" office:value-type="float" office:value="0.0171708912319607" calcext:value-type="float">
            <text:p>0.0171708912319607</text:p>
          </table:table-cell>
          <table:table-cell table:formula="of:=[.E19]/9.5366" office:value-type="float" office:value="0.00180052547364477" calcext:value-type="float">
            <text:p>0.0018005254736447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80059732" calcext:value-type="float">
            <text:p>280059732</text:p>
          </table:table-cell>
          <table:table-cell table:formula="of:=[.C20]/2^20" office:value-type="float" office:value="267.085773468018" calcext:value-type="float">
            <text:p>267.085773468018</text:p>
          </table:table-cell>
          <table:table-cell table:formula="of:=[.D20]/1800" office:value-type="float" office:value="0.14838098526001" calcext:value-type="float">
            <text:p>0.14838098526001</text:p>
          </table:table-cell>
          <table:table-cell table:formula="of:=[.E20]/9.5366" office:value-type="float" office:value="0.0155591075708334" calcext:value-type="float">
            <text:p>0.01555910757083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402444" calcext:value-type="float">
            <text:p>26402444</text:p>
          </table:table-cell>
          <table:table-cell table:formula="of:=[.C23]/2^20" office:value-type="float" office:value="25.1793327331543" calcext:value-type="float">
            <text:p>25.1793327331543</text:p>
          </table:table-cell>
          <table:table-cell table:formula="of:=[.D23]/1800" office:value-type="float" office:value="0.0139885181850857" calcext:value-type="float">
            <text:p>0.0139885181850857</text:p>
          </table:table-cell>
          <table:table-cell table:formula="of:=[.E23]/9.5366" office:value-type="float" office:value="0.00146682446417861" calcext:value-type="float">
            <text:p>0.0014668244641786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0481060" calcext:value-type="float">
            <text:p>30481060</text:p>
          </table:table-cell>
          <table:table-cell table:formula="of:=[.C24]/2^20" office:value-type="float" office:value="29.0690040588379" calcext:value-type="float">
            <text:p>29.0690040588379</text:p>
          </table:table-cell>
          <table:table-cell table:formula="of:=[.D24]/1800" office:value-type="float" office:value="0.0161494466993544" calcext:value-type="float">
            <text:p>0.0161494466993544</text:p>
          </table:table-cell>
          <table:table-cell table:formula="of:=[.E24]/9.5366" office:value-type="float" office:value="0.00169341764353694" calcext:value-type="float">
            <text:p>0.0016934176435369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319772" calcext:value-type="float">
            <text:p>27319772</text:p>
          </table:table-cell>
          <table:table-cell table:formula="of:=[.C25]/2^20" office:value-type="float" office:value="26.0541648864746" calcext:value-type="float">
            <text:p>26.0541648864746</text:p>
          </table:table-cell>
          <table:table-cell table:formula="of:=[.D25]/1800" office:value-type="float" office:value="0.0144745360480415" calcext:value-type="float">
            <text:p>0.0144745360480415</text:p>
          </table:table-cell>
          <table:table-cell table:formula="of:=[.E25]/9.5366" office:value-type="float" office:value="0.00151778789590016" calcext:value-type="float">
            <text:p>0.0015177878959001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2910612" calcext:value-type="float">
            <text:p>22910612</text:p>
          </table:table-cell>
          <table:table-cell table:formula="of:=[.C26]/2^20" office:value-type="float" office:value="21.8492622375488" calcext:value-type="float">
            <text:p>21.8492622375488</text:p>
          </table:table-cell>
          <table:table-cell table:formula="of:=[.D26]/1800" office:value-type="float" office:value="0.0121384790208605" calcext:value-type="float">
            <text:p>0.0121384790208605</text:p>
          </table:table-cell>
          <table:table-cell table:formula="of:=[.E26]/9.5366" office:value-type="float" office:value="0.00127283088531138" calcext:value-type="float">
            <text:p>0.0012728308853113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8302740" calcext:value-type="float">
            <text:p>28302740</text:p>
          </table:table-cell>
          <table:table-cell table:formula="of:=[.C27]/2^20" office:value-type="float" office:value="26.9915962219238" calcext:value-type="float">
            <text:p>26.9915962219238</text:p>
          </table:table-cell>
          <table:table-cell table:formula="of:=[.D27]/1800" office:value-type="float" office:value="0.0149953312344021" calcext:value-type="float">
            <text:p>0.0149953312344021</text:p>
          </table:table-cell>
          <table:table-cell table:formula="of:=[.E27]/9.5366" office:value-type="float" office:value="0.00157239804903237" calcext:value-type="float">
            <text:p>0.0015723980490323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32603660" calcext:value-type="float">
            <text:p>32603660</text:p>
          </table:table-cell>
          <table:table-cell table:formula="of:=[.C28]/2^20" office:value-type="float" office:value="31.0932731628418" calcext:value-type="float">
            <text:p>31.0932731628418</text:p>
          </table:table-cell>
          <table:table-cell table:formula="of:=[.D28]/1800" office:value-type="float" office:value="0.0172740406460232" calcext:value-type="float">
            <text:p>0.0172740406460232</text:p>
          </table:table-cell>
          <table:table-cell table:formula="of:=[.E28]/9.5366" office:value-type="float" office:value="0.00181134163601527" calcext:value-type="float">
            <text:p>0.00181134163601527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30784744" calcext:value-type="float">
            <text:p>30784744</text:p>
          </table:table-cell>
          <table:table-cell table:formula="of:=[.C29]/2^20" office:value-type="float" office:value="29.3586196899414" calcext:value-type="float">
            <text:p>29.3586196899414</text:p>
          </table:table-cell>
          <table:table-cell table:formula="of:=[.D29]/1800" office:value-type="float" office:value="0.0163103442721897" calcext:value-type="float">
            <text:p>0.0163103442721897</text:p>
          </table:table-cell>
          <table:table-cell table:formula="of:=[.E29]/9.5366" office:value-type="float" office:value="0.00171028923014383" calcext:value-type="float">
            <text:p>0.0017102892301438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5863308" calcext:value-type="float">
            <text:p>25863308</text:p>
          </table:table-cell>
          <table:table-cell table:formula="of:=[.C30]/2^20" office:value-type="float" office:value="24.6651725769043" calcext:value-type="float">
            <text:p>24.6651725769043</text:p>
          </table:table-cell>
          <table:table-cell table:formula="of:=[.D30]/1800" office:value-type="float" office:value="0.0137028736538357" calcext:value-type="float">
            <text:p>0.0137028736538357</text:p>
          </table:table-cell>
          <table:table-cell table:formula="of:=[.E30]/9.5366" office:value-type="float" office:value="0.00143687201453723" calcext:value-type="float">
            <text:p>0.0014368720145372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9140344" calcext:value-type="float">
            <text:p>29140344</text:p>
          </table:table-cell>
          <table:table-cell table:formula="of:=[.C31]/2^20" office:value-type="float" office:value="27.790397644043" calcext:value-type="float">
            <text:p>27.790397644043</text:p>
          </table:table-cell>
          <table:table-cell table:formula="of:=[.D31]/1800" office:value-type="float" office:value="0.0154391098022461" calcext:value-type="float">
            <text:p>0.0154391098022461</text:p>
          </table:table-cell>
          <table:table-cell table:formula="of:=[.E31]/9.5366" office:value-type="float" office:value="0.00161893230315271" calcext:value-type="float">
            <text:p>0.0016189323031527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32027728" calcext:value-type="float">
            <text:p>32027728</text:p>
          </table:table-cell>
          <table:table-cell table:formula="of:=[.C32]/2^20" office:value-type="float" office:value="30.5440216064453" calcext:value-type="float">
            <text:p>30.5440216064453</text:p>
          </table:table-cell>
          <table:table-cell table:formula="of:=[.D32]/1800" office:value-type="float" office:value="0.0169689008924696" calcext:value-type="float">
            <text:p>0.0169689008924696</text:p>
          </table:table-cell>
          <table:table-cell table:formula="of:=[.E32]/9.5366" office:value-type="float" office:value="0.00177934493346367" calcext:value-type="float">
            <text:p>0.00177934493346367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32634108" calcext:value-type="float">
            <text:p>32634108</text:p>
          </table:table-cell>
          <table:table-cell table:formula="of:=[.C33]/2^20" office:value-type="float" office:value="31.1223106384277" calcext:value-type="float">
            <text:p>31.1223106384277</text:p>
          </table:table-cell>
          <table:table-cell table:formula="of:=[.D33]/1800" office:value-type="float" office:value="0.0172901725769043" calcext:value-type="float">
            <text:p>0.0172901725769043</text:p>
          </table:table-cell>
          <table:table-cell table:formula="of:=[.E33]/9.5366" office:value-type="float" office:value="0.00181303321696457" calcext:value-type="float">
            <text:p>0.0018130332169645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4500464" calcext:value-type="float">
            <text:p>24500464</text:p>
          </table:table-cell>
          <table:table-cell table:formula="of:=[.C34]/2^20" office:value-type="float" office:value="23.3654632568359" calcext:value-type="float">
            <text:p>23.3654632568359</text:p>
          </table:table-cell>
          <table:table-cell table:formula="of:=[.D34]/1800" office:value-type="float" office:value="0.0129808129204644" calcext:value-type="float">
            <text:p>0.0129808129204644</text:p>
          </table:table-cell>
          <table:table-cell table:formula="of:=[.E34]/9.5366" office:value-type="float" office:value="0.00136115732236483" calcext:value-type="float">
            <text:p>0.00136115732236483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31412264" calcext:value-type="float">
            <text:p>31412264</text:p>
          </table:table-cell>
          <table:table-cell table:formula="of:=[.C35]/2^20" office:value-type="float" office:value="29.9570693969727" calcext:value-type="float">
            <text:p>29.9570693969727</text:p>
          </table:table-cell>
          <table:table-cell table:formula="of:=[.D35]/1800" office:value-type="float" office:value="0.0166428163316515" calcext:value-type="float">
            <text:p>0.0166428163316515</text:p>
          </table:table-cell>
          <table:table-cell table:formula="of:=[.E35]/9.5366" office:value-type="float" office:value="0.00174515197572001" calcext:value-type="float">
            <text:p>0.00174515197572001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31195956" calcext:value-type="float">
            <text:p>31195956</text:p>
          </table:table-cell>
          <table:table-cell table:formula="of:=[.C36]/2^20" office:value-type="float" office:value="29.7507820129395" calcext:value-type="float">
            <text:p>29.7507820129395</text:p>
          </table:table-cell>
          <table:table-cell table:formula="of:=[.D36]/1800" office:value-type="float" office:value="0.0165282122294108" calcext:value-type="float">
            <text:p>0.0165282122294108</text:p>
          </table:table-cell>
          <table:table-cell table:formula="of:=[.E36]/9.5366" office:value-type="float" office:value="0.00173313468420724" calcext:value-type="float">
            <text:p>0.0017331346842072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9967972" calcext:value-type="float">
            <text:p>29967972</text:p>
          </table:table-cell>
          <table:table-cell table:formula="of:=[.C37]/2^20" office:value-type="float" office:value="28.5796852111816" calcext:value-type="float">
            <text:p>28.5796852111816</text:p>
          </table:table-cell>
          <table:table-cell table:formula="of:=[.D37]/1800" office:value-type="float" office:value="0.0158776028951009" calcext:value-type="float">
            <text:p>0.0158776028951009</text:p>
          </table:table-cell>
          <table:table-cell table:formula="of:=[.E37]/9.5366" office:value-type="float" office:value="0.0016649123267308" calcext:value-type="float">
            <text:p>0.001664912326730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31171772" calcext:value-type="float">
            <text:p>31171772</text:p>
          </table:table-cell>
          <table:table-cell table:formula="of:=[.C38]/2^20" office:value-type="float" office:value="29.7277183532715" calcext:value-type="float">
            <text:p>29.7277183532715</text:p>
          </table:table-cell>
          <table:table-cell table:formula="of:=[.D38]/1800" office:value-type="float" office:value="0.0165153990851508" calcext:value-type="float">
            <text:p>0.0165153990851508</text:p>
          </table:table-cell>
          <table:table-cell table:formula="of:=[.E38]/9.5366" office:value-type="float" office:value="0.00173179110848214" calcext:value-type="float">
            <text:p>0.00173179110848214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6217308" calcext:value-type="float">
            <text:p>26217308</text:p>
          </table:table-cell>
          <table:table-cell table:formula="of:=[.C39]/2^20" office:value-type="float" office:value="25.0027732849121" calcext:value-type="float">
            <text:p>25.0027732849121</text:p>
          </table:table-cell>
          <table:table-cell table:formula="of:=[.D39]/1800" office:value-type="float" office:value="0.0138904296027289" calcext:value-type="float">
            <text:p>0.0138904296027289</text:p>
          </table:table-cell>
          <table:table-cell table:formula="of:=[.E39]/9.5366" office:value-type="float" office:value="0.00145653897644118" calcext:value-type="float">
            <text:p>0.00145653897644118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6774476" calcext:value-type="float">
            <text:p>26774476</text:p>
          </table:table-cell>
          <table:table-cell table:formula="of:=[.C40]/2^20" office:value-type="float" office:value="25.5341300964355" calcext:value-type="float">
            <text:p>25.5341300964355</text:p>
          </table:table-cell>
          <table:table-cell table:formula="of:=[.D40]/1800" office:value-type="float" office:value="0.0141856278313531" calcext:value-type="float">
            <text:p>0.0141856278313531</text:p>
          </table:table-cell>
          <table:table-cell table:formula="of:=[.E40]/9.5366" office:value-type="float" office:value="0.00148749321889909" calcext:value-type="float">
            <text:p>0.00148749321889909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9837784" calcext:value-type="float">
            <text:p>19837784</text:p>
          </table:table-cell>
          <table:table-cell table:formula="of:=[.C41]/2^20" office:value-type="float" office:value="18.9187850952148" calcext:value-type="float">
            <text:p>18.9187850952148</text:p>
          </table:table-cell>
          <table:table-cell table:formula="of:=[.D41]/1800" office:value-type="float" office:value="0.0105104361640082" calcext:value-type="float">
            <text:p>0.0105104361640082</text:p>
          </table:table-cell>
          <table:table-cell table:formula="of:=[.E41]/9.5366" office:value-type="float" office:value="0.001102115655895" calcext:value-type="float">
            <text:p>0.00110211565589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7400072" calcext:value-type="float">
            <text:p>27400072</text:p>
          </table:table-cell>
          <table:table-cell table:formula="of:=[.C42]/2^20" office:value-type="float" office:value="26.130744934082" calcext:value-type="float">
            <text:p>26.130744934082</text:p>
          </table:table-cell>
          <table:table-cell table:formula="of:=[.D42]/1800" office:value-type="float" office:value="0.0145170805189345" calcext:value-type="float">
            <text:p>0.0145170805189345</text:p>
          </table:table-cell>
          <table:table-cell table:formula="of:=[.E42]/9.5366" office:value-type="float" office:value="0.00152224907398176" calcext:value-type="float">
            <text:p>0.001522249073981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566948588" calcext:value-type="float">
            <text:p>566948588</text:p>
          </table:table-cell>
          <table:table-cell table:formula="of:=SUM([.D23:.D42])" office:value-type="float" office:value="540.684307098389" calcext:value-type="float">
            <text:p>540.684307098389</text:p>
          </table:table-cell>
          <table:table-cell table:formula="of:=[.D43]/1800" office:value-type="float" office:value="0.300380170610216" calcext:value-type="float">
            <text:p>0.300380170610216</text:p>
          </table:table-cell>
          <table:table-cell table:formula="of:=[.E43]/9.5366" office:value-type="float" office:value="0.0314976166149588" calcext:value-type="float">
            <text:p>0.031497616614958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1288804" calcext:value-type="float">
            <text:p>31288804</text:p>
          </table:table-cell>
          <table:table-cell table:formula="of:=[.C46]/2^20" office:value-type="float" office:value="29.8393287658691" calcext:value-type="float">
            <text:p>29.8393287658691</text:p>
          </table:table-cell>
          <table:table-cell table:formula="of:=[.D46]/1800" office:value-type="float" office:value="0.0165774048699273" calcext:value-type="float">
            <text:p>0.0165774048699273</text:p>
          </table:table-cell>
          <table:table-cell table:formula="of:=[.E46]/9.5366" office:value-type="float" office:value="0.00173829298386504" calcext:value-type="float">
            <text:p>0.0017382929838650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0479372" calcext:value-type="float">
            <text:p>30479372</text:p>
          </table:table-cell>
          <table:table-cell table:formula="of:=[.C47]/2^20" office:value-type="float" office:value="29.0673942565918" calcext:value-type="float">
            <text:p>29.0673942565918</text:p>
          </table:table-cell>
          <table:table-cell table:formula="of:=[.D47]/1800" office:value-type="float" office:value="0.0161485523647732" calcext:value-type="float">
            <text:p>0.0161485523647732</text:p>
          </table:table-cell>
          <table:table-cell table:formula="of:=[.E47]/9.5366" office:value-type="float" office:value="0.00169332386435136" calcext:value-type="float">
            <text:p>0.0016933238643513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1417160" calcext:value-type="float">
            <text:p>21417160</text:p>
          </table:table-cell>
          <table:table-cell table:formula="of:=[.C48]/2^20" office:value-type="float" office:value="20.4249954223633" calcext:value-type="float">
            <text:p>20.4249954223633</text:p>
          </table:table-cell>
          <table:table-cell table:formula="of:=[.D48]/1800" office:value-type="float" office:value="0.0113472196790907" calcext:value-type="float">
            <text:p>0.0113472196790907</text:p>
          </table:table-cell>
          <table:table-cell table:formula="of:=[.E48]/9.5366" office:value-type="float" office:value="0.00118986008421143" calcext:value-type="float">
            <text:p>0.0011898600842114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1126176" calcext:value-type="float">
            <text:p>31126176</text:p>
          </table:table-cell>
          <table:table-cell table:formula="of:=[.C49]/2^20" office:value-type="float" office:value="29.6842346191406" calcext:value-type="float">
            <text:p>29.6842346191406</text:p>
          </table:table-cell>
          <table:table-cell table:formula="of:=[.D49]/1800" office:value-type="float" office:value="0.0164912414550781" calcext:value-type="float">
            <text:p>0.0164912414550781</text:p>
          </table:table-cell>
          <table:table-cell table:formula="of:=[.E49]/9.5366" office:value-type="float" office:value="0.0017292579593438" calcext:value-type="float">
            <text:p>0.001729257959343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8496264" calcext:value-type="float">
            <text:p>28496264</text:p>
          </table:table-cell>
          <table:table-cell table:formula="of:=[.C50]/2^20" office:value-type="float" office:value="27.176155090332" calcext:value-type="float">
            <text:p>27.176155090332</text:p>
          </table:table-cell>
          <table:table-cell table:formula="of:=[.D50]/1800" office:value-type="float" office:value="0.0150978639390734" calcext:value-type="float">
            <text:p>0.0150978639390734</text:p>
          </table:table-cell>
          <table:table-cell table:formula="of:=[.E50]/9.5366" office:value-type="float" office:value="0.00158314954376542" calcext:value-type="float">
            <text:p>0.0015831495437654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32689664" calcext:value-type="float">
            <text:p>32689664</text:p>
          </table:table-cell>
          <table:table-cell table:formula="of:=[.C51]/2^20" office:value-type="float" office:value="31.17529296875" calcext:value-type="float">
            <text:p>31.17529296875</text:p>
          </table:table-cell>
          <table:table-cell table:formula="of:=[.D51]/1800" office:value-type="float" office:value="0.0173196072048611" calcext:value-type="float">
            <text:p>0.0173196072048611</text:p>
          </table:table-cell>
          <table:table-cell table:formula="of:=[.E51]/9.5366" office:value-type="float" office:value="0.00181611970774292" calcext:value-type="float">
            <text:p>0.0018161197077429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32104500" calcext:value-type="float">
            <text:p>32104500</text:p>
          </table:table-cell>
          <table:table-cell table:formula="of:=[.C52]/2^20" office:value-type="float" office:value="30.6172370910645" calcext:value-type="float">
            <text:p>30.6172370910645</text:p>
          </table:table-cell>
          <table:table-cell table:formula="of:=[.D52]/1800" office:value-type="float" office:value="0.0170095761617025" calcext:value-type="float">
            <text:p>0.0170095761617025</text:p>
          </table:table-cell>
          <table:table-cell table:formula="of:=[.E52]/9.5366" office:value-type="float" office:value="0.00178361010860291" calcext:value-type="float">
            <text:p>0.0017836101086029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7086524" calcext:value-type="float">
            <text:p>27086524</text:p>
          </table:table-cell>
          <table:table-cell table:formula="of:=[.C53]/2^20" office:value-type="float" office:value="25.8317222595215" calcext:value-type="float">
            <text:p>25.8317222595215</text:p>
          </table:table-cell>
          <table:table-cell table:formula="of:=[.D53]/1800" office:value-type="float" office:value="0.0143509568108453" calcext:value-type="float">
            <text:p>0.0143509568108453</text:p>
          </table:table-cell>
          <table:table-cell table:formula="of:=[.E53]/9.5366" office:value-type="float" office:value="0.00150482947914826" calcext:value-type="float">
            <text:p>0.00150482947914826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7659664" calcext:value-type="float">
            <text:p>27659664</text:p>
          </table:table-cell>
          <table:table-cell table:formula="of:=[.C54]/2^20" office:value-type="float" office:value="26.3783111572266" calcext:value-type="float">
            <text:p>26.3783111572266</text:p>
          </table:table-cell>
          <table:table-cell table:formula="of:=[.D54]/1800" office:value-type="float" office:value="0.0146546173095703" calcext:value-type="float">
            <text:p>0.0146546173095703</text:p>
          </table:table-cell>
          <table:table-cell table:formula="of:=[.E54]/9.5366" office:value-type="float" office:value="0.00153667106826021" calcext:value-type="float">
            <text:p>0.0015366710682602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3664848" calcext:value-type="float">
            <text:p>23664848</text:p>
          </table:table-cell>
          <table:table-cell table:formula="of:=[.C55]/2^20" office:value-type="float" office:value="22.5685577392578" calcext:value-type="float">
            <text:p>22.5685577392578</text:p>
          </table:table-cell>
          <table:table-cell table:formula="of:=[.D55]/1800" office:value-type="float" office:value="0.012538087632921" calcext:value-type="float">
            <text:p>0.012538087632921</text:p>
          </table:table-cell>
          <table:table-cell table:formula="of:=[.E55]/9.5366" office:value-type="float" office:value="0.00131473351434694" calcext:value-type="float">
            <text:p>0.00131473351434694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28748488" calcext:value-type="float">
            <text:p>28748488</text:p>
          </table:table-cell>
          <table:table-cell table:formula="of:=[.C56]/2^20" office:value-type="float" office:value="27.4166946411133" calcext:value-type="float">
            <text:p>27.4166946411133</text:p>
          </table:table-cell>
          <table:table-cell table:formula="of:=[.D56]/1800" office:value-type="float" office:value="0.0152314970228407" calcext:value-type="float">
            <text:p>0.0152314970228407</text:p>
          </table:table-cell>
          <table:table-cell table:formula="of:=[.E56]/9.5366" office:value-type="float" office:value="0.0015971621985656" calcext:value-type="float">
            <text:p>0.0015971621985656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6847436" calcext:value-type="float">
            <text:p>26847436</text:p>
          </table:table-cell>
          <table:table-cell table:formula="of:=[.C57]/2^20" office:value-type="float" office:value="25.6037101745605" calcext:value-type="float">
            <text:p>25.6037101745605</text:p>
          </table:table-cell>
          <table:table-cell table:formula="of:=[.D57]/1800" office:value-type="float" office:value="0.0142242834303114" calcext:value-type="float">
            <text:p>0.0142242834303114</text:p>
          </table:table-cell>
          <table:table-cell table:formula="of:=[.E57]/9.5366" office:value-type="float" office:value="0.00149154661308133" calcext:value-type="float">
            <text:p>0.00149154661308133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31585088" calcext:value-type="float">
            <text:p>31585088</text:p>
          </table:table-cell>
          <table:table-cell table:formula="of:=[.C58]/2^20" office:value-type="float" office:value="30.1218872070312" calcext:value-type="float">
            <text:p>30.1218872070312</text:p>
          </table:table-cell>
          <table:table-cell table:formula="of:=[.D58]/1800" office:value-type="float" office:value="0.016734381781684" calcext:value-type="float">
            <text:p>0.016734381781684</text:p>
          </table:table-cell>
          <table:table-cell table:formula="of:=[.E58]/9.5366" office:value-type="float" office:value="0.00175475345318919" calcext:value-type="float">
            <text:p>0.00175475345318919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32618996" calcext:value-type="float">
            <text:p>32618996</text:p>
          </table:table-cell>
          <table:table-cell table:formula="of:=[.C59]/2^20" office:value-type="float" office:value="31.1078987121582" calcext:value-type="float">
            <text:p>31.1078987121582</text:p>
          </table:table-cell>
          <table:table-cell table:formula="of:=[.D59]/1800" office:value-type="float" office:value="0.017282165951199" calcext:value-type="float">
            <text:p>0.017282165951199</text:p>
          </table:table-cell>
          <table:table-cell table:formula="of:=[.E59]/9.5366" office:value-type="float" office:value="0.00181219364880555" calcext:value-type="float">
            <text:p>0.0018121936488055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6015016" calcext:value-type="float">
            <text:p>26015016</text:p>
          </table:table-cell>
          <table:table-cell table:formula="of:=[.C60]/2^20" office:value-type="float" office:value="24.8098526000977" calcext:value-type="float">
            <text:p>24.8098526000977</text:p>
          </table:table-cell>
          <table:table-cell table:formula="of:=[.D60]/1800" office:value-type="float" office:value="0.0137832514444987" calcext:value-type="float">
            <text:p>0.0137832514444987</text:p>
          </table:table-cell>
          <table:table-cell table:formula="of:=[.E60]/9.5366" office:value-type="float" office:value="0.00144530036328447" calcext:value-type="float">
            <text:p>0.0014453003632844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29399484" calcext:value-type="float">
            <text:p>29399484</text:p>
          </table:table-cell>
          <table:table-cell table:formula="of:=[.C61]/2^20" office:value-type="float" office:value="28.0375328063965" calcext:value-type="float">
            <text:p>28.0375328063965</text:p>
          </table:table-cell>
          <table:table-cell table:formula="of:=[.D61]/1800" office:value-type="float" office:value="0.0155764071146647" calcext:value-type="float">
            <text:p>0.0155764071146647</text:p>
          </table:table-cell>
          <table:table-cell table:formula="of:=[.E61]/9.5366" office:value-type="float" office:value="0.00163332918594307" calcext:value-type="float">
            <text:p>0.00163332918594307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9850912" calcext:value-type="float">
            <text:p>29850912</text:p>
          </table:table-cell>
          <table:table-cell table:formula="of:=[.C62]/2^20" office:value-type="float" office:value="28.4680480957031" calcext:value-type="float">
            <text:p>28.4680480957031</text:p>
          </table:table-cell>
          <table:table-cell table:formula="of:=[.D62]/1800" office:value-type="float" office:value="0.0158155822753906" calcext:value-type="float">
            <text:p>0.0158155822753906</text:p>
          </table:table-cell>
          <table:table-cell table:formula="of:=[.E62]/9.5366" office:value-type="float" office:value="0.001658408895769" calcext:value-type="float">
            <text:p>0.001658408895769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4757832" calcext:value-type="float">
            <text:p>24757832</text:p>
          </table:table-cell>
          <table:table-cell table:formula="of:=[.C63]/2^20" office:value-type="float" office:value="23.6109085083008" calcext:value-type="float">
            <text:p>23.6109085083008</text:p>
          </table:table-cell>
          <table:table-cell table:formula="of:=[.D63]/1800" office:value-type="float" office:value="0.0131171713935004" calcext:value-type="float">
            <text:p>0.0131171713935004</text:p>
          </table:table-cell>
          <table:table-cell table:formula="of:=[.E63]/9.5366" office:value-type="float" office:value="0.0013754557592329" calcext:value-type="float">
            <text:p>0.0013754557592329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7127856" calcext:value-type="float">
            <text:p>27127856</text:p>
          </table:table-cell>
          <table:table-cell table:formula="of:=[.C64]/2^20" office:value-type="float" office:value="25.8711395263672" calcext:value-type="float">
            <text:p>25.8711395263672</text:p>
          </table:table-cell>
          <table:table-cell table:formula="of:=[.D64]/1800" office:value-type="float" office:value="0.0143728552924262" calcext:value-type="float">
            <text:p>0.0143728552924262</text:p>
          </table:table-cell>
          <table:table-cell table:formula="of:=[.E64]/9.5366" office:value-type="float" office:value="0.00150712573584152" calcext:value-type="float">
            <text:p>0.0015071257358415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3759116" calcext:value-type="float">
            <text:p>23759116</text:p>
          </table:table-cell>
          <table:table-cell table:formula="of:=[.C65]/2^20" office:value-type="float" office:value="22.6584587097168" calcext:value-type="float">
            <text:p>22.6584587097168</text:p>
          </table:table-cell>
          <table:table-cell table:formula="of:=[.D65]/1800" office:value-type="float" office:value="0.0125880326165093" calcext:value-type="float">
            <text:p>0.0125880326165093</text:p>
          </table:table-cell>
          <table:table-cell table:formula="of:=[.E65]/9.5366" office:value-type="float" office:value="0.0013199707040779" calcext:value-type="float">
            <text:p>0.0013199707040779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22716092" calcext:value-type="float">
            <text:p>22716092</text:p>
          </table:table-cell>
          <table:table-cell table:formula="of:=[.C66]/2^20" office:value-type="float" office:value="21.6637535095215" calcext:value-type="float">
            <text:p>21.6637535095215</text:p>
          </table:table-cell>
          <table:table-cell table:formula="of:=[.D66]/1800" office:value-type="float" office:value="0.0120354186164008" calcext:value-type="float">
            <text:p>0.0120354186164008</text:p>
          </table:table-cell>
          <table:table-cell table:formula="of:=[.E66]/9.5366" office:value-type="float" office:value="0.00126202405641432" calcext:value-type="float">
            <text:p>0.0012620240564143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24998840" calcext:value-type="float">
            <text:p>24998840</text:p>
          </table:table-cell>
          <table:table-cell table:formula="of:=[.C67]/2^20" office:value-type="float" office:value="23.8407516479492" calcext:value-type="float">
            <text:p>23.8407516479492</text:p>
          </table:table-cell>
          <table:table-cell table:formula="of:=[.D67]/1800" office:value-type="float" office:value="0.0132448620266385" calcext:value-type="float">
            <text:p>0.0132448620266385</text:p>
          </table:table-cell>
          <table:table-cell table:formula="of:=[.E67]/9.5366" office:value-type="float" office:value="0.00138884529356778" calcext:value-type="float">
            <text:p>0.00138884529356778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26755428" calcext:value-type="float">
            <text:p>26755428</text:p>
          </table:table-cell>
          <table:table-cell table:formula="of:=[.C68]/2^20" office:value-type="float" office:value="25.5159645080566" calcext:value-type="float">
            <text:p>25.5159645080566</text:p>
          </table:table-cell>
          <table:table-cell table:formula="of:=[.D68]/1800" office:value-type="float" office:value="0.0141755358378092" calcext:value-type="float">
            <text:p>0.0141755358378092</text:p>
          </table:table-cell>
          <table:table-cell table:formula="of:=[.E68]/9.5366" office:value-type="float" office:value="0.00148643498079077" calcext:value-type="float">
            <text:p>0.0014864349807907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30125380" calcext:value-type="float">
            <text:p>30125380</text:p>
          </table:table-cell>
          <table:table-cell table:formula="of:=[.C69]/2^20" office:value-type="float" office:value="28.7298011779785" calcext:value-type="float">
            <text:p>28.7298011779785</text:p>
          </table:table-cell>
          <table:table-cell table:formula="of:=[.D69]/1800" office:value-type="float" office:value="0.0159610006544325" calcext:value-type="float">
            <text:p>0.0159610006544325</text:p>
          </table:table-cell>
          <table:table-cell table:formula="of:=[.E69]/9.5366" office:value-type="float" office:value="0.00167365734689853" calcext:value-type="float">
            <text:p>0.00167365734689853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6646152" calcext:value-type="float">
            <text:p>26646152</text:p>
          </table:table-cell>
          <table:table-cell table:formula="of:=[.C70]/2^20" office:value-type="float" office:value="25.411750793457" calcext:value-type="float">
            <text:p>25.411750793457</text:p>
          </table:table-cell>
          <table:table-cell table:formula="of:=[.D70]/1800" office:value-type="float" office:value="0.0141176393296984" calcext:value-type="float">
            <text:p>0.0141176393296984</text:p>
          </table:table-cell>
          <table:table-cell table:formula="of:=[.E70]/9.5366" office:value-type="float" office:value="0.0014803640007653" calcext:value-type="float">
            <text:p>0.0014803640007653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23486520" calcext:value-type="float">
            <text:p>23486520</text:p>
          </table:table-cell>
          <table:table-cell table:formula="of:=[.C71]/2^20" office:value-type="float" office:value="22.3984909057617" calcext:value-type="float">
            <text:p>22.3984909057617</text:p>
          </table:table-cell>
          <table:table-cell table:formula="of:=[.D71]/1800" office:value-type="float" office:value="0.0124436060587565" calcext:value-type="float">
            <text:p>0.0124436060587565</text:p>
          </table:table-cell>
          <table:table-cell table:formula="of:=[.E71]/9.5366" office:value-type="float" office:value="0.00130482625450963" calcext:value-type="float">
            <text:p>0.00130482625450963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22981992" calcext:value-type="float">
            <text:p>22981992</text:p>
          </table:table-cell>
          <table:table-cell table:formula="of:=[.C72]/2^20" office:value-type="float" office:value="21.9173355102539" calcext:value-type="float">
            <text:p>21.9173355102539</text:p>
          </table:table-cell>
          <table:table-cell table:formula="of:=[.D72]/1800" office:value-type="float" office:value="0.0121762975056966" calcext:value-type="float">
            <text:p>0.0121762975056966</text:p>
          </table:table-cell>
          <table:table-cell table:formula="of:=[.E72]/9.5366" office:value-type="float" office:value="0.00127679650039811" calcext:value-type="float">
            <text:p>0.00127679650039811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28629944" calcext:value-type="float">
            <text:p>28629944</text:p>
          </table:table-cell>
          <table:table-cell table:formula="of:=[.C73]/2^20" office:value-type="float" office:value="27.3036422729492" calcext:value-type="float">
            <text:p>27.3036422729492</text:p>
          </table:table-cell>
          <table:table-cell table:formula="of:=[.D73]/1800" office:value-type="float" office:value="0.0151686901516385" calcext:value-type="float">
            <text:p>0.0151686901516385</text:p>
          </table:table-cell>
          <table:table-cell table:formula="of:=[.E73]/9.5366" office:value-type="float" office:value="0.0015905763219217" calcext:value-type="float">
            <text:p>0.0015905763219217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22744264" calcext:value-type="float">
            <text:p>22744264</text:p>
          </table:table-cell>
          <table:table-cell table:formula="of:=[.C74]/2^20" office:value-type="float" office:value="21.6906204223633" calcext:value-type="float">
            <text:p>21.6906204223633</text:p>
          </table:table-cell>
          <table:table-cell table:formula="of:=[.D74]/1800" office:value-type="float" office:value="0.0120503446790907" calcext:value-type="float">
            <text:p>0.0120503446790907</text:p>
          </table:table-cell>
          <table:table-cell table:formula="of:=[.E74]/9.5366" office:value-type="float" office:value="0.00126358919102098" calcext:value-type="float">
            <text:p>0.00126358919102098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24756440" calcext:value-type="float">
            <text:p>24756440</text:p>
          </table:table-cell>
          <table:table-cell table:formula="of:=[.C75]/2^20" office:value-type="float" office:value="23.6095809936523" calcext:value-type="float">
            <text:p>23.6095809936523</text:p>
          </table:table-cell>
          <table:table-cell table:formula="of:=[.D75]/1800" office:value-type="float" office:value="0.0131164338853624" calcext:value-type="float">
            <text:p>0.0131164338853624</text:p>
          </table:table-cell>
          <table:table-cell table:formula="of:=[.E75]/9.5366" office:value-type="float" office:value="0.00137537842473863" calcext:value-type="float">
            <text:p>0.00137537842473863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26687812" calcext:value-type="float">
            <text:p>26687812</text:p>
          </table:table-cell>
          <table:table-cell table:formula="of:=[.C76]/2^20" office:value-type="float" office:value="25.4514808654785" calcext:value-type="float">
            <text:p>25.4514808654785</text:p>
          </table:table-cell>
          <table:table-cell table:formula="of:=[.D76]/1800" office:value-type="float" office:value="0.0141397115919325" calcext:value-type="float">
            <text:p>0.0141397115919325</text:p>
          </table:table-cell>
          <table:table-cell table:formula="of:=[.E76]/9.5366" office:value-type="float" office:value="0.00148267847995434" calcext:value-type="float">
            <text:p>0.00148267847995434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2437104" calcext:value-type="float">
            <text:p>22437104</text:p>
          </table:table-cell>
          <table:table-cell table:formula="of:=[.C77]/2^20" office:value-type="float" office:value="21.3976898193359" calcext:value-type="float">
            <text:p>21.3976898193359</text:p>
          </table:table-cell>
          <table:table-cell table:formula="of:=[.D77]/1800" office:value-type="float" office:value="0.0118876054551866" calcext:value-type="float">
            <text:p>0.0118876054551866</text:p>
          </table:table-cell>
          <table:table-cell table:formula="of:=[.E77]/9.5366" office:value-type="float" office:value="0.00124652449040398" calcext:value-type="float">
            <text:p>0.00124652449040398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24639512" calcext:value-type="float">
            <text:p>24639512</text:p>
          </table:table-cell>
          <table:table-cell table:formula="of:=[.C78]/2^20" office:value-type="float" office:value="23.4980697631836" calcext:value-type="float">
            <text:p>23.4980697631836</text:p>
          </table:table-cell>
          <table:table-cell table:formula="of:=[.D78]/1800" office:value-type="float" office:value="0.0130544832017687" calcext:value-type="float">
            <text:p>0.0130544832017687</text:p>
          </table:table-cell>
          <table:table-cell table:formula="of:=[.E78]/9.5366" office:value-type="float" office:value="0.00136888232722025" calcext:value-type="float">
            <text:p>0.00136888232722025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23433260" calcext:value-type="float">
            <text:p>23433260</text:p>
          </table:table-cell>
          <table:table-cell table:formula="of:=[.C79]/2^20" office:value-type="float" office:value="22.3476982116699" calcext:value-type="float">
            <text:p>22.3476982116699</text:p>
          </table:table-cell>
          <table:table-cell table:formula="of:=[.D79]/1800" office:value-type="float" office:value="0.0124153878953722" calcext:value-type="float">
            <text:p>0.0124153878953722</text:p>
          </table:table-cell>
          <table:table-cell table:formula="of:=[.E79]/9.5366" office:value-type="float" office:value="0.00130186732120171" calcext:value-type="float">
            <text:p>0.00130186732120171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28829304" calcext:value-type="float">
            <text:p>28829304</text:p>
          </table:table-cell>
          <table:table-cell table:formula="of:=[.C80]/2^20" office:value-type="float" office:value="27.493766784668" calcext:value-type="float">
            <text:p>27.493766784668</text:p>
          </table:table-cell>
          <table:table-cell table:formula="of:=[.D80]/1800" office:value-type="float" office:value="0.0152743148803711" calcext:value-type="float">
            <text:p>0.0152743148803711</text:p>
          </table:table-cell>
          <table:table-cell table:formula="of:=[.E80]/9.5366" office:value-type="float" office:value="0.00160165204374422" calcext:value-type="float">
            <text:p>0.00160165204374422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25728376" calcext:value-type="float">
            <text:p>25728376</text:p>
          </table:table-cell>
          <table:table-cell table:formula="of:=[.C81]/2^20" office:value-type="float" office:value="24.536491394043" calcext:value-type="float">
            <text:p>24.536491394043</text:p>
          </table:table-cell>
          <table:table-cell table:formula="of:=[.D81]/1800" office:value-type="float" office:value="0.0136313841078017" calcext:value-type="float">
            <text:p>0.0136313841078017</text:p>
          </table:table-cell>
          <table:table-cell table:formula="of:=[.E81]/9.5366" office:value-type="float" office:value="0.00142937567978123" calcext:value-type="float">
            <text:p>0.00142937567978123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22341584" calcext:value-type="float">
            <text:p>22341584</text:p>
          </table:table-cell>
          <table:table-cell table:formula="of:=[.C82]/2^20" office:value-type="float" office:value="21.3065948486328" calcext:value-type="float">
            <text:p>21.3065948486328</text:p>
          </table:table-cell>
          <table:table-cell table:formula="of:=[.D82]/1800" office:value-type="float" office:value="0.0118369971381293" calcext:value-type="float">
            <text:p>0.0118369971381293</text:p>
          </table:table-cell>
          <table:table-cell table:formula="of:=[.E82]/9.5366" office:value-type="float" office:value="0.00124121774407329" calcext:value-type="float">
            <text:p>0.00124121774407329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21156148" calcext:value-type="float">
            <text:p>21156148</text:p>
          </table:table-cell>
          <table:table-cell table:formula="of:=[.C83]/2^20" office:value-type="float" office:value="20.1760749816895" calcext:value-type="float">
            <text:p>20.1760749816895</text:p>
          </table:table-cell>
          <table:table-cell table:formula="of:=[.D83]/1800" office:value-type="float" office:value="0.011208930545383" calcext:value-type="float">
            <text:p>0.011208930545383</text:p>
          </table:table-cell>
          <table:table-cell table:formula="of:=[.E83]/9.5366" office:value-type="float" office:value="0.00117535919985981" calcext:value-type="float">
            <text:p>0.00117535919985981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26441872" calcext:value-type="float">
            <text:p>26441872</text:p>
          </table:table-cell>
          <table:table-cell table:formula="of:=[.C84]/2^20" office:value-type="float" office:value="25.2169342041016" calcext:value-type="float">
            <text:p>25.2169342041016</text:p>
          </table:table-cell>
          <table:table-cell table:formula="of:=[.D84]/1800" office:value-type="float" office:value="0.0140094078911675" calcext:value-type="float">
            <text:p>0.0140094078911675</text:p>
          </table:table-cell>
          <table:table-cell table:formula="of:=[.E84]/9.5366" office:value-type="float" office:value="0.00146901494150615" calcext:value-type="float">
            <text:p>0.00146901494150615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19687228" calcext:value-type="float">
            <text:p>19687228</text:p>
          </table:table-cell>
          <table:table-cell table:formula="of:=[.C85]/2^20" office:value-type="float" office:value="18.775203704834" calcext:value-type="float">
            <text:p>18.775203704834</text:p>
          </table:table-cell>
          <table:table-cell table:formula="of:=[.D85]/1800" office:value-type="float" office:value="0.0104306687249078" calcext:value-type="float">
            <text:p>0.0104306687249078</text:p>
          </table:table-cell>
          <table:table-cell table:formula="of:=[.E85]/9.5366" office:value-type="float" office:value="0.00109375130810853" calcext:value-type="float">
            <text:p>0.0010937513081085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1061946452" calcext:value-type="float">
            <text:p>1061946452</text:p>
          </table:table-cell>
          <table:table-cell table:formula="of:=SUM([.D46:.D85])" office:value-type="float" office:value="1012.75105667114" calcext:value-type="float">
            <text:p>1012.75105667114</text:p>
          </table:table-cell>
          <table:table-cell table:formula="of:=[.D86]/1800" office:value-type="float" office:value="0.562639475928413" calcext:value-type="float">
            <text:p>0.562639475928413</text:p>
          </table:table-cell>
          <table:table-cell table:formula="of:=[.E86]/9.5366" office:value-type="float" office:value="0.0589979107783081" calcext:value-type="float">
            <text:p>0.0589979107783081</text:p>
          </table:table-cell>
        </table:table-row>
      </table:table>
      <table:table table:name="VegasPlusPlus_CNN_ACK_RT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95861140" calcext:value-type="float">
            <text:p>95861140</text:p>
          </table:table-cell>
          <table:table-cell table:formula="of:=[.C2]/2^20" office:value-type="float" office:value="91.4203071594238" calcext:value-type="float">
            <text:p>91.4203071594238</text:p>
          </table:table-cell>
          <table:table-cell table:formula="of:=[.D2]/1800" office:value-type="float" office:value="0.0507890595330132" calcext:value-type="float">
            <text:p>0.0507890595330132</text:p>
          </table:table-cell>
          <table:table-cell table:formula="of:=[.E2]/9.5366" office:value-type="float" office:value="0.00532569883742772" calcext:value-type="float">
            <text:p>0.0053256988374277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9531612" calcext:value-type="float">
            <text:p>89531612</text:p>
          </table:table-cell>
          <table:table-cell table:formula="of:=[.C3]/2^20" office:value-type="float" office:value="85.3839988708496" calcext:value-type="float">
            <text:p>85.3839988708496</text:p>
          </table:table-cell>
          <table:table-cell table:formula="of:=[.D3]/1800" office:value-type="float" office:value="0.0474355549282498" calcext:value-type="float">
            <text:p>0.0474355549282498</text:p>
          </table:table-cell>
          <table:table-cell table:formula="of:=[.E3]/9.5366" office:value-type="float" office:value="0.00497405311413395" calcext:value-type="float">
            <text:p>0.0049740531141339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1853104" calcext:value-type="float">
            <text:p>91853104</text:p>
          </table:table-cell>
          <table:table-cell table:formula="of:=[.C4]/2^20" office:value-type="float" office:value="87.5979461669922" calcext:value-type="float">
            <text:p>87.5979461669922</text:p>
          </table:table-cell>
          <table:table-cell table:formula="of:=[.D4]/1800" office:value-type="float" office:value="0.048665525648329" calcext:value-type="float">
            <text:p>0.048665525648329</text:p>
          </table:table-cell>
          <table:table-cell table:formula="of:=[.E4]/9.5366" office:value-type="float" office:value="0.00510302682804448" calcext:value-type="float">
            <text:p>0.005103026828044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1135044" calcext:value-type="float">
            <text:p>91135044</text:p>
          </table:table-cell>
          <table:table-cell table:formula="of:=[.C5]/2^20" office:value-type="float" office:value="86.9131507873535" calcext:value-type="float">
            <text:p>86.9131507873535</text:p>
          </table:table-cell>
          <table:table-cell table:formula="of:=[.D5]/1800" office:value-type="float" office:value="0.048285083770752" calcext:value-type="float">
            <text:p>0.048285083770752</text:p>
          </table:table-cell>
          <table:table-cell table:formula="of:=[.E5]/9.5366" office:value-type="float" office:value="0.00506313400695761" calcext:value-type="float">
            <text:p>0.0050631340069576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94453512" calcext:value-type="float">
            <text:p>94453512</text:p>
          </table:table-cell>
          <table:table-cell table:formula="of:=[.C6]/2^20" office:value-type="float" office:value="90.0778884887695" calcext:value-type="float">
            <text:p>90.0778884887695</text:p>
          </table:table-cell>
          <table:table-cell table:formula="of:=[.D6]/1800" office:value-type="float" office:value="0.0500432713826497" calcext:value-type="float">
            <text:p>0.0500432713826497</text:p>
          </table:table-cell>
          <table:table-cell table:formula="of:=[.E6]/9.5366" office:value-type="float" office:value="0.00524749610790531" calcext:value-type="float">
            <text:p>0.0052474961079053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462834412" calcext:value-type="float">
            <text:p>462834412</text:p>
          </table:table-cell>
          <table:table-cell table:formula="of:=[.C7]/2^20" office:value-type="float" office:value="441.393291473389" calcext:value-type="float">
            <text:p>441.393291473389</text:p>
          </table:table-cell>
          <table:table-cell table:formula="of:=[.D7]/1800" office:value-type="float" office:value="0.245218495262994" calcext:value-type="float">
            <text:p>0.245218495262994</text:p>
          </table:table-cell>
          <table:table-cell table:formula="of:=[.E7]/9.5366" office:value-type="float" office:value="0.0257134088944691" calcext:value-type="float">
            <text:p>0.025713408894469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94800264" calcext:value-type="float">
            <text:p>94800264</text:p>
          </table:table-cell>
          <table:table-cell table:formula="of:=[.C10]/2^20" office:value-type="float" office:value="90.408576965332" calcext:value-type="float">
            <text:p>90.408576965332</text:p>
          </table:table-cell>
          <table:table-cell table:formula="of:=[.D10]/1800" office:value-type="float" office:value="0.0502269872029622" calcext:value-type="float">
            <text:p>0.0502269872029622</text:p>
          </table:table-cell>
          <table:table-cell table:formula="of:=[.E10]/9.5366" office:value-type="float" office:value="0.00526676039709773" calcext:value-type="float">
            <text:p>0.0052667603970977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7387560" calcext:value-type="float">
            <text:p>87387560</text:p>
          </table:table-cell>
          <table:table-cell table:formula="of:=[.C11]/2^20" office:value-type="float" office:value="83.3392715454102" calcext:value-type="float">
            <text:p>83.3392715454102</text:p>
          </table:table-cell>
          <table:table-cell table:formula="of:=[.D11]/1800" office:value-type="float" office:value="0.0462995953030056" calcext:value-type="float">
            <text:p>0.0462995953030056</text:p>
          </table:table-cell>
          <table:table-cell table:formula="of:=[.E11]/9.5366" office:value-type="float" office:value="0.00485493732598679" calcext:value-type="float">
            <text:p>0.0048549373259867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6265516" calcext:value-type="float">
            <text:p>96265516</text:p>
          </table:table-cell>
          <table:table-cell table:formula="of:=[.C12]/2^20" office:value-type="float" office:value="91.8059501647949" calcext:value-type="float">
            <text:p>91.8059501647949</text:p>
          </table:table-cell>
          <table:table-cell table:formula="of:=[.D12]/1800" office:value-type="float" office:value="0.0510033056471083" calcext:value-type="float">
            <text:p>0.0510033056471083</text:p>
          </table:table-cell>
          <table:table-cell table:formula="of:=[.E12]/9.5366" office:value-type="float" office:value="0.00534816450801211" calcext:value-type="float">
            <text:p>0.0053481645080121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0243796" calcext:value-type="float">
            <text:p>90243796</text:p>
          </table:table-cell>
          <table:table-cell table:formula="of:=[.C13]/2^20" office:value-type="float" office:value="86.0631904602051" calcext:value-type="float">
            <text:p>86.0631904602051</text:p>
          </table:table-cell>
          <table:table-cell table:formula="of:=[.D13]/1800" office:value-type="float" office:value="0.0478128835890028" calcext:value-type="float">
            <text:p>0.0478128835890028</text:p>
          </table:table-cell>
          <table:table-cell table:formula="of:=[.E13]/9.5366" office:value-type="float" office:value="0.00501361948587577" calcext:value-type="float">
            <text:p>0.0050136194858757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7622852" calcext:value-type="float">
            <text:p>87622852</text:p>
          </table:table-cell>
          <table:table-cell table:formula="of:=[.C14]/2^20" office:value-type="float" office:value="83.563663482666" calcext:value-type="float">
            <text:p>83.563663482666</text:p>
          </table:table-cell>
          <table:table-cell table:formula="of:=[.D14]/1800" office:value-type="float" office:value="0.04642425749037" calcext:value-type="float">
            <text:p>0.04642425749037</text:p>
          </table:table-cell>
          <table:table-cell table:formula="of:=[.E14]/9.5366" office:value-type="float" office:value="0.00486800929999895" calcext:value-type="float">
            <text:p>0.0048680092999989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88141008" calcext:value-type="float">
            <text:p>88141008</text:p>
          </table:table-cell>
          <table:table-cell table:formula="of:=[.C15]/2^20" office:value-type="float" office:value="84.0578155517578" calcext:value-type="float">
            <text:p>84.0578155517578</text:p>
          </table:table-cell>
          <table:table-cell table:formula="of:=[.D15]/1800" office:value-type="float" office:value="0.0466987864176432" calcext:value-type="float">
            <text:p>0.0466987864176432</text:p>
          </table:table-cell>
          <table:table-cell table:formula="of:=[.E15]/9.5366" office:value-type="float" office:value="0.00489679617658738" calcext:value-type="float">
            <text:p>0.0048967961765873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1897212" calcext:value-type="float">
            <text:p>91897212</text:p>
          </table:table-cell>
          <table:table-cell table:formula="of:=[.C16]/2^20" office:value-type="float" office:value="87.6400108337402" calcext:value-type="float">
            <text:p>87.6400108337402</text:p>
          </table:table-cell>
          <table:table-cell table:formula="of:=[.D16]/1800" office:value-type="float" office:value="0.0486888949076335" calcext:value-type="float">
            <text:p>0.0486888949076335</text:p>
          </table:table-cell>
          <table:table-cell table:formula="of:=[.E16]/9.5366" office:value-type="float" office:value="0.00510547730927516" calcext:value-type="float">
            <text:p>0.0051054773092751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85684812" calcext:value-type="float">
            <text:p>85684812</text:p>
          </table:table-cell>
          <table:table-cell table:formula="of:=[.C17]/2^20" office:value-type="float" office:value="81.715404510498" calcext:value-type="float">
            <text:p>81.715404510498</text:p>
          </table:table-cell>
          <table:table-cell table:formula="of:=[.D17]/1800" office:value-type="float" office:value="0.0453974469502767" calcext:value-type="float">
            <text:p>0.0453974469502767</text:p>
          </table:table-cell>
          <table:table-cell table:formula="of:=[.E17]/9.5366" office:value-type="float" office:value="0.00476033879477767" calcext:value-type="float">
            <text:p>0.0047603387947776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88678184" calcext:value-type="float">
            <text:p>88678184</text:p>
          </table:table-cell>
          <table:table-cell table:formula="of:=[.C18]/2^20" office:value-type="float" office:value="84.5701065063477" calcext:value-type="float">
            <text:p>84.5701065063477</text:p>
          </table:table-cell>
          <table:table-cell table:formula="of:=[.D18]/1800" office:value-type="float" office:value="0.0469833925035265" calcext:value-type="float">
            <text:p>0.0469833925035265</text:p>
          </table:table-cell>
          <table:table-cell table:formula="of:=[.E18]/9.5366" office:value-type="float" office:value="0.00492663973570523" calcext:value-type="float">
            <text:p>0.004926639735705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6511208" calcext:value-type="float">
            <text:p>86511208</text:p>
          </table:table-cell>
          <table:table-cell table:formula="of:=[.C19]/2^20" office:value-type="float" office:value="82.5035171508789" calcext:value-type="float">
            <text:p>82.5035171508789</text:p>
          </table:table-cell>
          <table:table-cell table:formula="of:=[.D19]/1800" office:value-type="float" office:value="0.0458352873060438" calcext:value-type="float">
            <text:p>0.0458352873060438</text:p>
          </table:table-cell>
          <table:table-cell table:formula="of:=[.E19]/9.5366" office:value-type="float" office:value="0.00480625037288382" calcext:value-type="float">
            <text:p>0.0048062503728838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897232412" calcext:value-type="float">
            <text:p>897232412</text:p>
          </table:table-cell>
          <table:table-cell table:formula="of:=[.C20]/2^20" office:value-type="float" office:value="855.667507171631" calcext:value-type="float">
            <text:p>855.667507171631</text:p>
          </table:table-cell>
          <table:table-cell table:formula="of:=[.D20]/1800" office:value-type="float" office:value="0.475370837317573" calcext:value-type="float">
            <text:p>0.475370837317573</text:p>
          </table:table-cell>
          <table:table-cell table:formula="of:=[.E20]/9.5366" office:value-type="float" office:value="0.0498469934062006" calcext:value-type="float">
            <text:p>0.04984699340620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88138520" calcext:value-type="float">
            <text:p>88138520</text:p>
          </table:table-cell>
          <table:table-cell table:formula="of:=[.C23]/2^20" office:value-type="float" office:value="84.0554428100586" calcext:value-type="float">
            <text:p>84.0554428100586</text:p>
          </table:table-cell>
          <table:table-cell table:formula="of:=[.D23]/1800" office:value-type="float" office:value="0.0466974682278103" calcext:value-type="float">
            <text:p>0.0466974682278103</text:p>
          </table:table-cell>
          <table:table-cell table:formula="of:=[.E23]/9.5366" office:value-type="float" office:value="0.00489665795229016" calcext:value-type="float">
            <text:p>0.0048966579522901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9813580" calcext:value-type="float">
            <text:p>79813580</text:p>
          </table:table-cell>
          <table:table-cell table:formula="of:=[.C24]/2^20" office:value-type="float" office:value="76.1161613464356" calcext:value-type="float">
            <text:p>76.1161613464356</text:p>
          </table:table-cell>
          <table:table-cell table:formula="of:=[.D24]/1800" office:value-type="float" office:value="0.0422867563035753" calcext:value-type="float">
            <text:p>0.0422867563035753</text:p>
          </table:table-cell>
          <table:table-cell table:formula="of:=[.E24]/9.5366" office:value-type="float" office:value="0.0044341543425933" calcext:value-type="float">
            <text:p>0.004434154342593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9665856" calcext:value-type="float">
            <text:p>79665856</text:p>
          </table:table-cell>
          <table:table-cell table:formula="of:=[.C25]/2^20" office:value-type="float" office:value="75.9752807617187" calcext:value-type="float">
            <text:p>75.9752807617187</text:p>
          </table:table-cell>
          <table:table-cell table:formula="of:=[.D25]/1800" office:value-type="float" office:value="0.042208489312066" calcext:value-type="float">
            <text:p>0.042208489312066</text:p>
          </table:table-cell>
          <table:table-cell table:formula="of:=[.E25]/9.5366" office:value-type="float" office:value="0.00442594733050206" calcext:value-type="float">
            <text:p>0.0044259473305020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1717020" calcext:value-type="float">
            <text:p>91717020</text:p>
          </table:table-cell>
          <table:table-cell table:formula="of:=[.C26]/2^20" office:value-type="float" office:value="87.4681663513184" calcext:value-type="float">
            <text:p>87.4681663513184</text:p>
          </table:table-cell>
          <table:table-cell table:formula="of:=[.D26]/1800" office:value-type="float" office:value="0.0485934257507324" calcext:value-type="float">
            <text:p>0.0485934257507324</text:p>
          </table:table-cell>
          <table:table-cell table:formula="of:=[.E26]/9.5366" office:value-type="float" office:value="0.00509546649232771" calcext:value-type="float">
            <text:p>0.0050954664923277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2081436" calcext:value-type="float">
            <text:p>82081436</text:p>
          </table:table-cell>
          <table:table-cell table:formula="of:=[.C27]/2^20" office:value-type="float" office:value="78.2789573669434" calcext:value-type="float">
            <text:p>78.2789573669434</text:p>
          </table:table-cell>
          <table:table-cell table:formula="of:=[.D27]/1800" office:value-type="float" office:value="0.0434883096483019" calcext:value-type="float">
            <text:p>0.0434883096483019</text:p>
          </table:table-cell>
          <table:table-cell table:formula="of:=[.E27]/9.5366" office:value-type="float" office:value="0.00456014823399344" calcext:value-type="float">
            <text:p>0.00456014823399344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81175764" calcext:value-type="float">
            <text:p>81175764</text:p>
          </table:table-cell>
          <table:table-cell table:formula="of:=[.C28]/2^20" office:value-type="float" office:value="77.4152412414551" calcext:value-type="float">
            <text:p>77.4152412414551</text:p>
          </table:table-cell>
          <table:table-cell table:formula="of:=[.D28]/1800" office:value-type="float" office:value="0.0430084673563639" calcext:value-type="float">
            <text:p>0.0430084673563639</text:p>
          </table:table-cell>
          <table:table-cell table:formula="of:=[.E28]/9.5366" office:value-type="float" office:value="0.00450983236754859" calcext:value-type="float">
            <text:p>0.00450983236754859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78002568" calcext:value-type="float">
            <text:p>78002568</text:p>
          </table:table-cell>
          <table:table-cell table:formula="of:=[.C29]/2^20" office:value-type="float" office:value="74.389045715332" calcext:value-type="float">
            <text:p>74.389045715332</text:p>
          </table:table-cell>
          <table:table-cell table:formula="of:=[.D29]/1800" office:value-type="float" office:value="0.0413272476196289" calcext:value-type="float">
            <text:p>0.0413272476196289</text:p>
          </table:table-cell>
          <table:table-cell table:formula="of:=[.E29]/9.5366" office:value-type="float" office:value="0.00433354105442494" calcext:value-type="float">
            <text:p>0.0043335410544249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82176112" calcext:value-type="float">
            <text:p>82176112</text:p>
          </table:table-cell>
          <table:table-cell table:formula="of:=[.C30]/2^20" office:value-type="float" office:value="78.3692474365234" calcext:value-type="float">
            <text:p>78.3692474365234</text:p>
          </table:table-cell>
          <table:table-cell table:formula="of:=[.D30]/1800" office:value-type="float" office:value="0.0435384707980686" calcext:value-type="float">
            <text:p>0.0435384707980686</text:p>
          </table:table-cell>
          <table:table-cell table:formula="of:=[.E30]/9.5366" office:value-type="float" office:value="0.00456540809073135" calcext:value-type="float">
            <text:p>0.0045654080907313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83873308" calcext:value-type="float">
            <text:p>83873308</text:p>
          </table:table-cell>
          <table:table-cell table:formula="of:=[.C31]/2^20" office:value-type="float" office:value="79.9878196716309" calcext:value-type="float">
            <text:p>79.9878196716309</text:p>
          </table:table-cell>
          <table:table-cell table:formula="of:=[.D31]/1800" office:value-type="float" office:value="0.0444376775953505" calcext:value-type="float">
            <text:p>0.0444376775953505</text:p>
          </table:table-cell>
          <table:table-cell table:formula="of:=[.E31]/9.5366" office:value-type="float" office:value="0.00465969817286564" calcext:value-type="float">
            <text:p>0.00465969817286564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78548068" calcext:value-type="float">
            <text:p>78548068</text:p>
          </table:table-cell>
          <table:table-cell table:formula="of:=[.C32]/2^20" office:value-type="float" office:value="74.9092750549316" calcext:value-type="float">
            <text:p>74.9092750549316</text:p>
          </table:table-cell>
          <table:table-cell table:formula="of:=[.D32]/1800" office:value-type="float" office:value="0.0416162639194065" calcext:value-type="float">
            <text:p>0.0416162639194065</text:p>
          </table:table-cell>
          <table:table-cell table:formula="of:=[.E32]/9.5366" office:value-type="float" office:value="0.00436384706492948" calcext:value-type="float">
            <text:p>0.00436384706492948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80675964" calcext:value-type="float">
            <text:p>80675964</text:p>
          </table:table-cell>
          <table:table-cell table:formula="of:=[.C33]/2^20" office:value-type="float" office:value="76.9385948181152" calcext:value-type="float">
            <text:p>76.9385948181152</text:p>
          </table:table-cell>
          <table:table-cell table:formula="of:=[.D33]/1800" office:value-type="float" office:value="0.0427436637878418" calcext:value-type="float">
            <text:p>0.0427436637878418</text:p>
          </table:table-cell>
          <table:table-cell table:formula="of:=[.E33]/9.5366" office:value-type="float" office:value="0.00448206528404691" calcext:value-type="float">
            <text:p>0.00448206528404691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83348508" calcext:value-type="float">
            <text:p>83348508</text:p>
          </table:table-cell>
          <table:table-cell table:formula="of:=[.C34]/2^20" office:value-type="float" office:value="79.4873313903809" calcext:value-type="float">
            <text:p>79.4873313903809</text:p>
          </table:table-cell>
          <table:table-cell table:formula="of:=[.D34]/1800" office:value-type="float" office:value="0.0441596285502116" calcext:value-type="float">
            <text:p>0.0441596285502116</text:p>
          </table:table-cell>
          <table:table-cell table:formula="of:=[.E34]/9.5366" office:value-type="float" office:value="0.00463054217962498" calcext:value-type="float">
            <text:p>0.0046305421796249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80692664" calcext:value-type="float">
            <text:p>80692664</text:p>
          </table:table-cell>
          <table:table-cell table:formula="of:=[.C35]/2^20" office:value-type="float" office:value="76.9545211791992" calcext:value-type="float">
            <text:p>76.9545211791992</text:p>
          </table:table-cell>
          <table:table-cell table:formula="of:=[.D35]/1800" office:value-type="float" office:value="0.0427525117662218" calcext:value-type="float">
            <text:p>0.0427525117662218</text:p>
          </table:table-cell>
          <table:table-cell table:formula="of:=[.E35]/9.5366" office:value-type="float" office:value="0.00448299307575255" calcext:value-type="float">
            <text:p>0.00448299307575255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81517868" calcext:value-type="float">
            <text:p>81517868</text:p>
          </table:table-cell>
          <table:table-cell table:formula="of:=[.C36]/2^20" office:value-type="float" office:value="77.7414970397949" calcext:value-type="float">
            <text:p>77.7414970397949</text:p>
          </table:table-cell>
          <table:table-cell table:formula="of:=[.D36]/1800" office:value-type="float" office:value="0.0431897205776639" calcext:value-type="float">
            <text:p>0.0431897205776639</text:p>
          </table:table-cell>
          <table:table-cell table:formula="of:=[.E36]/9.5366" office:value-type="float" office:value="0.00452883843064235" calcext:value-type="float">
            <text:p>0.0045288384306423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8984504" calcext:value-type="float">
            <text:p>78984504</text:p>
          </table:table-cell>
          <table:table-cell table:formula="of:=[.C37]/2^20" office:value-type="float" office:value="75.3254928588867" calcext:value-type="float">
            <text:p>75.3254928588867</text:p>
          </table:table-cell>
          <table:table-cell table:formula="of:=[.D37]/1800" office:value-type="float" office:value="0.0418474960327148" calcext:value-type="float">
            <text:p>0.0418474960327148</text:p>
          </table:table-cell>
          <table:table-cell table:formula="of:=[.E37]/9.5366" office:value-type="float" office:value="0.00438809387336313" calcext:value-type="float">
            <text:p>0.0043880938733631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8239760" calcext:value-type="float">
            <text:p>78239760</text:p>
          </table:table-cell>
          <table:table-cell table:formula="of:=[.C38]/2^20" office:value-type="float" office:value="74.6152496337891" calcext:value-type="float">
            <text:p>74.6152496337891</text:p>
          </table:table-cell>
          <table:table-cell table:formula="of:=[.D38]/1800" office:value-type="float" office:value="0.0414529164632161" calcext:value-type="float">
            <text:p>0.0414529164632161</text:p>
          </table:table-cell>
          <table:table-cell table:formula="of:=[.E38]/9.5366" office:value-type="float" office:value="0.00434671858557727" calcext:value-type="float">
            <text:p>0.00434671858557727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74673676" calcext:value-type="float">
            <text:p>74673676</text:p>
          </table:table-cell>
          <table:table-cell table:formula="of:=[.C39]/2^20" office:value-type="float" office:value="71.2143669128418" calcext:value-type="float">
            <text:p>71.2143669128418</text:p>
          </table:table-cell>
          <table:table-cell table:formula="of:=[.D39]/1800" office:value-type="float" office:value="0.039563537173801" calcext:value-type="float">
            <text:p>0.039563537173801</text:p>
          </table:table-cell>
          <table:table-cell table:formula="of:=[.E39]/9.5366" office:value-type="float" office:value="0.00414859983367248" calcext:value-type="float">
            <text:p>0.00414859983367248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74613560" calcext:value-type="float">
            <text:p>74613560</text:p>
          </table:table-cell>
          <table:table-cell table:formula="of:=[.C40]/2^20" office:value-type="float" office:value="71.1570358276367" calcext:value-type="float">
            <text:p>71.1570358276367</text:p>
          </table:table-cell>
          <table:table-cell table:formula="of:=[.D40]/1800" office:value-type="float" office:value="0.0395316865709093" calcext:value-type="float">
            <text:p>0.0395316865709093</text:p>
          </table:table-cell>
          <table:table-cell table:formula="of:=[.E40]/9.5366" office:value-type="float" office:value="0.00414526000575774" calcext:value-type="float">
            <text:p>0.00414526000575774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82246596" calcext:value-type="float">
            <text:p>82246596</text:p>
          </table:table-cell>
          <table:table-cell table:formula="of:=[.C41]/2^20" office:value-type="float" office:value="78.436466217041" calcext:value-type="float">
            <text:p>78.436466217041</text:p>
          </table:table-cell>
          <table:table-cell table:formula="of:=[.D41]/1800" office:value-type="float" office:value="0.0435758145650228" calcext:value-type="float">
            <text:p>0.0435758145650228</text:p>
          </table:table-cell>
          <table:table-cell table:formula="of:=[.E41]/9.5366" office:value-type="float" office:value="0.00456932392729304" calcext:value-type="float">
            <text:p>0.00456932392729304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79637744" calcext:value-type="float">
            <text:p>79637744</text:p>
          </table:table-cell>
          <table:table-cell table:formula="of:=[.C42]/2^20" office:value-type="float" office:value="75.9484710693359" calcext:value-type="float">
            <text:p>75.9484710693359</text:p>
          </table:table-cell>
          <table:table-cell table:formula="of:=[.D42]/1800" office:value-type="float" office:value="0.04219359503852" calcext:value-type="float">
            <text:p>0.04219359503852</text:p>
          </table:table-cell>
          <table:table-cell table:formula="of:=[.E42]/9.5366" office:value-type="float" office:value="0.00442438552927877" calcext:value-type="float">
            <text:p>0.0044243855292787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1619823076" calcext:value-type="float">
            <text:p>1619823076</text:p>
          </table:table-cell>
          <table:table-cell table:formula="of:=SUM([.D23:.D42])" office:value-type="float" office:value="1544.78366470337" calcext:value-type="float">
            <text:p>1544.78366470337</text:p>
          </table:table-cell>
          <table:table-cell table:formula="of:=[.D43]/1800" office:value-type="float" office:value="0.858213147057427" calcext:value-type="float">
            <text:p>0.858213147057427</text:p>
          </table:table-cell>
          <table:table-cell table:formula="of:=[.E43]/9.5366" office:value-type="float" office:value="0.0899915218272159" calcext:value-type="float">
            <text:p>0.08999152182721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6405720" calcext:value-type="float">
            <text:p>56405720</text:p>
          </table:table-cell>
          <table:table-cell table:formula="of:=[.C46]/2^20" office:value-type="float" office:value="53.7926864624023" calcext:value-type="float">
            <text:p>53.7926864624023</text:p>
          </table:table-cell>
          <table:table-cell table:formula="of:=[.D46]/1800" office:value-type="float" office:value="0.0298848258124457" calcext:value-type="float">
            <text:p>0.0298848258124457</text:p>
          </table:table-cell>
          <table:table-cell table:formula="of:=[.E46]/9.5366" office:value-type="float" office:value="0.0031336981536864" calcext:value-type="float">
            <text:p>0.003133698153686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4262704" calcext:value-type="float">
            <text:p>64262704</text:p>
          </table:table-cell>
          <table:table-cell table:formula="of:=[.C47]/2^20" office:value-type="float" office:value="61.2856903076172" calcext:value-type="float">
            <text:p>61.2856903076172</text:p>
          </table:table-cell>
          <table:table-cell table:formula="of:=[.D47]/1800" office:value-type="float" office:value="0.034047605726454" calcext:value-type="float">
            <text:p>0.034047605726454</text:p>
          </table:table-cell>
          <table:table-cell table:formula="of:=[.E47]/9.5366" office:value-type="float" office:value="0.0035702038175507" calcext:value-type="float">
            <text:p>0.003570203817550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9468244" calcext:value-type="float">
            <text:p>69468244</text:p>
          </table:table-cell>
          <table:table-cell table:formula="of:=[.C48]/2^20" office:value-type="float" office:value="66.2500801086426" calcext:value-type="float">
            <text:p>66.2500801086426</text:p>
          </table:table-cell>
          <table:table-cell table:formula="of:=[.D48]/1800" office:value-type="float" office:value="0.036805600060357" calcext:value-type="float">
            <text:p>0.036805600060357</text:p>
          </table:table-cell>
          <table:table-cell table:formula="of:=[.E48]/9.5366" office:value-type="float" office:value="0.00385940482565663" calcext:value-type="float">
            <text:p>0.0038594048256566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5881180" calcext:value-type="float">
            <text:p>75881180</text:p>
          </table:table-cell>
          <table:table-cell table:formula="of:=[.C49]/2^20" office:value-type="float" office:value="72.3659324645996" calcext:value-type="float">
            <text:p>72.3659324645996</text:p>
          </table:table-cell>
          <table:table-cell table:formula="of:=[.D49]/1800" office:value-type="float" office:value="0.0402032958136665" calcext:value-type="float">
            <text:p>0.0402032958136665</text:p>
          </table:table-cell>
          <table:table-cell table:formula="of:=[.E49]/9.5366" office:value-type="float" office:value="0.00421568439629076" calcext:value-type="float">
            <text:p>0.0042156843962907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8479504" calcext:value-type="float">
            <text:p>58479504</text:p>
          </table:table-cell>
          <table:table-cell table:formula="of:=[.C50]/2^20" office:value-type="float" office:value="55.7704010009766" calcext:value-type="float">
            <text:p>55.7704010009766</text:p>
          </table:table-cell>
          <table:table-cell table:formula="of:=[.D50]/1800" office:value-type="float" office:value="0.0309835561116536" calcext:value-type="float">
            <text:p>0.0309835561116536</text:p>
          </table:table-cell>
          <table:table-cell table:formula="of:=[.E50]/9.5366" office:value-type="float" office:value="0.00324891010545201" calcext:value-type="float">
            <text:p>0.00324891010545201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53775400" calcext:value-type="float">
            <text:p>53775400</text:p>
          </table:table-cell>
          <table:table-cell table:formula="of:=[.C51]/2^20" office:value-type="float" office:value="51.2842178344727" calcext:value-type="float">
            <text:p>51.2842178344727</text:p>
          </table:table-cell>
          <table:table-cell table:formula="of:=[.D51]/1800" office:value-type="float" office:value="0.0284912321302626" calcext:value-type="float">
            <text:p>0.0284912321302626</text:p>
          </table:table-cell>
          <table:table-cell table:formula="of:=[.E51]/9.5366" office:value-type="float" office:value="0.00298756707110108" calcext:value-type="float">
            <text:p>0.0029875670711010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65932252" calcext:value-type="float">
            <text:p>65932252</text:p>
          </table:table-cell>
          <table:table-cell table:formula="of:=[.C52]/2^20" office:value-type="float" office:value="62.8778953552246" calcext:value-type="float">
            <text:p>62.8778953552246</text:p>
          </table:table-cell>
          <table:table-cell table:formula="of:=[.D52]/1800" office:value-type="float" office:value="0.0349321640862359" calcext:value-type="float">
            <text:p>0.0349321640862359</text:p>
          </table:table-cell>
          <table:table-cell table:formula="of:=[.E52]/9.5366" office:value-type="float" office:value="0.00366295787662646" calcext:value-type="float">
            <text:p>0.0036629578766264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9380512" calcext:value-type="float">
            <text:p>69380512</text:p>
          </table:table-cell>
          <table:table-cell table:formula="of:=[.C53]/2^20" office:value-type="float" office:value="66.1664123535156" calcext:value-type="float">
            <text:p>66.1664123535156</text:p>
          </table:table-cell>
          <table:table-cell table:formula="of:=[.D53]/1800" office:value-type="float" office:value="0.0367591179741753" calcext:value-type="float">
            <text:p>0.0367591179741753</text:p>
          </table:table-cell>
          <table:table-cell table:formula="of:=[.E53]/9.5366" office:value-type="float" office:value="0.00385453075248782" calcext:value-type="float">
            <text:p>0.0038545307524878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1830768" calcext:value-type="float">
            <text:p>51830768</text:p>
          </table:table-cell>
          <table:table-cell table:formula="of:=[.C54]/2^20" office:value-type="float" office:value="49.4296722412109" calcext:value-type="float">
            <text:p>49.4296722412109</text:p>
          </table:table-cell>
          <table:table-cell table:formula="of:=[.D54]/1800" office:value-type="float" office:value="0.027460929022895" calcext:value-type="float">
            <text:p>0.027460929022895</text:p>
          </table:table-cell>
          <table:table-cell table:formula="of:=[.E54]/9.5366" office:value-type="float" office:value="0.00287953033815982" calcext:value-type="float">
            <text:p>0.0028795303381598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4895724" calcext:value-type="float">
            <text:p>54895724</text:p>
          </table:table-cell>
          <table:table-cell table:formula="of:=[.C55]/2^20" office:value-type="float" office:value="52.3526420593262" calcext:value-type="float">
            <text:p>52.3526420593262</text:p>
          </table:table-cell>
          <table:table-cell table:formula="of:=[.D55]/1800" office:value-type="float" office:value="0.0290848011440701" calcext:value-type="float">
            <text:p>0.0290848011440701</text:p>
          </table:table-cell>
          <table:table-cell table:formula="of:=[.E55]/9.5366" office:value-type="float" office:value="0.00304980822767759" calcext:value-type="float">
            <text:p>0.00304980822767759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44776380" calcext:value-type="float">
            <text:p>44776380</text:p>
          </table:table-cell>
          <table:table-cell table:formula="of:=[.C56]/2^20" office:value-type="float" office:value="42.7020835876465" calcext:value-type="float">
            <text:p>42.7020835876465</text:p>
          </table:table-cell>
          <table:table-cell table:formula="of:=[.D56]/1800" office:value-type="float" office:value="0.0237233797709147" calcext:value-type="float">
            <text:p>0.0237233797709147</text:p>
          </table:table-cell>
          <table:table-cell table:formula="of:=[.E56]/9.5366" office:value-type="float" office:value="0.00248761401033017" calcext:value-type="float">
            <text:p>0.0024876140103301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4540516" calcext:value-type="float">
            <text:p>64540516</text:p>
          </table:table-cell>
          <table:table-cell table:formula="of:=[.C57]/2^20" office:value-type="float" office:value="61.5506324768066" calcext:value-type="float">
            <text:p>61.5506324768066</text:p>
          </table:table-cell>
          <table:table-cell table:formula="of:=[.D57]/1800" office:value-type="float" office:value="0.0341947958204481" calcext:value-type="float">
            <text:p>0.0341947958204481</text:p>
          </table:table-cell>
          <table:table-cell table:formula="of:=[.E57]/9.5366" office:value-type="float" office:value="0.00358563804924692" calcext:value-type="float">
            <text:p>0.00358563804924692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47389232" calcext:value-type="float">
            <text:p>47389232</text:p>
          </table:table-cell>
          <table:table-cell table:formula="of:=[.C58]/2^20" office:value-type="float" office:value="45.1938934326172" calcext:value-type="float">
            <text:p>45.1938934326172</text:p>
          </table:table-cell>
          <table:table-cell table:formula="of:=[.D58]/1800" office:value-type="float" office:value="0.0251077185736762" calcext:value-type="float">
            <text:p>0.0251077185736762</text:p>
          </table:table-cell>
          <table:table-cell table:formula="of:=[.E58]/9.5366" office:value-type="float" office:value="0.00263277463390267" calcext:value-type="float">
            <text:p>0.00263277463390267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68905336" calcext:value-type="float">
            <text:p>68905336</text:p>
          </table:table-cell>
          <table:table-cell table:formula="of:=[.C59]/2^20" office:value-type="float" office:value="65.713249206543" calcext:value-type="float">
            <text:p>65.713249206543</text:p>
          </table:table-cell>
          <table:table-cell table:formula="of:=[.D59]/1800" office:value-type="float" office:value="0.0365073606703016" calcext:value-type="float">
            <text:p>0.0365073606703016</text:p>
          </table:table-cell>
          <table:table-cell table:formula="of:=[.E59]/9.5366" office:value-type="float" office:value="0.00382813168952264" calcext:value-type="float">
            <text:p>0.0038281316895226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49717052" calcext:value-type="float">
            <text:p>49717052</text:p>
          </table:table-cell>
          <table:table-cell table:formula="of:=[.C60]/2^20" office:value-type="float" office:value="47.413875579834" calcext:value-type="float">
            <text:p>47.413875579834</text:p>
          </table:table-cell>
          <table:table-cell table:formula="of:=[.D60]/1800" office:value-type="float" office:value="0.0263410419887967" calcext:value-type="float">
            <text:p>0.0263410419887967</text:p>
          </table:table-cell>
          <table:table-cell table:formula="of:=[.E60]/9.5366" office:value-type="float" office:value="0.00276209990864634" calcext:value-type="float">
            <text:p>0.0027620999086463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5420468" calcext:value-type="float">
            <text:p>55420468</text:p>
          </table:table-cell>
          <table:table-cell table:formula="of:=[.C61]/2^20" office:value-type="float" office:value="52.8530769348145" calcext:value-type="float">
            <text:p>52.8530769348145</text:p>
          </table:table-cell>
          <table:table-cell table:formula="of:=[.D61]/1800" office:value-type="float" office:value="0.0293628205193414" calcext:value-type="float">
            <text:p>0.0293628205193414</text:p>
          </table:table-cell>
          <table:table-cell table:formula="of:=[.E61]/9.5366" office:value-type="float" office:value="0.00307896110976043" calcext:value-type="float">
            <text:p>0.00307896110976043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60554172" calcext:value-type="float">
            <text:p>60554172</text:p>
          </table:table-cell>
          <table:table-cell table:formula="of:=[.C62]/2^20" office:value-type="float" office:value="57.7489585876465" calcext:value-type="float">
            <text:p>57.7489585876465</text:p>
          </table:table-cell>
          <table:table-cell table:formula="of:=[.D62]/1800" office:value-type="float" office:value="0.0320827547709147" calcext:value-type="float">
            <text:p>0.0320827547709147</text:p>
          </table:table-cell>
          <table:table-cell table:formula="of:=[.E62]/9.5366" office:value-type="float" office:value="0.00336417116906599" calcext:value-type="float">
            <text:p>0.00336417116906599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48835320" calcext:value-type="float">
            <text:p>48835320</text:p>
          </table:table-cell>
          <table:table-cell table:formula="of:=[.C63]/2^20" office:value-type="float" office:value="46.5729904174805" calcext:value-type="float">
            <text:p>46.5729904174805</text:p>
          </table:table-cell>
          <table:table-cell table:formula="of:=[.D63]/1800" office:value-type="float" office:value="0.0258738835652669" calcext:value-type="float">
            <text:p>0.0258738835652669</text:p>
          </table:table-cell>
          <table:table-cell table:formula="of:=[.E63]/9.5366" office:value-type="float" office:value="0.00271311406216754" calcext:value-type="float">
            <text:p>0.00271311406216754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49096332" calcext:value-type="float">
            <text:p>49096332</text:p>
          </table:table-cell>
          <table:table-cell table:formula="of:=[.C64]/2^20" office:value-type="float" office:value="46.8219108581543" calcext:value-type="float">
            <text:p>46.8219108581543</text:p>
          </table:table-cell>
          <table:table-cell table:formula="of:=[.D64]/1800" office:value-type="float" office:value="0.0260121726989746" calcext:value-type="float">
            <text:p>0.0260121726989746</text:p>
          </table:table-cell>
          <table:table-cell table:formula="of:=[.E64]/9.5366" office:value-type="float" office:value="0.00272761494651916" calcext:value-type="float">
            <text:p>0.0027276149465191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61862712" calcext:value-type="float">
            <text:p>61862712</text:p>
          </table:table-cell>
          <table:table-cell table:formula="of:=[.C65]/2^20" office:value-type="float" office:value="58.9968795776367" calcext:value-type="float">
            <text:p>58.9968795776367</text:p>
          </table:table-cell>
          <table:table-cell table:formula="of:=[.D65]/1800" office:value-type="float" office:value="0.0327760442097982" calcext:value-type="float">
            <text:p>0.0327760442097982</text:p>
          </table:table-cell>
          <table:table-cell table:formula="of:=[.E65]/9.5366" office:value-type="float" office:value="0.00343686892705977" calcext:value-type="float">
            <text:p>0.0034368689270597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55208512" calcext:value-type="float">
            <text:p>55208512</text:p>
          </table:table-cell>
          <table:table-cell table:formula="of:=[.C66]/2^20" office:value-type="float" office:value="52.6509399414063" calcext:value-type="float">
            <text:p>52.6509399414063</text:p>
          </table:table-cell>
          <table:table-cell table:formula="of:=[.D66]/1800" office:value-type="float" office:value="0.0292505221896701" calcext:value-type="float">
            <text:p>0.0292505221896701</text:p>
          </table:table-cell>
          <table:table-cell table:formula="of:=[.E66]/9.5366" office:value-type="float" office:value="0.00306718559965503" calcext:value-type="float">
            <text:p>0.00306718559965503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7644648" calcext:value-type="float">
            <text:p>47644648</text:p>
          </table:table-cell>
          <table:table-cell table:formula="of:=[.C67]/2^20" office:value-type="float" office:value="45.4374771118164" calcext:value-type="float">
            <text:p>45.4374771118164</text:p>
          </table:table-cell>
          <table:table-cell table:formula="of:=[.D67]/1800" office:value-type="float" office:value="0.025243042839898" calcext:value-type="float">
            <text:p>0.025243042839898</text:p>
          </table:table-cell>
          <table:table-cell table:formula="of:=[.E67]/9.5366" office:value-type="float" office:value="0.00264696462469832" calcext:value-type="float">
            <text:p>0.0026469646246983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56127456" calcext:value-type="float">
            <text:p>56127456</text:p>
          </table:table-cell>
          <table:table-cell table:formula="of:=[.C68]/2^20" office:value-type="float" office:value="53.5273132324219" calcext:value-type="float">
            <text:p>53.5273132324219</text:p>
          </table:table-cell>
          <table:table-cell table:formula="of:=[.D68]/1800" office:value-type="float" office:value="0.0297373962402344" calcext:value-type="float">
            <text:p>0.0297373962402344</text:p>
          </table:table-cell>
          <table:table-cell table:formula="of:=[.E68]/9.5366" office:value-type="float" office:value="0.0031182388105021" calcext:value-type="float">
            <text:p>0.0031182388105021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3037616" calcext:value-type="float">
            <text:p>53037616</text:p>
          </table:table-cell>
          <table:table-cell table:formula="of:=[.C69]/2^20" office:value-type="float" office:value="50.5806121826172" calcext:value-type="float">
            <text:p>50.5806121826172</text:p>
          </table:table-cell>
          <table:table-cell table:formula="of:=[.D69]/1800" office:value-type="float" office:value="0.028100340101454" calcext:value-type="float">
            <text:p>0.028100340101454</text:p>
          </table:table-cell>
          <table:table-cell table:formula="of:=[.E69]/9.5366" office:value-type="float" office:value="0.00294657845578655" calcext:value-type="float">
            <text:p>0.00294657845578655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32009304" calcext:value-type="float">
            <text:p>32009304</text:p>
          </table:table-cell>
          <table:table-cell table:formula="of:=[.C70]/2^20" office:value-type="float" office:value="30.5264511108398" calcext:value-type="float">
            <text:p>30.5264511108398</text:p>
          </table:table-cell>
          <table:table-cell table:formula="of:=[.D70]/1800" office:value-type="float" office:value="0.0169591395060221" calcext:value-type="float">
            <text:p>0.0169591395060221</text:p>
          </table:table-cell>
          <table:table-cell table:formula="of:=[.E70]/9.5366" office:value-type="float" office:value="0.00177832136254243" calcext:value-type="float">
            <text:p>0.00177832136254243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60105084" calcext:value-type="float">
            <text:p>60105084</text:p>
          </table:table-cell>
          <table:table-cell table:formula="of:=[.C71]/2^20" office:value-type="float" office:value="57.3206748962402" calcext:value-type="float">
            <text:p>57.3206748962402</text:p>
          </table:table-cell>
          <table:table-cell table:formula="of:=[.D71]/1800" office:value-type="float" office:value="0.0318448193868001" calcext:value-type="float">
            <text:p>0.0318448193868001</text:p>
          </table:table-cell>
          <table:table-cell table:formula="of:=[.E71]/9.5366" office:value-type="float" office:value="0.00333922146119163" calcext:value-type="float">
            <text:p>0.00333922146119163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54991792" calcext:value-type="float">
            <text:p>54991792</text:p>
          </table:table-cell>
          <table:table-cell table:formula="of:=[.C72]/2^20" office:value-type="float" office:value="52.4442596435547" calcext:value-type="float">
            <text:p>52.4442596435547</text:p>
          </table:table-cell>
          <table:table-cell table:formula="of:=[.D72]/1800" office:value-type="float" office:value="0.0291356998019748" calcext:value-type="float">
            <text:p>0.0291356998019748</text:p>
          </table:table-cell>
          <table:table-cell table:formula="of:=[.E72]/9.5366" office:value-type="float" office:value="0.00305514541890976" calcext:value-type="float">
            <text:p>0.00305514541890976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61403736" calcext:value-type="float">
            <text:p>61403736</text:p>
          </table:table-cell>
          <table:table-cell table:formula="of:=[.C73]/2^20" office:value-type="float" office:value="58.5591659545898" calcext:value-type="float">
            <text:p>58.5591659545898</text:p>
          </table:table-cell>
          <table:table-cell table:formula="of:=[.D73]/1800" office:value-type="float" office:value="0.0325328699747721" calcext:value-type="float">
            <text:p>0.0325328699747721</text:p>
          </table:table-cell>
          <table:table-cell table:formula="of:=[.E73]/9.5366" office:value-type="float" office:value="0.00341136987760545" calcext:value-type="float">
            <text:p>0.00341136987760545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7193756" calcext:value-type="float">
            <text:p>47193756</text:p>
          </table:table-cell>
          <table:table-cell table:formula="of:=[.C74]/2^20" office:value-type="float" office:value="45.0074729919434" calcext:value-type="float">
            <text:p>45.0074729919434</text:p>
          </table:table-cell>
          <table:table-cell table:formula="of:=[.D74]/1800" office:value-type="float" office:value="0.0250041516621908" calcext:value-type="float">
            <text:p>0.0250041516621908</text:p>
          </table:table-cell>
          <table:table-cell table:formula="of:=[.E74]/9.5366" office:value-type="float" office:value="0.0026219146930972" calcext:value-type="float">
            <text:p>0.002621914693097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4874936" calcext:value-type="float">
            <text:p>54874936</text:p>
          </table:table-cell>
          <table:table-cell table:formula="of:=[.C75]/2^20" office:value-type="float" office:value="52.3328170776367" calcext:value-type="float">
            <text:p>52.3328170776367</text:p>
          </table:table-cell>
          <table:table-cell table:formula="of:=[.D75]/1800" office:value-type="float" office:value="0.0290737872653537" calcext:value-type="float">
            <text:p>0.0290737872653537</text:p>
          </table:table-cell>
          <table:table-cell table:formula="of:=[.E75]/9.5366" office:value-type="float" office:value="0.00304865332145143" calcext:value-type="float">
            <text:p>0.00304865332145143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7977700" calcext:value-type="float">
            <text:p>47977700</text:p>
          </table:table-cell>
          <table:table-cell table:formula="of:=[.C76]/2^20" office:value-type="float" office:value="45.7551002502441" calcext:value-type="float">
            <text:p>45.7551002502441</text:p>
          </table:table-cell>
          <table:table-cell table:formula="of:=[.D76]/1800" office:value-type="float" office:value="0.0254195001390245" calcext:value-type="float">
            <text:p>0.0254195001390245</text:p>
          </table:table-cell>
          <table:table-cell table:formula="of:=[.E76]/9.5366" office:value-type="float" office:value="0.00266546779135379" calcext:value-type="float">
            <text:p>0.00266546779135379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6649984" calcext:value-type="float">
            <text:p>46649984</text:p>
          </table:table-cell>
          <table:table-cell table:formula="of:=[.C77]/2^20" office:value-type="float" office:value="44.4888916015625" calcext:value-type="float">
            <text:p>44.4888916015625</text:p>
          </table:table-cell>
          <table:table-cell table:formula="of:=[.D77]/1800" office:value-type="float" office:value="0.0247160508897569" calcext:value-type="float">
            <text:p>0.0247160508897569</text:p>
          </table:table-cell>
          <table:table-cell table:formula="of:=[.E77]/9.5366" office:value-type="float" office:value="0.00259170468403382" calcext:value-type="float">
            <text:p>0.00259170468403382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48625272" calcext:value-type="float">
            <text:p>48625272</text:p>
          </table:table-cell>
          <table:table-cell table:formula="of:=[.C78]/2^20" office:value-type="float" office:value="46.372673034668" calcext:value-type="float">
            <text:p>46.372673034668</text:p>
          </table:table-cell>
          <table:table-cell table:formula="of:=[.D78]/1800" office:value-type="float" office:value="0.0257625961303711" calcext:value-type="float">
            <text:p>0.0257625961303711</text:p>
          </table:table-cell>
          <table:table-cell table:formula="of:=[.E78]/9.5366" office:value-type="float" office:value="0.00270144455365341" calcext:value-type="float">
            <text:p>0.00270144455365341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1009272" calcext:value-type="float">
            <text:p>31009272</text:p>
          </table:table-cell>
          <table:table-cell table:formula="of:=[.C79]/2^20" office:value-type="float" office:value="29.5727462768555" calcext:value-type="float">
            <text:p>29.5727462768555</text:p>
          </table:table-cell>
          <table:table-cell table:formula="of:=[.D79]/1800" office:value-type="float" office:value="0.0164293034871419" calcext:value-type="float">
            <text:p>0.0164293034871419</text:p>
          </table:table-cell>
          <table:table-cell table:formula="of:=[.E79]/9.5366" office:value-type="float" office:value="0.00172276319517878" calcext:value-type="float">
            <text:p>0.00172276319517878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3675336" calcext:value-type="float">
            <text:p>43675336</text:p>
          </table:table-cell>
          <table:table-cell table:formula="of:=[.C80]/2^20" office:value-type="float" office:value="41.6520462036133" calcext:value-type="float">
            <text:p>41.6520462036133</text:p>
          </table:table-cell>
          <table:table-cell table:formula="of:=[.D80]/1800" office:value-type="float" office:value="0.023140025668674" calcext:value-type="float">
            <text:p>0.023140025668674</text:p>
          </table:table-cell>
          <table:table-cell table:formula="of:=[.E80]/9.5366" office:value-type="float" office:value="0.00242644398094437" calcext:value-type="float">
            <text:p>0.00242644398094437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57482940" calcext:value-type="float">
            <text:p>57482940</text:p>
          </table:table-cell>
          <table:table-cell table:formula="of:=[.C81]/2^20" office:value-type="float" office:value="54.8200035095215" calcext:value-type="float">
            <text:p>54.8200035095215</text:p>
          </table:table-cell>
          <table:table-cell table:formula="of:=[.D81]/1800" office:value-type="float" office:value="0.0304555575052897" calcext:value-type="float">
            <text:p>0.0304555575052897</text:p>
          </table:table-cell>
          <table:table-cell table:formula="of:=[.E81]/9.5366" office:value-type="float" office:value="0.00319354460764735" calcext:value-type="float">
            <text:p>0.00319354460764735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46212972" calcext:value-type="float">
            <text:p>46212972</text:p>
          </table:table-cell>
          <table:table-cell table:formula="of:=[.C82]/2^20" office:value-type="float" office:value="44.0721244812012" calcext:value-type="float">
            <text:p>44.0721244812012</text:p>
          </table:table-cell>
          <table:table-cell table:formula="of:=[.D82]/1800" office:value-type="float" office:value="0.0244845136006673" calcext:value-type="float">
            <text:p>0.0244845136006673</text:p>
          </table:table-cell>
          <table:table-cell table:formula="of:=[.E82]/9.5366" office:value-type="float" office:value="0.00256742587511978" calcext:value-type="float">
            <text:p>0.00256742587511978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39077588" calcext:value-type="float">
            <text:p>39077588</text:p>
          </table:table-cell>
          <table:table-cell table:formula="of:=[.C83]/2^20" office:value-type="float" office:value="37.2672920227051" calcext:value-type="float">
            <text:p>37.2672920227051</text:p>
          </table:table-cell>
          <table:table-cell table:formula="of:=[.D83]/1800" office:value-type="float" office:value="0.020704051123725" calcext:value-type="float">
            <text:p>0.020704051123725</text:p>
          </table:table-cell>
          <table:table-cell table:formula="of:=[.E83]/9.5366" office:value-type="float" office:value="0.00217100970196139" calcext:value-type="float">
            <text:p>0.00217100970196139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42802556" calcext:value-type="float">
            <text:p>42802556</text:p>
          </table:table-cell>
          <table:table-cell table:formula="of:=[.C84]/2^20" office:value-type="float" office:value="40.8196983337402" calcext:value-type="float">
            <text:p>40.8196983337402</text:p>
          </table:table-cell>
          <table:table-cell table:formula="of:=[.D84]/1800" office:value-type="float" office:value="0.0226776101854112" calcext:value-type="float">
            <text:p>0.0226776101854112</text:p>
          </table:table-cell>
          <table:table-cell table:formula="of:=[.E84]/9.5366" office:value-type="float" office:value="0.0023779554752649" calcext:value-type="float">
            <text:p>0.0023779554752649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58535448" calcext:value-type="float">
            <text:p>58535448</text:p>
          </table:table-cell>
          <table:table-cell table:formula="of:=[.C85]/2^20" office:value-type="float" office:value="55.8237533569336" calcext:value-type="float">
            <text:p>55.8237533569336</text:p>
          </table:table-cell>
          <table:table-cell table:formula="of:=[.D85]/1800" office:value-type="float" office:value="0.0310131963094075" calcext:value-type="float">
            <text:p>0.0310131963094075</text:p>
          </table:table-cell>
          <table:table-cell table:formula="of:=[.E85]/9.5366" office:value-type="float" office:value="0.00325201815210951" calcext:value-type="float">
            <text:p>0.0032520181521095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2156055436" calcext:value-type="float">
            <text:p>2156055436</text:p>
          </table:table-cell>
          <table:table-cell table:formula="of:=SUM([.D46:.D85])" office:value-type="float" office:value="2056.17469406128" calcext:value-type="float">
            <text:p>2056.17469406128</text:p>
          </table:table-cell>
          <table:table-cell table:formula="of:=[.D86]/1800" office:value-type="float" office:value="1.14231927447849" calcext:value-type="float">
            <text:p>1.14231927447849</text:p>
          </table:table-cell>
          <table:table-cell table:formula="of:=[.E86]/9.5366" office:value-type="float" office:value="0.119782655713618" calcext:value-type="float">
            <text:p>0.119782655713618</text:p>
          </table:table-cell>
        </table:table-row>
      </table:table>
      <table:table table:name="Veg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602252" calcext:value-type="float">
            <text:p>10602252</text:p>
          </table:table-cell>
          <table:table-cell table:formula="of:=[.C2]/2^20" office:value-type="float" office:value="10.1110954284668" calcext:value-type="float">
            <text:p>10.1110954284668</text:p>
          </table:table-cell>
          <table:table-cell table:formula="of:=[.D2]/1800" office:value-type="float" office:value="0.00561727523803711" calcext:value-type="float">
            <text:p>0.00561727523803711</text:p>
          </table:table-cell>
          <table:table-cell table:formula="of:=[.E2]/9.5366" office:value-type="float" office:value="0.000589022842316665" calcext:value-type="float">
            <text:p>0.00058902284231666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878948" calcext:value-type="float">
            <text:p>10878948</text:p>
          </table:table-cell>
          <table:table-cell table:formula="of:=[.C3]/2^20" office:value-type="float" office:value="10.3749732971191" calcext:value-type="float">
            <text:p>10.3749732971191</text:p>
          </table:table-cell>
          <table:table-cell table:formula="of:=[.D3]/1800" office:value-type="float" office:value="0.00576387405395508" calcext:value-type="float">
            <text:p>0.00576387405395508</text:p>
          </table:table-cell>
          <table:table-cell table:formula="of:=[.E3]/9.5366" office:value-type="float" office:value="0.000604395073082134" calcext:value-type="float">
            <text:p>0.00060439507308213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299852" calcext:value-type="float">
            <text:p>10299852</text:p>
          </table:table-cell>
          <table:table-cell table:formula="of:=[.C4]/2^20" office:value-type="float" office:value="9.82270431518555" calcext:value-type="float">
            <text:p>9.82270431518555</text:p>
          </table:table-cell>
          <table:table-cell table:formula="of:=[.D4]/1800" office:value-type="float" office:value="0.00545705795288086" calcext:value-type="float">
            <text:p>0.00545705795288086</text:p>
          </table:table-cell>
          <table:table-cell table:formula="of:=[.E4]/9.5366" office:value-type="float" office:value="0.000572222590113967" calcext:value-type="float">
            <text:p>0.00057222259011396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30356" calcext:value-type="float">
            <text:p>10930356</text:p>
          </table:table-cell>
          <table:table-cell table:formula="of:=[.C5]/2^20" office:value-type="float" office:value="10.423999786377" calcext:value-type="float">
            <text:p>10.423999786377</text:p>
          </table:table-cell>
          <table:table-cell table:formula="of:=[.D5]/1800" office:value-type="float" office:value="0.00579111099243164" calcext:value-type="float">
            <text:p>0.00579111099243164</text:p>
          </table:table-cell>
          <table:table-cell table:formula="of:=[.E5]/9.5366" office:value-type="float" office:value="0.000607251115956593" calcext:value-type="float">
            <text:p>0.00060725111595659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674828" calcext:value-type="float">
            <text:p>10674828</text:p>
          </table:table-cell>
          <table:table-cell table:formula="of:=[.C6]/2^20" office:value-type="float" office:value="10.1803092956543" calcext:value-type="float">
            <text:p>10.1803092956543</text:p>
          </table:table-cell>
          <table:table-cell table:formula="of:=[.D6]/1800" office:value-type="float" office:value="0.00565572738647461" calcext:value-type="float">
            <text:p>0.00565572738647461</text:p>
          </table:table-cell>
          <table:table-cell table:formula="of:=[.E6]/9.5366" office:value-type="float" office:value="0.000593054902845313" calcext:value-type="float">
            <text:p>0.00059305490284531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53386236" calcext:value-type="float">
            <text:p>53386236</text:p>
          </table:table-cell>
          <table:table-cell table:formula="of:=[.C7]/2^20" office:value-type="float" office:value="50.9130821228027" calcext:value-type="float">
            <text:p>50.9130821228027</text:p>
          </table:table-cell>
          <table:table-cell table:formula="of:=[.D7]/1800" office:value-type="float" office:value="0.0282850456237793" calcext:value-type="float">
            <text:p>0.0282850456237793</text:p>
          </table:table-cell>
          <table:table-cell table:formula="of:=[.E7]/9.5366" office:value-type="float" office:value="0.00296594652431467" calcext:value-type="float">
            <text:p>0.002965946524314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520604" calcext:value-type="float">
            <text:p>10520604</text:p>
          </table:table-cell>
          <table:table-cell table:formula="of:=[.C10]/2^20" office:value-type="float" office:value="10.0332298278809" calcext:value-type="float">
            <text:p>10.0332298278809</text:p>
          </table:table-cell>
          <table:table-cell table:formula="of:=[.D10]/1800" office:value-type="float" office:value="0.00557401657104492" calcext:value-type="float">
            <text:p>0.00557401657104492</text:p>
          </table:table-cell>
          <table:table-cell table:formula="of:=[.E10]/9.5366" office:value-type="float" office:value="0.000584486774221937" calcext:value-type="float">
            <text:p>0.00058448677422193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630980" calcext:value-type="float">
            <text:p>10630980</text:p>
          </table:table-cell>
          <table:table-cell table:formula="of:=[.C11]/2^20" office:value-type="float" office:value="10.1384925842285" calcext:value-type="float">
            <text:p>10.1384925842285</text:p>
          </table:table-cell>
          <table:table-cell table:formula="of:=[.D11]/1800" office:value-type="float" office:value="0.00563249588012695" calcext:value-type="float">
            <text:p>0.00563249588012695</text:p>
          </table:table-cell>
          <table:table-cell table:formula="of:=[.E11]/9.5366" office:value-type="float" office:value="0.000590618866275922" calcext:value-type="float">
            <text:p>0.00059061886627592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624932" calcext:value-type="float">
            <text:p>10624932</text:p>
          </table:table-cell>
          <table:table-cell table:formula="of:=[.C12]/2^20" office:value-type="float" office:value="10.1327247619629" calcext:value-type="float">
            <text:p>10.1327247619629</text:p>
          </table:table-cell>
          <table:table-cell table:formula="of:=[.D12]/1800" office:value-type="float" office:value="0.00562929153442383" calcext:value-type="float">
            <text:p>0.00562929153442383</text:p>
          </table:table-cell>
          <table:table-cell table:formula="of:=[.E12]/9.5366" office:value-type="float" office:value="0.000590282861231868" calcext:value-type="float">
            <text:p>0.00059028286123186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718676" calcext:value-type="float">
            <text:p>10718676</text:p>
          </table:table-cell>
          <table:table-cell table:formula="of:=[.C13]/2^20" office:value-type="float" office:value="10.2221260070801" calcext:value-type="float">
            <text:p>10.2221260070801</text:p>
          </table:table-cell>
          <table:table-cell table:formula="of:=[.D13]/1800" office:value-type="float" office:value="0.00567895889282227" calcext:value-type="float">
            <text:p>0.00567895889282227</text:p>
          </table:table-cell>
          <table:table-cell table:formula="of:=[.E13]/9.5366" office:value-type="float" office:value="0.000595490939414704" calcext:value-type="float">
            <text:p>0.00059549093941470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682388" calcext:value-type="float">
            <text:p>10682388</text:p>
          </table:table-cell>
          <table:table-cell table:formula="of:=[.C14]/2^20" office:value-type="float" office:value="10.1875190734863" calcext:value-type="float">
            <text:p>10.1875190734863</text:p>
          </table:table-cell>
          <table:table-cell table:formula="of:=[.D14]/1800" office:value-type="float" office:value="0.00565973281860352" calcext:value-type="float">
            <text:p>0.00565973281860352</text:p>
          </table:table-cell>
          <table:table-cell table:formula="of:=[.E14]/9.5366" office:value-type="float" office:value="0.00059347490915038" calcext:value-type="float">
            <text:p>0.0005934749091503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738900" calcext:value-type="float">
            <text:p>9738900</text:p>
          </table:table-cell>
          <table:table-cell table:formula="of:=[.C15]/2^20" office:value-type="float" office:value="9.28773880004883" calcext:value-type="float">
            <text:p>9.28773880004883</text:p>
          </table:table-cell>
          <table:table-cell table:formula="of:=[.D15]/1800" office:value-type="float" office:value="0.00515985488891602" calcext:value-type="float">
            <text:p>0.00515985488891602</text:p>
          </table:table-cell>
          <table:table-cell table:formula="of:=[.E15]/9.5366" office:value-type="float" office:value="0.000541058122277962" calcext:value-type="float">
            <text:p>0.00054105812227796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050372" calcext:value-type="float">
            <text:p>10050372</text:p>
          </table:table-cell>
          <table:table-cell table:formula="of:=[.C16]/2^20" office:value-type="float" office:value="9.58478164672852" calcext:value-type="float">
            <text:p>9.58478164672852</text:p>
          </table:table-cell>
          <table:table-cell table:formula="of:=[.D16]/1800" office:value-type="float" office:value="0.00532487869262695" calcext:value-type="float">
            <text:p>0.00532487869262695</text:p>
          </table:table-cell>
          <table:table-cell table:formula="of:=[.E16]/9.5366" office:value-type="float" office:value="0.000558362382046741" calcext:value-type="float">
            <text:p>0.00055836238204674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682388" calcext:value-type="float">
            <text:p>10682388</text:p>
          </table:table-cell>
          <table:table-cell table:formula="of:=[.C17]/2^20" office:value-type="float" office:value="10.1875190734863" calcext:value-type="float">
            <text:p>10.1875190734863</text:p>
          </table:table-cell>
          <table:table-cell table:formula="of:=[.D17]/1800" office:value-type="float" office:value="0.00565973281860352" calcext:value-type="float">
            <text:p>0.00565973281860352</text:p>
          </table:table-cell>
          <table:table-cell table:formula="of:=[.E17]/9.5366" office:value-type="float" office:value="0.00059347490915038" calcext:value-type="float">
            <text:p>0.0005934749091503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139580" calcext:value-type="float">
            <text:p>10139580</text:p>
          </table:table-cell>
          <table:table-cell table:formula="of:=[.C18]/2^20" office:value-type="float" office:value="9.66985702514648" calcext:value-type="float">
            <text:p>9.66985702514648</text:p>
          </table:table-cell>
          <table:table-cell table:formula="of:=[.D18]/1800" office:value-type="float" office:value="0.00537214279174805" calcext:value-type="float">
            <text:p>0.00537214279174805</text:p>
          </table:table-cell>
          <table:table-cell table:formula="of:=[.E18]/9.5366" office:value-type="float" office:value="0.000563318456446537" calcext:value-type="float">
            <text:p>0.00056331845644653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395108" calcext:value-type="float">
            <text:p>10395108</text:p>
          </table:table-cell>
          <table:table-cell table:formula="of:=[.C19]/2^20" office:value-type="float" office:value="9.91354751586914" calcext:value-type="float">
            <text:p>9.91354751586914</text:p>
          </table:table-cell>
          <table:table-cell table:formula="of:=[.D19]/1800" office:value-type="float" office:value="0.00550752639770508" calcext:value-type="float">
            <text:p>0.00550752639770508</text:p>
          </table:table-cell>
          <table:table-cell table:formula="of:=[.E19]/9.5366" office:value-type="float" office:value="0.000577514669557817" calcext:value-type="float">
            <text:p>0.00057751466955781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4183928" calcext:value-type="float">
            <text:p>104183928</text:p>
          </table:table-cell>
          <table:table-cell table:formula="of:=[.C20]/2^20" office:value-type="float" office:value="99.357536315918" calcext:value-type="float">
            <text:p>99.357536315918</text:p>
          </table:table-cell>
          <table:table-cell table:formula="of:=[.D20]/1800" office:value-type="float" office:value="0.0551986312866211" calcext:value-type="float">
            <text:p>0.0551986312866211</text:p>
          </table:table-cell>
          <table:table-cell table:formula="of:=[.E20]/9.5366" office:value-type="float" office:value="0.00578808288977425" calcext:value-type="float">
            <text:p>0.005788082889774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384524" calcext:value-type="float">
            <text:p>10384524</text:p>
          </table:table-cell>
          <table:table-cell table:formula="of:=[.C23]/2^20" office:value-type="float" office:value="9.9034538269043" calcext:value-type="float">
            <text:p>9.9034538269043</text:p>
          </table:table-cell>
          <table:table-cell table:formula="of:=[.D23]/1800" office:value-type="float" office:value="0.00550191879272461" calcext:value-type="float">
            <text:p>0.00550191879272461</text:p>
          </table:table-cell>
          <table:table-cell table:formula="of:=[.E23]/9.5366" office:value-type="float" office:value="0.000576926660730723" calcext:value-type="float">
            <text:p>0.00057692666073072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481292" calcext:value-type="float">
            <text:p>10481292</text:p>
          </table:table-cell>
          <table:table-cell table:formula="of:=[.C24]/2^20" office:value-type="float" office:value="9.9957389831543" calcext:value-type="float">
            <text:p>9.9957389831543</text:p>
          </table:table-cell>
          <table:table-cell table:formula="of:=[.D24]/1800" office:value-type="float" office:value="0.00555318832397461" calcext:value-type="float">
            <text:p>0.00555318832397461</text:p>
          </table:table-cell>
          <table:table-cell table:formula="of:=[.E24]/9.5366" office:value-type="float" office:value="0.000582302741435586" calcext:value-type="float">
            <text:p>0.00058230274143558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209132" calcext:value-type="float">
            <text:p>10209132</text:p>
          </table:table-cell>
          <table:table-cell table:formula="of:=[.C25]/2^20" office:value-type="float" office:value="9.73618698120117" calcext:value-type="float">
            <text:p>9.73618698120117</text:p>
          </table:table-cell>
          <table:table-cell table:formula="of:=[.D25]/1800" office:value-type="float" office:value="0.00540899276733398" calcext:value-type="float">
            <text:p>0.00540899276733398</text:p>
          </table:table-cell>
          <table:table-cell table:formula="of:=[.E25]/9.5366" office:value-type="float" office:value="0.000567182514453158" calcext:value-type="float">
            <text:p>0.00056718251445315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405692" calcext:value-type="float">
            <text:p>10405692</text:p>
          </table:table-cell>
          <table:table-cell table:formula="of:=[.C26]/2^20" office:value-type="float" office:value="9.92364120483398" calcext:value-type="float">
            <text:p>9.92364120483398</text:p>
          </table:table-cell>
          <table:table-cell table:formula="of:=[.D26]/1800" office:value-type="float" office:value="0.00551313400268555" calcext:value-type="float">
            <text:p>0.00551313400268555</text:p>
          </table:table-cell>
          <table:table-cell table:formula="of:=[.E26]/9.5366" office:value-type="float" office:value="0.000578102678384911" calcext:value-type="float">
            <text:p>0.00057810267838491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702044" calcext:value-type="float">
            <text:p>10702044</text:p>
          </table:table-cell>
          <table:table-cell table:formula="of:=[.C27]/2^20" office:value-type="float" office:value="10.2062644958496" calcext:value-type="float">
            <text:p>10.2062644958496</text:p>
          </table:table-cell>
          <table:table-cell table:formula="of:=[.D27]/1800" office:value-type="float" office:value="0.00567014694213867" calcext:value-type="float">
            <text:p>0.00567014694213867</text:p>
          </table:table-cell>
          <table:table-cell table:formula="of:=[.E27]/9.5366" office:value-type="float" office:value="0.000594566925543556" calcext:value-type="float">
            <text:p>0.00059456692554355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268100" calcext:value-type="float">
            <text:p>10268100</text:p>
          </table:table-cell>
          <table:table-cell table:formula="of:=[.C28]/2^20" office:value-type="float" office:value="9.79242324829102" calcext:value-type="float">
            <text:p>9.79242324829102</text:p>
          </table:table-cell>
          <table:table-cell table:formula="of:=[.D28]/1800" office:value-type="float" office:value="0.00544023513793945" calcext:value-type="float">
            <text:p>0.00544023513793945</text:p>
          </table:table-cell>
          <table:table-cell table:formula="of:=[.E28]/9.5366" office:value-type="float" office:value="0.000570458563632684" calcext:value-type="float">
            <text:p>0.000570458563632684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221228" calcext:value-type="float">
            <text:p>10221228</text:p>
          </table:table-cell>
          <table:table-cell table:formula="of:=[.C29]/2^20" office:value-type="float" office:value="9.74772262573242" calcext:value-type="float">
            <text:p>9.74772262573242</text:p>
          </table:table-cell>
          <table:table-cell table:formula="of:=[.D29]/1800" office:value-type="float" office:value="0.00541540145874023" calcext:value-type="float">
            <text:p>0.00541540145874023</text:p>
          </table:table-cell>
          <table:table-cell table:formula="of:=[.E29]/9.5366" office:value-type="float" office:value="0.000567854524541266" calcext:value-type="float">
            <text:p>0.00056785452454126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304388" calcext:value-type="float">
            <text:p>10304388</text:p>
          </table:table-cell>
          <table:table-cell table:formula="of:=[.C30]/2^20" office:value-type="float" office:value="9.82703018188477" calcext:value-type="float">
            <text:p>9.82703018188477</text:p>
          </table:table-cell>
          <table:table-cell table:formula="of:=[.D30]/1800" office:value-type="float" office:value="0.0054594612121582" calcext:value-type="float">
            <text:p>0.0054594612121582</text:p>
          </table:table-cell>
          <table:table-cell table:formula="of:=[.E30]/9.5366" office:value-type="float" office:value="0.000572474593897008" calcext:value-type="float">
            <text:p>0.00057247459389700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369404" calcext:value-type="float">
            <text:p>10369404</text:p>
          </table:table-cell>
          <table:table-cell table:formula="of:=[.C31]/2^20" office:value-type="float" office:value="9.88903427124023" calcext:value-type="float">
            <text:p>9.88903427124023</text:p>
          </table:table-cell>
          <table:table-cell table:formula="of:=[.D31]/1800" office:value-type="float" office:value="0.0054939079284668" calcext:value-type="float">
            <text:p>0.0054939079284668</text:p>
          </table:table-cell>
          <table:table-cell table:formula="of:=[.E31]/9.5366" office:value-type="float" office:value="0.000576086648120588" calcext:value-type="float">
            <text:p>0.00057608664812058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961164" calcext:value-type="float">
            <text:p>9961164</text:p>
          </table:table-cell>
          <table:table-cell table:formula="of:=[.C32]/2^20" office:value-type="float" office:value="9.49970626831055" calcext:value-type="float">
            <text:p>9.49970626831055</text:p>
          </table:table-cell>
          <table:table-cell table:formula="of:=[.D32]/1800" office:value-type="float" office:value="0.00527761459350586" calcext:value-type="float">
            <text:p>0.00527761459350586</text:p>
          </table:table-cell>
          <table:table-cell table:formula="of:=[.E32]/9.5366" office:value-type="float" office:value="0.000553406307646945" calcext:value-type="float">
            <text:p>0.00055340630764694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340676" calcext:value-type="float">
            <text:p>10340676</text:p>
          </table:table-cell>
          <table:table-cell table:formula="of:=[.C33]/2^20" office:value-type="float" office:value="9.86163711547852" calcext:value-type="float">
            <text:p>9.86163711547852</text:p>
          </table:table-cell>
          <table:table-cell table:formula="of:=[.D33]/1800" office:value-type="float" office:value="0.00547868728637695" calcext:value-type="float">
            <text:p>0.00547868728637695</text:p>
          </table:table-cell>
          <table:table-cell table:formula="of:=[.E33]/9.5366" office:value-type="float" office:value="0.000574490624161331" calcext:value-type="float">
            <text:p>0.000574490624161331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272636" calcext:value-type="float">
            <text:p>10272636</text:p>
          </table:table-cell>
          <table:table-cell table:formula="of:=[.C34]/2^20" office:value-type="float" office:value="9.79674911499023" calcext:value-type="float">
            <text:p>9.79674911499023</text:p>
          </table:table-cell>
          <table:table-cell table:formula="of:=[.D34]/1800" office:value-type="float" office:value="0.0054426383972168" calcext:value-type="float">
            <text:p>0.0054426383972168</text:p>
          </table:table-cell>
          <table:table-cell table:formula="of:=[.E34]/9.5366" office:value-type="float" office:value="0.000570710567415724" calcext:value-type="float">
            <text:p>0.000570710567415724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964188" calcext:value-type="float">
            <text:p>9964188</text:p>
          </table:table-cell>
          <table:table-cell table:formula="of:=[.C35]/2^20" office:value-type="float" office:value="9.50259017944336" calcext:value-type="float">
            <text:p>9.50259017944336</text:p>
          </table:table-cell>
          <table:table-cell table:formula="of:=[.D35]/1800" office:value-type="float" office:value="0.00527921676635742" calcext:value-type="float">
            <text:p>0.00527921676635742</text:p>
          </table:table-cell>
          <table:table-cell table:formula="of:=[.E35]/9.5366" office:value-type="float" office:value="0.000553574310168972" calcext:value-type="float">
            <text:p>0.00055357431016897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020132" calcext:value-type="float">
            <text:p>10020132</text:p>
          </table:table-cell>
          <table:table-cell table:formula="of:=[.C36]/2^20" office:value-type="float" office:value="9.55594253540039" calcext:value-type="float">
            <text:p>9.55594253540039</text:p>
          </table:table-cell>
          <table:table-cell table:formula="of:=[.D36]/1800" office:value-type="float" office:value="0.00530885696411133" calcext:value-type="float">
            <text:p>0.00530885696411133</text:p>
          </table:table-cell>
          <table:table-cell table:formula="of:=[.E36]/9.5366" office:value-type="float" office:value="0.000556682356826471" calcext:value-type="float">
            <text:p>0.00055668235682647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643644" calcext:value-type="float">
            <text:p>9643644</text:p>
          </table:table-cell>
          <table:table-cell table:formula="of:=[.C37]/2^20" office:value-type="float" office:value="9.19689559936523" calcext:value-type="float">
            <text:p>9.19689559936523</text:p>
          </table:table-cell>
          <table:table-cell table:formula="of:=[.D37]/1800" office:value-type="float" office:value="0.0051093864440918" calcext:value-type="float">
            <text:p>0.0051093864440918</text:p>
          </table:table-cell>
          <table:table-cell table:formula="of:=[.E37]/9.5366" office:value-type="float" office:value="0.000535766042834112" calcext:value-type="float">
            <text:p>0.000535766042834112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48652" calcext:value-type="float">
            <text:p>10148652</text:p>
          </table:table-cell>
          <table:table-cell table:formula="of:=[.C38]/2^20" office:value-type="float" office:value="9.67850875854492" calcext:value-type="float">
            <text:p>9.67850875854492</text:p>
          </table:table-cell>
          <table:table-cell table:formula="of:=[.D38]/1800" office:value-type="float" office:value="0.00537694931030273" calcext:value-type="float">
            <text:p>0.00537694931030273</text:p>
          </table:table-cell>
          <table:table-cell table:formula="of:=[.E38]/9.5366" office:value-type="float" office:value="0.000563822464012618" calcext:value-type="float">
            <text:p>0.000563822464012618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566532" calcext:value-type="float">
            <text:p>9566532</text:p>
          </table:table-cell>
          <table:table-cell table:formula="of:=[.C39]/2^20" office:value-type="float" office:value="9.12335586547852" calcext:value-type="float">
            <text:p>9.12335586547852</text:p>
          </table:table-cell>
          <table:table-cell table:formula="of:=[.D39]/1800" office:value-type="float" office:value="0.00506853103637695" calcext:value-type="float">
            <text:p>0.00506853103637695</text:p>
          </table:table-cell>
          <table:table-cell table:formula="of:=[.E39]/9.5366" office:value-type="float" office:value="0.000531481978522424" calcext:value-type="float">
            <text:p>0.000531481978522424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692028" calcext:value-type="float">
            <text:p>9692028</text:p>
          </table:table-cell>
          <table:table-cell table:formula="of:=[.C40]/2^20" office:value-type="float" office:value="9.24303817749023" calcext:value-type="float">
            <text:p>9.24303817749023</text:p>
          </table:table-cell>
          <table:table-cell table:formula="of:=[.D40]/1800" office:value-type="float" office:value="0.0051350212097168" calcext:value-type="float">
            <text:p>0.0051350212097168</text:p>
          </table:table-cell>
          <table:table-cell table:formula="of:=[.E40]/9.5366" office:value-type="float" office:value="0.000538454083186544" calcext:value-type="float">
            <text:p>0.000538454083186544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623988" calcext:value-type="float">
            <text:p>9623988</text:p>
          </table:table-cell>
          <table:table-cell table:formula="of:=[.C41]/2^20" office:value-type="float" office:value="9.17815017700195" calcext:value-type="float">
            <text:p>9.17815017700195</text:p>
          </table:table-cell>
          <table:table-cell table:formula="of:=[.D41]/1800" office:value-type="float" office:value="0.00509897232055664" calcext:value-type="float">
            <text:p>0.00509897232055664</text:p>
          </table:table-cell>
          <table:table-cell table:formula="of:=[.E41]/9.5366" office:value-type="float" office:value="0.000534674026440937" calcext:value-type="float">
            <text:p>0.00053467402644093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601308" calcext:value-type="float">
            <text:p>9601308</text:p>
          </table:table-cell>
          <table:table-cell table:formula="of:=[.C42]/2^20" office:value-type="float" office:value="9.15652084350586" calcext:value-type="float">
            <text:p>9.15652084350586</text:p>
          </table:table-cell>
          <table:table-cell table:formula="of:=[.D42]/1800" office:value-type="float" office:value="0.00508695602416992" calcext:value-type="float">
            <text:p>0.00508695602416992</text:p>
          </table:table-cell>
          <table:table-cell table:formula="of:=[.E42]/9.5366" office:value-type="float" office:value="0.000533414007525735" calcext:value-type="float">
            <text:p>0.00053341400752573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202180752" calcext:value-type="float">
            <text:p>202180752</text:p>
          </table:table-cell>
          <table:table-cell table:formula="of:=[.C43]/2^20" office:value-type="float" office:value="192.814590454102" calcext:value-type="float">
            <text:p>192.814590454102</text:p>
          </table:table-cell>
          <table:table-cell table:formula="of:=[.D43]/1800" office:value-type="float" office:value="0.107119216918945" calcext:value-type="float">
            <text:p>0.107119216918945</text:p>
          </table:table-cell>
          <table:table-cell table:formula="of:=[.E43]/9.5366" office:value-type="float" office:value="0.0112324326194813" calcext:value-type="float">
            <text:p>0.01123243261948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599228" calcext:value-type="float">
            <text:p>10599228</text:p>
          </table:table-cell>
          <table:table-cell table:formula="of:=[.C46]/2^20" office:value-type="float" office:value="10.108211517334" calcext:value-type="float">
            <text:p>10.108211517334</text:p>
          </table:table-cell>
          <table:table-cell table:formula="of:=[.D46]/1800" office:value-type="float" office:value="0.00561567306518555" calcext:value-type="float">
            <text:p>0.00561567306518555</text:p>
          </table:table-cell>
          <table:table-cell table:formula="of:=[.E46]/9.5366" office:value-type="float" office:value="0.000588854839794638" calcext:value-type="float">
            <text:p>0.00058885483979463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080044" calcext:value-type="float">
            <text:p>11080044</text:p>
          </table:table-cell>
          <table:table-cell table:formula="of:=[.C47]/2^20" office:value-type="float" office:value="10.5667533874512" calcext:value-type="float">
            <text:p>10.5667533874512</text:p>
          </table:table-cell>
          <table:table-cell table:formula="of:=[.D47]/1800" office:value-type="float" office:value="0.00587041854858398" calcext:value-type="float">
            <text:p>0.00587041854858398</text:p>
          </table:table-cell>
          <table:table-cell table:formula="of:=[.E47]/9.5366" office:value-type="float" office:value="0.000615567240796928" calcext:value-type="float">
            <text:p>0.00061556724079692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913724" calcext:value-type="float">
            <text:p>10913724</text:p>
          </table:table-cell>
          <table:table-cell table:formula="of:=[.C48]/2^20" office:value-type="float" office:value="10.4081382751465" calcext:value-type="float">
            <text:p>10.4081382751465</text:p>
          </table:table-cell>
          <table:table-cell table:formula="of:=[.D48]/1800" office:value-type="float" office:value="0.00578229904174805" calcext:value-type="float">
            <text:p>0.00578229904174805</text:p>
          </table:table-cell>
          <table:table-cell table:formula="of:=[.E48]/9.5366" office:value-type="float" office:value="0.000606327102085444" calcext:value-type="float">
            <text:p>0.00060632710208544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295316" calcext:value-type="float">
            <text:p>10295316</text:p>
          </table:table-cell>
          <table:table-cell table:formula="of:=[.C49]/2^20" office:value-type="float" office:value="9.81837844848633" calcext:value-type="float">
            <text:p>9.81837844848633</text:p>
          </table:table-cell>
          <table:table-cell table:formula="of:=[.D49]/1800" office:value-type="float" office:value="0.00545465469360352" calcext:value-type="float">
            <text:p>0.00545465469360352</text:p>
          </table:table-cell>
          <table:table-cell table:formula="of:=[.E49]/9.5366" office:value-type="float" office:value="0.000571970586330927" calcext:value-type="float">
            <text:p>0.0005719705863309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384524" calcext:value-type="float">
            <text:p>10384524</text:p>
          </table:table-cell>
          <table:table-cell table:formula="of:=[.C50]/2^20" office:value-type="float" office:value="9.9034538269043" calcext:value-type="float">
            <text:p>9.9034538269043</text:p>
          </table:table-cell>
          <table:table-cell table:formula="of:=[.D50]/1800" office:value-type="float" office:value="0.00550191879272461" calcext:value-type="float">
            <text:p>0.00550191879272461</text:p>
          </table:table-cell>
          <table:table-cell table:formula="of:=[.E50]/9.5366" office:value-type="float" office:value="0.000576926660730723" calcext:value-type="float">
            <text:p>0.00057692666073072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458612" calcext:value-type="float">
            <text:p>10458612</text:p>
          </table:table-cell>
          <table:table-cell table:formula="of:=[.C51]/2^20" office:value-type="float" office:value="9.9741096496582" calcext:value-type="float">
            <text:p>9.9741096496582</text:p>
          </table:table-cell>
          <table:table-cell table:formula="of:=[.D51]/1800" office:value-type="float" office:value="0.00554117202758789" calcext:value-type="float">
            <text:p>0.00554117202758789</text:p>
          </table:table-cell>
          <table:table-cell table:formula="of:=[.E51]/9.5366" office:value-type="float" office:value="0.000581042722520384" calcext:value-type="float">
            <text:p>0.000581042722520384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997452" calcext:value-type="float">
            <text:p>9997452</text:p>
          </table:table-cell>
          <table:table-cell table:formula="of:=[.C52]/2^20" office:value-type="float" office:value="9.5343132019043" calcext:value-type="float">
            <text:p>9.5343132019043</text:p>
          </table:table-cell>
          <table:table-cell table:formula="of:=[.D52]/1800" office:value-type="float" office:value="0.00529684066772461" calcext:value-type="float">
            <text:p>0.00529684066772461</text:p>
          </table:table-cell>
          <table:table-cell table:formula="of:=[.E52]/9.5366" office:value-type="float" office:value="0.000555422337911269" calcext:value-type="float">
            <text:p>0.00055542233791126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768572" calcext:value-type="float">
            <text:p>10768572</text:p>
          </table:table-cell>
          <table:table-cell table:formula="of:=[.C53]/2^20" office:value-type="float" office:value="10.2697105407715" calcext:value-type="float">
            <text:p>10.2697105407715</text:p>
          </table:table-cell>
          <table:table-cell table:formula="of:=[.D53]/1800" office:value-type="float" office:value="0.00570539474487305" calcext:value-type="float">
            <text:p>0.00570539474487305</text:p>
          </table:table-cell>
          <table:table-cell table:formula="of:=[.E53]/9.5366" office:value-type="float" office:value="0.000598262981028149" calcext:value-type="float">
            <text:p>0.00059826298102814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828108" calcext:value-type="float">
            <text:p>9828108</text:p>
          </table:table-cell>
          <table:table-cell table:formula="of:=[.C54]/2^20" office:value-type="float" office:value="9.3728141784668" calcext:value-type="float">
            <text:p>9.3728141784668</text:p>
          </table:table-cell>
          <table:table-cell table:formula="of:=[.D54]/1800" office:value-type="float" office:value="0.00520711898803711" calcext:value-type="float">
            <text:p>0.00520711898803711</text:p>
          </table:table-cell>
          <table:table-cell table:formula="of:=[.E54]/9.5366" office:value-type="float" office:value="0.000546014196677758" calcext:value-type="float">
            <text:p>0.00054601419667775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62468" calcext:value-type="float">
            <text:p>10062468</text:p>
          </table:table-cell>
          <table:table-cell table:formula="of:=[.C55]/2^20" office:value-type="float" office:value="9.59631729125977" calcext:value-type="float">
            <text:p>9.59631729125977</text:p>
          </table:table-cell>
          <table:table-cell table:formula="of:=[.D55]/1800" office:value-type="float" office:value="0.0053312873840332" calcext:value-type="float">
            <text:p>0.0053312873840332</text:p>
          </table:table-cell>
          <table:table-cell table:formula="of:=[.E55]/9.5366" office:value-type="float" office:value="0.000559034392134849" calcext:value-type="float">
            <text:p>0.000559034392134849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083636" calcext:value-type="float">
            <text:p>10083636</text:p>
          </table:table-cell>
          <table:table-cell table:formula="of:=[.C56]/2^20" office:value-type="float" office:value="9.61650466918945" calcext:value-type="float">
            <text:p>9.61650466918945</text:p>
          </table:table-cell>
          <table:table-cell table:formula="of:=[.D56]/1800" office:value-type="float" office:value="0.00534250259399414" calcext:value-type="float">
            <text:p>0.00534250259399414</text:p>
          </table:table-cell>
          <table:table-cell table:formula="of:=[.E56]/9.5366" office:value-type="float" office:value="0.000560210409789038" calcext:value-type="float">
            <text:p>0.00056021040978903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855324" calcext:value-type="float">
            <text:p>9855324</text:p>
          </table:table-cell>
          <table:table-cell table:formula="of:=[.C57]/2^20" office:value-type="float" office:value="9.39876937866211" calcext:value-type="float">
            <text:p>9.39876937866211</text:p>
          </table:table-cell>
          <table:table-cell table:formula="of:=[.D57]/1800" office:value-type="float" office:value="0.00522153854370117" calcext:value-type="float">
            <text:p>0.00522153854370117</text:p>
          </table:table-cell>
          <table:table-cell table:formula="of:=[.E57]/9.5366" office:value-type="float" office:value="0.000547526219376001" calcext:value-type="float">
            <text:p>0.000547526219376001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334628" calcext:value-type="float">
            <text:p>10334628</text:p>
          </table:table-cell>
          <table:table-cell table:formula="of:=[.C58]/2^20" office:value-type="float" office:value="9.85586929321289" calcext:value-type="float">
            <text:p>9.85586929321289</text:p>
          </table:table-cell>
          <table:table-cell table:formula="of:=[.D58]/1800" office:value-type="float" office:value="0.00547548294067383" calcext:value-type="float">
            <text:p>0.00547548294067383</text:p>
          </table:table-cell>
          <table:table-cell table:formula="of:=[.E58]/9.5366" office:value-type="float" office:value="0.000574154619117277" calcext:value-type="float">
            <text:p>0.000574154619117277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444060" calcext:value-type="float">
            <text:p>9444060</text:p>
          </table:table-cell>
          <table:table-cell table:formula="of:=[.C59]/2^20" office:value-type="float" office:value="9.00655746459961" calcext:value-type="float">
            <text:p>9.00655746459961</text:p>
          </table:table-cell>
          <table:table-cell table:formula="of:=[.D59]/1800" office:value-type="float" office:value="0.00500364303588867" calcext:value-type="float">
            <text:p>0.00500364303588867</text:p>
          </table:table-cell>
          <table:table-cell table:formula="of:=[.E59]/9.5366" office:value-type="float" office:value="0.000524677876380332" calcext:value-type="float">
            <text:p>0.0005246778763803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595260" calcext:value-type="float">
            <text:p>9595260</text:p>
          </table:table-cell>
          <table:table-cell table:formula="of:=[.C60]/2^20" office:value-type="float" office:value="9.15075302124023" calcext:value-type="float">
            <text:p>9.15075302124023</text:p>
          </table:table-cell>
          <table:table-cell table:formula="of:=[.D60]/1800" office:value-type="float" office:value="0.0050837516784668" calcext:value-type="float">
            <text:p>0.0050837516784668</text:p>
          </table:table-cell>
          <table:table-cell table:formula="of:=[.E60]/9.5366" office:value-type="float" office:value="0.000533078002481681" calcext:value-type="float">
            <text:p>0.000533078002481681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834156" calcext:value-type="float">
            <text:p>9834156</text:p>
          </table:table-cell>
          <table:table-cell table:formula="of:=[.C61]/2^20" office:value-type="float" office:value="9.37858200073242" calcext:value-type="float">
            <text:p>9.37858200073242</text:p>
          </table:table-cell>
          <table:table-cell table:formula="of:=[.D61]/1800" office:value-type="float" office:value="0.00521032333374023" calcext:value-type="float">
            <text:p>0.00521032333374023</text:p>
          </table:table-cell>
          <table:table-cell table:formula="of:=[.E61]/9.5366" office:value-type="float" office:value="0.000546350201721812" calcext:value-type="float">
            <text:p>0.000546350201721812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206108" calcext:value-type="float">
            <text:p>10206108</text:p>
          </table:table-cell>
          <table:table-cell table:formula="of:=[.C62]/2^20" office:value-type="float" office:value="9.73330307006836" calcext:value-type="float">
            <text:p>9.73330307006836</text:p>
          </table:table-cell>
          <table:table-cell table:formula="of:=[.D62]/1800" office:value-type="float" office:value="0.00540739059448242" calcext:value-type="float">
            <text:p>0.00540739059448242</text:p>
          </table:table-cell>
          <table:table-cell table:formula="of:=[.E62]/9.5366" office:value-type="float" office:value="0.000567014511931131" calcext:value-type="float">
            <text:p>0.00056701451193113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372996" calcext:value-type="float">
            <text:p>9372996</text:p>
          </table:table-cell>
          <table:table-cell table:formula="of:=[.C63]/2^20" office:value-type="float" office:value="8.93878555297852" calcext:value-type="float">
            <text:p>8.93878555297852</text:p>
          </table:table-cell>
          <table:table-cell table:formula="of:=[.D63]/1800" office:value-type="float" office:value="0.00496599197387695" calcext:value-type="float">
            <text:p>0.00496599197387695</text:p>
          </table:table-cell>
          <table:table-cell table:formula="of:=[.E63]/9.5366" office:value-type="float" office:value="0.000520729817112698" calcext:value-type="float">
            <text:p>0.000520729817112698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504540" calcext:value-type="float">
            <text:p>9504540</text:p>
          </table:table-cell>
          <table:table-cell table:formula="of:=[.C64]/2^20" office:value-type="float" office:value="9.06423568725586" calcext:value-type="float">
            <text:p>9.06423568725586</text:p>
          </table:table-cell>
          <table:table-cell table:formula="of:=[.D64]/1800" office:value-type="float" office:value="0.00503568649291992" calcext:value-type="float">
            <text:p>0.00503568649291992</text:p>
          </table:table-cell>
          <table:table-cell table:formula="of:=[.E64]/9.5366" office:value-type="float" office:value="0.000528037926820871" calcext:value-type="float">
            <text:p>0.00052803792682087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465228" calcext:value-type="float">
            <text:p>9465228</text:p>
          </table:table-cell>
          <table:table-cell table:formula="of:=[.C65]/2^20" office:value-type="float" office:value="9.0267448425293" calcext:value-type="float">
            <text:p>9.0267448425293</text:p>
          </table:table-cell>
          <table:table-cell table:formula="of:=[.D65]/1800" office:value-type="float" office:value="0.00501485824584961" calcext:value-type="float">
            <text:p>0.00501485824584961</text:p>
          </table:table-cell>
          <table:table-cell table:formula="of:=[.E65]/9.5366" office:value-type="float" office:value="0.000525853894034521" calcext:value-type="float">
            <text:p>0.000525853894034521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493956" calcext:value-type="float">
            <text:p>9493956</text:p>
          </table:table-cell>
          <table:table-cell table:formula="of:=[.C66]/2^20" office:value-type="float" office:value="9.05414199829102" calcext:value-type="float">
            <text:p>9.05414199829102</text:p>
          </table:table-cell>
          <table:table-cell table:formula="of:=[.D66]/1800" office:value-type="float" office:value="0.00503007888793945" calcext:value-type="float">
            <text:p>0.00503007888793945</text:p>
          </table:table-cell>
          <table:table-cell table:formula="of:=[.E66]/9.5366" office:value-type="float" office:value="0.000527449917993777" calcext:value-type="float">
            <text:p>0.000527449917993777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152244" calcext:value-type="float">
            <text:p>9152244</text:p>
          </table:table-cell>
          <table:table-cell table:formula="of:=[.C67]/2^20" office:value-type="float" office:value="8.7282600402832" calcext:value-type="float">
            <text:p>8.7282600402832</text:p>
          </table:table-cell>
          <table:table-cell table:formula="of:=[.D67]/1800" office:value-type="float" office:value="0.00484903335571289" calcext:value-type="float">
            <text:p>0.00484903335571289</text:p>
          </table:table-cell>
          <table:table-cell table:formula="of:=[.E67]/9.5366" office:value-type="float" office:value="0.000508465633004728" calcext:value-type="float">
            <text:p>0.000508465633004728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264132" calcext:value-type="float">
            <text:p>9264132</text:p>
          </table:table-cell>
          <table:table-cell table:formula="of:=[.C68]/2^20" office:value-type="float" office:value="8.83496475219727" calcext:value-type="float">
            <text:p>8.83496475219727</text:p>
          </table:table-cell>
          <table:table-cell table:formula="of:=[.D68]/1800" office:value-type="float" office:value="0.0049083137512207" calcext:value-type="float">
            <text:p>0.0049083137512207</text:p>
          </table:table-cell>
          <table:table-cell table:formula="of:=[.E68]/9.5366" office:value-type="float" office:value="0.000514681726319726" calcext:value-type="float">
            <text:p>0.000514681726319726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9342756" calcext:value-type="float">
            <text:p>9342756</text:p>
          </table:table-cell>
          <table:table-cell table:formula="of:=[.C69]/2^20" office:value-type="float" office:value="8.90994644165039" calcext:value-type="float">
            <text:p>8.90994644165039</text:p>
          </table:table-cell>
          <table:table-cell table:formula="of:=[.D69]/1800" office:value-type="float" office:value="0.00494997024536133" calcext:value-type="float">
            <text:p>0.00494997024536133</text:p>
          </table:table-cell>
          <table:table-cell table:formula="of:=[.E69]/9.5366" office:value-type="float" office:value="0.000519049791892428" calcext:value-type="float">
            <text:p>0.000519049791892428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9460692" calcext:value-type="float">
            <text:p>9460692</text:p>
          </table:table-cell>
          <table:table-cell table:formula="of:=[.C70]/2^20" office:value-type="float" office:value="9.02241897583008" calcext:value-type="float">
            <text:p>9.02241897583008</text:p>
          </table:table-cell>
          <table:table-cell table:formula="of:=[.D70]/1800" office:value-type="float" office:value="0.00501245498657227" calcext:value-type="float">
            <text:p>0.00501245498657227</text:p>
          </table:table-cell>
          <table:table-cell table:formula="of:=[.E70]/9.5366" office:value-type="float" office:value="0.00052560189025148" calcext:value-type="float">
            <text:p>0.00052560189025148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8694108" calcext:value-type="float">
            <text:p>8694108</text:p>
          </table:table-cell>
          <table:table-cell table:formula="of:=[.C71]/2^20" office:value-type="float" office:value="8.29134750366211" calcext:value-type="float">
            <text:p>8.29134750366211</text:p>
          </table:table-cell>
          <table:table-cell table:formula="of:=[.D71]/1800" office:value-type="float" office:value="0.00460630416870117" calcext:value-type="float">
            <text:p>0.00460630416870117</text:p>
          </table:table-cell>
          <table:table-cell table:formula="of:=[.E71]/9.5366" office:value-type="float" office:value="0.000483013250917641" calcext:value-type="float">
            <text:p>0.000483013250917641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9422892" calcext:value-type="float">
            <text:p>9422892</text:p>
          </table:table-cell>
          <table:table-cell table:formula="of:=[.C72]/2^20" office:value-type="float" office:value="8.98637008666992" calcext:value-type="float">
            <text:p>8.98637008666992</text:p>
          </table:table-cell>
          <table:table-cell table:formula="of:=[.D72]/1800" office:value-type="float" office:value="0.00499242782592773" calcext:value-type="float">
            <text:p>0.00499242782592773</text:p>
          </table:table-cell>
          <table:table-cell table:formula="of:=[.E72]/9.5366" office:value-type="float" office:value="0.000523501858726143" calcext:value-type="float">
            <text:p>0.000523501858726143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9147708" calcext:value-type="float">
            <text:p>9147708</text:p>
          </table:table-cell>
          <table:table-cell table:formula="of:=[.C73]/2^20" office:value-type="float" office:value="8.72393417358398" calcext:value-type="float">
            <text:p>8.72393417358398</text:p>
          </table:table-cell>
          <table:table-cell table:formula="of:=[.D73]/1800" office:value-type="float" office:value="0.00484663009643555" calcext:value-type="float">
            <text:p>0.00484663009643555</text:p>
          </table:table-cell>
          <table:table-cell table:formula="of:=[.E73]/9.5366" office:value-type="float" office:value="0.000508213629221688" calcext:value-type="float">
            <text:p>0.00050821362922168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8818092" calcext:value-type="float">
            <text:p>8818092</text:p>
          </table:table-cell>
          <table:table-cell table:formula="of:=[.C74]/2^20" office:value-type="float" office:value="8.40958786010742" calcext:value-type="float">
            <text:p>8.40958786010742</text:p>
          </table:table-cell>
          <table:table-cell table:formula="of:=[.D74]/1800" office:value-type="float" office:value="0.00467199325561523" calcext:value-type="float">
            <text:p>0.00467199325561523</text:p>
          </table:table-cell>
          <table:table-cell table:formula="of:=[.E74]/9.5366" office:value-type="float" office:value="0.000489901354320747" calcext:value-type="float">
            <text:p>0.00048990135432074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8734932" calcext:value-type="float">
            <text:p>8734932</text:p>
          </table:table-cell>
          <table:table-cell table:formula="of:=[.C75]/2^20" office:value-type="float" office:value="8.33028030395508" calcext:value-type="float">
            <text:p>8.33028030395508</text:p>
          </table:table-cell>
          <table:table-cell table:formula="of:=[.D75]/1800" office:value-type="float" office:value="0.00462793350219727" calcext:value-type="float">
            <text:p>0.00462793350219727</text:p>
          </table:table-cell>
          <table:table-cell table:formula="of:=[.E75]/9.5366" office:value-type="float" office:value="0.000485281284965005" calcext:value-type="float">
            <text:p>0.000485281284965005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8638164" calcext:value-type="float">
            <text:p>8638164</text:p>
          </table:table-cell>
          <table:table-cell table:formula="of:=[.C76]/2^20" office:value-type="float" office:value="8.23799514770508" calcext:value-type="float">
            <text:p>8.23799514770508</text:p>
          </table:table-cell>
          <table:table-cell table:formula="of:=[.D76]/1800" office:value-type="float" office:value="0.00457666397094727" calcext:value-type="float">
            <text:p>0.00457666397094727</text:p>
          </table:table-cell>
          <table:table-cell table:formula="of:=[.E76]/9.5366" office:value-type="float" office:value="0.000479905204260141" calcext:value-type="float">
            <text:p>0.00047990520426014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11572" calcext:value-type="float">
            <text:p>8311572</text:p>
          </table:table-cell>
          <table:table-cell table:formula="of:=[.C77]/2^20" office:value-type="float" office:value="7.92653274536133" calcext:value-type="float">
            <text:p>7.92653274536133</text:p>
          </table:table-cell>
          <table:table-cell table:formula="of:=[.D77]/1800" office:value-type="float" office:value="0.00440362930297852" calcext:value-type="float">
            <text:p>0.00440362930297852</text:p>
          </table:table-cell>
          <table:table-cell table:formula="of:=[.E77]/9.5366" office:value-type="float" office:value="0.000461760931881228" calcext:value-type="float">
            <text:p>0.000461760931881228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8972316" calcext:value-type="float">
            <text:p>8972316</text:p>
          </table:table-cell>
          <table:table-cell table:formula="of:=[.C78]/2^20" office:value-type="float" office:value="8.55666732788086" calcext:value-type="float">
            <text:p>8.55666732788086</text:p>
          </table:table-cell>
          <table:table-cell table:formula="of:=[.D78]/1800" office:value-type="float" office:value="0.00475370407104492" calcext:value-type="float">
            <text:p>0.00475370407104492</text:p>
          </table:table-cell>
          <table:table-cell table:formula="of:=[.E78]/9.5366" office:value-type="float" office:value="0.000498469482944123" calcext:value-type="float">
            <text:p>0.000498469482944123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9005580" calcext:value-type="float">
            <text:p>9005580</text:p>
          </table:table-cell>
          <table:table-cell table:formula="of:=[.C79]/2^20" office:value-type="float" office:value="8.5883903503418" calcext:value-type="float">
            <text:p>8.5883903503418</text:p>
          </table:table-cell>
          <table:table-cell table:formula="of:=[.D79]/1800" office:value-type="float" office:value="0.00477132797241211" calcext:value-type="float">
            <text:p>0.00477132797241211</text:p>
          </table:table-cell>
          <table:table-cell table:formula="of:=[.E79]/9.5366" office:value-type="float" office:value="0.00050031751068642" calcext:value-type="float">
            <text:p>0.00050031751068642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8710740" calcext:value-type="float">
            <text:p>8710740</text:p>
          </table:table-cell>
          <table:table-cell table:formula="of:=[.C80]/2^20" office:value-type="float" office:value="8.30720901489258" calcext:value-type="float">
            <text:p>8.30720901489258</text:p>
          </table:table-cell>
          <table:table-cell table:formula="of:=[.D80]/1800" office:value-type="float" office:value="0.00461511611938477" calcext:value-type="float">
            <text:p>0.00461511611938477</text:p>
          </table:table-cell>
          <table:table-cell table:formula="of:=[.E80]/9.5366" office:value-type="float" office:value="0.000483937264788789" calcext:value-type="float">
            <text:p>0.000483937264788789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8567100" calcext:value-type="float">
            <text:p>8567100</text:p>
          </table:table-cell>
          <table:table-cell table:formula="of:=[.C81]/2^20" office:value-type="float" office:value="8.17022323608398" calcext:value-type="float">
            <text:p>8.17022323608398</text:p>
          </table:table-cell>
          <table:table-cell table:formula="of:=[.D81]/1800" office:value-type="float" office:value="0.00453901290893555" calcext:value-type="float">
            <text:p>0.00453901290893555</text:p>
          </table:table-cell>
          <table:table-cell table:formula="of:=[.E81]/9.5366" office:value-type="float" office:value="0.000475957144992507" calcext:value-type="float">
            <text:p>0.000475957144992507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8580708" calcext:value-type="float">
            <text:p>8580708</text:p>
          </table:table-cell>
          <table:table-cell table:formula="of:=[.C82]/2^20" office:value-type="float" office:value="8.18320083618164" calcext:value-type="float">
            <text:p>8.18320083618164</text:p>
          </table:table-cell>
          <table:table-cell table:formula="of:=[.D82]/1800" office:value-type="float" office:value="0.00454622268676758" calcext:value-type="float">
            <text:p>0.00454622268676758</text:p>
          </table:table-cell>
          <table:table-cell table:formula="of:=[.E82]/9.5366" office:value-type="float" office:value="0.000476713156341629" calcext:value-type="float">
            <text:p>0.000476713156341629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8691084" calcext:value-type="float">
            <text:p>8691084</text:p>
          </table:table-cell>
          <table:table-cell table:formula="of:=[.C83]/2^20" office:value-type="float" office:value="8.2884635925293" calcext:value-type="float">
            <text:p>8.2884635925293</text:p>
          </table:table-cell>
          <table:table-cell table:formula="of:=[.D83]/1800" office:value-type="float" office:value="0.00460470199584961" calcext:value-type="float">
            <text:p>0.00460470199584961</text:p>
          </table:table-cell>
          <table:table-cell table:formula="of:=[.E83]/9.5366" office:value-type="float" office:value="0.000482845248395614" calcext:value-type="float">
            <text:p>0.000482845248395614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8621532" calcext:value-type="float">
            <text:p>8621532</text:p>
          </table:table-cell>
          <table:table-cell table:formula="of:=[.C84]/2^20" office:value-type="float" office:value="8.22213363647461" calcext:value-type="float">
            <text:p>8.22213363647461</text:p>
          </table:table-cell>
          <table:table-cell table:formula="of:=[.D84]/1800" office:value-type="float" office:value="0.00456785202026367" calcext:value-type="float">
            <text:p>0.00456785202026367</text:p>
          </table:table-cell>
          <table:table-cell table:formula="of:=[.E84]/9.5366" office:value-type="float" office:value="0.000478981190388993" calcext:value-type="float">
            <text:p>0.000478981190388993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8518716" calcext:value-type="float">
            <text:p>8518716</text:p>
          </table:table-cell>
          <table:table-cell table:formula="of:=[.C85]/2^20" office:value-type="float" office:value="8.12408065795898" calcext:value-type="float">
            <text:p>8.12408065795898</text:p>
          </table:table-cell>
          <table:table-cell table:formula="of:=[.D85]/1800" office:value-type="float" office:value="0.00451337814331055" calcext:value-type="float">
            <text:p>0.00451337814331055</text:p>
          </table:table-cell>
          <table:table-cell table:formula="of:=[.E85]/9.5366" office:value-type="float" office:value="0.000473269104640076" calcext:value-type="float">
            <text:p>0.0004732691046400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380233008" calcext:value-type="float">
            <text:p>380233008</text:p>
          </table:table-cell>
          <table:table-cell table:formula="of:=[.C86]/2^20" office:value-type="float" office:value="362.618453979492" calcext:value-type="float">
            <text:p>362.618453979492</text:p>
          </table:table-cell>
          <table:table-cell table:formula="of:=[.D86]/1800" office:value-type="float" office:value="0.201454696655273" calcext:value-type="float">
            <text:p>0.201454696655273</text:p>
          </table:table-cell>
          <table:table-cell table:formula="of:=[.E86]/9.5366" office:value-type="float" office:value="0.0211243731157093" calcext:value-type="float">
            <text:p>0.0211243731157093</text:p>
          </table:table-cell>
        </table:table-row>
      </table:table>
      <table:table table:name="NewRen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388492" calcext:value-type="float">
            <text:p>11388492</text:p>
          </table:table-cell>
          <table:table-cell table:formula="of:=[.C2]/2^20" office:value-type="float" office:value="10.860912322998" calcext:value-type="float">
            <text:p>10.860912322998</text:p>
          </table:table-cell>
          <table:table-cell table:formula="of:=[.D2]/1800" office:value-type="float" office:value="0.00603384017944336" calcext:value-type="float">
            <text:p>0.00603384017944336</text:p>
          </table:table-cell>
          <table:table-cell table:formula="of:=[.E2]/9.5366" office:value-type="float" office:value="0.00063270349804368" calcext:value-type="float">
            <text:p>0.0006327034980436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012004" calcext:value-type="float">
            <text:p>11012004</text:p>
          </table:table-cell>
          <table:table-cell table:formula="of:=[.C3]/2^20" office:value-type="float" office:value="10.5018653869629" calcext:value-type="float">
            <text:p>10.5018653869629</text:p>
          </table:table-cell>
          <table:table-cell table:formula="of:=[.D3]/1800" office:value-type="float" office:value="0.00583436965942383" calcext:value-type="float">
            <text:p>0.00583436965942383</text:p>
          </table:table-cell>
          <table:table-cell table:formula="of:=[.E3]/9.5366" office:value-type="float" office:value="0.000611787184051321" calcext:value-type="float">
            <text:p>0.00061178718405132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884996" calcext:value-type="float">
            <text:p>10884996</text:p>
          </table:table-cell>
          <table:table-cell table:formula="of:=[.C4]/2^20" office:value-type="float" office:value="10.3807411193848" calcext:value-type="float">
            <text:p>10.3807411193848</text:p>
          </table:table-cell>
          <table:table-cell table:formula="of:=[.D4]/1800" office:value-type="float" office:value="0.0057670783996582" calcext:value-type="float">
            <text:p>0.0057670783996582</text:p>
          </table:table-cell>
          <table:table-cell table:formula="of:=[.E4]/9.5366" office:value-type="float" office:value="0.000604731078126188" calcext:value-type="float">
            <text:p>0.00060473107812618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423836" calcext:value-type="float">
            <text:p>10423836</text:p>
          </table:table-cell>
          <table:table-cell table:formula="of:=[.C5]/2^20" office:value-type="float" office:value="9.94094467163086" calcext:value-type="float">
            <text:p>9.94094467163086</text:p>
          </table:table-cell>
          <table:table-cell table:formula="of:=[.D5]/1800" office:value-type="float" office:value="0.00552274703979492" calcext:value-type="float">
            <text:p>0.00552274703979492</text:p>
          </table:table-cell>
          <table:table-cell table:formula="of:=[.E5]/9.5366" office:value-type="float" office:value="0.000579110693517073" calcext:value-type="float">
            <text:p>0.00057911069351707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429884" calcext:value-type="float">
            <text:p>10429884</text:p>
          </table:table-cell>
          <table:table-cell table:formula="of:=[.C6]/2^20" office:value-type="float" office:value="9.94671249389648" calcext:value-type="float">
            <text:p>9.94671249389648</text:p>
          </table:table-cell>
          <table:table-cell table:formula="of:=[.D6]/1800" office:value-type="float" office:value="0.00552595138549805" calcext:value-type="float">
            <text:p>0.00552595138549805</text:p>
          </table:table-cell>
          <table:table-cell table:formula="of:=[.E6]/9.5366" office:value-type="float" office:value="0.000579446698561127" calcext:value-type="float">
            <text:p>0.00057944669856112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54139212" calcext:value-type="float">
            <text:p>54139212</text:p>
          </table:table-cell>
          <table:table-cell table:formula="of:=[.C7]/2^20" office:value-type="float" office:value="51.6311759948731" calcext:value-type="float">
            <text:p>51.6311759948731</text:p>
          </table:table-cell>
          <table:table-cell table:formula="of:=[.D7]/1800" office:value-type="float" office:value="0.0286839866638184" calcext:value-type="float">
            <text:p>0.0286839866638184</text:p>
          </table:table-cell>
          <table:table-cell table:formula="of:=[.E7]/9.5366" office:value-type="float" office:value="0.00300777915229939" calcext:value-type="float">
            <text:p>0.0030077791522993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99908" calcext:value-type="float">
            <text:p>10999908</text:p>
          </table:table-cell>
          <table:table-cell table:formula="of:=[.C10]/2^20" office:value-type="float" office:value="10.4903297424316" calcext:value-type="float">
            <text:p>10.4903297424316</text:p>
          </table:table-cell>
          <table:table-cell table:formula="of:=[.D10]/1800" office:value-type="float" office:value="0.00582796096801758" calcext:value-type="float">
            <text:p>0.00582796096801758</text:p>
          </table:table-cell>
          <table:table-cell table:formula="of:=[.E10]/9.5366" office:value-type="float" office:value="0.000611115173963213" calcext:value-type="float">
            <text:p>0.00061111517396321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142036" calcext:value-type="float">
            <text:p>11142036</text:p>
          </table:table-cell>
          <table:table-cell table:formula="of:=[.C11]/2^20" office:value-type="float" office:value="10.6258735656738" calcext:value-type="float">
            <text:p>10.6258735656738</text:p>
          </table:table-cell>
          <table:table-cell table:formula="of:=[.D11]/1800" office:value-type="float" office:value="0.00590326309204102" calcext:value-type="float">
            <text:p>0.00590326309204102</text:p>
          </table:table-cell>
          <table:table-cell table:formula="of:=[.E11]/9.5366" office:value-type="float" office:value="0.000619011292498481" calcext:value-type="float">
            <text:p>0.00061901129249848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030148" calcext:value-type="float">
            <text:p>11030148</text:p>
          </table:table-cell>
          <table:table-cell table:formula="of:=[.C12]/2^20" office:value-type="float" office:value="10.5191688537598" calcext:value-type="float">
            <text:p>10.5191688537598</text:p>
          </table:table-cell>
          <table:table-cell table:formula="of:=[.D12]/1800" office:value-type="float" office:value="0.0058439826965332" calcext:value-type="float">
            <text:p>0.0058439826965332</text:p>
          </table:table-cell>
          <table:table-cell table:formula="of:=[.E12]/9.5366" office:value-type="float" office:value="0.000612795199183483" calcext:value-type="float">
            <text:p>0.0006127951991834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209132" calcext:value-type="float">
            <text:p>10209132</text:p>
          </table:table-cell>
          <table:table-cell table:formula="of:=[.C13]/2^20" office:value-type="float" office:value="9.73618698120117" calcext:value-type="float">
            <text:p>9.73618698120117</text:p>
          </table:table-cell>
          <table:table-cell table:formula="of:=[.D13]/1800" office:value-type="float" office:value="0.00540899276733398" calcext:value-type="float">
            <text:p>0.00540899276733398</text:p>
          </table:table-cell>
          <table:table-cell table:formula="of:=[.E13]/9.5366" office:value-type="float" office:value="0.000567182514453158" calcext:value-type="float">
            <text:p>0.00056718251445315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550844" calcext:value-type="float">
            <text:p>10550844</text:p>
          </table:table-cell>
          <table:table-cell table:formula="of:=[.C14]/2^20" office:value-type="float" office:value="10.062068939209" calcext:value-type="float">
            <text:p>10.062068939209</text:p>
          </table:table-cell>
          <table:table-cell table:formula="of:=[.D14]/1800" office:value-type="float" office:value="0.00559003829956055" calcext:value-type="float">
            <text:p>0.00559003829956055</text:p>
          </table:table-cell>
          <table:table-cell table:formula="of:=[.E14]/9.5366" office:value-type="float" office:value="0.000586166799442206" calcext:value-type="float">
            <text:p>0.00058616679944220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776132" calcext:value-type="float">
            <text:p>10776132</text:p>
          </table:table-cell>
          <table:table-cell table:formula="of:=[.C15]/2^20" office:value-type="float" office:value="10.2769203186035" calcext:value-type="float">
            <text:p>10.2769203186035</text:p>
          </table:table-cell>
          <table:table-cell table:formula="of:=[.D15]/1800" office:value-type="float" office:value="0.00570940017700195" calcext:value-type="float">
            <text:p>0.00570940017700195</text:p>
          </table:table-cell>
          <table:table-cell table:formula="of:=[.E15]/9.5366" office:value-type="float" office:value="0.000598682987333217" calcext:value-type="float">
            <text:p>0.000598682987333217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287756" calcext:value-type="float">
            <text:p>10287756</text:p>
          </table:table-cell>
          <table:table-cell table:formula="of:=[.C16]/2^20" office:value-type="float" office:value="9.8111686706543" calcext:value-type="float">
            <text:p>9.8111686706543</text:p>
          </table:table-cell>
          <table:table-cell table:formula="of:=[.D16]/1800" office:value-type="float" office:value="0.00545064926147461" calcext:value-type="float">
            <text:p>0.00545064926147461</text:p>
          </table:table-cell>
          <table:table-cell table:formula="of:=[.E16]/9.5366" office:value-type="float" office:value="0.000571550580025859" calcext:value-type="float">
            <text:p>0.00057155058002585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222740" calcext:value-type="float">
            <text:p>10222740</text:p>
          </table:table-cell>
          <table:table-cell table:formula="of:=[.C17]/2^20" office:value-type="float" office:value="9.74916458129883" calcext:value-type="float">
            <text:p>9.74916458129883</text:p>
          </table:table-cell>
          <table:table-cell table:formula="of:=[.D17]/1800" office:value-type="float" office:value="0.00541620254516602" calcext:value-type="float">
            <text:p>0.00541620254516602</text:p>
          </table:table-cell>
          <table:table-cell table:formula="of:=[.E17]/9.5366" office:value-type="float" office:value="0.000567938525802279" calcext:value-type="float">
            <text:p>0.00056793852580227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275660" calcext:value-type="float">
            <text:p>10275660</text:p>
          </table:table-cell>
          <table:table-cell table:formula="of:=[.C18]/2^20" office:value-type="float" office:value="9.79963302612305" calcext:value-type="float">
            <text:p>9.79963302612305</text:p>
          </table:table-cell>
          <table:table-cell table:formula="of:=[.D18]/1800" office:value-type="float" office:value="0.00544424057006836" calcext:value-type="float">
            <text:p>0.00544424057006836</text:p>
          </table:table-cell>
          <table:table-cell table:formula="of:=[.E18]/9.5366" office:value-type="float" office:value="0.000570878569937751" calcext:value-type="float">
            <text:p>0.00057087856993775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174356" calcext:value-type="float">
            <text:p>10174356</text:p>
          </table:table-cell>
          <table:table-cell table:formula="of:=[.C19]/2^20" office:value-type="float" office:value="9.70302200317383" calcext:value-type="float">
            <text:p>9.70302200317383</text:p>
          </table:table-cell>
          <table:table-cell table:formula="of:=[.D19]/1800" office:value-type="float" office:value="0.00539056777954102" calcext:value-type="float">
            <text:p>0.00539056777954102</text:p>
          </table:table-cell>
          <table:table-cell table:formula="of:=[.E19]/9.5366" office:value-type="float" office:value="0.000565250485449848" calcext:value-type="float">
            <text:p>0.00056525048544984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5668712" calcext:value-type="float">
            <text:p>105668712</text:p>
          </table:table-cell>
          <table:table-cell table:formula="of:=[.C20]/2^20" office:value-type="float" office:value="100.773536682129" calcext:value-type="float">
            <text:p>100.773536682129</text:p>
          </table:table-cell>
          <table:table-cell table:formula="of:=[.D20]/1800" office:value-type="float" office:value="0.0559852981567383" calcext:value-type="float">
            <text:p>0.0559852981567383</text:p>
          </table:table-cell>
          <table:table-cell table:formula="of:=[.E20]/9.5366" office:value-type="float" office:value="0.0058705721280895" calcext:value-type="float">
            <text:p>0.00587057212808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63620" calcext:value-type="float">
            <text:p>10963620</text:p>
          </table:table-cell>
          <table:table-cell table:formula="of:=[.C23]/2^20" office:value-type="float" office:value="10.4557228088379" calcext:value-type="float">
            <text:p>10.4557228088379</text:p>
          </table:table-cell>
          <table:table-cell table:formula="of:=[.D23]/1800" office:value-type="float" office:value="0.00580873489379883" calcext:value-type="float">
            <text:p>0.00580873489379883</text:p>
          </table:table-cell>
          <table:table-cell table:formula="of:=[.E23]/9.5366" office:value-type="float" office:value="0.000609099143698889" calcext:value-type="float">
            <text:p>0.00060909914369888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597716" calcext:value-type="float">
            <text:p>10597716</text:p>
          </table:table-cell>
          <table:table-cell table:formula="of:=[.C24]/2^20" office:value-type="float" office:value="10.1067695617676" calcext:value-type="float">
            <text:p>10.1067695617676</text:p>
          </table:table-cell>
          <table:table-cell table:formula="of:=[.D24]/1800" office:value-type="float" office:value="0.00561487197875977" calcext:value-type="float">
            <text:p>0.00561487197875977</text:p>
          </table:table-cell>
          <table:table-cell table:formula="of:=[.E24]/9.5366" office:value-type="float" office:value="0.000588770838533625" calcext:value-type="float">
            <text:p>0.00058877083853362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440468" calcext:value-type="float">
            <text:p>10440468</text:p>
          </table:table-cell>
          <table:table-cell table:formula="of:=[.C25]/2^20" office:value-type="float" office:value="9.95680618286133" calcext:value-type="float">
            <text:p>9.95680618286133</text:p>
          </table:table-cell>
          <table:table-cell table:formula="of:=[.D25]/1800" office:value-type="float" office:value="0.00553155899047852" calcext:value-type="float">
            <text:p>0.00553155899047852</text:p>
          </table:table-cell>
          <table:table-cell table:formula="of:=[.E25]/9.5366" office:value-type="float" office:value="0.000580034707388222" calcext:value-type="float">
            <text:p>0.00058003470738822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839636" calcext:value-type="float">
            <text:p>10839636</text:p>
          </table:table-cell>
          <table:table-cell table:formula="of:=[.C26]/2^20" office:value-type="float" office:value="10.3374824523926" calcext:value-type="float">
            <text:p>10.3374824523926</text:p>
          </table:table-cell>
          <table:table-cell table:formula="of:=[.D26]/1800" office:value-type="float" office:value="0.00574304580688477" calcext:value-type="float">
            <text:p>0.00574304580688477</text:p>
          </table:table-cell>
          <table:table-cell table:formula="of:=[.E26]/9.5366" office:value-type="float" office:value="0.000602211040295783" calcext:value-type="float">
            <text:p>0.0006022110402957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215180" calcext:value-type="float">
            <text:p>10215180</text:p>
          </table:table-cell>
          <table:table-cell table:formula="of:=[.C27]/2^20" office:value-type="float" office:value="9.7419548034668" calcext:value-type="float">
            <text:p>9.7419548034668</text:p>
          </table:table-cell>
          <table:table-cell table:formula="of:=[.D27]/1800" office:value-type="float" office:value="0.00541219711303711" calcext:value-type="float">
            <text:p>0.00541219711303711</text:p>
          </table:table-cell>
          <table:table-cell table:formula="of:=[.E27]/9.5366" office:value-type="float" office:value="0.000567518519497212" calcext:value-type="float">
            <text:p>0.00056751851949721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871388" calcext:value-type="float">
            <text:p>10871388</text:p>
          </table:table-cell>
          <table:table-cell table:formula="of:=[.C28]/2^20" office:value-type="float" office:value="10.3677635192871" calcext:value-type="float">
            <text:p>10.3677635192871</text:p>
          </table:table-cell>
          <table:table-cell table:formula="of:=[.D28]/1800" office:value-type="float" office:value="0.00575986862182617" calcext:value-type="float">
            <text:p>0.00575986862182617</text:p>
          </table:table-cell>
          <table:table-cell table:formula="of:=[.E28]/9.5366" office:value-type="float" office:value="0.000603975066777066" calcext:value-type="float">
            <text:p>0.000603975066777066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907676" calcext:value-type="float">
            <text:p>10907676</text:p>
          </table:table-cell>
          <table:table-cell table:formula="of:=[.C29]/2^20" office:value-type="float" office:value="10.4023704528809" calcext:value-type="float">
            <text:p>10.4023704528809</text:p>
          </table:table-cell>
          <table:table-cell table:formula="of:=[.D29]/1800" office:value-type="float" office:value="0.00577909469604492" calcext:value-type="float">
            <text:p>0.00577909469604492</text:p>
          </table:table-cell>
          <table:table-cell table:formula="of:=[.E29]/9.5366" office:value-type="float" office:value="0.00060599109704139" calcext:value-type="float">
            <text:p>0.0006059910970413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547820" calcext:value-type="float">
            <text:p>10547820</text:p>
          </table:table-cell>
          <table:table-cell table:formula="of:=[.C30]/2^20" office:value-type="float" office:value="10.0591850280762" calcext:value-type="float">
            <text:p>10.0591850280762</text:p>
          </table:table-cell>
          <table:table-cell table:formula="of:=[.D30]/1800" office:value-type="float" office:value="0.00558843612670898" calcext:value-type="float">
            <text:p>0.00558843612670898</text:p>
          </table:table-cell>
          <table:table-cell table:formula="of:=[.E30]/9.5366" office:value-type="float" office:value="0.000585998796920179" calcext:value-type="float">
            <text:p>0.00058599879692017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219716" calcext:value-type="float">
            <text:p>10219716</text:p>
          </table:table-cell>
          <table:table-cell table:formula="of:=[.C31]/2^20" office:value-type="float" office:value="9.74628067016602" calcext:value-type="float">
            <text:p>9.74628067016602</text:p>
          </table:table-cell>
          <table:table-cell table:formula="of:=[.D31]/1800" office:value-type="float" office:value="0.00541460037231445" calcext:value-type="float">
            <text:p>0.00541460037231445</text:p>
          </table:table-cell>
          <table:table-cell table:formula="of:=[.E31]/9.5366" office:value-type="float" office:value="0.000567770523280252" calcext:value-type="float">
            <text:p>0.00056777052328025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694484" calcext:value-type="float">
            <text:p>10694484</text:p>
          </table:table-cell>
          <table:table-cell table:formula="of:=[.C32]/2^20" office:value-type="float" office:value="10.1990547180176" calcext:value-type="float">
            <text:p>10.1990547180176</text:p>
          </table:table-cell>
          <table:table-cell table:formula="of:=[.D32]/1800" office:value-type="float" office:value="0.00566614151000977" calcext:value-type="float">
            <text:p>0.00566614151000977</text:p>
          </table:table-cell>
          <table:table-cell table:formula="of:=[.E32]/9.5366" office:value-type="float" office:value="0.000594146919238488" calcext:value-type="float">
            <text:p>0.000594146919238488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210644" calcext:value-type="float">
            <text:p>10210644</text:p>
          </table:table-cell>
          <table:table-cell table:formula="of:=[.C33]/2^20" office:value-type="float" office:value="9.73762893676758" calcext:value-type="float">
            <text:p>9.73762893676758</text:p>
          </table:table-cell>
          <table:table-cell table:formula="of:=[.D33]/1800" office:value-type="float" office:value="0.00540979385375977" calcext:value-type="float">
            <text:p>0.00540979385375977</text:p>
          </table:table-cell>
          <table:table-cell table:formula="of:=[.E33]/9.5366" office:value-type="float" office:value="0.000567266515714171" calcext:value-type="float">
            <text:p>0.000567266515714171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396620" calcext:value-type="float">
            <text:p>10396620</text:p>
          </table:table-cell>
          <table:table-cell table:formula="of:=[.C34]/2^20" office:value-type="float" office:value="9.91498947143555" calcext:value-type="float">
            <text:p>9.91498947143555</text:p>
          </table:table-cell>
          <table:table-cell table:formula="of:=[.D34]/1800" office:value-type="float" office:value="0.00550832748413086" calcext:value-type="float">
            <text:p>0.00550832748413086</text:p>
          </table:table-cell>
          <table:table-cell table:formula="of:=[.E34]/9.5366" office:value-type="float" office:value="0.000577598670818831" calcext:value-type="float">
            <text:p>0.000577598670818831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747404" calcext:value-type="float">
            <text:p>10747404</text:p>
          </table:table-cell>
          <table:table-cell table:formula="of:=[.C35]/2^20" office:value-type="float" office:value="10.2495231628418" calcext:value-type="float">
            <text:p>10.2495231628418</text:p>
          </table:table-cell>
          <table:table-cell table:formula="of:=[.D35]/1800" office:value-type="float" office:value="0.00569417953491211" calcext:value-type="float">
            <text:p>0.00569417953491211</text:p>
          </table:table-cell>
          <table:table-cell table:formula="of:=[.E35]/9.5366" office:value-type="float" office:value="0.00059708696337396" calcext:value-type="float">
            <text:p>0.0005970869633739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861372" calcext:value-type="float">
            <text:p>9861372</text:p>
          </table:table-cell>
          <table:table-cell table:formula="of:=[.C36]/2^20" office:value-type="float" office:value="9.40453720092773" calcext:value-type="float">
            <text:p>9.40453720092773</text:p>
          </table:table-cell>
          <table:table-cell table:formula="of:=[.D36]/1800" office:value-type="float" office:value="0.0052247428894043" calcext:value-type="float">
            <text:p>0.0052247428894043</text:p>
          </table:table-cell>
          <table:table-cell table:formula="of:=[.E36]/9.5366" office:value-type="float" office:value="0.000547862224420055" calcext:value-type="float">
            <text:p>0.00054786222442005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610380" calcext:value-type="float">
            <text:p>9610380</text:p>
          </table:table-cell>
          <table:table-cell table:formula="of:=[.C37]/2^20" office:value-type="float" office:value="9.1651725769043" calcext:value-type="float">
            <text:p>9.1651725769043</text:p>
          </table:table-cell>
          <table:table-cell table:formula="of:=[.D37]/1800" office:value-type="float" office:value="0.00509176254272461" calcext:value-type="float">
            <text:p>0.00509176254272461</text:p>
          </table:table-cell>
          <table:table-cell table:formula="of:=[.E37]/9.5366" office:value-type="float" office:value="0.000533918015091816" calcext:value-type="float">
            <text:p>0.00053391801509181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920340" calcext:value-type="float">
            <text:p>9920340</text:p>
          </table:table-cell>
          <table:table-cell table:formula="of:=[.C38]/2^20" office:value-type="float" office:value="9.46077346801758" calcext:value-type="float">
            <text:p>9.46077346801758</text:p>
          </table:table-cell>
          <table:table-cell table:formula="of:=[.D38]/1800" office:value-type="float" office:value="0.00525598526000977" calcext:value-type="float">
            <text:p>0.00525598526000977</text:p>
          </table:table-cell>
          <table:table-cell table:formula="of:=[.E38]/9.5366" office:value-type="float" office:value="0.000551138273599581" calcext:value-type="float">
            <text:p>0.00055113827359958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522684" calcext:value-type="float">
            <text:p>9522684</text:p>
          </table:table-cell>
          <table:table-cell table:formula="of:=[.C39]/2^20" office:value-type="float" office:value="9.08153915405273" calcext:value-type="float">
            <text:p>9.08153915405273</text:p>
          </table:table-cell>
          <table:table-cell table:formula="of:=[.D39]/1800" office:value-type="float" office:value="0.0050452995300293" calcext:value-type="float">
            <text:p>0.0050452995300293</text:p>
          </table:table-cell>
          <table:table-cell table:formula="of:=[.E39]/9.5366" office:value-type="float" office:value="0.000529045941953033" calcext:value-type="float">
            <text:p>0.00052904594195303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295316" calcext:value-type="float">
            <text:p>10295316</text:p>
          </table:table-cell>
          <table:table-cell table:formula="of:=[.C40]/2^20" office:value-type="float" office:value="9.81837844848633" calcext:value-type="float">
            <text:p>9.81837844848633</text:p>
          </table:table-cell>
          <table:table-cell table:formula="of:=[.D40]/1800" office:value-type="float" office:value="0.00545465469360352" calcext:value-type="float">
            <text:p>0.00545465469360352</text:p>
          </table:table-cell>
          <table:table-cell table:formula="of:=[.E40]/9.5366" office:value-type="float" office:value="0.000571970586330927" calcext:value-type="float">
            <text:p>0.000571970586330927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602820" calcext:value-type="float">
            <text:p>9602820</text:p>
          </table:table-cell>
          <table:table-cell table:formula="of:=[.C41]/2^20" office:value-type="float" office:value="9.15796279907227" calcext:value-type="float">
            <text:p>9.15796279907227</text:p>
          </table:table-cell>
          <table:table-cell table:formula="of:=[.D41]/1800" office:value-type="float" office:value="0.0050877571105957" calcext:value-type="float">
            <text:p>0.0050877571105957</text:p>
          </table:table-cell>
          <table:table-cell table:formula="of:=[.E41]/9.5366" office:value-type="float" office:value="0.000533498008786748" calcext:value-type="float">
            <text:p>0.00053349800878674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557460" calcext:value-type="float">
            <text:p>9557460</text:p>
          </table:table-cell>
          <table:table-cell table:formula="of:=[.C42]/2^20" office:value-type="float" office:value="9.11470413208008" calcext:value-type="float">
            <text:p>9.11470413208008</text:p>
          </table:table-cell>
          <table:table-cell table:formula="of:=[.D42]/1800" office:value-type="float" office:value="0.00506372451782227" calcext:value-type="float">
            <text:p>0.00506372451782227</text:p>
          </table:table-cell>
          <table:table-cell table:formula="of:=[.E42]/9.5366" office:value-type="float" office:value="0.000530977970956343" calcext:value-type="float">
            <text:p>0.00053097797095634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206022744" calcext:value-type="float">
            <text:p>206022744</text:p>
          </table:table-cell>
          <table:table-cell table:formula="of:=[.C43]/2^20" office:value-type="float" office:value="196.47859954834" calcext:value-type="float">
            <text:p>196.47859954834</text:p>
          </table:table-cell>
          <table:table-cell table:formula="of:=[.D43]/1800" office:value-type="float" office:value="0.109154777526855" calcext:value-type="float">
            <text:p>0.109154777526855</text:p>
          </table:table-cell>
          <table:table-cell table:formula="of:=[.E43]/9.5366" office:value-type="float" office:value="0.0114458798237166" calcext:value-type="float">
            <text:p>0.01144587982371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57572" calcext:value-type="float">
            <text:p>10957572</text:p>
          </table:table-cell>
          <table:table-cell table:formula="of:=[.C46]/2^20" office:value-type="float" office:value="10.4499549865723" calcext:value-type="float">
            <text:p>10.4499549865723</text:p>
          </table:table-cell>
          <table:table-cell table:formula="of:=[.D46]/1800" office:value-type="float" office:value="0.0058055305480957" calcext:value-type="float">
            <text:p>0.0058055305480957</text:p>
          </table:table-cell>
          <table:table-cell table:formula="of:=[.E46]/9.5366" office:value-type="float" office:value="0.000608763138654835" calcext:value-type="float">
            <text:p>0.00060876313865483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246364" calcext:value-type="float">
            <text:p>11246364</text:p>
          </table:table-cell>
          <table:table-cell table:formula="of:=[.C47]/2^20" office:value-type="float" office:value="10.7253684997559" calcext:value-type="float">
            <text:p>10.7253684997559</text:p>
          </table:table-cell>
          <table:table-cell table:formula="of:=[.D47]/1800" office:value-type="float" office:value="0.00595853805541992" calcext:value-type="float">
            <text:p>0.00595853805541992</text:p>
          </table:table-cell>
          <table:table-cell table:formula="of:=[.E47]/9.5366" office:value-type="float" office:value="0.000624807379508412" calcext:value-type="float">
            <text:p>0.00062480737950841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585620" calcext:value-type="float">
            <text:p>10585620</text:p>
          </table:table-cell>
          <table:table-cell table:formula="of:=[.C48]/2^20" office:value-type="float" office:value="10.0952339172363" calcext:value-type="float">
            <text:p>10.0952339172363</text:p>
          </table:table-cell>
          <table:table-cell table:formula="of:=[.D48]/1800" office:value-type="float" office:value="0.00560846328735352" calcext:value-type="float">
            <text:p>0.00560846328735352</text:p>
          </table:table-cell>
          <table:table-cell table:formula="of:=[.E48]/9.5366" office:value-type="float" office:value="0.000588098828445517" calcext:value-type="float">
            <text:p>0.00058809882844551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460124" calcext:value-type="float">
            <text:p>10460124</text:p>
          </table:table-cell>
          <table:table-cell table:formula="of:=[.C49]/2^20" office:value-type="float" office:value="9.97555160522461" calcext:value-type="float">
            <text:p>9.97555160522461</text:p>
          </table:table-cell>
          <table:table-cell table:formula="of:=[.D49]/1800" office:value-type="float" office:value="0.00554197311401367" calcext:value-type="float">
            <text:p>0.00554197311401367</text:p>
          </table:table-cell>
          <table:table-cell table:formula="of:=[.E49]/9.5366" office:value-type="float" office:value="0.000581126723781397" calcext:value-type="float">
            <text:p>0.00058112672378139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432908" calcext:value-type="float">
            <text:p>10432908</text:p>
          </table:table-cell>
          <table:table-cell table:formula="of:=[.C50]/2^20" office:value-type="float" office:value="9.9495964050293" calcext:value-type="float">
            <text:p>9.9495964050293</text:p>
          </table:table-cell>
          <table:table-cell table:formula="of:=[.D50]/1800" office:value-type="float" office:value="0.00552755355834961" calcext:value-type="float">
            <text:p>0.00552755355834961</text:p>
          </table:table-cell>
          <table:table-cell table:formula="of:=[.E50]/9.5366" office:value-type="float" office:value="0.000579614701083154" calcext:value-type="float">
            <text:p>0.000579614701083154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606788" calcext:value-type="float">
            <text:p>10606788</text:p>
          </table:table-cell>
          <table:table-cell table:formula="of:=[.C51]/2^20" office:value-type="float" office:value="10.115421295166" calcext:value-type="float">
            <text:p>10.115421295166</text:p>
          </table:table-cell>
          <table:table-cell table:formula="of:=[.D51]/1800" office:value-type="float" office:value="0.00561967849731445" calcext:value-type="float">
            <text:p>0.00561967849731445</text:p>
          </table:table-cell>
          <table:table-cell table:formula="of:=[.E51]/9.5366" office:value-type="float" office:value="0.000589274846099706" calcext:value-type="float">
            <text:p>0.000589274846099706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677852" calcext:value-type="float">
            <text:p>10677852</text:p>
          </table:table-cell>
          <table:table-cell table:formula="of:=[.C52]/2^20" office:value-type="float" office:value="10.1831932067871" calcext:value-type="float">
            <text:p>10.1831932067871</text:p>
          </table:table-cell>
          <table:table-cell table:formula="of:=[.D52]/1800" office:value-type="float" office:value="0.00565732955932617" calcext:value-type="float">
            <text:p>0.00565732955932617</text:p>
          </table:table-cell>
          <table:table-cell table:formula="of:=[.E52]/9.5366" office:value-type="float" office:value="0.00059322290536734" calcext:value-type="float">
            <text:p>0.0005932229053673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488852" calcext:value-type="float">
            <text:p>10488852</text:p>
          </table:table-cell>
          <table:table-cell table:formula="of:=[.C53]/2^20" office:value-type="float" office:value="10.0029487609863" calcext:value-type="float">
            <text:p>10.0029487609863</text:p>
          </table:table-cell>
          <table:table-cell table:formula="of:=[.D53]/1800" office:value-type="float" office:value="0.00555719375610352" calcext:value-type="float">
            <text:p>0.00555719375610352</text:p>
          </table:table-cell>
          <table:table-cell table:formula="of:=[.E53]/9.5366" office:value-type="float" office:value="0.000582722747740653" calcext:value-type="float">
            <text:p>0.00058272274774065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891044" calcext:value-type="float">
            <text:p>10891044</text:p>
          </table:table-cell>
          <table:table-cell table:formula="of:=[.C54]/2^20" office:value-type="float" office:value="10.3865089416504" calcext:value-type="float">
            <text:p>10.3865089416504</text:p>
          </table:table-cell>
          <table:table-cell table:formula="of:=[.D54]/1800" office:value-type="float" office:value="0.00577028274536133" calcext:value-type="float">
            <text:p>0.00577028274536133</text:p>
          </table:table-cell>
          <table:table-cell table:formula="of:=[.E54]/9.5366" office:value-type="float" office:value="0.000605067083170242" calcext:value-type="float">
            <text:p>0.00060506708317024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322532" calcext:value-type="float">
            <text:p>10322532</text:p>
          </table:table-cell>
          <table:table-cell table:formula="of:=[.C55]/2^20" office:value-type="float" office:value="9.84433364868164" calcext:value-type="float">
            <text:p>9.84433364868164</text:p>
          </table:table-cell>
          <table:table-cell table:formula="of:=[.D55]/1800" office:value-type="float" office:value="0.00546907424926758" calcext:value-type="float">
            <text:p>0.00546907424926758</text:p>
          </table:table-cell>
          <table:table-cell table:formula="of:=[.E55]/9.5366" office:value-type="float" office:value="0.00057348260902917" calcext:value-type="float">
            <text:p>0.00057348260902917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19924" calcext:value-type="float">
            <text:p>10119924</text:p>
          </table:table-cell>
          <table:table-cell table:formula="of:=[.C56]/2^20" office:value-type="float" office:value="9.6511116027832" calcext:value-type="float">
            <text:p>9.6511116027832</text:p>
          </table:table-cell>
          <table:table-cell table:formula="of:=[.D56]/1800" office:value-type="float" office:value="0.00536172866821289" calcext:value-type="float">
            <text:p>0.00536172866821289</text:p>
          </table:table-cell>
          <table:table-cell table:formula="of:=[.E56]/9.5366" office:value-type="float" office:value="0.000562226440053362" calcext:value-type="float">
            <text:p>0.00056222644005336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594692" calcext:value-type="float">
            <text:p>10594692</text:p>
          </table:table-cell>
          <table:table-cell table:formula="of:=[.C57]/2^20" office:value-type="float" office:value="10.1038856506348" calcext:value-type="float">
            <text:p>10.1038856506348</text:p>
          </table:table-cell>
          <table:table-cell table:formula="of:=[.D57]/1800" office:value-type="float" office:value="0.0056132698059082" calcext:value-type="float">
            <text:p>0.0056132698059082</text:p>
          </table:table-cell>
          <table:table-cell table:formula="of:=[.E57]/9.5366" office:value-type="float" office:value="0.000588602836011598" calcext:value-type="float">
            <text:p>0.00058860283601159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943020" calcext:value-type="float">
            <text:p>9943020</text:p>
          </table:table-cell>
          <table:table-cell table:formula="of:=[.C58]/2^20" office:value-type="float" office:value="9.48240280151367" calcext:value-type="float">
            <text:p>9.48240280151367</text:p>
          </table:table-cell>
          <table:table-cell table:formula="of:=[.D58]/1800" office:value-type="float" office:value="0.00526800155639648" calcext:value-type="float">
            <text:p>0.00526800155639648</text:p>
          </table:table-cell>
          <table:table-cell table:formula="of:=[.E58]/9.5366" office:value-type="float" office:value="0.000552398292514784" calcext:value-type="float">
            <text:p>0.000552398292514784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747972" calcext:value-type="float">
            <text:p>9747972</text:p>
          </table:table-cell>
          <table:table-cell table:formula="of:=[.C59]/2^20" office:value-type="float" office:value="9.29639053344727" calcext:value-type="float">
            <text:p>9.29639053344727</text:p>
          </table:table-cell>
          <table:table-cell table:formula="of:=[.D59]/1800" office:value-type="float" office:value="0.0051646614074707" calcext:value-type="float">
            <text:p>0.0051646614074707</text:p>
          </table:table-cell>
          <table:table-cell table:formula="of:=[.E59]/9.5366" office:value-type="float" office:value="0.000541562129844043" calcext:value-type="float">
            <text:p>0.00054156212984404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855324" calcext:value-type="float">
            <text:p>9855324</text:p>
          </table:table-cell>
          <table:table-cell table:formula="of:=[.C60]/2^20" office:value-type="float" office:value="9.39876937866211" calcext:value-type="float">
            <text:p>9.39876937866211</text:p>
          </table:table-cell>
          <table:table-cell table:formula="of:=[.D60]/1800" office:value-type="float" office:value="0.00522153854370117" calcext:value-type="float">
            <text:p>0.00522153854370117</text:p>
          </table:table-cell>
          <table:table-cell table:formula="of:=[.E60]/9.5366" office:value-type="float" office:value="0.000547526219376001" calcext:value-type="float">
            <text:p>0.000547526219376001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663300" calcext:value-type="float">
            <text:p>9663300</text:p>
          </table:table-cell>
          <table:table-cell table:formula="of:=[.C61]/2^20" office:value-type="float" office:value="9.21564102172852" calcext:value-type="float">
            <text:p>9.21564102172852</text:p>
          </table:table-cell>
          <table:table-cell table:formula="of:=[.D61]/1800" office:value-type="float" office:value="0.00511980056762695" calcext:value-type="float">
            <text:p>0.00511980056762695</text:p>
          </table:table-cell>
          <table:table-cell table:formula="of:=[.E61]/9.5366" office:value-type="float" office:value="0.000536858059227288" calcext:value-type="float">
            <text:p>0.000536858059227288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540828" calcext:value-type="float">
            <text:p>9540828</text:p>
          </table:table-cell>
          <table:table-cell table:formula="of:=[.C62]/2^20" office:value-type="float" office:value="9.09884262084961" calcext:value-type="float">
            <text:p>9.09884262084961</text:p>
          </table:table-cell>
          <table:table-cell table:formula="of:=[.D62]/1800" office:value-type="float" office:value="0.00505491256713867" calcext:value-type="float">
            <text:p>0.00505491256713867</text:p>
          </table:table-cell>
          <table:table-cell table:formula="of:=[.E62]/9.5366" office:value-type="float" office:value="0.000530053957085195" calcext:value-type="float">
            <text:p>0.000530053957085195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47348" calcext:value-type="float">
            <text:p>10047348</text:p>
          </table:table-cell>
          <table:table-cell table:formula="of:=[.C63]/2^20" office:value-type="float" office:value="9.5818977355957" calcext:value-type="float">
            <text:p>9.5818977355957</text:p>
          </table:table-cell>
          <table:table-cell table:formula="of:=[.D63]/1800" office:value-type="float" office:value="0.00532327651977539" calcext:value-type="float">
            <text:p>0.00532327651977539</text:p>
          </table:table-cell>
          <table:table-cell table:formula="of:=[.E63]/9.5366" office:value-type="float" office:value="0.000558194379524714" calcext:value-type="float">
            <text:p>0.000558194379524714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326124" calcext:value-type="float">
            <text:p>9326124</text:p>
          </table:table-cell>
          <table:table-cell table:formula="of:=[.C64]/2^20" office:value-type="float" office:value="8.89408493041992" calcext:value-type="float">
            <text:p>8.89408493041992</text:p>
          </table:table-cell>
          <table:table-cell table:formula="of:=[.D64]/1800" office:value-type="float" office:value="0.00494115829467773" calcext:value-type="float">
            <text:p>0.00494115829467773</text:p>
          </table:table-cell>
          <table:table-cell table:formula="of:=[.E64]/9.5366" office:value-type="float" office:value="0.00051812577802128" calcext:value-type="float">
            <text:p>0.0005181257780212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342756" calcext:value-type="float">
            <text:p>9342756</text:p>
          </table:table-cell>
          <table:table-cell table:formula="of:=[.C65]/2^20" office:value-type="float" office:value="8.90994644165039" calcext:value-type="float">
            <text:p>8.90994644165039</text:p>
          </table:table-cell>
          <table:table-cell table:formula="of:=[.D65]/1800" office:value-type="float" office:value="0.00494997024536133" calcext:value-type="float">
            <text:p>0.00494997024536133</text:p>
          </table:table-cell>
          <table:table-cell table:formula="of:=[.E65]/9.5366" office:value-type="float" office:value="0.000519049791892428" calcext:value-type="float">
            <text:p>0.000519049791892428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592236" calcext:value-type="float">
            <text:p>9592236</text:p>
          </table:table-cell>
          <table:table-cell table:formula="of:=[.C66]/2^20" office:value-type="float" office:value="9.14786911010742" calcext:value-type="float">
            <text:p>9.14786911010742</text:p>
          </table:table-cell>
          <table:table-cell table:formula="of:=[.D66]/1800" office:value-type="float" office:value="0.00508214950561523" calcext:value-type="float">
            <text:p>0.00508214950561523</text:p>
          </table:table-cell>
          <table:table-cell table:formula="of:=[.E66]/9.5366" office:value-type="float" office:value="0.000532909999959654" calcext:value-type="float">
            <text:p>0.000532909999959654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965700" calcext:value-type="float">
            <text:p>9965700</text:p>
          </table:table-cell>
          <table:table-cell table:formula="of:=[.C67]/2^20" office:value-type="float" office:value="9.50403213500977" calcext:value-type="float">
            <text:p>9.50403213500977</text:p>
          </table:table-cell>
          <table:table-cell table:formula="of:=[.D67]/1800" office:value-type="float" office:value="0.0052800178527832" calcext:value-type="float">
            <text:p>0.0052800178527832</text:p>
          </table:table-cell>
          <table:table-cell table:formula="of:=[.E67]/9.5366" office:value-type="float" office:value="0.000553658311429986" calcext:value-type="float">
            <text:p>0.000553658311429986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625500" calcext:value-type="float">
            <text:p>9625500</text:p>
          </table:table-cell>
          <table:table-cell table:formula="of:=[.C68]/2^20" office:value-type="float" office:value="9.17959213256836" calcext:value-type="float">
            <text:p>9.17959213256836</text:p>
          </table:table-cell>
          <table:table-cell table:formula="of:=[.D68]/1800" office:value-type="float" office:value="0.00509977340698242" calcext:value-type="float">
            <text:p>0.00509977340698242</text:p>
          </table:table-cell>
          <table:table-cell table:formula="of:=[.E68]/9.5366" office:value-type="float" office:value="0.000534758027701951" calcext:value-type="float">
            <text:p>0.000534758027701951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9233892" calcext:value-type="float">
            <text:p>9233892</text:p>
          </table:table-cell>
          <table:table-cell table:formula="of:=[.C69]/2^20" office:value-type="float" office:value="8.80612564086914" calcext:value-type="float">
            <text:p>8.80612564086914</text:p>
          </table:table-cell>
          <table:table-cell table:formula="of:=[.D69]/1800" office:value-type="float" office:value="0.00489229202270508" calcext:value-type="float">
            <text:p>0.00489229202270508</text:p>
          </table:table-cell>
          <table:table-cell table:formula="of:=[.E69]/9.5366" office:value-type="float" office:value="0.000513001701099457" calcext:value-type="float">
            <text:p>0.000513001701099457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9660276" calcext:value-type="float">
            <text:p>9660276</text:p>
          </table:table-cell>
          <table:table-cell table:formula="of:=[.C70]/2^20" office:value-type="float" office:value="9.2127571105957" calcext:value-type="float">
            <text:p>9.2127571105957</text:p>
          </table:table-cell>
          <table:table-cell table:formula="of:=[.D70]/1800" office:value-type="float" office:value="0.00511819839477539" calcext:value-type="float">
            <text:p>0.00511819839477539</text:p>
          </table:table-cell>
          <table:table-cell table:formula="of:=[.E70]/9.5366" office:value-type="float" office:value="0.000536690056705261" calcext:value-type="float">
            <text:p>0.000536690056705261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9512100" calcext:value-type="float">
            <text:p>9512100</text:p>
          </table:table-cell>
          <table:table-cell table:formula="of:=[.C71]/2^20" office:value-type="float" office:value="9.07144546508789" calcext:value-type="float">
            <text:p>9.07144546508789</text:p>
          </table:table-cell>
          <table:table-cell table:formula="of:=[.D71]/1800" office:value-type="float" office:value="0.00503969192504883" calcext:value-type="float">
            <text:p>0.00503969192504883</text:p>
          </table:table-cell>
          <table:table-cell table:formula="of:=[.E71]/9.5366" office:value-type="float" office:value="0.000528457933125939" calcext:value-type="float">
            <text:p>0.000528457933125939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9214236" calcext:value-type="float">
            <text:p>9214236</text:p>
          </table:table-cell>
          <table:table-cell table:formula="of:=[.C72]/2^20" office:value-type="float" office:value="8.78738021850586" calcext:value-type="float">
            <text:p>8.78738021850586</text:p>
          </table:table-cell>
          <table:table-cell table:formula="of:=[.D72]/1800" office:value-type="float" office:value="0.00488187789916992" calcext:value-type="float">
            <text:p>0.00488187789916992</text:p>
          </table:table-cell>
          <table:table-cell table:formula="of:=[.E72]/9.5366" office:value-type="float" office:value="0.000511909684706281" calcext:value-type="float">
            <text:p>0.000511909684706281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9099324" calcext:value-type="float">
            <text:p>9099324</text:p>
          </table:table-cell>
          <table:table-cell table:formula="of:=[.C73]/2^20" office:value-type="float" office:value="8.67779159545898" calcext:value-type="float">
            <text:p>8.67779159545898</text:p>
          </table:table-cell>
          <table:table-cell table:formula="of:=[.D73]/1800" office:value-type="float" office:value="0.00482099533081055" calcext:value-type="float">
            <text:p>0.00482099533081055</text:p>
          </table:table-cell>
          <table:table-cell table:formula="of:=[.E73]/9.5366" office:value-type="float" office:value="0.000505525588869256" calcext:value-type="float">
            <text:p>0.000505525588869256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9063036" calcext:value-type="float">
            <text:p>9063036</text:p>
          </table:table-cell>
          <table:table-cell table:formula="of:=[.C74]/2^20" office:value-type="float" office:value="8.64318466186523" calcext:value-type="float">
            <text:p>8.64318466186523</text:p>
          </table:table-cell>
          <table:table-cell table:formula="of:=[.D74]/1800" office:value-type="float" office:value="0.0048017692565918" calcext:value-type="float">
            <text:p>0.0048017692565918</text:p>
          </table:table-cell>
          <table:table-cell table:formula="of:=[.E74]/9.5366" office:value-type="float" office:value="0.000503509558604932" calcext:value-type="float">
            <text:p>0.00050350955860493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9073620" calcext:value-type="float">
            <text:p>9073620</text:p>
          </table:table-cell>
          <table:table-cell table:formula="of:=[.C75]/2^20" office:value-type="float" office:value="8.65327835083008" calcext:value-type="float">
            <text:p>8.65327835083008</text:p>
          </table:table-cell>
          <table:table-cell table:formula="of:=[.D75]/1800" office:value-type="float" office:value="0.00480737686157227" calcext:value-type="float">
            <text:p>0.00480737686157227</text:p>
          </table:table-cell>
          <table:table-cell table:formula="of:=[.E75]/9.5366" office:value-type="float" office:value="0.000504097567432027" calcext:value-type="float">
            <text:p>0.000504097567432027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9081180" calcext:value-type="float">
            <text:p>9081180</text:p>
          </table:table-cell>
          <table:table-cell table:formula="of:=[.C76]/2^20" office:value-type="float" office:value="8.66048812866211" calcext:value-type="float">
            <text:p>8.66048812866211</text:p>
          </table:table-cell>
          <table:table-cell table:formula="of:=[.D76]/1800" office:value-type="float" office:value="0.00481138229370117" calcext:value-type="float">
            <text:p>0.00481138229370117</text:p>
          </table:table-cell>
          <table:table-cell table:formula="of:=[.E76]/9.5366" office:value-type="float" office:value="0.000504517573737094" calcext:value-type="float">
            <text:p>0.000504517573737094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165852" calcext:value-type="float">
            <text:p>9165852</text:p>
          </table:table-cell>
          <table:table-cell table:formula="of:=[.C77]/2^20" office:value-type="float" office:value="8.74123764038086" calcext:value-type="float">
            <text:p>8.74123764038086</text:p>
          </table:table-cell>
          <table:table-cell table:formula="of:=[.D77]/1800" office:value-type="float" office:value="0.00485624313354492" calcext:value-type="float">
            <text:p>0.00485624313354492</text:p>
          </table:table-cell>
          <table:table-cell table:formula="of:=[.E77]/9.5366" office:value-type="float" office:value="0.00050922164435385" calcext:value-type="float">
            <text:p>0.00050922164435385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8766684" calcext:value-type="float">
            <text:p>8766684</text:p>
          </table:table-cell>
          <table:table-cell table:formula="of:=[.C78]/2^20" office:value-type="float" office:value="8.36056137084961" calcext:value-type="float">
            <text:p>8.36056137084961</text:p>
          </table:table-cell>
          <table:table-cell table:formula="of:=[.D78]/1800" office:value-type="float" office:value="0.00464475631713867" calcext:value-type="float">
            <text:p>0.00464475631713867</text:p>
          </table:table-cell>
          <table:table-cell table:formula="of:=[.E78]/9.5366" office:value-type="float" office:value="0.000487045311446288" calcext:value-type="float">
            <text:p>0.000487045311446288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9028260" calcext:value-type="float">
            <text:p>9028260</text:p>
          </table:table-cell>
          <table:table-cell table:formula="of:=[.C79]/2^20" office:value-type="float" office:value="8.61001968383789" calcext:value-type="float">
            <text:p>8.61001968383789</text:p>
          </table:table-cell>
          <table:table-cell table:formula="of:=[.D79]/1800" office:value-type="float" office:value="0.00478334426879883" calcext:value-type="float">
            <text:p>0.00478334426879883</text:p>
          </table:table-cell>
          <table:table-cell table:formula="of:=[.E79]/9.5366" office:value-type="float" office:value="0.000501577529601622" calcext:value-type="float">
            <text:p>0.000501577529601622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8889156" calcext:value-type="float">
            <text:p>8889156</text:p>
          </table:table-cell>
          <table:table-cell table:formula="of:=[.C80]/2^20" office:value-type="float" office:value="8.47735977172852" calcext:value-type="float">
            <text:p>8.47735977172852</text:p>
          </table:table-cell>
          <table:table-cell table:formula="of:=[.D80]/1800" office:value-type="float" office:value="0.00470964431762695" calcext:value-type="float">
            <text:p>0.00470964431762695</text:p>
          </table:table-cell>
          <table:table-cell table:formula="of:=[.E80]/9.5366" office:value-type="float" office:value="0.000493849413588381" calcext:value-type="float">
            <text:p>0.000493849413588381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8647236" calcext:value-type="float">
            <text:p>8647236</text:p>
          </table:table-cell>
          <table:table-cell table:formula="of:=[.C81]/2^20" office:value-type="float" office:value="8.24664688110352" calcext:value-type="float">
            <text:p>8.24664688110352</text:p>
          </table:table-cell>
          <table:table-cell table:formula="of:=[.D81]/1800" office:value-type="float" office:value="0.00458147048950195" calcext:value-type="float">
            <text:p>0.00458147048950195</text:p>
          </table:table-cell>
          <table:table-cell table:formula="of:=[.E81]/9.5366" office:value-type="float" office:value="0.000480409211826223" calcext:value-type="float">
            <text:p>0.000480409211826223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8780292" calcext:value-type="float">
            <text:p>8780292</text:p>
          </table:table-cell>
          <table:table-cell table:formula="of:=[.C82]/2^20" office:value-type="float" office:value="8.37353897094727" calcext:value-type="float">
            <text:p>8.37353897094727</text:p>
          </table:table-cell>
          <table:table-cell table:formula="of:=[.D82]/1800" office:value-type="float" office:value="0.0046519660949707" calcext:value-type="float">
            <text:p>0.0046519660949707</text:p>
          </table:table-cell>
          <table:table-cell table:formula="of:=[.E82]/9.5366" office:value-type="float" office:value="0.00048780132279541" calcext:value-type="float">
            <text:p>0.00048780132279541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8358444" calcext:value-type="float">
            <text:p>8358444</text:p>
          </table:table-cell>
          <table:table-cell table:formula="of:=[.C83]/2^20" office:value-type="float" office:value="7.97123336791992" calcext:value-type="float">
            <text:p>7.97123336791992</text:p>
          </table:table-cell>
          <table:table-cell table:formula="of:=[.D83]/1800" office:value-type="float" office:value="0.00442846298217773" calcext:value-type="float">
            <text:p>0.00442846298217773</text:p>
          </table:table-cell>
          <table:table-cell table:formula="of:=[.E83]/9.5366" office:value-type="float" office:value="0.000464364970972646" calcext:value-type="float">
            <text:p>0.000464364970972646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8192124" calcext:value-type="float">
            <text:p>8192124</text:p>
          </table:table-cell>
          <table:table-cell table:formula="of:=[.C84]/2^20" office:value-type="float" office:value="7.81261825561523" calcext:value-type="float">
            <text:p>7.81261825561523</text:p>
          </table:table-cell>
          <table:table-cell table:formula="of:=[.D84]/1800" office:value-type="float" office:value="0.0043403434753418" calcext:value-type="float">
            <text:p>0.0043403434753418</text:p>
          </table:table-cell>
          <table:table-cell table:formula="of:=[.E84]/9.5366" office:value-type="float" office:value="0.000455124832261162" calcext:value-type="float">
            <text:p>0.000455124832261162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8270748" calcext:value-type="float">
            <text:p>8270748</text:p>
          </table:table-cell>
          <table:table-cell table:formula="of:=[.C85]/2^20" office:value-type="float" office:value="7.88759994506836" calcext:value-type="float">
            <text:p>7.88759994506836</text:p>
          </table:table-cell>
          <table:table-cell table:formula="of:=[.D85]/1800" office:value-type="float" office:value="0.00438199996948242" calcext:value-type="float">
            <text:p>0.00438199996948242</text:p>
          </table:table-cell>
          <table:table-cell table:formula="of:=[.E85]/9.5366" office:value-type="float" office:value="0.000459492897833863" calcext:value-type="float">
            <text:p>0.00045949289783386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386070840" calcext:value-type="float">
            <text:p>386070840</text:p>
          </table:table-cell>
          <table:table-cell table:formula="of:=[.C86]/2^20" office:value-type="float" office:value="368.185844421387" calcext:value-type="float">
            <text:p>368.185844421387</text:p>
          </table:table-cell>
          <table:table-cell table:formula="of:=[.D86]/1800" office:value-type="float" office:value="0.204547691345215" calcext:value-type="float">
            <text:p>0.204547691345215</text:p>
          </table:table-cell>
          <table:table-cell table:formula="of:=[.E86]/9.5366" office:value-type="float" office:value="0.0214487019844824" calcext:value-type="float">
            <text:p>0.0214487019844824</text:p>
          </table:table-cell>
        </table:table-row>
      </table:table>
      <table:table table:name="CUBI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2"/>
          <table:table-cell office:value-type="string" calcext:value-type="string">
            <text:p>Total_Tx</text:p>
          </table:table-cell>
          <table:table-cell office:value-type="string" calcext:value-type="string">
            <text:p>Throughput_Med</text:p>
          </table:table-cell>
          <table:table-cell office:value-type="string" calcext:value-type="string">
            <text:p>Throughput_Nor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8813204" calcext:value-type="float">
            <text:p>28813204</text:p>
          </table:table-cell>
          <table:table-cell table:formula="of:=[.C2]/2^20" office:value-type="float" office:value="27.4784126281738" calcext:value-type="float">
            <text:p>27.4784126281738</text:p>
          </table:table-cell>
          <table:table-cell table:formula="of:=[.D2]/1800" office:value-type="float" office:value="0.0152657847934299" calcext:value-type="float">
            <text:p>0.0152657847934299</text:p>
          </table:table-cell>
          <table:table-cell table:formula="of:=[.E2]/9.5366" office:value-type="float" office:value="0.00160075758587231" calcext:value-type="float">
            <text:p>0.0016007575858723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430880" calcext:value-type="float">
            <text:p>25430880</text:p>
          </table:table-cell>
          <table:table-cell table:formula="of:=[.C3]/2^20" office:value-type="float" office:value="24.2527770996094" calcext:value-type="float">
            <text:p>24.2527770996094</text:p>
          </table:table-cell>
          <table:table-cell table:formula="of:=[.D3]/1800" office:value-type="float" office:value="0.0134737650553385" calcext:value-type="float">
            <text:p>0.0134737650553385</text:p>
          </table:table-cell>
          <table:table-cell table:formula="of:=[.E3]/9.5366" office:value-type="float" office:value="0.00141284787611293" calcext:value-type="float">
            <text:p>0.0014128478761129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0045408" calcext:value-type="float">
            <text:p>20045408</text:p>
          </table:table-cell>
          <table:table-cell table:formula="of:=[.C4]/2^20" office:value-type="float" office:value="19.1167907714844" calcext:value-type="float">
            <text:p>19.1167907714844</text:p>
          </table:table-cell>
          <table:table-cell table:formula="of:=[.D4]/1800" office:value-type="float" office:value="0.0106204393174913" calcext:value-type="float">
            <text:p>0.0106204393174913</text:p>
          </table:table-cell>
          <table:table-cell table:formula="of:=[.E4]/9.5366" office:value-type="float" office:value="0.00111365049572084" calcext:value-type="float">
            <text:p>0.0011136504957208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0237580" calcext:value-type="float">
            <text:p>20237580</text:p>
          </table:table-cell>
          <table:table-cell table:formula="of:=[.C5]/2^20" office:value-type="float" office:value="19.3000602722168" calcext:value-type="float">
            <text:p>19.3000602722168</text:p>
          </table:table-cell>
          <table:table-cell table:formula="of:=[.D5]/1800" office:value-type="float" office:value="0.0107222557067871" calcext:value-type="float">
            <text:p>0.0107222557067871</text:p>
          </table:table-cell>
          <table:table-cell table:formula="of:=[.E5]/9.5366" office:value-type="float" office:value="0.0011243268782152" calcext:value-type="float">
            <text:p>0.0011243268782152</text:p>
          </table:table-cell>
        </table:table-row>
        <table:table-row table:style-name="ro1">
          <table:covered-table-cell/>
          <table:table-cell/>
          <table:table-cell office:value-type="float" office:value="22573048" calcext:value-type="float">
            <text:p>22573048</text:p>
          </table:table-cell>
          <table:table-cell table:formula="of:=[.C6]/2^20" office:value-type="float" office:value="21.5273361206055" calcext:value-type="float">
            <text:p>21.5273361206055</text:p>
          </table:table-cell>
          <table:table-cell table:formula="of:=[.D6]/1800" office:value-type="float" office:value="0.0119596311781141" calcext:value-type="float">
            <text:p>0.0119596311781141</text:p>
          </table:table-cell>
          <table:table-cell table:formula="of:=[.E6]/9.5366" office:value-type="float" office:value="0.00125407704822622" calcext:value-type="float">
            <text:p>0.0012540770482262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17100120" calcext:value-type="float">
            <text:p>117100120</text:p>
          </table:table-cell>
          <table:table-cell table:formula="of:=[.C7]/2^20" office:value-type="float" office:value="111.67537689209" calcext:value-type="float">
            <text:p>111.67537689209</text:p>
          </table:table-cell>
          <table:table-cell table:formula="of:=[.D7]/1800" office:value-type="float" office:value="0.062041876051161" calcext:value-type="float">
            <text:p>0.062041876051161</text:p>
          </table:table-cell>
          <table:table-cell table:formula="of:=[.E7]/9.5366" office:value-type="float" office:value="0.0065056598841475" calcext:value-type="float">
            <text:p>0.00650565988414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257412" calcext:value-type="float">
            <text:p>26257412</text:p>
          </table:table-cell>
          <table:table-cell table:formula="of:=[.C10]/2^20" office:value-type="float" office:value="25.0410194396973" calcext:value-type="float">
            <text:p>25.0410194396973</text:p>
          </table:table-cell>
          <table:table-cell table:formula="of:=[.D10]/1800" office:value-type="float" office:value="0.0139116774664985" calcext:value-type="float">
            <text:p>0.0139116774664985</text:p>
          </table:table-cell>
          <table:table-cell table:formula="of:=[.E10]/9.5366" office:value-type="float" office:value="0.00145876700988806" calcext:value-type="float">
            <text:p>0.0014587670098880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104232" calcext:value-type="float">
            <text:p>25104232</text:p>
          </table:table-cell>
          <table:table-cell table:formula="of:=[.C11]/2^20" office:value-type="float" office:value="23.9412612915039" calcext:value-type="float">
            <text:p>23.9412612915039</text:p>
          </table:table-cell>
          <table:table-cell table:formula="of:=[.D11]/1800" office:value-type="float" office:value="0.0133007007175022" calcext:value-type="float">
            <text:p>0.0133007007175022</text:p>
          </table:table-cell>
          <table:table-cell table:formula="of:=[.E11]/9.5366" office:value-type="float" office:value="0.0013947004925762" calcext:value-type="float">
            <text:p>0.001394700492576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606252" calcext:value-type="float">
            <text:p>27606252</text:p>
          </table:table-cell>
          <table:table-cell table:formula="of:=[.C12]/2^20" office:value-type="float" office:value="26.3273735046387" calcext:value-type="float">
            <text:p>26.3273735046387</text:p>
          </table:table-cell>
          <table:table-cell table:formula="of:=[.D12]/1800" office:value-type="float" office:value="0.0146263186136882" calcext:value-type="float">
            <text:p>0.0146263186136882</text:p>
          </table:table-cell>
          <table:table-cell table:formula="of:=[.E12]/9.5366" office:value-type="float" office:value="0.00153370369038107" calcext:value-type="float">
            <text:p>0.0015337036903810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1480524" calcext:value-type="float">
            <text:p>21480524</text:p>
          </table:table-cell>
          <table:table-cell table:formula="of:=[.C13]/2^20" office:value-type="float" office:value="20.485424041748" calcext:value-type="float">
            <text:p>20.485424041748</text:p>
          </table:table-cell>
          <table:table-cell table:formula="of:=[.D13]/1800" office:value-type="float" office:value="0.0113807911343045" calcext:value-type="float">
            <text:p>0.0113807911343045</text:p>
          </table:table-cell>
          <table:table-cell table:formula="of:=[.E13]/9.5366" office:value-type="float" office:value="0.00119338035927946" calcext:value-type="float">
            <text:p>0.0011933803592794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1155296" calcext:value-type="float">
            <text:p>21155296</text:p>
          </table:table-cell>
          <table:table-cell table:formula="of:=[.C14]/2^20" office:value-type="float" office:value="20.1752624511719" calcext:value-type="float">
            <text:p>20.1752624511719</text:p>
          </table:table-cell>
          <table:table-cell table:formula="of:=[.D14]/1800" office:value-type="float" office:value="0.0112084791395399" calcext:value-type="float">
            <text:p>0.0112084791395399</text:p>
          </table:table-cell>
          <table:table-cell table:formula="of:=[.E14]/9.5366" office:value-type="float" office:value="0.0011753118658159" calcext:value-type="float">
            <text:p>0.001175311865815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6080780" calcext:value-type="float">
            <text:p>26080780</text:p>
          </table:table-cell>
          <table:table-cell table:formula="of:=[.C15]/2^20" office:value-type="float" office:value="24.8725700378418" calcext:value-type="float">
            <text:p>24.8725700378418</text:p>
          </table:table-cell>
          <table:table-cell table:formula="of:=[.D15]/1800" office:value-type="float" office:value="0.0138180944654677" calcext:value-type="float">
            <text:p>0.0138180944654677</text:p>
          </table:table-cell>
          <table:table-cell table:formula="of:=[.E15]/9.5366" office:value-type="float" office:value="0.00144895397368744" calcext:value-type="float">
            <text:p>0.00144895397368744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0014616" calcext:value-type="float">
            <text:p>20014616</text:p>
          </table:table-cell>
          <table:table-cell table:formula="of:=[.C16]/2^20" office:value-type="float" office:value="19.0874252319336" calcext:value-type="float">
            <text:p>19.0874252319336</text:p>
          </table:table-cell>
          <table:table-cell table:formula="of:=[.D16]/1800" office:value-type="float" office:value="0.010604125128852" calcext:value-type="float">
            <text:p>0.010604125128852</text:p>
          </table:table-cell>
          <table:table-cell table:formula="of:=[.E16]/9.5366" office:value-type="float" office:value="0.00111193980337353" calcext:value-type="float">
            <text:p>0.0011119398033735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1968256" calcext:value-type="float">
            <text:p>21968256</text:p>
          </table:table-cell>
          <table:table-cell table:formula="of:=[.C17]/2^20" office:value-type="float" office:value="20.9505615234375" calcext:value-type="float">
            <text:p>20.9505615234375</text:p>
          </table:table-cell>
          <table:table-cell table:formula="of:=[.D17]/1800" office:value-type="float" office:value="0.0116392008463542" calcext:value-type="float">
            <text:p>0.0116392008463542</text:p>
          </table:table-cell>
          <table:table-cell table:formula="of:=[.E17]/9.5366" office:value-type="float" office:value="0.00122047698827194" calcext:value-type="float">
            <text:p>0.0012204769882719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1665168" calcext:value-type="float">
            <text:p>21665168</text:p>
          </table:table-cell>
          <table:table-cell table:formula="of:=[.C18]/2^20" office:value-type="float" office:value="20.6615142822266" calcext:value-type="float">
            <text:p>20.6615142822266</text:p>
          </table:table-cell>
          <table:table-cell table:formula="of:=[.D18]/1800" office:value-type="float" office:value="0.0114786190456814" calcext:value-type="float">
            <text:p>0.0114786190456814</text:p>
          </table:table-cell>
          <table:table-cell table:formula="of:=[.E18]/9.5366" office:value-type="float" office:value="0.00120363851327322" calcext:value-type="float">
            <text:p>0.0012036385132732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0010432" calcext:value-type="float">
            <text:p>20010432</text:p>
          </table:table-cell>
          <table:table-cell table:formula="of:=[.C19]/2^20" office:value-type="float" office:value="19.0834350585937" calcext:value-type="float">
            <text:p>19.0834350585937</text:p>
          </table:table-cell>
          <table:table-cell table:formula="of:=[.D19]/1800" office:value-type="float" office:value="0.0106019083658854" calcext:value-type="float">
            <text:p>0.0106019083658854</text:p>
          </table:table-cell>
          <table:table-cell table:formula="of:=[.E19]/9.5366" office:value-type="float" office:value="0.00111170735543961" calcext:value-type="float">
            <text:p>0.0011117073554396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31342968" calcext:value-type="float">
            <text:p>231342968</text:p>
          </table:table-cell>
          <table:table-cell table:formula="of:=[.C20]/2^20" office:value-type="float" office:value="220.625846862793" calcext:value-type="float">
            <text:p>220.625846862793</text:p>
          </table:table-cell>
          <table:table-cell table:formula="of:=[.D20]/1800" office:value-type="float" office:value="0.122569914923774" calcext:value-type="float">
            <text:p>0.122569914923774</text:p>
          </table:table-cell>
          <table:table-cell table:formula="of:=[.E20]/9.5366" office:value-type="float" office:value="0.0128525800519864" calcext:value-type="float">
            <text:p>0.01285258005198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8312992" calcext:value-type="float">
            <text:p>28312992</text:p>
          </table:table-cell>
          <table:table-cell table:formula="of:=[.C23]/2^20" office:value-type="float" office:value="27.0013732910156" calcext:value-type="float">
            <text:p>27.0013732910156</text:p>
          </table:table-cell>
          <table:table-cell table:formula="of:=[.D23]/1800" office:value-type="float" office:value="0.0150007629394531" calcext:value-type="float">
            <text:p>0.0150007629394531</text:p>
          </table:table-cell>
          <table:table-cell table:formula="of:=[.E23]/9.5366" office:value-type="float" office:value="0.00157296761313813" calcext:value-type="float">
            <text:p>0.0015729676131381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1469440" calcext:value-type="float">
            <text:p>21469440</text:p>
          </table:table-cell>
          <table:table-cell table:formula="of:=[.C24]/2^20" office:value-type="float" office:value="20.474853515625" calcext:value-type="float">
            <text:p>20.474853515625</text:p>
          </table:table-cell>
          <table:table-cell table:formula="of:=[.D24]/1800" office:value-type="float" office:value="0.0113749186197917" calcext:value-type="float">
            <text:p>0.0113749186197917</text:p>
          </table:table-cell>
          <table:table-cell table:formula="of:=[.E24]/9.5366" office:value-type="float" office:value="0.00119276457225758" calcext:value-type="float">
            <text:p>0.0011927645722575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606500" calcext:value-type="float">
            <text:p>27606500</text:p>
          </table:table-cell>
          <table:table-cell table:formula="of:=[.C25]/2^20" office:value-type="float" office:value="26.3276100158691" calcext:value-type="float">
            <text:p>26.3276100158691</text:p>
          </table:table-cell>
          <table:table-cell table:formula="of:=[.D25]/1800" office:value-type="float" office:value="0.0146264500088162" calcext:value-type="float">
            <text:p>0.0146264500088162</text:p>
          </table:table-cell>
          <table:table-cell table:formula="of:=[.E25]/9.5366" office:value-type="float" office:value="0.00153371746836568" calcext:value-type="float">
            <text:p>0.0015337174683656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6465920" calcext:value-type="float">
            <text:p>26465920</text:p>
          </table:table-cell>
          <table:table-cell table:formula="of:=[.C26]/2^20" office:value-type="float" office:value="25.2398681640625" calcext:value-type="float">
            <text:p>25.2398681640625</text:p>
          </table:table-cell>
          <table:table-cell table:formula="of:=[.D26]/1800" office:value-type="float" office:value="0.0140221489800347" calcext:value-type="float">
            <text:p>0.0140221489800347</text:p>
          </table:table-cell>
          <table:table-cell table:formula="of:=[.E26]/9.5366" office:value-type="float" office:value="0.00147035096156227" calcext:value-type="float">
            <text:p>0.001470350961562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2006324" calcext:value-type="float">
            <text:p>22006324</text:p>
          </table:table-cell>
          <table:table-cell table:formula="of:=[.C27]/2^20" office:value-type="float" office:value="20.9868659973145" calcext:value-type="float">
            <text:p>20.9868659973145</text:p>
          </table:table-cell>
          <table:table-cell table:formula="of:=[.D27]/1800" office:value-type="float" office:value="0.011659369998508" calcext:value-type="float">
            <text:p>0.011659369998508</text:p>
          </table:table-cell>
          <table:table-cell table:formula="of:=[.E27]/9.5366" office:value-type="float" office:value="0.00122259190890968" calcext:value-type="float">
            <text:p>0.0012225919089096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8635092" calcext:value-type="float">
            <text:p>28635092</text:p>
          </table:table-cell>
          <table:table-cell table:formula="of:=[.C28]/2^20" office:value-type="float" office:value="27.3085517883301" calcext:value-type="float">
            <text:p>27.3085517883301</text:p>
          </table:table-cell>
          <table:table-cell table:formula="of:=[.D28]/1800" office:value-type="float" office:value="0.0151714176601834" calcext:value-type="float">
            <text:p>0.0151714176601834</text:p>
          </table:table-cell>
          <table:table-cell table:formula="of:=[.E28]/9.5366" office:value-type="float" office:value="0.00159086232621515" calcext:value-type="float">
            <text:p>0.0015908623262151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5411516" calcext:value-type="float">
            <text:p>25411516</text:p>
          </table:table-cell>
          <table:table-cell table:formula="of:=[.C29]/2^20" office:value-type="float" office:value="24.2343101501465" calcext:value-type="float">
            <text:p>24.2343101501465</text:p>
          </table:table-cell>
          <table:table-cell table:formula="of:=[.D29]/1800" office:value-type="float" office:value="0.0134635056389703" calcext:value-type="float">
            <text:p>0.0134635056389703</text:p>
          </table:table-cell>
          <table:table-cell table:formula="of:=[.E29]/9.5366" office:value-type="float" office:value="0.0014117720821855" calcext:value-type="float">
            <text:p>0.001411772082185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6083028" calcext:value-type="float">
            <text:p>26083028</text:p>
          </table:table-cell>
          <table:table-cell table:formula="of:=[.C30]/2^20" office:value-type="float" office:value="24.8747138977051" calcext:value-type="float">
            <text:p>24.8747138977051</text:p>
          </table:table-cell>
          <table:table-cell table:formula="of:=[.D30]/1800" office:value-type="float" office:value="0.013819285498725" calcext:value-type="float">
            <text:p>0.013819285498725</text:p>
          </table:table-cell>
          <table:table-cell table:formula="of:=[.E30]/9.5366" office:value-type="float" office:value="0.00144907886445117" calcext:value-type="float">
            <text:p>0.0014490788644511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2324012" calcext:value-type="float">
            <text:p>22324012</text:p>
          </table:table-cell>
          <table:table-cell table:formula="of:=[.C31]/2^20" office:value-type="float" office:value="21.2898368835449" calcext:value-type="float">
            <text:p>21.2898368835449</text:p>
          </table:table-cell>
          <table:table-cell table:formula="of:=[.D31]/1800" office:value-type="float" office:value="0.011827687157525" calcext:value-type="float">
            <text:p>0.011827687157525</text:p>
          </table:table-cell>
          <table:table-cell table:formula="of:=[.E31]/9.5366" office:value-type="float" office:value="0.00124024150719596" calcext:value-type="float">
            <text:p>0.0012402415071959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6920364" calcext:value-type="float">
            <text:p>26920364</text:p>
          </table:table-cell>
          <table:table-cell table:formula="of:=[.C32]/2^20" office:value-type="float" office:value="25.6732597351074" calcext:value-type="float">
            <text:p>25.6732597351074</text:p>
          </table:table-cell>
          <table:table-cell table:formula="of:=[.D32]/1800" office:value-type="float" office:value="0.0142629220750597" calcext:value-type="float">
            <text:p>0.0142629220750597</text:p>
          </table:table-cell>
          <table:table-cell table:formula="of:=[.E32]/9.5366" office:value-type="float" office:value="0.0014955982294591" calcext:value-type="float">
            <text:p>0.0014955982294591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23990460" calcext:value-type="float">
            <text:p>23990460</text:p>
          </table:table-cell>
          <table:table-cell table:formula="of:=[.C33]/2^20" office:value-type="float" office:value="22.8790855407715" calcext:value-type="float">
            <text:p>22.8790855407715</text:p>
          </table:table-cell>
          <table:table-cell table:formula="of:=[.D33]/1800" office:value-type="float" office:value="0.0127106030782064" calcext:value-type="float">
            <text:p>0.0127106030782064</text:p>
          </table:table-cell>
          <table:table-cell table:formula="of:=[.E33]/9.5366" office:value-type="float" office:value="0.00133282334146408" calcext:value-type="float">
            <text:p>0.0013328233414640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2659660" calcext:value-type="float">
            <text:p>22659660</text:p>
          </table:table-cell>
          <table:table-cell table:formula="of:=[.C34]/2^20" office:value-type="float" office:value="21.609935760498" calcext:value-type="float">
            <text:p>21.609935760498</text:p>
          </table:table-cell>
          <table:table-cell table:formula="of:=[.D34]/1800" office:value-type="float" office:value="0.0120055198669434" calcext:value-type="float">
            <text:p>0.0120055198669434</text:p>
          </table:table-cell>
          <table:table-cell table:formula="of:=[.E34]/9.5366" office:value-type="float" office:value="0.00125888889823872" calcext:value-type="float">
            <text:p>0.00125888889823872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28082692" calcext:value-type="float">
            <text:p>28082692</text:p>
          </table:table-cell>
          <table:table-cell table:formula="of:=[.C35]/2^20" office:value-type="float" office:value="26.7817420959473" calcext:value-type="float">
            <text:p>26.7817420959473</text:p>
          </table:table-cell>
          <table:table-cell table:formula="of:=[.D35]/1800" office:value-type="float" office:value="0.0148787456088596" calcext:value-type="float">
            <text:p>0.0148787456088596</text:p>
          </table:table-cell>
          <table:table-cell table:formula="of:=[.E35]/9.5366" office:value-type="float" office:value="0.00156017297662265" calcext:value-type="float">
            <text:p>0.00156017297662265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23018112" calcext:value-type="float">
            <text:p>23018112</text:p>
          </table:table-cell>
          <table:table-cell table:formula="of:=[.C36]/2^20" office:value-type="float" office:value="21.9517822265625" calcext:value-type="float">
            <text:p>21.9517822265625</text:p>
          </table:table-cell>
          <table:table-cell table:formula="of:=[.D36]/1800" office:value-type="float" office:value="0.0121954345703125" calcext:value-type="float">
            <text:p>0.0121954345703125</text:p>
          </table:table-cell>
          <table:table-cell table:formula="of:=[.E36]/9.5366" office:value-type="float" office:value="0.00127880319718899" calcext:value-type="float">
            <text:p>0.00127880319718899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5391768" calcext:value-type="float">
            <text:p>25391768</text:p>
          </table:table-cell>
          <table:table-cell table:formula="of:=[.C37]/2^20" office:value-type="float" office:value="24.2154769897461" calcext:value-type="float">
            <text:p>24.2154769897461</text:p>
          </table:table-cell>
          <table:table-cell table:formula="of:=[.D37]/1800" office:value-type="float" office:value="0.0134530427720812" calcext:value-type="float">
            <text:p>0.0134530427720812</text:p>
          </table:table-cell>
          <table:table-cell table:formula="of:=[.E37]/9.5366" office:value-type="float" office:value="0.00141067495460449" calcext:value-type="float">
            <text:p>0.00141067495460449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21516204" calcext:value-type="float">
            <text:p>21516204</text:p>
          </table:table-cell>
          <table:table-cell table:formula="of:=[.C38]/2^20" office:value-type="float" office:value="20.5194511413574" calcext:value-type="float">
            <text:p>20.5194511413574</text:p>
          </table:table-cell>
          <table:table-cell table:formula="of:=[.D38]/1800" office:value-type="float" office:value="0.0113996950785319" calcext:value-type="float">
            <text:p>0.0113996950785319</text:p>
          </table:table-cell>
          <table:table-cell table:formula="of:=[.E38]/9.5366" office:value-type="float" office:value="0.00119536261125893" calcext:value-type="float">
            <text:p>0.00119536261125893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0481996" calcext:value-type="float">
            <text:p>20481996</text:p>
          </table:table-cell>
          <table:table-cell table:formula="of:=[.C39]/2^20" office:value-type="float" office:value="19.5331535339355" calcext:value-type="float">
            <text:p>19.5331535339355</text:p>
          </table:table-cell>
          <table:table-cell table:formula="of:=[.D39]/1800" office:value-type="float" office:value="0.0108517519632975" calcext:value-type="float">
            <text:p>0.0108517519632975</text:p>
          </table:table-cell>
          <table:table-cell table:formula="of:=[.E39]/9.5366" office:value-type="float" office:value="0.0011379057487257" calcext:value-type="float">
            <text:p>0.001137905748725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8758708" calcext:value-type="float">
            <text:p>28758708</text:p>
          </table:table-cell>
          <table:table-cell table:formula="of:=[.C40]/2^20" office:value-type="float" office:value="27.426441192627" calcext:value-type="float">
            <text:p>27.426441192627</text:p>
          </table:table-cell>
          <table:table-cell table:formula="of:=[.D40]/1800" office:value-type="float" office:value="0.0152369117736816" calcext:value-type="float">
            <text:p>0.0152369117736816</text:p>
          </table:table-cell>
          <table:table-cell table:formula="of:=[.E40]/9.5366" office:value-type="float" office:value="0.0015977299848669" calcext:value-type="float">
            <text:p>0.0015977299848669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8438368" calcext:value-type="float">
            <text:p>28438368</text:p>
          </table:table-cell>
          <table:table-cell table:formula="of:=[.C41]/2^20" office:value-type="float" office:value="27.1209411621094" calcext:value-type="float">
            <text:p>27.1209411621094</text:p>
          </table:table-cell>
          <table:table-cell table:formula="of:=[.D41]/1800" office:value-type="float" office:value="0.0150671895345052" calcext:value-type="float">
            <text:p>0.0150671895345052</text:p>
          </table:table-cell>
          <table:table-cell table:formula="of:=[.E41]/9.5366" office:value-type="float" office:value="0.00157993305103551" calcext:value-type="float">
            <text:p>0.0015799330510355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8377248" calcext:value-type="float">
            <text:p>28377248</text:p>
          </table:table-cell>
          <table:table-cell table:formula="of:=[.C42]/2^20" office:value-type="float" office:value="27.0626525878906" calcext:value-type="float">
            <text:p>27.0626525878906</text:p>
          </table:table-cell>
          <table:table-cell table:formula="of:=[.D42]/1800" office:value-type="float" office:value="0.0150348069932726" calcext:value-type="float">
            <text:p>0.0150348069932726</text:p>
          </table:table-cell>
          <table:table-cell table:formula="of:=[.E42]/9.5366" office:value-type="float" office:value="0.00157653744450565" calcext:value-type="float">
            <text:p>0.0015765374445056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505950404" calcext:value-type="float">
            <text:p>505950404</text:p>
          </table:table-cell>
          <table:table-cell table:formula="of:=[.C43]/2^20" office:value-type="float" office:value="482.511905670166" calcext:value-type="float">
            <text:p>482.511905670166</text:p>
          </table:table-cell>
          <table:table-cell table:formula="of:=[.D43]/1800" office:value-type="float" office:value="0.268062169816759" calcext:value-type="float">
            <text:p>0.268062169816759</text:p>
          </table:table-cell>
          <table:table-cell table:formula="of:=[.E43]/9.5366" office:value-type="float" office:value="0.0281087777422518" calcext:value-type="float">
            <text:p>0.02810877774225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4708212" calcext:value-type="float">
            <text:p>24708212</text:p>
          </table:table-cell>
          <table:table-cell table:formula="of:=[.C46]/2^20" office:value-type="float" office:value="23.5635871887207" calcext:value-type="float">
            <text:p>23.5635871887207</text:p>
          </table:table-cell>
          <table:table-cell table:formula="of:=[.D46]/1800" office:value-type="float" office:value="0.0130908817715115" calcext:value-type="float">
            <text:p>0.0130908817715115</text:p>
          </table:table-cell>
          <table:table-cell table:formula="of:=[.E46]/9.5366" office:value-type="float" office:value="0.00137269905118297" calcext:value-type="float">
            <text:p>0.0013726990511829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4348916" calcext:value-type="float">
            <text:p>24348916</text:p>
          </table:table-cell>
          <table:table-cell table:formula="of:=[.C47]/2^20" office:value-type="float" office:value="23.2209358215332" calcext:value-type="float">
            <text:p>23.2209358215332</text:p>
          </table:table-cell>
          <table:table-cell table:formula="of:=[.D47]/1800" office:value-type="float" office:value="0.0129005199008518" calcext:value-type="float">
            <text:p>0.0129005199008518</text:p>
          </table:table-cell>
          <table:table-cell table:formula="of:=[.E47]/9.5366" office:value-type="float" office:value="0.00135273786263991" calcext:value-type="float">
            <text:p>0.0013527378626399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4556448" calcext:value-type="float">
            <text:p>24556448</text:p>
          </table:table-cell>
          <table:table-cell table:formula="of:=[.C48]/2^20" office:value-type="float" office:value="23.4188537597656" calcext:value-type="float">
            <text:p>23.4188537597656</text:p>
          </table:table-cell>
          <table:table-cell table:formula="of:=[.D48]/1800" office:value-type="float" office:value="0.0130104743109809" calcext:value-type="float">
            <text:p>0.0130104743109809</text:p>
          </table:table-cell>
          <table:table-cell table:formula="of:=[.E48]/9.5366" office:value-type="float" office:value="0.00136426759127791" calcext:value-type="float">
            <text:p>0.0013642675912779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4304108" calcext:value-type="float">
            <text:p>24304108</text:p>
          </table:table-cell>
          <table:table-cell table:formula="of:=[.C49]/2^20" office:value-type="float" office:value="23.1782035827637" calcext:value-type="float">
            <text:p>23.1782035827637</text:p>
          </table:table-cell>
          <table:table-cell table:formula="of:=[.D49]/1800" office:value-type="float" office:value="0.012876779768202" calcext:value-type="float">
            <text:p>0.012876779768202</text:p>
          </table:table-cell>
          <table:table-cell table:formula="of:=[.E49]/9.5366" office:value-type="float" office:value="0.00135024849193654" calcext:value-type="float">
            <text:p>0.0013502484919365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3411424" calcext:value-type="float">
            <text:p>23411424</text:p>
          </table:table-cell>
          <table:table-cell table:formula="of:=[.C50]/2^20" office:value-type="float" office:value="22.3268737792969" calcext:value-type="float">
            <text:p>22.3268737792969</text:p>
          </table:table-cell>
          <table:table-cell table:formula="of:=[.D50]/1800" office:value-type="float" office:value="0.012403818766276" calcext:value-type="float">
            <text:p>0.012403818766276</text:p>
          </table:table-cell>
          <table:table-cell table:formula="of:=[.E50]/9.5366" office:value-type="float" office:value="0.00130065419187929" calcext:value-type="float">
            <text:p>0.0013006541918792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7237192" calcext:value-type="float">
            <text:p>27237192</text:p>
          </table:table-cell>
          <table:table-cell table:formula="of:=[.C51]/2^20" office:value-type="float" office:value="25.9754104614258" calcext:value-type="float">
            <text:p>25.9754104614258</text:p>
          </table:table-cell>
          <table:table-cell table:formula="of:=[.D51]/1800" office:value-type="float" office:value="0.014430783589681" calcext:value-type="float">
            <text:p>0.014430783589681</text:p>
          </table:table-cell>
          <table:table-cell table:formula="of:=[.E51]/9.5366" office:value-type="float" office:value="0.00151320004925036" calcext:value-type="float">
            <text:p>0.00151320004925036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7619680" calcext:value-type="float">
            <text:p>27619680</text:p>
          </table:table-cell>
          <table:table-cell table:formula="of:=[.C52]/2^20" office:value-type="float" office:value="26.3401794433594" calcext:value-type="float">
            <text:p>26.3401794433594</text:p>
          </table:table-cell>
          <table:table-cell table:formula="of:=[.D52]/1800" office:value-type="float" office:value="0.0146334330240885" calcext:value-type="float">
            <text:p>0.0146334330240885</text:p>
          </table:table-cell>
          <table:table-cell table:formula="of:=[.E52]/9.5366" office:value-type="float" office:value="0.00153444970158007" calcext:value-type="float">
            <text:p>0.0015344497015800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4383224" calcext:value-type="float">
            <text:p>24383224</text:p>
          </table:table-cell>
          <table:table-cell table:formula="of:=[.C53]/2^20" office:value-type="float" office:value="23.2536544799805" calcext:value-type="float">
            <text:p>23.2536544799805</text:p>
          </table:table-cell>
          <table:table-cell table:formula="of:=[.D53]/1800" office:value-type="float" office:value="0.0129186969333225" calcext:value-type="float">
            <text:p>0.0129186969333225</text:p>
          </table:table-cell>
          <table:table-cell table:formula="of:=[.E53]/9.5366" office:value-type="float" office:value="0.00135464389125291" calcext:value-type="float">
            <text:p>0.0013546438912529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1855040" calcext:value-type="float">
            <text:p>21855040</text:p>
          </table:table-cell>
          <table:table-cell table:formula="of:=[.C54]/2^20" office:value-type="float" office:value="20.8425903320312" calcext:value-type="float">
            <text:p>20.8425903320312</text:p>
          </table:table-cell>
          <table:table-cell table:formula="of:=[.D54]/1800" office:value-type="float" office:value="0.0115792168511285" calcext:value-type="float">
            <text:p>0.0115792168511285</text:p>
          </table:table-cell>
          <table:table-cell table:formula="of:=[.E54]/9.5366" office:value-type="float" office:value="0.00121418711607161" calcext:value-type="float">
            <text:p>0.0012141871160716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9689920" calcext:value-type="float">
            <text:p>29689920</text:p>
          </table:table-cell>
          <table:table-cell table:formula="of:=[.C55]/2^20" office:value-type="float" office:value="28.3145141601562" calcext:value-type="float">
            <text:p>28.3145141601562</text:p>
          </table:table-cell>
          <table:table-cell table:formula="of:=[.D55]/1800" office:value-type="float" office:value="0.0157302856445313" calcext:value-type="float">
            <text:p>0.0157302856445313</text:p>
          </table:table-cell>
          <table:table-cell table:formula="of:=[.E55]/9.5366" office:value-type="float" office:value="0.00164946476150109" calcext:value-type="float">
            <text:p>0.00164946476150109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20259632" calcext:value-type="float">
            <text:p>20259632</text:p>
          </table:table-cell>
          <table:table-cell table:formula="of:=[.C56]/2^20" office:value-type="float" office:value="19.3210906982422" calcext:value-type="float">
            <text:p>19.3210906982422</text:p>
          </table:table-cell>
          <table:table-cell table:formula="of:=[.D56]/1800" office:value-type="float" office:value="0.0107339392768012" calcext:value-type="float">
            <text:p>0.0107339392768012</text:p>
          </table:table-cell>
          <table:table-cell table:formula="of:=[.E56]/9.5366" office:value-type="float" office:value="0.00112555200771776" calcext:value-type="float">
            <text:p>0.00112555200771776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1821696" calcext:value-type="float">
            <text:p>21821696</text:p>
          </table:table-cell>
          <table:table-cell table:formula="of:=[.C57]/2^20" office:value-type="float" office:value="20.810791015625" calcext:value-type="float">
            <text:p>20.810791015625</text:p>
          </table:table-cell>
          <table:table-cell table:formula="of:=[.D57]/1800" office:value-type="float" office:value="0.0115615505642361" calcext:value-type="float">
            <text:p>0.0115615505642361</text:p>
          </table:table-cell>
          <table:table-cell table:formula="of:=[.E57]/9.5366" office:value-type="float" office:value="0.00121233464381814" calcext:value-type="float">
            <text:p>0.00121233464381814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24885908" calcext:value-type="float">
            <text:p>24885908</text:p>
          </table:table-cell>
          <table:table-cell table:formula="of:=[.C58]/2^20" office:value-type="float" office:value="23.7330513000488" calcext:value-type="float">
            <text:p>23.7330513000488</text:p>
          </table:table-cell>
          <table:table-cell table:formula="of:=[.D58]/1800" office:value-type="float" office:value="0.0131850285000271" calcext:value-type="float">
            <text:p>0.0131850285000271</text:p>
          </table:table-cell>
          <table:table-cell table:formula="of:=[.E58]/9.5366" office:value-type="float" office:value="0.00138257119938208" calcext:value-type="float">
            <text:p>0.00138257119938208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24475276" calcext:value-type="float">
            <text:p>24475276</text:p>
          </table:table-cell>
          <table:table-cell table:formula="of:=[.C59]/2^20" office:value-type="float" office:value="23.3414421081543" calcext:value-type="float">
            <text:p>23.3414421081543</text:p>
          </table:table-cell>
          <table:table-cell table:formula="of:=[.D59]/1800" office:value-type="float" office:value="0.0129674678378635" calcext:value-type="float">
            <text:p>0.0129674678378635</text:p>
          </table:table-cell>
          <table:table-cell table:formula="of:=[.E59]/9.5366" office:value-type="float" office:value="0.00135975796802461" calcext:value-type="float">
            <text:p>0.0013597579680246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2153004" calcext:value-type="float">
            <text:p>22153004</text:p>
          </table:table-cell>
          <table:table-cell table:formula="of:=[.C60]/2^20" office:value-type="float" office:value="21.1267509460449" calcext:value-type="float">
            <text:p>21.1267509460449</text:p>
          </table:table-cell>
          <table:table-cell table:formula="of:=[.D60]/1800" office:value-type="float" office:value="0.0117370838589138" calcext:value-type="float">
            <text:p>0.0117370838589138</text:p>
          </table:table-cell>
          <table:table-cell table:formula="of:=[.E60]/9.5366" office:value-type="float" office:value="0.00123074092013022" calcext:value-type="float">
            <text:p>0.00123074092013022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21049060" calcext:value-type="float">
            <text:p>21049060</text:p>
          </table:table-cell>
          <table:table-cell table:formula="of:=[.C61]/2^20" office:value-type="float" office:value="20.0739479064941" calcext:value-type="float">
            <text:p>20.0739479064941</text:p>
          </table:table-cell>
          <table:table-cell table:formula="of:=[.D61]/1800" office:value-type="float" office:value="0.0111521932813856" calcext:value-type="float">
            <text:p>0.0111521932813856</text:p>
          </table:table-cell>
          <table:table-cell table:formula="of:=[.E61]/9.5366" office:value-type="float" office:value="0.00116940977721469" calcext:value-type="float">
            <text:p>0.00116940977721469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3402140" calcext:value-type="float">
            <text:p>23402140</text:p>
          </table:table-cell>
          <table:table-cell table:formula="of:=[.C62]/2^20" office:value-type="float" office:value="22.3180198669434" calcext:value-type="float">
            <text:p>22.3180198669434</text:p>
          </table:table-cell>
          <table:table-cell table:formula="of:=[.D62]/1800" office:value-type="float" office:value="0.0123988999260796" calcext:value-type="float">
            <text:p>0.0123988999260796</text:p>
          </table:table-cell>
          <table:table-cell table:formula="of:=[.E62]/9.5366" office:value-type="float" office:value="0.00130013840635862" calcext:value-type="float">
            <text:p>0.00130013840635862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7641360" calcext:value-type="float">
            <text:p>27641360</text:p>
          </table:table-cell>
          <table:table-cell table:formula="of:=[.C63]/2^20" office:value-type="float" office:value="26.3608551025391" calcext:value-type="float">
            <text:p>26.3608551025391</text:p>
          </table:table-cell>
          <table:table-cell table:formula="of:=[.D63]/1800" office:value-type="float" office:value="0.0146449195014106" calcext:value-type="float">
            <text:p>0.0146449195014106</text:p>
          </table:table-cell>
          <table:table-cell table:formula="of:=[.E63]/9.5366" office:value-type="float" office:value="0.00153565416410572" calcext:value-type="float">
            <text:p>0.00153565416410572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1086216" calcext:value-type="float">
            <text:p>21086216</text:p>
          </table:table-cell>
          <table:table-cell table:formula="of:=[.C64]/2^20" office:value-type="float" office:value="20.1093826293945" calcext:value-type="float">
            <text:p>20.1093826293945</text:p>
          </table:table-cell>
          <table:table-cell table:formula="of:=[.D64]/1800" office:value-type="float" office:value="0.0111718792385525" calcext:value-type="float">
            <text:p>0.0111718792385525</text:p>
          </table:table-cell>
          <table:table-cell table:formula="of:=[.E64]/9.5366" office:value-type="float" office:value="0.00117147403042515" calcext:value-type="float">
            <text:p>0.0011714740304251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1086216" calcext:value-type="float">
            <text:p>21086216</text:p>
          </table:table-cell>
          <table:table-cell table:formula="of:=[.C65]/2^20" office:value-type="float" office:value="20.1093826293945" calcext:value-type="float">
            <text:p>20.1093826293945</text:p>
          </table:table-cell>
          <table:table-cell table:formula="of:=[.D65]/1800" office:value-type="float" office:value="0.0111718792385525" calcext:value-type="float">
            <text:p>0.0111718792385525</text:p>
          </table:table-cell>
          <table:table-cell table:formula="of:=[.E65]/9.5366" office:value-type="float" office:value="0.00117147403042515" calcext:value-type="float">
            <text:p>0.00117147403042515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22774692" calcext:value-type="float">
            <text:p>22774692</text:p>
          </table:table-cell>
          <table:table-cell table:formula="of:=[.C66]/2^20" office:value-type="float" office:value="21.7196388244629" calcext:value-type="float">
            <text:p>21.7196388244629</text:p>
          </table:table-cell>
          <table:table-cell table:formula="of:=[.D66]/1800" office:value-type="float" office:value="0.0120664660135905" calcext:value-type="float">
            <text:p>0.0120664660135905</text:p>
          </table:table-cell>
          <table:table-cell table:formula="of:=[.E66]/9.5366" office:value-type="float" office:value="0.00126527966084249" calcext:value-type="float">
            <text:p>0.00126527966084249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21848432" calcext:value-type="float">
            <text:p>21848432</text:p>
          </table:table-cell>
          <table:table-cell table:formula="of:=[.C67]/2^20" office:value-type="float" office:value="20.8362884521484" calcext:value-type="float">
            <text:p>20.8362884521484</text:p>
          </table:table-cell>
          <table:table-cell table:formula="of:=[.D67]/1800" office:value-type="float" office:value="0.0115757158067491" calcext:value-type="float">
            <text:p>0.0115757158067491</text:p>
          </table:table-cell>
          <table:table-cell table:formula="of:=[.E67]/9.5366" office:value-type="float" office:value="0.0012138199994494" calcext:value-type="float">
            <text:p>0.0012138199994494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20618744" calcext:value-type="float">
            <text:p>20618744</text:p>
          </table:table-cell>
          <table:table-cell table:formula="of:=[.C68]/2^20" office:value-type="float" office:value="19.6635665893555" calcext:value-type="float">
            <text:p>19.6635665893555</text:p>
          </table:table-cell>
          <table:table-cell table:formula="of:=[.D68]/1800" office:value-type="float" office:value="0.010924203660753" calcext:value-type="float">
            <text:p>0.010924203660753</text:p>
          </table:table-cell>
          <table:table-cell table:formula="of:=[.E68]/9.5366" office:value-type="float" office:value="0.00114550297388514" calcext:value-type="float">
            <text:p>0.00114550297388514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22171072" calcext:value-type="float">
            <text:p>22171072</text:p>
          </table:table-cell>
          <table:table-cell table:formula="of:=[.C69]/2^20" office:value-type="float" office:value="21.1439819335938" calcext:value-type="float">
            <text:p>21.1439819335938</text:p>
          </table:table-cell>
          <table:table-cell table:formula="of:=[.D69]/1800" office:value-type="float" office:value="0.0117466566297743" calcext:value-type="float">
            <text:p>0.0117466566297743</text:p>
          </table:table-cell>
          <table:table-cell table:formula="of:=[.E69]/9.5366" office:value-type="float" office:value="0.00123174471297677" calcext:value-type="float">
            <text:p>0.00123174471297677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7970264" calcext:value-type="float">
            <text:p>27970264</text:p>
          </table:table-cell>
          <table:table-cell table:formula="of:=[.C70]/2^20" office:value-type="float" office:value="26.6745223999023" calcext:value-type="float">
            <text:p>26.6745223999023</text:p>
          </table:table-cell>
          <table:table-cell table:formula="of:=[.D70]/1800" office:value-type="float" office:value="0.0148191791110569" calcext:value-type="float">
            <text:p>0.0148191791110569</text:p>
          </table:table-cell>
          <table:table-cell table:formula="of:=[.E70]/9.5366" office:value-type="float" office:value="0.00155392688285729" calcext:value-type="float">
            <text:p>0.00155392688285729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20899584" calcext:value-type="float">
            <text:p>20899584</text:p>
          </table:table-cell>
          <table:table-cell table:formula="of:=[.C71]/2^20" office:value-type="float" office:value="19.931396484375" calcext:value-type="float">
            <text:p>19.931396484375</text:p>
          </table:table-cell>
          <table:table-cell table:formula="of:=[.D71]/1800" office:value-type="float" office:value="0.011072998046875" calcext:value-type="float">
            <text:p>0.011072998046875</text:p>
          </table:table-cell>
          <table:table-cell table:formula="of:=[.E71]/9.5366" office:value-type="float" office:value="0.00116110543032894" calcext:value-type="float">
            <text:p>0.00116110543032894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23209304" calcext:value-type="float">
            <text:p>23209304</text:p>
          </table:table-cell>
          <table:table-cell table:formula="of:=[.C72]/2^20" office:value-type="float" office:value="22.1341171264648" calcext:value-type="float">
            <text:p>22.1341171264648</text:p>
          </table:table-cell>
          <table:table-cell table:formula="of:=[.D72]/1800" office:value-type="float" office:value="0.0122967317369249" calcext:value-type="float">
            <text:p>0.0122967317369249</text:p>
          </table:table-cell>
          <table:table-cell table:formula="of:=[.E72]/9.5366" office:value-type="float" office:value="0.00128942513442159" calcext:value-type="float">
            <text:p>0.00128942513442159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23563356" calcext:value-type="float">
            <text:p>23563356</text:p>
          </table:table-cell>
          <table:table-cell table:formula="of:=[.C73]/2^20" office:value-type="float" office:value="22.4717674255371" calcext:value-type="float">
            <text:p>22.4717674255371</text:p>
          </table:table-cell>
          <table:table-cell table:formula="of:=[.D73]/1800" office:value-type="float" office:value="0.0124843152364095" calcext:value-type="float">
            <text:p>0.0124843152364095</text:p>
          </table:table-cell>
          <table:table-cell table:formula="of:=[.E73]/9.5366" office:value-type="float" office:value="0.0013090949852578" calcext:value-type="float">
            <text:p>0.001309094985257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23282412" calcext:value-type="float">
            <text:p>23282412</text:p>
          </table:table-cell>
          <table:table-cell table:formula="of:=[.C74]/2^20" office:value-type="float" office:value="22.2038383483887" calcext:value-type="float">
            <text:p>22.2038383483887</text:p>
          </table:table-cell>
          <table:table-cell table:formula="of:=[.D74]/1800" office:value-type="float" office:value="0.0123354657491048" calcext:value-type="float">
            <text:p>0.0123354657491048</text:p>
          </table:table-cell>
          <table:table-cell table:formula="of:=[.E74]/9.5366" office:value-type="float" office:value="0.00129348675094948" calcext:value-type="float">
            <text:p>0.00129348675094948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21078892" calcext:value-type="float">
            <text:p>21078892</text:p>
          </table:table-cell>
          <table:table-cell table:formula="of:=[.C75]/2^20" office:value-type="float" office:value="20.1023979187012" calcext:value-type="float">
            <text:p>20.1023979187012</text:p>
          </table:table-cell>
          <table:table-cell table:formula="of:=[.D75]/1800" office:value-type="float" office:value="0.0111679988437229" calcext:value-type="float">
            <text:p>0.0111679988437229</text:p>
          </table:table-cell>
          <table:table-cell table:formula="of:=[.E75]/9.5366" office:value-type="float" office:value="0.00117106713542802" calcext:value-type="float">
            <text:p>0.00117106713542802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23406736" calcext:value-type="float">
            <text:p>23406736</text:p>
          </table:table-cell>
          <table:table-cell table:formula="of:=[.C76]/2^20" office:value-type="float" office:value="22.3224029541016" calcext:value-type="float">
            <text:p>22.3224029541016</text:p>
          </table:table-cell>
          <table:table-cell table:formula="of:=[.D76]/1800" office:value-type="float" office:value="0.0124013349745009" calcext:value-type="float">
            <text:p>0.0124013349745009</text:p>
          </table:table-cell>
          <table:table-cell table:formula="of:=[.E76]/9.5366" office:value-type="float" office:value="0.00130039374352504" calcext:value-type="float">
            <text:p>0.00130039374352504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3307996" calcext:value-type="float">
            <text:p>23307996</text:p>
          </table:table-cell>
          <table:table-cell table:formula="of:=[.C77]/2^20" office:value-type="float" office:value="22.2282371520996" calcext:value-type="float">
            <text:p>22.2282371520996</text:p>
          </table:table-cell>
          <table:table-cell table:formula="of:=[.D77]/1800" office:value-type="float" office:value="0.0123490206400553" calcext:value-type="float">
            <text:p>0.0123490206400553</text:p>
          </table:table-cell>
          <table:table-cell table:formula="of:=[.E77]/9.5366" office:value-type="float" office:value="0.00129490810561996" calcext:value-type="float">
            <text:p>0.00129490810561996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21292136" calcext:value-type="float">
            <text:p>21292136</text:p>
          </table:table-cell>
          <table:table-cell table:formula="of:=[.C78]/2^20" office:value-type="float" office:value="20.3057632446289" calcext:value-type="float">
            <text:p>20.3057632446289</text:p>
          </table:table-cell>
          <table:table-cell table:formula="of:=[.D78]/1800" office:value-type="float" office:value="0.0112809795803494" calcext:value-type="float">
            <text:p>0.0112809795803494</text:p>
          </table:table-cell>
          <table:table-cell table:formula="of:=[.E78]/9.5366" office:value-type="float" office:value="0.00118291420216318" calcext:value-type="float">
            <text:p>0.00118291420216318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22887384" calcext:value-type="float">
            <text:p>22887384</text:p>
          </table:table-cell>
          <table:table-cell table:formula="of:=[.C79]/2^20" office:value-type="float" office:value="21.8271102905273" calcext:value-type="float">
            <text:p>21.8271102905273</text:p>
          </table:table-cell>
          <table:table-cell table:formula="of:=[.D79]/1800" office:value-type="float" office:value="0.0121261723836263" calcext:value-type="float">
            <text:p>0.0121261723836263</text:p>
          </table:table-cell>
          <table:table-cell table:formula="of:=[.E79]/9.5366" office:value-type="float" office:value="0.00127154042149469" calcext:value-type="float">
            <text:p>0.00127154042149469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23664292" calcext:value-type="float">
            <text:p>23664292</text:p>
          </table:table-cell>
          <table:table-cell table:formula="of:=[.C80]/2^20" office:value-type="float" office:value="22.5680274963379" calcext:value-type="float">
            <text:p>22.5680274963379</text:p>
          </table:table-cell>
          <table:table-cell table:formula="of:=[.D80]/1800" office:value-type="float" office:value="0.0125377930535211" calcext:value-type="float">
            <text:p>0.0125377930535211</text:p>
          </table:table-cell>
          <table:table-cell table:formula="of:=[.E80]/9.5366" office:value-type="float" office:value="0.00131470262499434" calcext:value-type="float">
            <text:p>0.00131470262499434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20351484" calcext:value-type="float">
            <text:p>20351484</text:p>
          </table:table-cell>
          <table:table-cell table:formula="of:=[.C81]/2^20" office:value-type="float" office:value="19.4086875915527" calcext:value-type="float">
            <text:p>19.4086875915527</text:p>
          </table:table-cell>
          <table:table-cell table:formula="of:=[.D81]/1800" office:value-type="float" office:value="0.0107826042175293" calcext:value-type="float">
            <text:p>0.0107826042175293</text:p>
          </table:table-cell>
          <table:table-cell table:formula="of:=[.E81]/9.5366" office:value-type="float" office:value="0.00113065497321155" calcext:value-type="float">
            <text:p>0.00113065497321155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17864680" calcext:value-type="float">
            <text:p>17864680</text:p>
          </table:table-cell>
          <table:table-cell table:formula="of:=[.C82]/2^20" office:value-type="float" office:value="17.0370864868164" calcext:value-type="float">
            <text:p>17.0370864868164</text:p>
          </table:table-cell>
          <table:table-cell table:formula="of:=[.D82]/1800" office:value-type="float" office:value="0.00946504804823134" calcext:value-type="float">
            <text:p>0.00946504804823134</text:p>
          </table:table-cell>
          <table:table-cell table:formula="of:=[.E82]/9.5366" office:value-type="float" office:value="0.00099249712143021" calcext:value-type="float">
            <text:p>0.00099249712143021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21829800" calcext:value-type="float">
            <text:p>21829800</text:p>
          </table:table-cell>
          <table:table-cell table:formula="of:=[.C83]/2^20" office:value-type="float" office:value="20.8185195922852" calcext:value-type="float">
            <text:p>20.8185195922852</text:p>
          </table:table-cell>
          <table:table-cell table:formula="of:=[.D83]/1800" office:value-type="float" office:value="0.0115658442179362" calcext:value-type="float">
            <text:p>0.0115658442179362</text:p>
          </table:table-cell>
          <table:table-cell table:formula="of:=[.E83]/9.5366" office:value-type="float" office:value="0.00121278487279913" calcext:value-type="float">
            <text:p>0.00121278487279913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21976892" calcext:value-type="float">
            <text:p>21976892</text:p>
          </table:table-cell>
          <table:table-cell table:formula="of:=[.C84]/2^20" office:value-type="float" office:value="20.958797454834" calcext:value-type="float">
            <text:p>20.958797454834</text:p>
          </table:table-cell>
          <table:table-cell table:formula="of:=[.D84]/1800" office:value-type="float" office:value="0.0116437763637967" calcext:value-type="float">
            <text:p>0.0116437763637967</text:p>
          </table:table-cell>
          <table:table-cell table:formula="of:=[.E84]/9.5366" office:value-type="float" office:value="0.00122095677325217" calcext:value-type="float">
            <text:p>0.00122095677325217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21525756" calcext:value-type="float">
            <text:p>21525756</text:p>
          </table:table-cell>
          <table:table-cell table:formula="of:=[.C85]/2^20" office:value-type="float" office:value="20.5285606384277" calcext:value-type="float">
            <text:p>20.5285606384277</text:p>
          </table:table-cell>
          <table:table-cell table:formula="of:=[.D85]/1800" office:value-type="float" office:value="0.0114047559102376" calcext:value-type="float">
            <text:p>0.0114047559102376</text:p>
          </table:table-cell>
          <table:table-cell table:formula="of:=[.E85]/9.5366" office:value-type="float" office:value="0.001195893285892" calcext:value-type="float">
            <text:p>0.00119589328589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925498580" calcext:value-type="float">
            <text:p>925498580</text:p>
          </table:table-cell>
          <table:table-cell table:formula="of:=[.C86]/2^20" office:value-type="float" office:value="882.624225616455" calcext:value-type="float">
            <text:p>882.624225616455</text:p>
          </table:table-cell>
          <table:table-cell table:formula="of:=[.D86]/1800" office:value-type="float" office:value="0.490346792009142" calcext:value-type="float">
            <text:p>0.490346792009142</text:p>
          </table:table-cell>
          <table:table-cell table:formula="of:=[.E86]/9.5366" office:value-type="float" office:value="0.051417359646954" calcext:value-type="float">
            <text:p>0.051417359646954</text:p>
          </table:table-cell>
        </table:table-row>
      </table:table>
      <table:table table:name="BB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2"/>
          <table:table-cell office:value-type="string" calcext:value-type="string">
            <text:p>Total Tx</text:p>
          </table:table-cell>
          <table:table-cell office:value-type="string" calcext:value-type="string">
            <text:p>Throughput Med</text:p>
          </table:table-cell>
          <table:table-cell office:value-type="string" calcext:value-type="string">
            <text:p>Thrpughput Nor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408128" calcext:value-type="float">
            <text:p>3408128</text:p>
          </table:table-cell>
          <table:table-cell table:formula="of:=[.C2]/2^20" office:value-type="float" office:value="3.250244140625" calcext:value-type="float">
            <text:p>3.250244140625</text:p>
          </table:table-cell>
          <table:table-cell table:formula="of:=[.D2]/1800" office:value-type="float" office:value="0.00180569118923611" calcext:value-type="float">
            <text:p>0.00180569118923611</text:p>
          </table:table-cell>
          <table:table-cell table:formula="of:=[.E2]/9.5366" office:value-type="float" office:value="0.000189343286835571" calcext:value-type="float">
            <text:p>0.00018934328683557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283524" calcext:value-type="float">
            <text:p>3283524</text:p>
          </table:table-cell>
          <table:table-cell table:formula="of:=[.C3]/2^20" office:value-type="float" office:value="3.13141250610352" calcext:value-type="float">
            <text:p>3.13141250610352</text:p>
          </table:table-cell>
          <table:table-cell table:formula="of:=[.D3]/1800" office:value-type="float" office:value="0.00173967361450195" calcext:value-type="float">
            <text:p>0.00173967361450195</text:p>
          </table:table-cell>
          <table:table-cell table:formula="of:=[.E3]/9.5366" office:value-type="float" office:value="0.000182420738470939" calcext:value-type="float">
            <text:p>0.00018242073847093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92244" calcext:value-type="float">
            <text:p>1592244</text:p>
          </table:table-cell>
          <table:table-cell table:formula="of:=[.C4]/2^20" office:value-type="float" office:value="1.51848220825195" calcext:value-type="float">
            <text:p>1.51848220825195</text:p>
          </table:table-cell>
          <table:table-cell table:formula="of:=[.D4]/1800" office:value-type="float" office:value="0.000843601226806641" calcext:value-type="float">
            <text:p>0.000843601226806641</text:p>
          </table:table-cell>
          <table:table-cell table:formula="of:=[.E4]/9.5366" office:value-type="float" office:value="0.0000884593279372775" calcext:value-type="float">
            <text:p>8.84593279372775E-0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924316" calcext:value-type="float">
            <text:p>2924316</text:p>
          </table:table-cell>
          <table:table-cell table:formula="of:=[.C5]/2^20" office:value-type="float" office:value="2.78884506225586" calcext:value-type="float">
            <text:p>2.78884506225586</text:p>
          </table:table-cell>
          <table:table-cell table:formula="of:=[.D5]/1800" office:value-type="float" office:value="0.00154935836791992" calcext:value-type="float">
            <text:p>0.00154935836791992</text:p>
          </table:table-cell>
          <table:table-cell table:formula="of:=[.E5]/9.5366" office:value-type="float" office:value="0.000162464438890162" calcext:value-type="float">
            <text:p>0.00016246443889016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62212" calcext:value-type="float">
            <text:p>1462212</text:p>
          </table:table-cell>
          <table:table-cell table:formula="of:=[.C6]/2^20" office:value-type="float" office:value="1.39447402954102" calcext:value-type="float">
            <text:p>1.39447402954102</text:p>
          </table:table-cell>
          <table:table-cell table:formula="of:=[.D6]/1800" office:value-type="float" office:value="0.000774707794189453" calcext:value-type="float">
            <text:p>0.000774707794189453</text:p>
          </table:table-cell>
          <table:table-cell table:formula="of:=[.E6]/9.5366" office:value-type="float" office:value="0.0000812352194901174" calcext:value-type="float">
            <text:p>8.12352194901174E-0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2670424" calcext:value-type="float">
            <text:p>12670424</text:p>
          </table:table-cell>
          <table:table-cell table:formula="of:=[.C7]/2^20" office:value-type="float" office:value="12.0834579467773" calcext:value-type="float">
            <text:p>12.0834579467773</text:p>
          </table:table-cell>
          <table:table-cell table:formula="of:=[.D7]/1800" office:value-type="float" office:value="0.00671303219265408" calcext:value-type="float">
            <text:p>0.00671303219265408</text:p>
          </table:table-cell>
          <table:table-cell table:formula="of:=[.E7]/9.5366" office:value-type="float" office:value="0.000703923011624067" calcext:value-type="float">
            <text:p>0.0007039230116240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4282476" calcext:value-type="float">
            <text:p>4282476</text:p>
          </table:table-cell>
          <table:table-cell table:formula="of:=[.C10]/2^20" office:value-type="float" office:value="4.08408737182617" calcext:value-type="float">
            <text:p>4.08408737182617</text:p>
          </table:table-cell>
          <table:table-cell table:formula="of:=[.D10]/1800" office:value-type="float" office:value="0.00226893742879232" calcext:value-type="float">
            <text:p>0.00226893742879232</text:p>
          </table:table-cell>
          <table:table-cell table:formula="of:=[.E10]/9.5366" office:value-type="float" office:value="0.000237918904933867" calcext:value-type="float">
            <text:p>0.00023791890493386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55308" calcext:value-type="float">
            <text:p>1555308</text:p>
          </table:table-cell>
          <table:table-cell table:formula="of:=[.C11]/2^20" office:value-type="float" office:value="1.48325729370117" calcext:value-type="float">
            <text:p>1.48325729370117</text:p>
          </table:table-cell>
          <table:table-cell table:formula="of:=[.D11]/1800" office:value-type="float" office:value="0.000824031829833984" calcext:value-type="float">
            <text:p>0.000824031829833984</text:p>
          </table:table-cell>
          <table:table-cell table:formula="of:=[.E11]/9.5366" office:value-type="float" office:value="0.0000864072971325194" calcext:value-type="float">
            <text:p>8.64072971325194E-0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95400" calcext:value-type="float">
            <text:p>1695400</text:p>
          </table:table-cell>
          <table:table-cell table:formula="of:=[.C12]/2^20" office:value-type="float" office:value="1.61685943603516" calcext:value-type="float">
            <text:p>1.61685943603516</text:p>
          </table:table-cell>
          <table:table-cell table:formula="of:=[.D12]/1800" office:value-type="float" office:value="0.000898255242241753" calcext:value-type="float">
            <text:p>0.000898255242241753</text:p>
          </table:table-cell>
          <table:table-cell table:formula="of:=[.E12]/9.5366" office:value-type="float" office:value="0.000094190302858645" calcext:value-type="float">
            <text:p>9.4190302858645E-0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447092" calcext:value-type="float">
            <text:p>1447092</text:p>
          </table:table-cell>
          <table:table-cell table:formula="of:=[.C13]/2^20" office:value-type="float" office:value="1.38005447387695" calcext:value-type="float">
            <text:p>1.38005447387695</text:p>
          </table:table-cell>
          <table:table-cell table:formula="of:=[.D13]/1800" office:value-type="float" office:value="0.000766696929931641" calcext:value-type="float">
            <text:p>0.000766696929931641</text:p>
          </table:table-cell>
          <table:table-cell table:formula="of:=[.E13]/9.5366" office:value-type="float" office:value="0.0000803952068799824" calcext:value-type="float">
            <text:p>8.03952068799824E-0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657432" calcext:value-type="float">
            <text:p>1657432</text:p>
          </table:table-cell>
          <table:table-cell table:formula="of:=[.C14]/2^20" office:value-type="float" office:value="1.58065032958984" calcext:value-type="float">
            <text:p>1.58065032958984</text:p>
          </table:table-cell>
          <table:table-cell table:formula="of:=[.D14]/1800" office:value-type="float" office:value="0.000878139071994358" calcext:value-type="float">
            <text:p>0.000878139071994358</text:p>
          </table:table-cell>
          <table:table-cell table:formula="of:=[.E14]/9.5366" office:value-type="float" office:value="0.0000920809378598617" calcext:value-type="float">
            <text:p>9.20809378598617E-0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746068" calcext:value-type="float">
            <text:p>1746068</text:p>
          </table:table-cell>
          <table:table-cell table:formula="of:=[.C15]/2^20" office:value-type="float" office:value="1.66518020629883" calcext:value-type="float">
            <text:p>1.66518020629883</text:p>
          </table:table-cell>
          <table:table-cell table:formula="of:=[.D15]/1800" office:value-type="float" office:value="0.00092510011461046" calcext:value-type="float">
            <text:p>0.00092510011461046</text:p>
          </table:table-cell>
          <table:table-cell table:formula="of:=[.E15]/9.5366" office:value-type="float" office:value="0.0000970052340048298" calcext:value-type="float">
            <text:p>9.70052340048298E-0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568484" calcext:value-type="float">
            <text:p>1568484</text:p>
          </table:table-cell>
          <table:table-cell table:formula="of:=[.C16]/2^20" office:value-type="float" office:value="1.49582290649414" calcext:value-type="float">
            <text:p>1.49582290649414</text:p>
          </table:table-cell>
          <table:table-cell table:formula="of:=[.D16]/1800" office:value-type="float" office:value="0.000831012725830078" calcext:value-type="float">
            <text:p>0.000831012725830078</text:p>
          </table:table-cell>
          <table:table-cell table:formula="of:=[.E16]/9.5366" office:value-type="float" office:value="0.0000871393081213512" calcext:value-type="float">
            <text:p>8.71393081213512E-0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729700" calcext:value-type="float">
            <text:p>1729700</text:p>
          </table:table-cell>
          <table:table-cell table:formula="of:=[.C17]/2^20" office:value-type="float" office:value="1.64957046508789" calcext:value-type="float">
            <text:p>1.64957046508789</text:p>
          </table:table-cell>
          <table:table-cell table:formula="of:=[.D17]/1800" office:value-type="float" office:value="0.000916428036159939" calcext:value-type="float">
            <text:p>0.000916428036159939</text:p>
          </table:table-cell>
          <table:table-cell table:formula="of:=[.E17]/9.5366" office:value-type="float" office:value="0.0000960958870205251" calcext:value-type="float">
            <text:p>9.60958870205251E-0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256956" calcext:value-type="float">
            <text:p>3256956</text:p>
          </table:table-cell>
          <table:table-cell table:formula="of:=[.C18]/2^20" office:value-type="float" office:value="3.10607528686523" calcext:value-type="float">
            <text:p>3.10607528686523</text:p>
          </table:table-cell>
          <table:table-cell table:formula="of:=[.D18]/1800" office:value-type="float" office:value="0.0017255973815918" calcext:value-type="float">
            <text:p>0.0017255973815918</text:p>
          </table:table-cell>
          <table:table-cell table:formula="of:=[.E18]/9.5366" office:value-type="float" office:value="0.00018094471631313" calcext:value-type="float">
            <text:p>0.0001809447163131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493964" calcext:value-type="float">
            <text:p>1493964</text:p>
          </table:table-cell>
          <table:table-cell table:formula="of:=[.C19]/2^20" office:value-type="float" office:value="1.42475509643555" calcext:value-type="float">
            <text:p>1.42475509643555</text:p>
          </table:table-cell>
          <table:table-cell table:formula="of:=[.D19]/1800" office:value-type="float" office:value="0.000791530609130859" calcext:value-type="float">
            <text:p>0.000791530609130859</text:p>
          </table:table-cell>
          <table:table-cell table:formula="of:=[.E19]/9.5366" office:value-type="float" office:value="0.0000829992459714006" calcext:value-type="float">
            <text:p>8.29992459714006E-0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0432880" calcext:value-type="float">
            <text:p>20432880</text:p>
          </table:table-cell>
          <table:table-cell table:formula="of:=[.C20]/2^20" office:value-type="float" office:value="19.4863128662109" calcext:value-type="float">
            <text:p>19.4863128662109</text:p>
          </table:table-cell>
          <table:table-cell table:formula="of:=[.D20]/1800" office:value-type="float" office:value="0.0108257293701172" calcext:value-type="float">
            <text:p>0.0108257293701172</text:p>
          </table:table-cell>
          <table:table-cell table:formula="of:=[.E20]/9.5366" office:value-type="float" office:value="0.00113517704109611" calcext:value-type="float">
            <text:p>0.001135177041096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7248636" calcext:value-type="float">
            <text:p>7248636</text:p>
          </table:table-cell>
          <table:table-cell table:formula="of:=[.C23]/2^20" office:value-type="float" office:value="6.91283798217773" calcext:value-type="float">
            <text:p>6.91283798217773</text:p>
          </table:table-cell>
          <table:table-cell table:formula="of:=[.D23]/1800" office:value-type="float" office:value="0.0038404655456543" calcext:value-type="float">
            <text:p>0.0038404655456543</text:p>
          </table:table-cell>
          <table:table-cell table:formula="of:=[.E23]/9.5366" office:value-type="float" office:value="0.000402708045388744" calcext:value-type="float">
            <text:p>0.00040270804538874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507948" calcext:value-type="float">
            <text:p>3507948</text:p>
          </table:table-cell>
          <table:table-cell table:formula="of:=[.C24]/2^20" office:value-type="float" office:value="3.34543991088867" calcext:value-type="float">
            <text:p>3.34543991088867</text:p>
          </table:table-cell>
          <table:table-cell table:formula="of:=[.D24]/1800" office:value-type="float" office:value="0.00185857772827148" calcext:value-type="float">
            <text:p>0.00185857772827148</text:p>
          </table:table-cell>
          <table:table-cell table:formula="of:=[.E24]/9.5366" office:value-type="float" office:value="0.00019488892564137" calcext:value-type="float">
            <text:p>0.0001948889256413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864956" calcext:value-type="float">
            <text:p>1864956</text:p>
          </table:table-cell>
          <table:table-cell table:formula="of:=[.C25]/2^20" office:value-type="float" office:value="1.77856063842773" calcext:value-type="float">
            <text:p>1.77856063842773</text:p>
          </table:table-cell>
          <table:table-cell table:formula="of:=[.D25]/1800" office:value-type="float" office:value="0.000988089243570964" calcext:value-type="float">
            <text:p>0.000988089243570964</text:p>
          </table:table-cell>
          <table:table-cell table:formula="of:=[.E25]/9.5366" office:value-type="float" office:value="0.000103610222046742" calcext:value-type="float">
            <text:p>0.00010361022204674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275188" calcext:value-type="float">
            <text:p>2275188</text:p>
          </table:table-cell>
          <table:table-cell table:formula="of:=[.C26]/2^20" office:value-type="float" office:value="2.1697883605957" calcext:value-type="float">
            <text:p>2.1697883605957</text:p>
          </table:table-cell>
          <table:table-cell table:formula="of:=[.D26]/1800" office:value-type="float" office:value="0.00120543797810872" calcext:value-type="float">
            <text:p>0.00120543797810872</text:p>
          </table:table-cell>
          <table:table-cell table:formula="of:=[.E26]/9.5366" office:value-type="float" office:value="0.000126401230848387" calcext:value-type="float">
            <text:p>0.00012640123084838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450256" calcext:value-type="float">
            <text:p>4450256</text:p>
          </table:table-cell>
          <table:table-cell table:formula="of:=[.C27]/2^20" office:value-type="float" office:value="4.24409484863281" calcext:value-type="float">
            <text:p>4.24409484863281</text:p>
          </table:table-cell>
          <table:table-cell table:formula="of:=[.D27]/1800" office:value-type="float" office:value="0.00235783047146267" calcext:value-type="float">
            <text:p>0.00235783047146267</text:p>
          </table:table-cell>
          <table:table-cell table:formula="of:=[.E27]/9.5366" office:value-type="float" office:value="0.000247240155974107" calcext:value-type="float">
            <text:p>0.00024724015597410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5771396" calcext:value-type="float">
            <text:p>5771396</text:p>
          </table:table-cell>
          <table:table-cell table:formula="of:=[.C28]/2^20" office:value-type="float" office:value="5.50403213500977" calcext:value-type="float">
            <text:p>5.50403213500977</text:p>
          </table:table-cell>
          <table:table-cell table:formula="of:=[.D28]/1800" office:value-type="float" office:value="0.00305779563056098" calcext:value-type="float">
            <text:p>0.00305779563056098</text:p>
          </table:table-cell>
          <table:table-cell table:formula="of:=[.E28]/9.5366" office:value-type="float" office:value="0.000320637924476331" calcext:value-type="float">
            <text:p>0.00032063792447633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3306372" calcext:value-type="float">
            <text:p>3306372</text:p>
          </table:table-cell>
          <table:table-cell table:formula="of:=[.C29]/2^20" office:value-type="float" office:value="3.15320205688477" calcext:value-type="float">
            <text:p>3.15320205688477</text:p>
          </table:table-cell>
          <table:table-cell table:formula="of:=[.D29]/1800" office:value-type="float" office:value="0.00175177892049154" calcext:value-type="float">
            <text:p>0.00175177892049154</text:p>
          </table:table-cell>
          <table:table-cell table:formula="of:=[.E29]/9.5366" office:value-type="float" office:value="0.000183690090859587" calcext:value-type="float">
            <text:p>0.00018369009085958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767444" calcext:value-type="float">
            <text:p>4767444</text:p>
          </table:table-cell>
          <table:table-cell table:formula="of:=[.C30]/2^20" office:value-type="float" office:value="4.54658889770508" calcext:value-type="float">
            <text:p>4.54658889770508</text:p>
          </table:table-cell>
          <table:table-cell table:formula="of:=[.D30]/1800" office:value-type="float" office:value="0.00252588272094727" calcext:value-type="float">
            <text:p>0.00252588272094727</text:p>
          </table:table-cell>
          <table:table-cell table:formula="of:=[.E30]/9.5366" office:value-type="float" office:value="0.000264861976065607" calcext:value-type="float">
            <text:p>0.00026486197606560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587940" calcext:value-type="float">
            <text:p>1587940</text:p>
          </table:table-cell>
          <table:table-cell table:formula="of:=[.C31]/2^20" office:value-type="float" office:value="1.51437759399414" calcext:value-type="float">
            <text:p>1.51437759399414</text:p>
          </table:table-cell>
          <table:table-cell table:formula="of:=[.D31]/1800" office:value-type="float" office:value="0.0008413208855523" calcext:value-type="float">
            <text:p>0.0008413208855523</text:p>
          </table:table-cell>
          <table:table-cell table:formula="of:=[.E31]/9.5366" office:value-type="float" office:value="0.0000882202132366148" calcext:value-type="float">
            <text:p>8.82202132366148E-0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64404" calcext:value-type="float">
            <text:p>1864404</text:p>
          </table:table-cell>
          <table:table-cell table:formula="of:=[.C32]/2^20" office:value-type="float" office:value="1.77803421020508" calcext:value-type="float">
            <text:p>1.77803421020508</text:p>
          </table:table-cell>
          <table:table-cell table:formula="of:=[.D32]/1800" office:value-type="float" office:value="0.000987796783447266" calcext:value-type="float">
            <text:p>0.000987796783447266</text:p>
          </table:table-cell>
          <table:table-cell table:formula="of:=[.E32]/9.5366" office:value-type="float" office:value="0.000103579554919706" calcext:value-type="float">
            <text:p>0.000103579554919706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2995748" calcext:value-type="float">
            <text:p>12995748</text:p>
          </table:table-cell>
          <table:table-cell table:formula="of:=[.C33]/2^20" office:value-type="float" office:value="12.3937110900879" calcext:value-type="float">
            <text:p>12.3937110900879</text:p>
          </table:table-cell>
          <table:table-cell table:formula="of:=[.D33]/1800" office:value-type="float" office:value="0.00688539505004883" calcext:value-type="float">
            <text:p>0.00688539505004883</text:p>
          </table:table-cell>
          <table:table-cell table:formula="of:=[.E33]/9.5366" office:value-type="float" office:value="0.00072199683850102" calcext:value-type="float">
            <text:p>0.0007219968385010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885396" calcext:value-type="float">
            <text:p>1885396</text:p>
          </table:table-cell>
          <table:table-cell table:formula="of:=[.C34]/2^20" office:value-type="float" office:value="1.79805374145508" calcext:value-type="float">
            <text:p>1.79805374145508</text:p>
          </table:table-cell>
          <table:table-cell table:formula="of:=[.D34]/1800" office:value-type="float" office:value="0.000998918745252821" calcext:value-type="float">
            <text:p>0.000998918745252821</text:p>
          </table:table-cell>
          <table:table-cell table:formula="of:=[.E34]/9.5366" office:value-type="float" office:value="0.000104745794649332" calcext:value-type="float">
            <text:p>0.000104745794649332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7564644" calcext:value-type="float">
            <text:p>7564644</text:p>
          </table:table-cell>
          <table:table-cell table:formula="of:=[.C35]/2^20" office:value-type="float" office:value="7.21420669555664" calcext:value-type="float">
            <text:p>7.21420669555664</text:p>
          </table:table-cell>
          <table:table-cell table:formula="of:=[.D35]/1800" office:value-type="float" office:value="0.00400789260864258" calcext:value-type="float">
            <text:p>0.00400789260864258</text:p>
          </table:table-cell>
          <table:table-cell table:formula="of:=[.E35]/9.5366" office:value-type="float" office:value="0.000420264308940564" calcext:value-type="float">
            <text:p>0.000420264308940564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2635076" calcext:value-type="float">
            <text:p>2635076</text:p>
          </table:table-cell>
          <table:table-cell table:formula="of:=[.C36]/2^20" office:value-type="float" office:value="2.51300430297852" calcext:value-type="float">
            <text:p>2.51300430297852</text:p>
          </table:table-cell>
          <table:table-cell table:formula="of:=[.D36]/1800" office:value-type="float" office:value="0.00139611350165473" calcext:value-type="float">
            <text:p>0.00139611350165473</text:p>
          </table:table-cell>
          <table:table-cell table:formula="of:=[.E36]/9.5366" office:value-type="float" office:value="0.000146395308774063" calcext:value-type="float">
            <text:p>0.00014639530877406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522084" calcext:value-type="float">
            <text:p>1522084</text:p>
          </table:table-cell>
          <table:table-cell table:formula="of:=[.C37]/2^20" office:value-type="float" office:value="1.45157241821289" calcext:value-type="float">
            <text:p>1.45157241821289</text:p>
          </table:table-cell>
          <table:table-cell table:formula="of:=[.D37]/1800" office:value-type="float" office:value="0.000806429121229384" calcext:value-type="float">
            <text:p>0.000806429121229384</text:p>
          </table:table-cell>
          <table:table-cell table:formula="of:=[.E37]/9.5366" office:value-type="float" office:value="0.000084561491645805" calcext:value-type="float">
            <text:p>8.4561491645805E-05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534788" calcext:value-type="float">
            <text:p>1534788</text:p>
          </table:table-cell>
          <table:table-cell table:formula="of:=[.C38]/2^20" office:value-type="float" office:value="1.46368789672852" calcext:value-type="float">
            <text:p>1.46368789672852</text:p>
          </table:table-cell>
          <table:table-cell table:formula="of:=[.D38]/1800" office:value-type="float" office:value="0.000813159942626953" calcext:value-type="float">
            <text:p>0.000813159942626953</text:p>
          </table:table-cell>
          <table:table-cell table:formula="of:=[.E38]/9.5366" office:value-type="float" office:value="0.0000852672800187649" calcext:value-type="float">
            <text:p>8.52672800187649E-0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658772" calcext:value-type="float">
            <text:p>1658772</text:p>
          </table:table-cell>
          <table:table-cell table:formula="of:=[.C39]/2^20" office:value-type="float" office:value="1.58192825317383" calcext:value-type="float">
            <text:p>1.58192825317383</text:p>
          </table:table-cell>
          <table:table-cell table:formula="of:=[.D39]/1800" office:value-type="float" office:value="0.000878849029541016" calcext:value-type="float">
            <text:p>0.000878849029541016</text:p>
          </table:table-cell>
          <table:table-cell table:formula="of:=[.E39]/9.5366" office:value-type="float" office:value="0.0000921553834218711" calcext:value-type="float">
            <text:p>9.21553834218711E-05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8225856" calcext:value-type="float">
            <text:p>8225856</text:p>
          </table:table-cell>
          <table:table-cell table:formula="of:=[.C40]/2^20" office:value-type="float" office:value="7.84478759765625" calcext:value-type="float">
            <text:p>7.84478759765625</text:p>
          </table:table-cell>
          <table:table-cell table:formula="of:=[.D40]/1800" office:value-type="float" office:value="0.00435821533203125" calcext:value-type="float">
            <text:p>0.00435821533203125</text:p>
          </table:table-cell>
          <table:table-cell table:formula="of:=[.E40]/9.5366" office:value-type="float" office:value="0.000456998860393772" calcext:value-type="float">
            <text:p>0.000456998860393772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733492" calcext:value-type="float">
            <text:p>1733492</text:p>
          </table:table-cell>
          <table:table-cell table:formula="of:=[.C41]/2^20" office:value-type="float" office:value="1.6531867980957" calcext:value-type="float">
            <text:p>1.6531867980957</text:p>
          </table:table-cell>
          <table:table-cell table:formula="of:=[.D41]/1800" office:value-type="float" office:value="0.000918437110053168" calcext:value-type="float">
            <text:p>0.000918437110053168</text:p>
          </table:table-cell>
          <table:table-cell table:formula="of:=[.E41]/9.5366" office:value-type="float" office:value="0.0000963065568497335" calcext:value-type="float">
            <text:p>9.63065568497335E-0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4226148" calcext:value-type="float">
            <text:p>4226148</text:p>
          </table:table-cell>
          <table:table-cell table:formula="of:=[.C42]/2^20" office:value-type="float" office:value="4.03036880493164" calcext:value-type="float">
            <text:p>4.03036880493164</text:p>
          </table:table-cell>
          <table:table-cell table:formula="of:=[.D42]/1800" office:value-type="float" office:value="0.00223909378051758" calcext:value-type="float">
            <text:p>0.00223909378051758</text:p>
          </table:table-cell>
          <table:table-cell table:formula="of:=[.E42]/9.5366" office:value-type="float" office:value="0.000234789524622777" calcext:value-type="float">
            <text:p>0.00023478952462277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80626544" calcext:value-type="float">
            <text:p>80626544</text:p>
          </table:table-cell>
          <table:table-cell table:formula="of:=[.C43]/2^20" office:value-type="float" office:value="76.8914642333984" calcext:value-type="float">
            <text:p>76.8914642333984</text:p>
          </table:table-cell>
          <table:table-cell table:formula="of:=[.D43]/1800" office:value-type="float" office:value="0.0427174801296658" calcext:value-type="float">
            <text:p>0.0427174801296658</text:p>
          </table:table-cell>
          <table:table-cell table:formula="of:=[.E43]/9.5366" office:value-type="float" office:value="0.0044793196872749" calcext:value-type="float">
            <text:p>0.00447931968727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341628" calcext:value-type="float">
            <text:p>3341628</text:p>
          </table:table-cell>
          <table:table-cell table:formula="of:=[.C46]/2^20" office:value-type="float" office:value="3.18682479858398" calcext:value-type="float">
            <text:p>3.18682479858398</text:p>
          </table:table-cell>
          <table:table-cell table:formula="of:=[.D46]/1800" office:value-type="float" office:value="0.00177045822143555" calcext:value-type="float">
            <text:p>0.00177045822143555</text:p>
          </table:table-cell>
          <table:table-cell table:formula="of:=[.E46]/9.5366" office:value-type="float" office:value="0.000185648786929886" calcext:value-type="float">
            <text:p>0.00018564878692988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460132" calcext:value-type="float">
            <text:p>2460132</text:p>
          </table:table-cell>
          <table:table-cell table:formula="of:=[.C47]/2^20" office:value-type="float" office:value="2.34616470336914" calcext:value-type="float">
            <text:p>2.34616470336914</text:p>
          </table:table-cell>
          <table:table-cell table:formula="of:=[.D47]/1800" office:value-type="float" office:value="0.00130342483520508" calcext:value-type="float">
            <text:p>0.00130342483520508</text:p>
          </table:table-cell>
          <table:table-cell table:formula="of:=[.E47]/9.5366" office:value-type="float" office:value="0.000136676051759021" calcext:value-type="float">
            <text:p>0.00013667605175902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68188" calcext:value-type="float">
            <text:p>1768188</text:p>
          </table:table-cell>
          <table:table-cell table:formula="of:=[.C48]/2^20" office:value-type="float" office:value="1.68627548217773" calcext:value-type="float">
            <text:p>1.68627548217773</text:p>
          </table:table-cell>
          <table:table-cell table:formula="of:=[.D48]/1800" office:value-type="float" office:value="0.000936819712320964" calcext:value-type="float">
            <text:p>0.000936819712320964</text:p>
          </table:table-cell>
          <table:table-cell table:formula="of:=[.E48]/9.5366" office:value-type="float" office:value="0.000098234141341879" calcext:value-type="float">
            <text:p>9.8234141341879E-0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825076" calcext:value-type="float">
            <text:p>1825076</text:p>
          </table:table-cell>
          <table:table-cell table:formula="of:=[.C49]/2^20" office:value-type="float" office:value="1.74052810668945" calcext:value-type="float">
            <text:p>1.74052810668945</text:p>
          </table:table-cell>
          <table:table-cell table:formula="of:=[.D49]/1800" office:value-type="float" office:value="0.000966960059271918" calcext:value-type="float">
            <text:p>0.000966960059271918</text:p>
          </table:table-cell>
          <table:table-cell table:formula="of:=[.E49]/9.5366" office:value-type="float" office:value="0.000101394633231122" calcext:value-type="float">
            <text:p>0.00010139463323112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674536" calcext:value-type="float">
            <text:p>1674536</text:p>
          </table:table-cell>
          <table:table-cell table:formula="of:=[.C50]/2^20" office:value-type="float" office:value="1.59696197509766" calcext:value-type="float">
            <text:p>1.59696197509766</text:p>
          </table:table-cell>
          <table:table-cell table:formula="of:=[.D50]/1800" office:value-type="float" office:value="0.000887201097276476" calcext:value-type="float">
            <text:p>0.000887201097276476</text:p>
          </table:table-cell>
          <table:table-cell table:formula="of:=[.E50]/9.5366" office:value-type="float" office:value="0.0000930311743468821" calcext:value-type="float">
            <text:p>9.30311743468821E-0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683116" calcext:value-type="float">
            <text:p>1683116</text:p>
          </table:table-cell>
          <table:table-cell table:formula="of:=[.C51]/2^20" office:value-type="float" office:value="1.60514450073242" calcext:value-type="float">
            <text:p>1.60514450073242</text:p>
          </table:table-cell>
          <table:table-cell table:formula="of:=[.D51]/1800" office:value-type="float" office:value="0.000891746944851345" calcext:value-type="float">
            <text:p>0.000891746944851345</text:p>
          </table:table-cell>
          <table:table-cell table:formula="of:=[.E51]/9.5366" office:value-type="float" office:value="0.0000935078481692999" calcext:value-type="float">
            <text:p>0.0000935078481692999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591484" calcext:value-type="float">
            <text:p>1591484</text:p>
          </table:table-cell>
          <table:table-cell table:formula="of:=[.C52]/2^20" office:value-type="float" office:value="1.51775741577148" calcext:value-type="float">
            <text:p>1.51775741577148</text:p>
          </table:table-cell>
          <table:table-cell table:formula="of:=[.D52]/1800" office:value-type="float" office:value="0.000843198564317491" calcext:value-type="float">
            <text:p>0.000843198564317491</text:p>
          </table:table-cell>
          <table:table-cell table:formula="of:=[.E52]/9.5366" office:value-type="float" office:value="0.0000884171050812125" calcext:value-type="float">
            <text:p>8.84171050812125E-0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939688" calcext:value-type="float">
            <text:p>1939688</text:p>
          </table:table-cell>
          <table:table-cell table:formula="of:=[.C53]/2^20" office:value-type="float" office:value="1.84983062744141" calcext:value-type="float">
            <text:p>1.84983062744141</text:p>
          </table:table-cell>
          <table:table-cell table:formula="of:=[.D53]/1800" office:value-type="float" office:value="0.00102768368191189" calcext:value-type="float">
            <text:p>0.00102768368191189</text:p>
          </table:table-cell>
          <table:table-cell table:formula="of:=[.E53]/9.5366" office:value-type="float" office:value="0.00010776206215128" calcext:value-type="float">
            <text:p>0.0001077620621512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720800" calcext:value-type="float">
            <text:p>3720800</text:p>
          </table:table-cell>
          <table:table-cell table:formula="of:=[.C54]/2^20" office:value-type="float" office:value="3.54843139648437" calcext:value-type="float">
            <text:p>3.54843139648437</text:p>
          </table:table-cell>
          <table:table-cell table:formula="of:=[.D54]/1800" office:value-type="float" office:value="0.00197135077582465" calcext:value-type="float">
            <text:p>0.00197135077582465</text:p>
          </table:table-cell>
          <table:table-cell table:formula="of:=[.E54]/9.5366" office:value-type="float" office:value="0.000206714214271821" calcext:value-type="float">
            <text:p>0.00020671421427182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667836" calcext:value-type="float">
            <text:p>9667836</text:p>
          </table:table-cell>
          <table:table-cell table:formula="of:=[.C55]/2^20" office:value-type="float" office:value="9.21996688842773" calcext:value-type="float">
            <text:p>9.21996688842773</text:p>
          </table:table-cell>
          <table:table-cell table:formula="of:=[.D55]/1800" office:value-type="float" office:value="0.0051222038269043" calcext:value-type="float">
            <text:p>0.0051222038269043</text:p>
          </table:table-cell>
          <table:table-cell table:formula="of:=[.E55]/9.5366" office:value-type="float" office:value="0.000537110063010328" calcext:value-type="float">
            <text:p>0.000537110063010328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578908" calcext:value-type="float">
            <text:p>1578908</text:p>
          </table:table-cell>
          <table:table-cell table:formula="of:=[.C56]/2^20" office:value-type="float" office:value="1.50576400756836" calcext:value-type="float">
            <text:p>1.50576400756836</text:p>
          </table:table-cell>
          <table:table-cell table:formula="of:=[.D56]/1800" office:value-type="float" office:value="0.0008365355597602" calcext:value-type="float">
            <text:p>0.0008365355597602</text:p>
          </table:table-cell>
          <table:table-cell table:formula="of:=[.E56]/9.5366" office:value-type="float" office:value="0.0000877184279261162" calcext:value-type="float">
            <text:p>8.77184279261162E-05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504548" calcext:value-type="float">
            <text:p>1504548</text:p>
          </table:table-cell>
          <table:table-cell table:formula="of:=[.C57]/2^20" office:value-type="float" office:value="1.43484878540039" calcext:value-type="float">
            <text:p>1.43484878540039</text:p>
          </table:table-cell>
          <table:table-cell table:formula="of:=[.D57]/1800" office:value-type="float" office:value="0.000797138214111328" calcext:value-type="float">
            <text:p>0.000797138214111328</text:p>
          </table:table-cell>
          <table:table-cell table:formula="of:=[.E57]/9.5366" office:value-type="float" office:value="0.0000835872547984951" calcext:value-type="float">
            <text:p>8.35872547984951E-0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2275668" calcext:value-type="float">
            <text:p>2275668</text:p>
          </table:table-cell>
          <table:table-cell table:formula="of:=[.C58]/2^20" office:value-type="float" office:value="2.17024612426758" calcext:value-type="float">
            <text:p>2.17024612426758</text:p>
          </table:table-cell>
          <table:table-cell table:formula="of:=[.D58]/1800" office:value-type="float" office:value="0.00120569229125977" calcext:value-type="float">
            <text:p>0.00120569229125977</text:p>
          </table:table-cell>
          <table:table-cell table:formula="of:=[.E58]/9.5366" office:value-type="float" office:value="0.000126427897915375" calcext:value-type="float">
            <text:p>0.000126427897915375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7780132" calcext:value-type="float">
            <text:p>7780132</text:p>
          </table:table-cell>
          <table:table-cell table:formula="of:=[.C59]/2^20" office:value-type="float" office:value="7.41971206665039" calcext:value-type="float">
            <text:p>7.41971206665039</text:p>
          </table:table-cell>
          <table:table-cell table:formula="of:=[.D59]/1800" office:value-type="float" office:value="0.00412206225925022" calcext:value-type="float">
            <text:p>0.00412206225925022</text:p>
          </table:table-cell>
          <table:table-cell table:formula="of:=[.E59]/9.5366" office:value-type="float" office:value="0.000432236044213894" calcext:value-type="float">
            <text:p>0.00043223604421389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40908" calcext:value-type="float">
            <text:p>1840908</text:p>
          </table:table-cell>
          <table:table-cell table:formula="of:=[.C60]/2^20" office:value-type="float" office:value="1.7556266784668" calcext:value-type="float">
            <text:p>1.7556266784668</text:p>
          </table:table-cell>
          <table:table-cell table:formula="of:=[.D60]/1800" office:value-type="float" office:value="0.000975348154703776" calcext:value-type="float">
            <text:p>0.000975348154703776</text:p>
          </table:table-cell>
          <table:table-cell table:formula="of:=[.E60]/9.5366" office:value-type="float" office:value="0.000102274201990623" calcext:value-type="float">
            <text:p>0.00010227420199062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529244" calcext:value-type="float">
            <text:p>1529244</text:p>
          </table:table-cell>
          <table:table-cell table:formula="of:=[.C61]/2^20" office:value-type="float" office:value="1.45840072631836" calcext:value-type="float">
            <text:p>1.45840072631836</text:p>
          </table:table-cell>
          <table:table-cell table:formula="of:=[.D61]/1800" office:value-type="float" office:value="0.000810222625732422" calcext:value-type="float">
            <text:p>0.000810222625732422</text:p>
          </table:table-cell>
          <table:table-cell table:formula="of:=[.E61]/9.5366" office:value-type="float" office:value="0.0000849592753950487" calcext:value-type="float">
            <text:p>8.49592753950487E-0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176540" calcext:value-type="float">
            <text:p>5176540</text:p>
          </table:table-cell>
          <table:table-cell table:formula="of:=[.C62]/2^20" office:value-type="float" office:value="4.93673324584961" calcext:value-type="float">
            <text:p>4.93673324584961</text:p>
          </table:table-cell>
          <table:table-cell table:formula="of:=[.D62]/1800" office:value-type="float" office:value="0.00274262958102756" calcext:value-type="float">
            <text:p>0.00274262958102756</text:p>
          </table:table-cell>
          <table:table-cell table:formula="of:=[.E62]/9.5366" office:value-type="float" office:value="0.000287589872808712" calcext:value-type="float">
            <text:p>0.000287589872808712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825516" calcext:value-type="float">
            <text:p>1825516</text:p>
          </table:table-cell>
          <table:table-cell table:formula="of:=[.C63]/2^20" office:value-type="float" office:value="1.74094772338867" calcext:value-type="float">
            <text:p>1.74094772338867</text:p>
          </table:table-cell>
          <table:table-cell table:formula="of:=[.D63]/1800" office:value-type="float" office:value="0.000967193179660373" calcext:value-type="float">
            <text:p>0.000967193179660373</text:p>
          </table:table-cell>
          <table:table-cell table:formula="of:=[.E63]/9.5366" office:value-type="float" office:value="0.000101419078042528" calcext:value-type="float">
            <text:p>0.000101419078042528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847660" calcext:value-type="float">
            <text:p>1847660</text:p>
          </table:table-cell>
          <table:table-cell table:formula="of:=[.C64]/2^20" office:value-type="float" office:value="1.76206588745117" calcext:value-type="float">
            <text:p>1.76206588745117</text:p>
          </table:table-cell>
          <table:table-cell table:formula="of:=[.D64]/1800" office:value-type="float" office:value="0.000978925493028429" calcext:value-type="float">
            <text:p>0.000978925493028429</text:p>
          </table:table-cell>
          <table:table-cell table:formula="of:=[.E64]/9.5366" office:value-type="float" office:value="0.000102649318732927" calcext:value-type="float">
            <text:p>0.00010264931873292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576044" calcext:value-type="float">
            <text:p>1576044</text:p>
          </table:table-cell>
          <table:table-cell table:formula="of:=[.C65]/2^20" office:value-type="float" office:value="1.50303268432617" calcext:value-type="float">
            <text:p>1.50303268432617</text:p>
          </table:table-cell>
          <table:table-cell table:formula="of:=[.D65]/1800" office:value-type="float" office:value="0.000835018157958984" calcext:value-type="float">
            <text:p>0.000835018157958984</text:p>
          </table:table-cell>
          <table:table-cell table:formula="of:=[.E65]/9.5366" office:value-type="float" office:value="0.0000875593144264187" calcext:value-type="float">
            <text:p>8.75593144264187E-05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2159288" calcext:value-type="float">
            <text:p>2159288</text:p>
          </table:table-cell>
          <table:table-cell table:formula="of:=[.C66]/2^20" office:value-type="float" office:value="2.05925750732422" calcext:value-type="float">
            <text:p>2.05925750732422</text:p>
          </table:table-cell>
          <table:table-cell table:formula="of:=[.D66]/1800" office:value-type="float" office:value="0.00114403194851346" calcext:value-type="float">
            <text:p>0.00114403194851346</text:p>
          </table:table-cell>
          <table:table-cell table:formula="of:=[.E66]/9.5366" office:value-type="float" office:value="0.000119962245298477" calcext:value-type="float">
            <text:p>0.000119962245298477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445580" calcext:value-type="float">
            <text:p>1445580</text:p>
          </table:table-cell>
          <table:table-cell table:formula="of:=[.C67]/2^20" office:value-type="float" office:value="1.37861251831055" calcext:value-type="float">
            <text:p>1.37861251831055</text:p>
          </table:table-cell>
          <table:table-cell table:formula="of:=[.D67]/1800" office:value-type="float" office:value="0.000765895843505859" calcext:value-type="float">
            <text:p>0.000765895843505859</text:p>
          </table:table-cell>
          <table:table-cell table:formula="of:=[.E67]/9.5366" office:value-type="float" office:value="0.000080311205618969" calcext:value-type="float">
            <text:p>8.0311205618969E-0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954552" calcext:value-type="float">
            <text:p>1954552</text:p>
          </table:table-cell>
          <table:table-cell table:formula="of:=[.C68]/2^20" office:value-type="float" office:value="1.86400604248047" calcext:value-type="float">
            <text:p>1.86400604248047</text:p>
          </table:table-cell>
          <table:table-cell table:formula="of:=[.D68]/1800" office:value-type="float" office:value="0.00103555891248915" calcext:value-type="float">
            <text:p>0.00103555891248915</text:p>
          </table:table-cell>
          <table:table-cell table:formula="of:=[.E68]/9.5366" office:value-type="float" office:value="0.000108587852325687" calcext:value-type="float">
            <text:p>0.00010858785232568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1848476" calcext:value-type="float">
            <text:p>1848476</text:p>
          </table:table-cell>
          <table:table-cell table:formula="of:=[.C69]/2^20" office:value-type="float" office:value="1.76284408569336" calcext:value-type="float">
            <text:p>1.76284408569336</text:p>
          </table:table-cell>
          <table:table-cell table:formula="of:=[.D69]/1800" office:value-type="float" office:value="0.0009793578253852" calcext:value-type="float">
            <text:p>0.0009793578253852</text:p>
          </table:table-cell>
          <table:table-cell table:formula="of:=[.E69]/9.5366" office:value-type="float" office:value="0.000102694652746807" calcext:value-type="float">
            <text:p>0.000102694652746807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513984" calcext:value-type="float">
            <text:p>1513984</text:p>
          </table:table-cell>
          <table:table-cell table:formula="of:=[.C70]/2^20" office:value-type="float" office:value="1.44384765625" calcext:value-type="float">
            <text:p>1.44384765625</text:p>
          </table:table-cell>
          <table:table-cell table:formula="of:=[.D70]/1800" office:value-type="float" office:value="0.000802137586805556" calcext:value-type="float">
            <text:p>0.000802137586805556</text:p>
          </table:table-cell>
          <table:table-cell table:formula="of:=[.E70]/9.5366" office:value-type="float" office:value="0.0000841114848903755" calcext:value-type="float">
            <text:p>8.41114848903755E-05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2166916" calcext:value-type="float">
            <text:p>2166916</text:p>
          </table:table-cell>
          <table:table-cell table:formula="of:=[.C71]/2^20" office:value-type="float" office:value="2.06653213500977" calcext:value-type="float">
            <text:p>2.06653213500977</text:p>
          </table:table-cell>
          <table:table-cell table:formula="of:=[.D71]/1800" office:value-type="float" office:value="0.00114807340833876" calcext:value-type="float">
            <text:p>0.00114807340833876</text:p>
          </table:table-cell>
          <table:table-cell table:formula="of:=[.E71]/9.5366" office:value-type="float" office:value="0.000120386029438034" calcext:value-type="float">
            <text:p>0.000120386029438034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3823956" calcext:value-type="float">
            <text:p>3823956</text:p>
          </table:table-cell>
          <table:table-cell table:formula="of:=[.C72]/2^20" office:value-type="float" office:value="3.64680862426758" calcext:value-type="float">
            <text:p>3.64680862426758</text:p>
          </table:table-cell>
          <table:table-cell table:formula="of:=[.D72]/1800" office:value-type="float" office:value="0.00202600479125977" calcext:value-type="float">
            <text:p>0.00202600479125977</text:p>
          </table:table-cell>
          <table:table-cell table:formula="of:=[.E72]/9.5366" office:value-type="float" office:value="0.000212445189193189" calcext:value-type="float">
            <text:p>0.000212445189193189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1633068" calcext:value-type="float">
            <text:p>1633068</text:p>
          </table:table-cell>
          <table:table-cell table:formula="of:=[.C73]/2^20" office:value-type="float" office:value="1.55741500854492" calcext:value-type="float">
            <text:p>1.55741500854492</text:p>
          </table:table-cell>
          <table:table-cell table:formula="of:=[.D73]/1800" office:value-type="float" office:value="0.000865230560302734" calcext:value-type="float">
            <text:p>0.000865230560302734</text:p>
          </table:table-cell>
          <table:table-cell table:formula="of:=[.E73]/9.5366" office:value-type="float" office:value="0.0000907273619846417" calcext:value-type="float">
            <text:p>9.07273619846417E-05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1913840" calcext:value-type="float">
            <text:p>1913840</text:p>
          </table:table-cell>
          <table:table-cell table:formula="of:=[.C74]/2^20" office:value-type="float" office:value="1.82518005371094" calcext:value-type="float">
            <text:p>1.82518005371094</text:p>
          </table:table-cell>
          <table:table-cell table:formula="of:=[.D74]/1800" office:value-type="float" office:value="0.0010139889187283" calcext:value-type="float">
            <text:p>0.0010139889187283</text:p>
          </table:table-cell>
          <table:table-cell table:formula="of:=[.E74]/9.5366" office:value-type="float" office:value="0.000106326040593954" calcext:value-type="float">
            <text:p>0.000106326040593954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27313360" calcext:value-type="float">
            <text:p>27313360</text:p>
          </table:table-cell>
          <table:table-cell table:formula="of:=[.C75]/2^20" office:value-type="float" office:value="26.0480499267578" calcext:value-type="float">
            <text:p>26.0480499267578</text:p>
          </table:table-cell>
          <table:table-cell table:formula="of:=[.D75]/1800" office:value-type="float" office:value="0.0144711388481988" calcext:value-type="float">
            <text:p>0.0144711388481988</text:p>
          </table:table-cell>
          <table:table-cell table:formula="of:=[.E75]/9.5366" office:value-type="float" office:value="0.0015174316683303" calcext:value-type="float">
            <text:p>0.0015174316683303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1669360" calcext:value-type="float">
            <text:p>1669360</text:p>
          </table:table-cell>
          <table:table-cell table:formula="of:=[.C76]/2^20" office:value-type="float" office:value="1.59202575683594" calcext:value-type="float">
            <text:p>1.59202575683594</text:p>
          </table:table-cell>
          <table:table-cell table:formula="of:=[.D76]/1800" office:value-type="float" office:value="0.000884458753797743" calcext:value-type="float">
            <text:p>0.000884458753797743</text:p>
          </table:table-cell>
          <table:table-cell table:formula="of:=[.E76]/9.5366" office:value-type="float" office:value="0.0000927436144745237" calcext:value-type="float">
            <text:p>9.27436144745237E-05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1467160" calcext:value-type="float">
            <text:p>1467160</text:p>
          </table:table-cell>
          <table:table-cell table:formula="of:=[.C77]/2^20" office:value-type="float" office:value="1.39919281005859" calcext:value-type="float">
            <text:p>1.39919281005859</text:p>
          </table:table-cell>
          <table:table-cell table:formula="of:=[.D77]/1800" office:value-type="float" office:value="0.000777329338921441" calcext:value-type="float">
            <text:p>0.000777329338921441</text:p>
          </table:table-cell>
          <table:table-cell table:formula="of:=[.E77]/9.5366" office:value-type="float" office:value="0.0000815101125056562" calcext:value-type="float">
            <text:p>8.15101125056562E-05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2887312" calcext:value-type="float">
            <text:p>2887312</text:p>
          </table:table-cell>
          <table:table-cell table:formula="of:=[.C78]/2^20" office:value-type="float" office:value="2.75355529785156" calcext:value-type="float">
            <text:p>2.75355529785156</text:p>
          </table:table-cell>
          <table:table-cell table:formula="of:=[.D78]/1800" office:value-type="float" office:value="0.00152975294325087" calcext:value-type="float">
            <text:p>0.00152975294325087</text:p>
          </table:table-cell>
          <table:table-cell table:formula="of:=[.E78]/9.5366" office:value-type="float" office:value="0.000160408630250914" calcext:value-type="float">
            <text:p>0.000160408630250914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1405580" calcext:value-type="float">
            <text:p>1405580</text:p>
          </table:table-cell>
          <table:table-cell table:formula="of:=[.C79]/2^20" office:value-type="float" office:value="1.3404655456543" calcext:value-type="float">
            <text:p>1.3404655456543</text:p>
          </table:table-cell>
          <table:table-cell table:formula="of:=[.D79]/1800" office:value-type="float" office:value="0.000744703080919054" calcext:value-type="float">
            <text:p>0.000744703080919054</text:p>
          </table:table-cell>
          <table:table-cell table:formula="of:=[.E79]/9.5366" office:value-type="float" office:value="0.0000780889500366015" calcext:value-type="float">
            <text:p>7.80889500366015E-05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1557468" calcext:value-type="float">
            <text:p>1557468</text:p>
          </table:table-cell>
          <table:table-cell table:formula="of:=[.C80]/2^20" office:value-type="float" office:value="1.48531723022461" calcext:value-type="float">
            <text:p>1.48531723022461</text:p>
          </table:table-cell>
          <table:table-cell table:formula="of:=[.D80]/1800" office:value-type="float" office:value="0.000825176239013672" calcext:value-type="float">
            <text:p>0.000825176239013672</text:p>
          </table:table-cell>
          <table:table-cell table:formula="of:=[.E80]/9.5366" office:value-type="float" office:value="0.0000865272989339672" calcext:value-type="float">
            <text:p>8.65272989339672E-05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1330100" calcext:value-type="float">
            <text:p>1330100</text:p>
          </table:table-cell>
          <table:table-cell table:formula="of:=[.C81]/2^20" office:value-type="float" office:value="1.26848220825195" calcext:value-type="float">
            <text:p>1.26848220825195</text:p>
          </table:table-cell>
          <table:table-cell table:formula="of:=[.D81]/1800" office:value-type="float" office:value="0.000704712337917752" calcext:value-type="float">
            <text:p>0.000704712337917752</text:p>
          </table:table-cell>
          <table:table-cell table:formula="of:=[.E81]/9.5366" office:value-type="float" office:value="0.0000738955537526741" calcext:value-type="float">
            <text:p>7.38955537526741E-05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1717212" calcext:value-type="float">
            <text:p>1717212</text:p>
          </table:table-cell>
          <table:table-cell table:formula="of:=[.C82]/2^20" office:value-type="float" office:value="1.63766098022461" calcext:value-type="float">
            <text:p>1.63766098022461</text:p>
          </table:table-cell>
          <table:table-cell table:formula="of:=[.D82]/1800" office:value-type="float" office:value="0.000909811655680339" calcext:value-type="float">
            <text:p>0.000909811655680339</text:p>
          </table:table-cell>
          <table:table-cell table:formula="of:=[.E82]/9.5366" office:value-type="float" office:value="0.0000954020988277099" calcext:value-type="float">
            <text:p>9.54020988277099E-05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1501876" calcext:value-type="float">
            <text:p>1501876</text:p>
          </table:table-cell>
          <table:table-cell table:formula="of:=[.C83]/2^20" office:value-type="float" office:value="1.43230056762695" calcext:value-type="float">
            <text:p>1.43230056762695</text:p>
          </table:table-cell>
          <table:table-cell table:formula="of:=[.D83]/1800" office:value-type="float" office:value="0.00079572253757053" calcext:value-type="float">
            <text:p>0.00079572253757053</text:p>
          </table:table-cell>
          <table:table-cell table:formula="of:=[.E83]/9.5366" office:value-type="float" office:value="0.0000834388081255929" calcext:value-type="float">
            <text:p>8.34388081255929E-05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1234992" calcext:value-type="float">
            <text:p>1234992</text:p>
          </table:table-cell>
          <table:table-cell table:formula="of:=[.C84]/2^20" office:value-type="float" office:value="1.17778015136719" calcext:value-type="float">
            <text:p>1.17778015136719</text:p>
          </table:table-cell>
          <table:table-cell table:formula="of:=[.D84]/1800" office:value-type="float" office:value="0.000654322306315104" calcext:value-type="float">
            <text:p>0.000654322306315104</text:p>
          </table:table-cell>
          <table:table-cell table:formula="of:=[.E84]/9.5366" office:value-type="float" office:value="0.000068611696654479" calcext:value-type="float">
            <text:p>6.8611696654479E-05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3170144" calcext:value-type="float">
            <text:p>3170144</text:p>
          </table:table-cell>
          <table:table-cell table:formula="of:=[.C85]/2^20" office:value-type="float" office:value="3.02328491210937" calcext:value-type="float">
            <text:p>3.02328491210937</text:p>
          </table:table-cell>
          <table:table-cell table:formula="of:=[.D85]/1800" office:value-type="float" office:value="0.00167960272894965" calcext:value-type="float">
            <text:p>0.00167960272894965</text:p>
          </table:table-cell>
          <table:table-cell table:formula="of:=[.E85]/9.5366" office:value-type="float" office:value="0.000176121755022718" calcext:value-type="float">
            <text:p>0.00017612175502271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120321876" calcext:value-type="float">
            <text:p>120321876</text:p>
          </table:table-cell>
          <table:table-cell table:formula="of:=[.C86]/2^20" office:value-type="float" office:value="114.747882843018" calcext:value-type="float">
            <text:p>114.747882843018</text:p>
          </table:table-cell>
          <table:table-cell table:formula="of:=[.D86]/1800" office:value-type="float" office:value="0.0637488238016764" calcext:value-type="float">
            <text:p>0.0637488238016764</text:p>
          </table:table-cell>
          <table:table-cell table:formula="of:=[.E86]/9.5366" office:value-type="float" office:value="0.00668464901554814" calcext:value-type="float">
            <text:p>0.00668464901554814</text:p>
          </table:table-cell>
        </table:table-row>
      </table:table>
      <table:table table:name="Consolidacao_5Fluxos" table:style-name="ta1">
        <table:shapes>
          <draw:frame draw:z-index="0" draw:style-name="gr1" draw:text-style-name="P1" svg:width="6.2988in" svg:height="3.5429in" svg:x="6.639in" svg:y="0in">
            <draw:object draw:notify-on-update-of-ranges="Consolidacao_5Fluxos.A2:Consolidacao_5Fluxos.A8 Consolidacao_5Fluxos.B1:Consolidacao_5Fluxos.B1 Consolidacao_5Fluxos.B2:Consolidacao_5Fluxos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otal Tx</text:p>
          </table:table-cell>
          <table:table-cell office:value-type="string" calcext:value-type="string">
            <text:p>Throughput Med</text:p>
          </table:table-cell>
          <table:table-cell office:value-type="string" calcext:value-type="string">
            <text:p>Thrpughput N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7]" office:value-type="float" office:value="635.642024993896" calcext:value-type="float">
            <text:p>635.642024993896</text:p>
          </table:table-cell>
          <table:table-cell table:formula="of:=[.B2]/1800" office:value-type="float" office:value="0.353134458329942" calcext:value-type="float">
            <text:p>0.353134458329942</text:p>
          </table:table-cell>
          <table:table-cell table:formula="of:=[.C2]/[.E12]" office:value-type="float" office:value="0.0370292020697985" calcext:value-type="float">
            <text:p>0.0370292020697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7]" office:value-type="float" office:value="142.08081817627" calcext:value-type="float">
            <text:p>142.08081817627</text:p>
          </table:table-cell>
          <table:table-cell table:formula="of:=[.B3]/1800" office:value-type="float" office:value="0.0789337878757053" calcext:value-type="float">
            <text:p>0.0789337878757053</text:p>
          </table:table-cell>
          <table:table-cell table:formula="of:=[.C3]/[.E12]" office:value-type="float" office:value="0.0082768903244588" calcext:value-type="float">
            <text:p>0.0082768903244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as++CNN13</text:p>
          </table:table-cell>
          <table:table-cell table:formula="of:=[$VegasPlusPlus_CNN_ACK_RTT.D7]" office:value-type="float" office:value="441.393291473389" calcext:value-type="float">
            <text:p>441.393291473389</text:p>
          </table:table-cell>
          <table:table-cell table:formula="of:=[.B4]/1800" office:value-type="float" office:value="0.245218495262994" calcext:value-type="float">
            <text:p>0.245218495262994</text:p>
          </table:table-cell>
          <table:table-cell table:formula="of:=[.C4]/[.E12]" office:value-type="float" office:value="0.0257132800216891" calcext:value-type="float">
            <text:p>0.0257132800216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7]" office:value-type="float" office:value="50.9130821228027" calcext:value-type="float">
            <text:p>50.9130821228027</text:p>
          </table:table-cell>
          <table:table-cell table:formula="of:=[.B5]/1800" office:value-type="float" office:value="0.0282850456237793" calcext:value-type="float">
            <text:p>0.0282850456237793</text:p>
          </table:table-cell>
          <table:table-cell table:formula="of:=[.C5]/[.E12]" office:value-type="float" office:value="0.00296593165931659" calcext:value-type="float">
            <text:p>0.00296593165931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7]" office:value-type="float" office:value="51.6311759948731" calcext:value-type="float">
            <text:p>51.6311759948731</text:p>
          </table:table-cell>
          <table:table-cell table:formula="of:=[.B6]/1800" office:value-type="float" office:value="0.0286839866638184" calcext:value-type="float">
            <text:p>0.0286839866638184</text:p>
          </table:table-cell>
          <table:table-cell table:formula="of:=[.C6]/[.E12]" office:value-type="float" office:value="0.00300776407764078" calcext:value-type="float">
            <text:p>0.00300776407764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7]" office:value-type="float" office:value="111.67537689209" calcext:value-type="float">
            <text:p>111.67537689209</text:p>
          </table:table-cell>
          <table:table-cell table:formula="of:=[.B7]/1800" office:value-type="float" office:value="0.062041876051161" calcext:value-type="float">
            <text:p>0.062041876051161</text:p>
          </table:table-cell>
          <table:table-cell table:formula="of:=[.C7]/[.E12]" office:value-type="float" office:value="0.00650562727849501" calcext:value-type="float">
            <text:p>0.006505627278495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br</text:p>
          </table:table-cell>
          <table:table-cell table:formula="of:=[$BBR.D7]" office:value-type="float" office:value="12.0834579467773" calcext:value-type="float">
            <text:p>12.0834579467773</text:p>
          </table:table-cell>
          <table:table-cell table:formula="of:=[.B8]/1800" office:value-type="float" office:value="0.00671303219265408" calcext:value-type="float">
            <text:p>0.00671303219265408</text:p>
          </table:table-cell>
          <table:table-cell table:formula="of:=[.C8]/[.E12]" office:value-type="float" office:value="0.000703919483639281" calcext:value-type="float">
            <text:p>0.00070391948363928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Bottle neck(b/s)</text:p>
          </table:table-cell>
          <table:table-cell table:style-name="ce2" office:value-type="string" calcext:value-type="string">
            <text:p>tempo sim(s)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Dados</text:p>
            <text:p> Bruto(MB)</text:p>
          </table:table-cell>
          <table:table-cell table:style-name="ce2" office:value-type="string" calcext:value-type="string">
            <text:p>Throuhput Max</text:p>
            <text:p>(MB/s)</text:p>
          </table:table-cell>
          <table:table-cell table:style-name="ce2" table:number-columns-repeated="101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00" calcext:value-type="float">
            <text:p>1800</text:p>
          </table:table-cell>
          <table:table-cell office:value-type="float" office:value="0.00001" calcext:value-type="float">
            <text:p>0.00001</text:p>
          </table:table-cell>
          <table:table-cell table:formula="of:=([.A12]*[.B12]-[.C12]*[.B12]*[.A12])/2^20" office:value-type="float" office:value="17165.9660339355" calcext:value-type="float">
            <text:p>17165.9660339355</text:p>
          </table:table-cell>
          <table:table-cell table:formula="of:=[.D12]/[.B12]" office:value-type="float" office:value="9.53664779663086" calcext:value-type="float">
            <text:p>9.53664779663086</text:p>
          </table:table-cell>
          <table:table-cell table:number-columns-repeated="1019"/>
        </table:table-row>
      </table:table>
      <table:table table:name="Consolidacao_10Fluxos" table:style-name="ta1">
        <table:shapes>
          <draw:frame draw:z-index="0" draw:style-name="gr1" draw:text-style-name="P1" svg:width="5.587in" svg:height="3.5429in" svg:x="7.7461in" svg:y="0in">
            <draw:object draw:notify-on-update-of-ranges="Consolidacao_10Fluxos.A2:Consolidacao_10Fluxos.A8 Consolidacao_10Fluxos.B1:Consolidacao_10Fluxos.B1 Consolidacao_10Fluxos.B2:Consolidacao_10Fluxos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otal Tx</text:p>
          </table:table-cell>
          <table:table-cell office:value-type="string" calcext:value-type="string">
            <text:p>Throughput Med</text:p>
          </table:table-cell>
          <table:table-cell office:value-type="string" calcext:value-type="string">
            <text:p>Throughput Norm</text:p>
          </table:table-cell>
          <table:table-cell/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20]" office:value-type="float" office:value="1038.70539093018" calcext:value-type="float">
            <text:p>1038.70539093018</text:p>
          </table:table-cell>
          <table:table-cell table:formula="of:=[.B2]/1800" office:value-type="float" office:value="0.577058550516764" calcext:value-type="float">
            <text:p>0.577058550516764</text:p>
          </table:table-cell>
          <table:table-cell table:formula="of:=[.C2]/[.E12]" office:value-type="float" office:value="0.0605095797624643" calcext:value-type="float">
            <text:p>0.0605095797624643</text:p>
          </table:table-cell>
          <table:table-cell/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20]" office:value-type="float" office:value="267.085773468018" calcext:value-type="float">
            <text:p>267.085773468018</text:p>
          </table:table-cell>
          <table:table-cell table:formula="of:=[.B3]/1800" office:value-type="float" office:value="0.14838098526001" calcext:value-type="float">
            <text:p>0.14838098526001</text:p>
          </table:table-cell>
          <table:table-cell table:formula="of:=[.C3]/[.E12]" office:value-type="float" office:value="0.0155590295902959" calcext:value-type="float">
            <text:p>0.0155590295902959</text:p>
          </table:table-cell>
          <table:table-cell/>
        </table:table-row>
        <table:table-row table:style-name="ro1">
          <table:table-cell office:value-type="string" calcext:value-type="string">
            <text:p>Vegas++CNN13</text:p>
          </table:table-cell>
          <table:table-cell table:formula="of:=[$VegasPlusPlus_CNN_ACK_RTT.D20]" office:value-type="float" office:value="855.667507171631" calcext:value-type="float">
            <text:p>855.667507171631</text:p>
          </table:table-cell>
          <table:table-cell table:formula="of:=[.B4]/1800" office:value-type="float" office:value="0.475370837317573" calcext:value-type="float">
            <text:p>0.475370837317573</text:p>
          </table:table-cell>
          <table:table-cell table:formula="of:=[.C4]/[.E12]" office:value-type="float" office:value="0.0498467435785469" calcext:value-type="float">
            <text:p>0.0498467435785469</text:p>
          </table:table-cell>
          <table:table-cell/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20]" office:value-type="float" office:value="99.357536315918" calcext:value-type="float">
            <text:p>99.357536315918</text:p>
          </table:table-cell>
          <table:table-cell table:formula="of:=[.B5]/1800" office:value-type="float" office:value="0.0551986312866211" calcext:value-type="float">
            <text:p>0.0551986312866211</text:p>
          </table:table-cell>
          <table:table-cell table:formula="of:=[.C5]/[.E12]" office:value-type="float" office:value="0.00578805388053881" calcext:value-type="float">
            <text:p>0.00578805388053881</text:p>
          </table:table-cell>
          <table:table-cell/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20]" office:value-type="float" office:value="100.773536682129" calcext:value-type="float">
            <text:p>100.773536682129</text:p>
          </table:table-cell>
          <table:table-cell table:formula="of:=[.B6]/1800" office:value-type="float" office:value="0.0559852981567383" calcext:value-type="float">
            <text:p>0.0559852981567383</text:p>
          </table:table-cell>
          <table:table-cell table:formula="of:=[.C6]/[.E12]" office:value-type="float" office:value="0.00587054270542705" calcext:value-type="float">
            <text:p>0.00587054270542705</text:p>
          </table:table-cell>
          <table:table-cell/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20]" office:value-type="float" office:value="220.625846862793" calcext:value-type="float">
            <text:p>220.625846862793</text:p>
          </table:table-cell>
          <table:table-cell table:formula="of:=[.B7]/1800" office:value-type="float" office:value="0.122569914923774" calcext:value-type="float">
            <text:p>0.122569914923774</text:p>
          </table:table-cell>
          <table:table-cell table:formula="of:=[.C7]/[.E12]" office:value-type="float" office:value="0.0128525156362675" calcext:value-type="float">
            <text:p>0.0128525156362675</text:p>
          </table:table-cell>
          <table:table-cell/>
        </table:table-row>
        <table:table-row table:style-name="ro1">
          <table:table-cell office:value-type="string" calcext:value-type="string">
            <text:p>Bbr</text:p>
          </table:table-cell>
          <table:table-cell table:formula="of:=[$BBR.D20]" office:value-type="float" office:value="19.4863128662109" calcext:value-type="float">
            <text:p>19.4863128662109</text:p>
          </table:table-cell>
          <table:table-cell table:formula="of:=[.B8]/1800" office:value-type="float" office:value="0.0108257293701172" calcext:value-type="float">
            <text:p>0.0108257293701172</text:p>
          </table:table-cell>
          <table:table-cell table:formula="of:=[.C8]/[.E12]" office:value-type="float" office:value="0.00113517135171352" calcext:value-type="float">
            <text:p>0.0011351713517135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Bottle neck(b/s)</text:p>
          </table:table-cell>
          <table:table-cell table:style-name="ce2" office:value-type="string" calcext:value-type="string">
            <text:p>tempo sim(s)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Dados</text:p>
            <text:p> Bruto(MB)</text:p>
          </table:table-cell>
          <table:table-cell table:style-name="ce2" office:value-type="string" calcext:value-type="string">
            <text:p>Throuhput Max</text:p>
            <text:p>(MB/s)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00" calcext:value-type="float">
            <text:p>1800</text:p>
          </table:table-cell>
          <table:table-cell office:value-type="float" office:value="0.00001" calcext:value-type="float">
            <text:p>0.00001</text:p>
          </table:table-cell>
          <table:table-cell table:formula="of:=([.A12]*[.B12]-[.C12]*[.B12]*[.A12])/2^20" office:value-type="float" office:value="17165.9660339355" calcext:value-type="float">
            <text:p>17165.9660339355</text:p>
          </table:table-cell>
          <table:table-cell table:formula="of:=[.D12]/[.B12]" office:value-type="float" office:value="9.53664779663086" calcext:value-type="float">
            <text:p>9.53664779663086</text:p>
          </table:table-cell>
        </table:table-row>
      </table:table>
      <table:table table:name="Consolidacao_20Fluxos" table:style-name="ta1">
        <table:shapes>
          <draw:frame draw:z-index="0" draw:style-name="gr1" draw:text-style-name="P1" svg:width="6.2988in" svg:height="3.5327in" svg:x="7.7031in" svg:y="0.2173in">
            <draw:object draw:notify-on-update-of-ranges="Consolidacao_20Fluxos.A1:Consolidacao_20Fluxos.A1 Consolidacao_20Fluxos.A2:Consolidacao_20Fluxos.A8 Consolidacao_20Fluxos.B1:Consolidacao_20Fluxos.B1 Consolidacao_20Fluxos.B2:Consolidacao_20Fluxos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otal Tx</text:p>
          </table:table-cell>
          <table:table-cell office:value-type="string" calcext:value-type="string">
            <text:p>Throughput Med</text:p>
          </table:table-cell>
          <table:table-cell office:value-type="string" calcext:value-type="string">
            <text:p>Throughput Norm</text:p>
          </table:table-cell>
          <table:table-cell/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43]" office:value-type="float" office:value="1479.01308059692" calcext:value-type="float">
            <text:p>1479.01308059692</text:p>
          </table:table-cell>
          <table:table-cell table:formula="of:=[.B2]/1800" office:value-type="float" office:value="0.821673933664958" calcext:value-type="float">
            <text:p>0.821673933664958</text:p>
          </table:table-cell>
          <table:table-cell table:formula="of:=[.C2]/[.E13]" office:value-type="float" office:value="0.0861596182628493" calcext:value-type="float">
            <text:p>0.0861596182628493</text:p>
          </table:table-cell>
          <table:table-cell/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43]" office:value-type="float" office:value="540.684307098389" calcext:value-type="float">
            <text:p>540.684307098389</text:p>
          </table:table-cell>
          <table:table-cell table:formula="of:=[.B3]/1800" office:value-type="float" office:value="0.300380170610216" calcext:value-type="float">
            <text:p>0.300380170610216</text:p>
          </table:table-cell>
          <table:table-cell table:formula="of:=[.C3]/[.E13]" office:value-type="float" office:value="0.0314974587523653" calcext:value-type="float">
            <text:p>0.0314974587523653</text:p>
          </table:table-cell>
          <table:table-cell/>
        </table:table-row>
        <table:table-row table:style-name="ro1">
          <table:table-cell office:value-type="string" calcext:value-type="string">
            <text:p>Vegas++CNN13</text:p>
          </table:table-cell>
          <table:table-cell table:formula="of:=[$VegasPlusPlus_CNN_ACK_RTT.D43]" office:value-type="float" office:value="1544.78366470337" calcext:value-type="float">
            <text:p>1544.78366470337</text:p>
          </table:table-cell>
          <table:table-cell table:formula="of:=[.B4]/1800" office:value-type="float" office:value="0.858213147057427" calcext:value-type="float">
            <text:p>0.858213147057427</text:p>
          </table:table-cell>
          <table:table-cell table:formula="of:=[.C4]/[.E13]" office:value-type="float" office:value="0.0899910707995969" calcext:value-type="float">
            <text:p>0.0899910707995969</text:p>
          </table:table-cell>
          <table:table-cell/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43]" office:value-type="float" office:value="192.814590454102" calcext:value-type="float">
            <text:p>192.814590454102</text:p>
          </table:table-cell>
          <table:table-cell table:formula="of:=[.B5]/1800" office:value-type="float" office:value="0.107119216918945" calcext:value-type="float">
            <text:p>0.107119216918945</text:p>
          </table:table-cell>
          <table:table-cell table:formula="of:=[.C5]/[.E13]" office:value-type="float" office:value="0.0112323763237632" calcext:value-type="float">
            <text:p>0.0112323763237632</text:p>
          </table:table-cell>
          <table:table-cell/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43]" office:value-type="float" office:value="196.47859954834" calcext:value-type="float">
            <text:p>196.47859954834</text:p>
          </table:table-cell>
          <table:table-cell table:formula="of:=[.B6]/1800" office:value-type="float" office:value="0.109154777526855" calcext:value-type="float">
            <text:p>0.109154777526855</text:p>
          </table:table-cell>
          <table:table-cell table:formula="of:=[.C6]/[.E13]" office:value-type="float" office:value="0.0114458224582246" calcext:value-type="float">
            <text:p>0.0114458224582246</text:p>
          </table:table-cell>
          <table:table-cell/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43]" office:value-type="float" office:value="482.511905670166" calcext:value-type="float">
            <text:p>482.511905670166</text:p>
          </table:table-cell>
          <table:table-cell table:formula="of:=[.B7]/1800" office:value-type="float" office:value="0.268062169816759" calcext:value-type="float">
            <text:p>0.268062169816759</text:p>
          </table:table-cell>
          <table:table-cell table:formula="of:=[.C7]/[.E13]" office:value-type="float" office:value="0.0281086368641464" calcext:value-type="float">
            <text:p>0.0281086368641464</text:p>
          </table:table-cell>
          <table:table-cell/>
        </table:table-row>
        <table:table-row table:style-name="ro1">
          <table:table-cell office:value-type="string" calcext:value-type="string">
            <text:p>Bbr</text:p>
          </table:table-cell>
          <table:table-cell table:formula="of:=[$BBR.D43]" office:value-type="float" office:value="76.8914642333984" calcext:value-type="float">
            <text:p>76.8914642333984</text:p>
          </table:table-cell>
          <table:table-cell table:formula="of:=[.B8]/1800" office:value-type="float" office:value="0.0427174801296658" calcext:value-type="float">
            <text:p>0.0427174801296658</text:p>
          </table:table-cell>
          <table:table-cell table:formula="of:=[.C8]/[.E13]" office:value-type="float" office:value="0.00447929723741682" calcext:value-type="float">
            <text:p>0.00447929723741682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Bottle neck(b/s)</text:p>
          </table:table-cell>
          <table:table-cell table:style-name="ce2" office:value-type="string" calcext:value-type="string">
            <text:p>tempo sim(s)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Dados</text:p>
            <text:p> Bruto(MB)</text:p>
          </table:table-cell>
          <table:table-cell table:style-name="ce2" office:value-type="string" calcext:value-type="string">
            <text:p>Throuhput Max</text:p>
            <text:p>(MB/s)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00" calcext:value-type="float">
            <text:p>1800</text:p>
          </table:table-cell>
          <table:table-cell office:value-type="float" office:value="0.00001" calcext:value-type="float">
            <text:p>0.00001</text:p>
          </table:table-cell>
          <table:table-cell table:formula="of:=([.A13]*[.B13]-[.C13]*[.B13]*[.A13])/2^20" office:value-type="float" office:value="17165.9660339355" calcext:value-type="float">
            <text:p>17165.9660339355</text:p>
          </table:table-cell>
          <table:table-cell table:formula="of:=[.D13]/[.B13]" office:value-type="float" office:value="9.53664779663086" calcext:value-type="float">
            <text:p>9.53664779663086</text:p>
          </table:table-cell>
        </table:table-row>
      </table:table>
      <table:table table:name="Consolidacao_40Fluxos" table:style-name="ta1">
        <table:shapes>
          <draw:frame draw:z-index="0" draw:style-name="gr1" draw:text-style-name="P1" svg:width="5.1374in" svg:height="3.5327in" svg:x="5.9421in" svg:y="0in">
            <draw:object draw:notify-on-update-of-ranges="Consolidacao_40Fluxos.A2:Consolidacao_40Fluxos.A8 Consolidacao_40Fluxos.B1:Consolidacao_40Fluxos.B1 Consolidacao_40Fluxos.B2:Consolidacao_40Fluxos.B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8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otal Tx</text:p>
          </table:table-cell>
          <table:table-cell office:value-type="string" calcext:value-type="string">
            <text:p>Throughput Med</text:p>
          </table:table-cell>
          <table:table-cell office:value-type="string" calcext:value-type="string">
            <text:p>Throughput Norm</text:p>
          </table:table-cell>
          <table:table-cell/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86]" office:value-type="float" office:value="1911.96941375732" calcext:value-type="float">
            <text:p>1911.96941375732</text:p>
          </table:table-cell>
          <table:table-cell table:formula="of:=[.B2]/1800" office:value-type="float" office:value="1.06220522986518" calcext:value-type="float">
            <text:p>1.06220522986518</text:p>
          </table:table-cell>
          <table:table-cell table:formula="of:=[.C2]/[.E13]" office:value-type="float" office:value="0.11138140492516" calcext:value-type="float">
            <text:p>0.11138140492516</text:p>
          </table:table-cell>
          <table:table-cell/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86]" office:value-type="float" office:value="1012.75105667114" calcext:value-type="float">
            <text:p>1012.75105667114</text:p>
          </table:table-cell>
          <table:table-cell table:formula="of:=[.B3]/1800" office:value-type="float" office:value="0.562639475928413" calcext:value-type="float">
            <text:p>0.562639475928413</text:p>
          </table:table-cell>
          <table:table-cell table:formula="of:=[.C3]/[.E13]" office:value-type="float" office:value="0.058997615087262" calcext:value-type="float">
            <text:p>0.058997615087262</text:p>
          </table:table-cell>
          <table:table-cell/>
        </table:table-row>
        <table:table-row table:style-name="ro1">
          <table:table-cell office:value-type="string" calcext:value-type="string">
            <text:p>Vegas++CNN13</text:p>
          </table:table-cell>
          <table:table-cell table:formula="of:=[$VegasPlusPlus_CNN_ACK_RTT.D86]" office:value-type="float" office:value="2056.17469406128" calcext:value-type="float">
            <text:p>2056.17469406128</text:p>
          </table:table-cell>
          <table:table-cell table:formula="of:=[.B4]/1800" office:value-type="float" office:value="1.14231927447849" calcext:value-type="float">
            <text:p>1.14231927447849</text:p>
          </table:table-cell>
          <table:table-cell table:formula="of:=[.C4]/[.E13]" office:value-type="float" office:value="0.119782055376109" calcext:value-type="float">
            <text:p>0.119782055376109</text:p>
          </table:table-cell>
          <table:table-cell/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86]" office:value-type="float" office:value="362.618453979492" calcext:value-type="float">
            <text:p>362.618453979492</text:p>
          </table:table-cell>
          <table:table-cell table:formula="of:=[.B5]/1800" office:value-type="float" office:value="0.201454696655273" calcext:value-type="float">
            <text:p>0.201454696655273</text:p>
          </table:table-cell>
          <table:table-cell table:formula="of:=[.C5]/[.E13]" office:value-type="float" office:value="0.0211242672426724" calcext:value-type="float">
            <text:p>0.0211242672426724</text:p>
          </table:table-cell>
          <table:table-cell/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86]" office:value-type="float" office:value="368.185844421387" calcext:value-type="float">
            <text:p>368.185844421387</text:p>
          </table:table-cell>
          <table:table-cell table:formula="of:=[.B6]/1800" office:value-type="float" office:value="0.204547691345215" calcext:value-type="float">
            <text:p>0.204547691345215</text:p>
          </table:table-cell>
          <table:table-cell table:formula="of:=[.C6]/[.E13]" office:value-type="float" office:value="0.0214485944859449" calcext:value-type="float">
            <text:p>0.0214485944859449</text:p>
          </table:table-cell>
          <table:table-cell/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86]" office:value-type="float" office:value="882.624225616455" calcext:value-type="float">
            <text:p>882.624225616455</text:p>
          </table:table-cell>
          <table:table-cell table:formula="of:=[.B7]/1800" office:value-type="float" office:value="0.490346792009142" calcext:value-type="float">
            <text:p>0.490346792009142</text:p>
          </table:table-cell>
          <table:table-cell table:formula="of:=[.C7]/[.E13]" office:value-type="float" office:value="0.0514171019487973" calcext:value-type="float">
            <text:p>0.0514171019487973</text:p>
          </table:table-cell>
          <table:table-cell/>
        </table:table-row>
        <table:table-row table:style-name="ro1">
          <table:table-cell office:value-type="string" calcext:value-type="string">
            <text:p>Bbr</text:p>
          </table:table-cell>
          <table:table-cell table:formula="of:=[$BBR.D86]" office:value-type="float" office:value="114.747882843018" calcext:value-type="float">
            <text:p>114.747882843018</text:p>
          </table:table-cell>
          <table:table-cell table:formula="of:=[.B8]/1800" office:value-type="float" office:value="0.0637488238016764" calcext:value-type="float">
            <text:p>0.0637488238016764</text:p>
          </table:table-cell>
          <table:table-cell table:formula="of:=[.C8]/[.E13]" office:value-type="float" office:value="0.00668461551282179" calcext:value-type="float">
            <text:p>0.0066846155128217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Bottle neck(b/s)</text:p>
          </table:table-cell>
          <table:table-cell table:style-name="ce2" office:value-type="string" calcext:value-type="string">
            <text:p>tempo sim(s)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Dados</text:p>
            <text:p> Bruto(MB)</text:p>
          </table:table-cell>
          <table:table-cell table:style-name="ce2" office:value-type="string" calcext:value-type="string">
            <text:p>Throuhput Max</text:p>
            <text:p>(MB/s)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00" calcext:value-type="float">
            <text:p>1800</text:p>
          </table:table-cell>
          <table:table-cell office:value-type="float" office:value="0.00001" calcext:value-type="float">
            <text:p>0.00001</text:p>
          </table:table-cell>
          <table:table-cell table:formula="of:=([.A13]*[.B13]-[.C13]*[.B13]*[.A13])/2^20" office:value-type="float" office:value="17165.9660339355" calcext:value-type="float">
            <text:p>17165.9660339355</text:p>
          </table:table-cell>
          <table:table-cell table:formula="of:=[.D13]/[.B13]" office:value-type="float" office:value="9.53664779663086" calcext:value-type="float">
            <text:p>9.53664779663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00:57.215465030</meta:creation-date>
    <dc:date>2023-12-07T11:48:08.081056649</dc:date>
    <meta:editing-duration>P1DT6H17M16S</meta:editing-duration>
    <meta:editing-cycles>48</meta:editing-cycles>
    <meta:generator>LibreOffice/7.3.7.2$Linux_X86_64 LibreOffice_project/30$Build-2</meta:generator>
    <meta:document-statistic meta:table-count="12" meta:cell-count="323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Dumbell 5 Fluxos</text:p>
        </chart:title>
        <chart:subtitle svg:x="5.647cm" svg:y="1.304cm" chart:style-name="ch3">
          <text:p>30 min/ErrorRate = 0.00001</text:p>
        </chart:subtitle>
        <chart:legend chart:legend-position="end" svg:x="13.975cm" svg:y="4.201cm" style:legend-expansion="high" chart:style-name="ch4"/>
        <chart:plot-area chart:style-name="ch5" table:cell-range-address="Consolidacao_5Fluxos.A1:Consolidacao_5Fluxos.B8" chart:data-source-has-labels="both" svg:x="1.331cm" svg:y="2.138cm" svg:width="12.324cm" svg:height="5.701cm">
          <chart:coordinate-region svg:x="4.254cm" svg:y="2.786cm" svg:width="9.121cm" svg:height="4.406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5Fluxos.A2:Consolidacao_5Fluxos.A8"/>
          </chart:axis>
          <chart:axis chart:dimension="y" chart:name="primary-y" chart:style-name="ch8">
            <chart:title svg:x="6.417cm" svg:y="8.019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5Fluxos.B2:Consolidacao_5Fluxos.B8" chart:label-cell-address="Consolidacao_5Fluxos.B1:Consolidacao_5Fluxos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x</text:p>
                <draw:g>
                  <svg:desc>Consolidacao_5Fluxos.B1:Consolidacao_5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5Fluxos.A2:Consolidacao_5Fluxos.A8</svg:desc>
                </draw:g>
              </table:table-cell>
              <table:table-cell office:value-type="float" office:value="635.642024993896">
                <text:p>635.642024993896</text:p>
                <draw:g>
                  <svg:desc>Consolidacao_5Fluxos.B2:Consolidacao_5Fluxos.B8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142.08081817627">
                <text:p>142.08081817627</text:p>
              </table:table-cell>
            </table:table-row>
            <table:table-row>
              <table:table-cell office:value-type="string">
                <text:p>Vegas++CNN13</text:p>
              </table:table-cell>
              <table:table-cell office:value-type="float" office:value="441.393291473389">
                <text:p>441.393291473389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50.9130821228027">
                <text:p>50.9130821228027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51.6311759948731">
                <text:p>51.6311759948731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11.67537689209">
                <text:p>111.67537689209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2.0834579467773">
                <text:p>12.0834579467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92cm" svg:height="9cm" xlink:href=".." xlink:type="simple" chart:class="chart:bar" chart:style-name="ch1">
        <chart:title svg:x="5.174cm" svg:y="0.316cm" chart:style-name="ch2">
          <text:p>Dumbell 10 Fluxos</text:p>
        </chart:title>
        <chart:subtitle svg:x="5.008cm" svg:y="1.304cm" chart:style-name="ch3">
          <text:p>30 min/ErrorRate = 0.00001</text:p>
        </chart:subtitle>
        <chart:legend chart:legend-position="end" svg:x="12.167cm" svg:y="4.201cm" style:legend-expansion="high" chart:style-name="ch4"/>
        <chart:plot-area chart:style-name="ch5" table:cell-range-address="Consolidacao_10Fluxos.A1:Consolidacao_10Fluxos.B8" chart:data-source-has-labels="both" svg:x="1.294cm" svg:y="2.138cm" svg:width="10.59cm" svg:height="5.701cm">
          <chart:coordinate-region svg:x="4.217cm" svg:y="2.786cm" svg:width="7.295cm" svg:height="4.406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10Fluxos.A2:Consolidacao_10Fluxos.A8"/>
          </chart:axis>
          <chart:axis chart:dimension="y" chart:name="primary-y" chart:style-name="ch8">
            <chart:title svg:x="5.354cm" svg:y="8.019cm" chart:style-name="ch9">
              <text:p>Throughput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10Fluxos.B2:Consolidacao_10Fluxos.B8" chart:label-cell-address="Consolidacao_10Fluxos.B1:Consolidacao_10Fluxos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x</text:p>
                <draw:g>
                  <svg:desc>Consolidacao_10Fluxos.B1:Consolidacao_1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10Fluxos.A2:Consolidacao_10Fluxos.A8</svg:desc>
                </draw:g>
              </table:table-cell>
              <table:table-cell office:value-type="float" office:value="1038.70539093018">
                <text:p>1038.70539093018</text:p>
                <draw:g>
                  <svg:desc>Consolidacao_10Fluxos.B2:Consolidacao_10Fluxos.B8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267.085773468018">
                <text:p>267.085773468018</text:p>
              </table:table-cell>
            </table:table-row>
            <table:table-row>
              <table:table-cell office:value-type="string">
                <text:p>Vegas++CNN13</text:p>
              </table:table-cell>
              <table:table-cell office:value-type="float" office:value="855.667507171631">
                <text:p>855.667507171631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99.357536315918">
                <text:p>99.357536315918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100.773536682129">
                <text:p>100.773536682129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220.625846862793">
                <text:p>220.625846862793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9.4863128662109">
                <text:p>19.4863128662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74cm" xlink:href=".." xlink:type="simple" chart:class="chart:bar" chart:style-name="ch1">
        <chart:title svg:x="6.078cm" svg:y="0.315cm" chart:style-name="ch2">
          <text:p>Dumbell 20 Fluxos</text:p>
        </chart:title>
        <chart:subtitle svg:x="5.647cm" svg:y="1.3cm" chart:style-name="ch3">
          <text:p>30 min/ErrorRate = 0.00001</text:p>
        </chart:subtitle>
        <chart:legend chart:legend-position="end" svg:x="13.975cm" svg:y="4.188cm" style:legend-expansion="high" chart:style-name="ch4"/>
        <chart:plot-area chart:style-name="ch5" table:cell-range-address="Consolidacao_20Fluxos.A1:Consolidacao_20Fluxos.B8" chart:data-source-has-labels="both" svg:x="1.331cm" svg:y="2.135cm" svg:width="12.324cm" svg:height="5.679cm">
          <chart:coordinate-region svg:x="4.254cm" svg:y="2.784cm" svg:width="9.029cm" svg:height="4.383cm"/>
          <chart:axis chart:dimension="x" chart:name="primary-x" chart:style-name="ch6" chartooo:axis-type="auto">
            <chartooo:date-scale/>
            <chart:title svg:x="0.451cm" svg:y="5.719cm" chart:style-name="ch7">
              <text:p>Protocolo</text:p>
            </chart:title>
            <chart:categories table:cell-range-address="Consolidacao_20Fluxos.A2:Consolidacao_20Fluxos.A8"/>
          </chart:axis>
          <chart:axis chart:dimension="y" chart:name="primary-y" chart:style-name="ch8">
            <chart:title svg:x="6.258cm" svg:y="7.993cm" chart:style-name="ch9">
              <text:p>Throughput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20Fluxos.B2:Consolidacao_20Fluxos.B8" chart:label-cell-address="Consolidacao_20Fluxos.B1:Consolidacao_20Fluxos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x</text:p>
                <draw:g>
                  <svg:desc>Consolidacao_20Fluxos.B1:Consolidacao_2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20Fluxos.A2:Consolidacao_20Fluxos.A8</svg:desc>
                </draw:g>
              </table:table-cell>
              <table:table-cell office:value-type="float" office:value="1479.01308059692">
                <text:p>1479.01308059692</text:p>
                <draw:g>
                  <svg:desc>Consolidacao_20Fluxos.B2:Consolidacao_20Fluxos.B8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540.684307098389">
                <text:p>540.684307098389</text:p>
              </table:table-cell>
            </table:table-row>
            <table:table-row>
              <table:table-cell office:value-type="string">
                <text:p>Vegas++CNN13</text:p>
              </table:table-cell>
              <table:table-cell office:value-type="float" office:value="1544.78366470337">
                <text:p>1544.78366470337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192.814590454102">
                <text:p>192.814590454102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196.47859954834">
                <text:p>196.4785995483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482.511905670166">
                <text:p>482.511905670166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76.8914642333984">
                <text:p>76.89146423339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05cm" svg:height="8.974cm" xlink:href=".." xlink:type="simple" chart:class="chart:bar" chart:style-name="ch1">
        <chart:title svg:x="4.603cm" svg:y="0.315cm" chart:style-name="ch2">
          <text:p>Dumbell 40 Fluxos</text:p>
        </chart:title>
        <chart:subtitle svg:x="4.605cm" svg:y="1.3cm" chart:style-name="ch3">
          <text:p>30 min/ErrorRate = 0.00001</text:p>
        </chart:subtitle>
        <chart:legend chart:legend-position="end" svg:x="10.575cm" svg:y="4.188cm" style:legend-expansion="high" chart:style-name="ch4"/>
        <chart:plot-area chart:style-name="ch5" table:cell-range-address="Consolidacao_40Fluxos.A1:Consolidacao_40Fluxos.B8" chart:data-source-has-labels="both" svg:x="1.272cm" svg:y="2.135cm" svg:width="9.042cm" svg:height="5.679cm">
          <chart:coordinate-region svg:x="4.195cm" svg:y="2.784cm" svg:width="5.747cm" svg:height="4.383cm"/>
          <chart:axis chart:dimension="x" chart:name="primary-x" chart:style-name="ch6" chartooo:axis-type="auto">
            <chartooo:date-scale/>
            <chart:title svg:x="0.451cm" svg:y="5.719cm" chart:style-name="ch7">
              <text:p>Protocolo</text:p>
            </chart:title>
            <chart:categories table:cell-range-address="Consolidacao_40Fluxos.A2:Consolidacao_40Fluxos.A8"/>
          </chart:axis>
          <chart:axis chart:dimension="y" chart:name="primary-y" chart:style-name="ch8">
            <chart:title svg:x="4.558cm" svg:y="7.993cm" chart:style-name="ch9">
              <text:p>Throughput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40Fluxos.B2:Consolidacao_40Fluxos.B8" chart:label-cell-address="Consolidacao_40Fluxos.B1:Consolidacao_40Fluxos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Consolidacao_40Fluxos.B1:Consolidacao_4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40Fluxos.A2:Consolidacao_40Fluxos.A8</svg:desc>
                </draw:g>
              </table:table-cell>
              <table:table-cell office:value-type="float" office:value="1911.96941375732">
                <text:p>1911.96941375732</text:p>
                <draw:g>
                  <svg:desc>Consolidacao_40Fluxos.B2:Consolidacao_40Fluxos.B8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1012.75105667114">
                <text:p>1012.75105667114</text:p>
              </table:table-cell>
            </table:table-row>
            <table:table-row>
              <table:table-cell office:value-type="string">
                <text:p>Vegas++CNN13</text:p>
              </table:table-cell>
              <table:table-cell office:value-type="float" office:value="2056.17469406128">
                <text:p>2056.17469406128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362.618453979492">
                <text:p>362.618453979492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368.185844421387">
                <text:p>368.185844421387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882.624225616455">
                <text:p>882.624225616455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14.747882843018">
                <text:p>114.7478828430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